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Century Schoolbook" svg:font-family="'Century Schoolbook'"/>
    <style:font-face style:name="Microsoft YaHei" svg:font-family="'Microsoft YaHei'"/>
    <style:font-face style:name="TeXGyreSchola" svg:font-family="TeXGyreSchola"/>
    <style:font-face style:name="Noto Sans Mono CJK SC Regular" svg:font-family="'Noto Sans Mono CJK SC Regular'" style:font-family-generic="swiss"/>
    <style:font-face style:name="Manjari Regular" svg:font-family="'Manjari Regular'" style:font-pitch="variable"/>
    <style:font-face style:name="TeXGyreSchola1" svg:font-family="TeXGyreScho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out_20_fill_5f_1">
      <style:graphic-properties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743cm"/>
    </style:style>
    <style:style style:name="gr7" style:family="graphic" style:parent-style-name="standard">
      <style:graphic-properties draw:stroke="none" draw:fill="none" fo:min-height="2.798cm"/>
    </style:style>
    <style:style style:name="gr8" style:family="graphic" style:parent-style-name="standard">
      <style:graphic-properties draw:stroke="none" draw:fill="none" fo:min-height="6.524cm"/>
    </style:style>
    <style:style style:name="gr9" style:family="graphic" style:parent-style-name="standard">
      <style:graphic-properties draw:stroke="solid" draw:stroke-dash="Fine_20_Dashed" svg:stroke-width="0.035cm" svg:stroke-color="#333333" draw:marker-start-width="0.253cm" draw:marker-end-width="0.253cm" draw:opacity="0%" draw:textarea-horizontal-align="justify" draw:textarea-vertical-align="middle" draw:auto-grow-height="false" fo:min-height="1.746cm" fo:min-width="2.004cm" fo:padding-top="0.143cm" fo:padding-bottom="0.143cm" fo:padding-left="0.268cm" fo:padding-right="0.268cm"/>
    </style:style>
    <style:style style:name="gr10" style:family="graphic" style:parent-style-name="standard">
      <style:graphic-properties draw:stroke="solid" draw:stroke-dash="Fine_20_Dashed" svg:stroke-width="0.035cm" svg:stroke-color="#333333" draw:marker-start-width="0.253cm" draw:marker-end-width="0.253cm" svg:stroke-opacity="100%" draw:opacity="0%" draw:textarea-horizontal-align="justify" draw:textarea-vertical-align="middle" draw:auto-grow-height="false" fo:min-height="1.746cm" fo:min-width="2.004cm" fo:padding-top="0.143cm" fo:padding-bottom="0.143cm" fo:padding-left="0.268cm" fo:padding-right="0.268cm" draw:shadow="hidden" draw:shadow-opacity="100%"/>
    </style:style>
    <style:style style:name="gr11" style:family="graphic" style:parent-style-name="standard">
      <style:graphic-properties draw:stroke="none" draw:opacity="0%" draw:textarea-horizontal-align="justify" draw:textarea-vertical-align="middle" draw:auto-grow-height="false" fo:min-height="1.782cm" fo:min-width="2.0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3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39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11cm"/>
    </style:style>
    <style:style style:name="gr15" style:family="graphic" style:parent-style-name="standard">
      <style:graphic-properties draw:stroke="solid" draw:stroke-dash="Fine_20_Dashed" svg:stroke-width="0.035cm" svg:stroke-color="#333333" draw:marker-start-width="0.253cm" draw:marker-end-width="0.253cm" svg:stroke-opacity="100%" draw:opacity="0%" draw:textarea-horizontal-align="justify" draw:textarea-vertical-align="middle" draw:auto-grow-height="false" fo:min-height="1.748cm" fo:min-width="2.004cm" fo:padding-top="0.143cm" fo:padding-bottom="0.143cm" fo:padding-left="0.268cm" fo:padding-right="0.268cm" draw:shadow="hidden" draw:shadow-opacity="100%"/>
    </style:style>
    <style:style style:name="gr16" style:family="graphic" style:parent-style-name="standard">
      <style:graphic-properties svg:stroke-width="0.159cm" svg:stroke-color="#f58220" draw:marker-start-width="0.438cm" draw:marker-end-width="0.438cm" draw:fill-color="#f58220" draw:opacity="0%" draw:textarea-horizontal-align="justify" draw:textarea-vertical-align="middle" draw:auto-grow-height="false" fo:min-height="1cm" fo:min-width="0.431cm" fo:padding-top="0.204cm" fo:padding-bottom="0.204cm" fo:padding-left="0.329cm" fo:padding-right="0.329cm"/>
    </style:style>
    <style:style style:name="gr17" style:family="graphic" style:parent-style-name="standard">
      <style:graphic-properties svg:stroke-width="0.159cm" draw:marker-start-width="0.438cm" draw:marker-end-width="0.438cm" draw:fill-color="#21409a" draw:opacity="0%" draw:textarea-horizontal-align="justify" draw:textarea-vertical-align="middle" draw:auto-grow-height="false" fo:min-height="0.968cm" fo:min-width="0.719cm" fo:padding-top="0.204cm" fo:padding-bottom="0.204cm" fo:padding-left="0.329cm" fo:padding-right="0.329cm"/>
    </style:style>
    <style:style style:name="gr18" style:family="graphic" style:parent-style-name="standard">
      <style:graphic-properties svg:stroke-width="0.159cm" draw:marker-start-width="0.438cm" draw:marker-end-width="0.438cm" draw:fill-color="#21409a" draw:opacity="0%" draw:textarea-horizontal-align="justify" draw:textarea-vertical-align="middle" draw:auto-grow-height="false" fo:min-height="1.018cm" fo:min-width="0.26cm" fo:padding-top="0.204cm" fo:padding-bottom="0.204cm" fo:padding-left="0.329cm" fo:padding-right="0.329cm"/>
    </style:style>
    <style:style style:name="gr19" style:family="graphic" style:parent-style-name="standard">
      <style:graphic-properties svg:stroke-width="0.159cm" svg:stroke-color="#f58220" draw:marker-start-width="0.438cm" draw:marker-end-width="0.438cm" draw:fill-color="#f58220" draw:opacity="0%" draw:textarea-horizontal-align="justify" draw:textarea-vertical-align="middle" draw:auto-grow-height="false" fo:min-height="1.18cm" fo:min-width="0.368cm" fo:padding-top="0.204cm" fo:padding-bottom="0.204cm" fo:padding-left="0.329cm" fo:padding-right="0.329cm"/>
    </style:style>
    <style:style style:name="gr20" style:family="graphic" style:parent-style-name="standard">
      <style:graphic-properties draw:stroke="solid" draw:stroke-dash="Ultrafine_20_Dashed" svg:stroke-width="0.159cm" svg:stroke-color="#aa55a1" draw:marker-start-width="0.438cm" draw:marker-end-width="0.438cm" draw:fill-color="#f58220" draw:opacity="0%" draw:textarea-horizontal-align="justify" draw:textarea-vertical-align="middle" draw:auto-grow-height="false" fo:min-height="1.15cm" fo:min-width="0.646cm" fo:padding-top="0.204cm" fo:padding-bottom="0.204cm" fo:padding-left="0.329cm" fo:padding-right="0.329cm" draw:shadow="hidden"/>
    </style:style>
    <style:style style:name="gr21" style:family="graphic" style:parent-style-name="standard">
      <style:graphic-properties draw:stroke="solid" draw:stroke-dash="Ultrafine_20_Dashed" svg:stroke-width="0.159cm" svg:stroke-color="#aa55a1" draw:marker-start-width="0.438cm" draw:marker-end-width="0.438cm" draw:fill-color="#f58220" draw:opacity="0%" draw:textarea-horizontal-align="justify" draw:textarea-vertical-align="middle" draw:auto-grow-height="false" fo:min-height="1.176cm" fo:min-width="0.418cm" fo:padding-top="0.204cm" fo:padding-bottom="0.204cm" fo:padding-left="0.329cm" fo:padding-right="0.329cm" draw:shadow="hidden"/>
    </style:style>
    <style:style style:name="gr22" style:family="graphic" style:parent-style-name="standard">
      <style:graphic-properties svg:stroke-width="0.159cm" svg:stroke-color="#f58220" draw:marker-start-width="0.438cm" draw:marker-end-width="0.438cm" draw:fill-color="#f58220" draw:opacity="0%" draw:textarea-horizontal-align="justify" draw:textarea-vertical-align="middle" draw:auto-grow-height="false" fo:min-height="0.968cm" fo:min-width="1.769cm" fo:padding-top="0.204cm" fo:padding-bottom="0.204cm" fo:padding-left="0.329cm" fo:padding-right="0.329cm"/>
    </style:style>
    <style:style style:name="gr23" style:family="graphic" style:parent-style-name="standard">
      <style:graphic-properties svg:stroke-width="0.159cm" svg:stroke-color="#f58220" draw:marker-start-width="0.438cm" draw:marker-end-width="0.438cm" draw:fill-color="#f58220" draw:opacity="0%" draw:textarea-horizontal-align="justify" draw:textarea-vertical-align="middle" draw:auto-grow-height="false" fo:min-height="0.968cm" fo:min-width="3.512cm" fo:padding-top="0.204cm" fo:padding-bottom="0.204cm" fo:padding-left="0.329cm" fo:padding-right="0.329cm"/>
    </style:style>
    <style:style style:name="gr24" style:family="graphic" style:parent-style-name="standard">
      <style:graphic-properties svg:stroke-width="0.159cm" svg:stroke-color="#f58220" draw:marker-start-width="0.438cm" draw:marker-end-width="0.438cm" draw:fill-color="#f58220" draw:opacity="0%" draw:textarea-horizontal-align="justify" draw:textarea-vertical-align="middle" draw:auto-grow-height="false" fo:min-height="0.968cm" fo:min-width="1.48cm" fo:padding-top="0.204cm" fo:padding-bottom="0.204cm" fo:padding-left="0.329cm" fo:padding-right="0.329cm"/>
    </style:style>
    <style:style style:name="gr25" style:family="graphic" style:parent-style-name="standard">
      <style:graphic-properties svg:stroke-width="0.159cm" svg:stroke-color="#aa55a1" draw:marker-start-width="0.438cm" draw:marker-end-width="0.438cm" draw:fill-color="#f58220" draw:opacity="0%" draw:textarea-horizontal-align="justify" draw:textarea-vertical-align="middle" draw:auto-grow-height="false" fo:min-height="1cm" fo:min-width="0.431cm" fo:padding-top="0.204cm" fo:padding-bottom="0.204cm" fo:padding-left="0.329cm" fo:padding-right="0.329cm"/>
    </style:style>
    <style:style style:name="gr26" style:family="graphic" style:parent-style-name="standard">
      <style:graphic-properties svg:stroke-width="0.159cm" svg:stroke-color="#f58220" draw:marker-start-width="0.438cm" draw:marker-end-width="0.438cm" draw:fill-color="#f58220" draw:opacity="0%" draw:textarea-horizontal-align="justify" draw:textarea-vertical-align="middle" draw:auto-grow-height="false" fo:min-height="6.886cm" fo:min-width="9.476cm" fo:padding-top="0.204cm" fo:padding-bottom="0.204cm" fo:padding-left="0.329cm" fo:padding-right="0.329cm"/>
    </style:style>
    <style:style style:name="gr27" style:family="graphic" style:parent-style-name="standard">
      <style:graphic-properties svg:stroke-width="0.159cm" svg:stroke-color="#aa55a1" draw:marker-start-width="0.438cm" draw:marker-end-width="0.438cm" draw:fill-color="#f58220" draw:opacity="0%" draw:textarea-horizontal-align="justify" draw:textarea-vertical-align="middle" draw:auto-grow-height="false" fo:min-height="1.018cm" fo:min-width="0.26cm" fo:padding-top="0.204cm" fo:padding-bottom="0.204cm" fo:padding-left="0.329cm" fo:padding-right="0.32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</style:style>
    <style:style style:name="pr1" style:family="presentation" style:parent-style-name="Defau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5" style:family="presentation" style:parent-style-name="Defaul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6" style:family="presentation" style:parent-style-name="Defaul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7" style:family="presentation" style:parent-style-name="Defau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cm" fo:wrap-option="wrap"/>
    </style:style>
    <style:style style:name="pr8" style:family="presentation" style:parent-style-name="Default-outline1">
      <style:graphic-properties draw:stroke="none" svg:stroke-width="0cm" draw:fill="none" draw:textarea-vertical-align="bottom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9" style:family="presentation" style:parent-style-name="Defaul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10" style:family="presentation" style:parent-style-name="Defaul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11" style:family="presentation" style:parent-style-name="Default-outline1">
      <style:graphic-properties draw:stroke="none" svg:stroke-width="0cm" draw:fill="none" draw:textarea-vertical-align="bottom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Defaul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13" style:family="presentation" style:parent-style-name="Defaul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14" style:family="presentation" style:parent-style-name="Default-title" style:list-style-name="L8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5" style:family="presentation" style:parent-style-name="Default-outline1" style:list-style-name="L9">
      <style:graphic-properties draw:stroke="none" svg:stroke-width="0cm" draw:fill="none" draw:textarea-vertical-align="bottom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6" style:family="presentation" style:parent-style-name="Default-outline1" style:list-style-name="L9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17" style:family="presentation" style:parent-style-name="Default-outline1" style:list-style-name="L9">
      <style:graphic-properties draw:stroke="none" svg:stroke-width="0cm" draw:fill="none" draw:textarea-vertical-align="bottom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8" style:family="presentation" style:parent-style-name="Default-outline1" style:list-style-name="L9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19" style:family="presentation" style:parent-style-name="Default-title" style:list-style-name="L8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0" style:family="presentation" style:parent-style-name="Defaul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21" style:family="presentation" style:parent-style-name="Default-outline1" style:list-style-name="L9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22" style:family="presentation" style:parent-style-name="Default-title" style:list-style-name="L8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3" style:family="presentation" style:parent-style-name="Default-outline1" style:list-style-name="L9">
      <style:graphic-properties draw:stroke="none" svg:stroke-width="0cm" draw:fill="none" draw:textarea-vertical-align="bottom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4" style:family="presentation" style:parent-style-name="Default-outline1" style:list-style-name="L5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25" style:family="presentation" style:parent-style-name="Default-outline1" style:list-style-name="L9">
      <style:graphic-properties draw:stroke="none" svg:stroke-width="0cm" draw:fill="none" draw:textarea-vertical-align="bottom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6" style:family="presentation" style:parent-style-name="Default-outline1" style:list-style-name="L5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27" style:family="presentation" style:parent-style-name="Default-outline1" style:list-style-name="L4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28" style:family="presentation" style:parent-style-name="Default-outline1" style:list-style-name="L7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29" style:family="presentation" style:parent-style-name="Default-outline1" style:list-style-name="L7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30" style:family="presentation" style:parent-style-name="Default-outline1" style:list-style-name="L7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31" style:family="presentation" style:parent-style-name="Default-outline1" style:list-style-name="L7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32" style:family="presentation" style:parent-style-name="Default-outline1" style:list-style-name="L7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33" style:family="presentation" style:parent-style-name="Default-outline1" style:list-style-name="L7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34" style:family="presentation" style:parent-style-name="Default-outline1" style:list-style-name="L7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35" style:family="presentation" style:parent-style-name="Default-outline1" style:list-style-name="L7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36" style:family="presentation" style:parent-style-name="Default-outline1" style:list-style-name="L7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37" style:family="presentation" style:parent-style-name="Default-outline1" style:list-style-name="L7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38" style:family="presentation" style:parent-style-name="Default-outline1" style:list-style-name="L7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39" style:family="presentation" style:parent-style-name="Default-outline1" style:list-style-name="L7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40" style:family="presentation" style:parent-style-name="Default-outline1" style:list-style-name="L7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41" style:family="presentation" style:parent-style-name="Default-outline1" style:list-style-name="L7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42" style:family="presentation" style:parent-style-name="Default-outline1" style:list-style-name="L7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43" style:family="presentation" style:parent-style-name="Default-outline1" style:list-style-name="L7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44" style:family="presentation" style:parent-style-name="Default-outline1" style:list-style-name="L7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45" style:family="presentation" style:parent-style-name="Default-outline1">
      <style:graphic-properties fo:min-height="10.798cm"/>
    </style:style>
    <style:style style:name="pr46" style:family="presentation" style:parent-style-name="Default-outline1" style:list-style-name="L4">
      <style:graphic-properties draw:textarea-vertical-align="top" fo:min-height="10.798cm"/>
    </style:style>
    <style:style style:name="pr47" style:family="presentation" style:parent-style-name="Default-outline1" style:list-style-name="L4">
      <style:graphic-properties draw:textarea-vertical-align="top" fo:min-height="10.798cm"/>
    </style:style>
    <style:style style:name="P1" style:family="paragraph">
      <style:paragraph-properties fo:margin-top="0cm" fo:margin-bottom="0cm" fo:line-height="85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color="#000000" fo:font-size="72pt"/>
    </style:style>
    <style:style style:name="P3" style:family="paragraph">
      <style:paragraph-properties fo:margin-left="0cm" fo:margin-right="0cm" fo:margin-top="0.494cm" fo:margin-bottom="0.071cm" fo:line-height="95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494cm" fo:margin-bottom="0.071cm" fo:line-height="95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00000" style:font-name="TeXGyreSchola1" fo:font-size="22pt" fo:hyphenate="false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494cm" fo:margin-bottom="0.071cm" fo:line-height="95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.494cm" fo:margin-bottom="0.071cm" fo:line-height="95%" fo:text-align="start" fo:text-indent="0cm" style:punctuation-wrap="hanging" style:writing-mode="lr-tb" style:font-independent-line-spacing="true"/>
      <style:text-properties style:font-name="TeXGyreSchola1" fo:font-size="18pt" fo:hyphenate="false"/>
    </style:style>
    <style:style style:name="P10" style:family="paragraph">
      <style:paragraph-properties fo:margin-left="0cm" fo:margin-right="0cm" fo:margin-top="0.494cm" fo:margin-bottom="0.071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style:font-name="TeXGyreSchola1" fo:font-size="44pt"/>
    </style:style>
    <style:style style:name="P12" style:family="paragraph">
      <style:paragraph-properties fo:margin-left="0cm" fo:margin-right="0cm" fo:margin-top="0.106cm" fo:margin-bottom="0.106cm" fo:line-height="90%" fo:text-align="start" fo:text-indent="0cm" style:punctuation-wrap="hanging" style:writing-mode="lr-tb"/>
      <style:text-properties fo:hyphenate="false"/>
    </style:style>
    <style:style style:name="P13" style:family="paragraph">
      <style:paragraph-properties fo:line-height="95%" fo:text-align="start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cm" fo:margin-bottom="0.071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color="#21409a" style:font-name="TeXGyreSchola1" fo:font-size="20pt" fo:font-weight="bold" style:font-weight-asian="bold" style:font-weight-complex="bold"/>
    </style:style>
    <style:style style:name="P16" style:family="paragraph">
      <style:paragraph-properties fo:margin-left="0.508cm" fo:margin-right="0cm" fo:margin-top="0.494cm" fo:margin-bottom="0.071cm" fo:line-height="95%" fo:text-align="start" fo:text-indent="-0.507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color="#21409a" style:font-name="TeXGyreSchola1"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/>
      <style:paragraph-properties fo:margin-left="0cm" fo:margin-right="0cm" fo:margin-top="0.494cm" fo:margin-bottom="0.071cm" fo:line-height="95%" fo:text-align="start" fo:text-indent="0cm" style:punctuation-wrap="hanging" style:writing-mode="lr-tb" style:font-independent-line-spacing="true"/>
      <style:text-properties style:font-name="TeXGyreSchola1" fo:font-size="22pt" style:font-size-asian="22pt" style:font-size-complex="22pt" fo:hyphenate="false"/>
    </style:style>
    <style:style style:name="P19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style:font-name="TeXGyreSchola1" fo:font-size="44pt" fo:hyphenate="false"/>
    </style:style>
    <style:style style:name="P20" style:family="paragraph">
      <loext:graphic-properties draw:fill="none"/>
      <style:paragraph-properties fo:margin-left="0cm" fo:margin-right="0cm" fo:margin-top="0cm" fo:margin-bottom="0.071cm" fo:line-height="95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21409a" style:font-name="TeXGyreSchola1" fo:font-size="20pt" fo:font-weight="bold" style:font-weight-asian="bold" style:font-weight-complex="bold" fo:hyphenate="false"/>
    </style:style>
    <style:style style:name="P21" style:family="paragraph">
      <loext:graphic-properties draw:fill="none"/>
      <style:paragraph-properties fo:margin-left="0cm" fo:margin-right="0cm" fo:margin-top="0.494cm" fo:margin-bottom="0.071cm" fo:line-height="95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TeXGyreSchola1" fo:font-size="18pt" fo:hyphenate="false"/>
    </style:style>
    <style:style style:name="P22" style:family="paragraph">
      <loext:graphic-properties draw:fill="none"/>
      <style:paragraph-properties fo:margin-left="0cm" fo:margin-right="0cm" fo:margin-top="0.494cm" fo:margin-bottom="0.071cm" fo:line-height="95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TeXGyreSchola1" fo:font-size="18pt" style:font-size-asian="18pt" style:font-size-complex="18pt" fo:hyphenate="false"/>
    </style:style>
    <style:style style:name="P23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44pt" fo:hyphenate="false"/>
    </style:style>
    <style:style style:name="P24" style:family="paragraph">
      <loext:graphic-properties draw:fill="none"/>
      <style:paragraph-properties fo:text-align="center" style:font-independent-line-spacing="true"/>
      <style:text-properties fo:color="#21409a" style:font-name="TeXGyreSchola1" fo:font-size="22pt" fo:font-weight="bold" style:font-size-asian="22pt" style:font-weight-asian="bold" style:font-size-complex="22pt" style:font-weight-complex="bold"/>
    </style:style>
    <style:style style:name="P25" style:family="paragraph">
      <loext:graphic-properties draw:fill="none"/>
      <style:paragraph-properties fo:text-align="start" style:font-independent-line-spacing="true"/>
      <style:text-properties style:font-name="TeXGyreSchola1" fo:font-size="22pt" style:font-size-asian="22pt" style:font-size-complex="22pt"/>
    </style:style>
    <style:style style:name="P26" style:family="paragraph">
      <loext:graphic-properties draw:fill="none"/>
      <style:paragraph-properties fo:text-align="center" style:font-independent-line-spacing="true"/>
      <style:text-properties fo:color="#21409a" style:font-name="TeXGyreSchola1" fo:font-size="20pt" fo:font-weight="bold" style:font-weight-asian="bold" style:font-weight-complex="bold"/>
    </style:style>
    <style:style style:name="P27" style:family="paragraph">
      <loext:graphic-properties draw:fill="none"/>
      <style:paragraph-properties fo:margin-left="0.508cm" fo:margin-right="0cm" fo:margin-top="0.494cm" fo:margin-bottom="0.071cm" fo:line-height="95%" fo:text-align="start" fo:text-indent="-0.507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TeXGyreSchola1" fo:font-size="22pt" style:font-size-asian="22pt" style:font-size-complex="22pt" fo:hyphenate="false"/>
    </style:style>
    <style:style style:name="P28" style:family="paragraph">
      <loext:graphic-properties draw:fill="none"/>
      <style:paragraph-properties fo:text-align="start" style:font-independent-line-spacing="true"/>
      <style:text-properties style:font-name="TeXGyreSchola1" fo:font-size="18pt"/>
    </style:style>
    <style:style style:name="P29" style:family="paragraph">
      <loext:graphic-properties draw:fill="none"/>
      <style:paragraph-properties fo:margin-left="0cm" fo:margin-right="0cm" fo:margin-top="0cm" fo:margin-bottom="0.071cm" fo:line-height="95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21409a" style:font-name="TeXGyreSchola1" fo:font-size="24pt" fo:font-weight="bold" style:font-size-asian="22pt" style:font-weight-asian="bold" style:font-size-complex="22pt" style:font-weight-complex="bold" fo:hyphenate="false"/>
    </style:style>
    <style:style style:name="P3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1" style:family="paragraph">
      <loext:graphic-properties draw:fill-color="#ffffff"/>
      <style:text-properties fo:font-size="20pt"/>
    </style:style>
    <style:style style:name="P32" style:family="paragraph">
      <style:paragraph-properties fo:text-align="start"/>
    </style:style>
    <style:style style:name="P33" style:family="paragraph">
      <loext:graphic-properties draw:fill="none"/>
      <style:paragraph-properties fo:text-align="start" style:font-independent-line-spacing="true"/>
      <style:text-properties style:font-name="TeXGyreSchola1" fo:font-size="18pt" fo:font-style="italic" style:font-style-asian="italic" style:font-style-complex="italic"/>
    </style:style>
    <style:style style:name="P34" style:family="paragraph">
      <loext:graphic-properties draw:fill="none"/>
      <style:paragraph-properties fo:text-align="center"/>
    </style:style>
    <style:style style:name="P35" style:family="paragraph">
      <loext:graphic-properties draw:fill="none"/>
      <style:paragraph-properties fo:text-align="start" style:font-independent-line-spacing="true"/>
      <style:text-properties style:font-name="TeXGyreSchola1" fo:font-size="18pt" fo:font-style="italic" style:font-size-asian="18pt" style:font-style-asian="italic" style:font-size-complex="18pt" style:font-style-complex="italic"/>
    </style:style>
    <style:style style:name="P36" style:family="paragraph">
      <style:paragraph-properties fo:margin-left="0cm" fo:margin-right="0cm" fo:margin-top="0.604cm" fo:margin-bottom="0cm" fo:text-align="start" fo:text-indent="0cm"/>
    </style:style>
    <style:style style:name="P37" style:family="paragraph">
      <loext:graphic-properties draw:fill="none"/>
      <style:paragraph-properties fo:margin-left="0cm" fo:margin-right="0cm" fo:margin-top="0.604cm" fo:margin-bottom="0cm" fo:text-align="start" fo:text-indent="0cm" style:font-independent-line-spacing="true"/>
      <style:text-properties style:font-name="TeXGyreSchola1" fo:font-size="18pt" fo:font-style="italic" style:font-size-asian="18pt" style:font-style-asian="italic" style:font-size-complex="18pt" style:font-style-complex="italic"/>
    </style:style>
    <style:style style:name="P38" style:family="paragraph">
      <loext:graphic-properties draw:fill="none"/>
      <style:paragraph-properties fo:text-align="start" style:font-independent-line-spacing="true"/>
      <style:text-properties style:font-name="TeXGyreSchola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39" style:family="paragraph">
      <loext:graphic-properties draw:fill="none"/>
      <style:paragraph-properties fo:text-align="start" style:font-independent-line-spacing="true"/>
      <style:text-properties style:font-name="TeXGyreSchola1" fo:font-size="22pt" fo:font-style="italic" style:font-size-asian="22pt" style:font-style-asian="italic" style:font-size-complex="22pt" style:font-style-complex="italic"/>
    </style:style>
    <style:style style:name="P40" style:family="paragraph">
      <loext:graphic-properties draw:fill="none" draw:fill-color="#ffffff"/>
      <style:text-properties style:font-name="TeXGyreSchola1"/>
    </style:style>
    <style:style style:name="P41" style:family="paragraph">
      <loext:graphic-properties draw:fill="none"/>
      <style:paragraph-properties fo:text-align="start" style:font-independent-line-spacing="true"/>
      <style:text-properties style:font-name="TeXGyreSchola1" fo:font-size="22pt" fo:font-style="normal" style:font-size-asian="22pt" style:font-style-asian="italic" style:font-size-complex="22pt" style:font-style-complex="italic"/>
    </style:style>
    <style:style style:name="P42" style:family="paragraph">
      <loext:graphic-properties draw:fill="none" draw:fill-color="#ffffff"/>
      <style:text-properties style:font-name="TeXGyreSchola1" fo:font-size="18pt" style:font-size-asian="18pt" style:font-size-complex="18pt"/>
    </style:style>
    <style:style style:name="P43" style:family="paragraph">
      <loext:graphic-properties draw:fill="none" draw:fill-color="#ffffff"/>
      <style:text-properties style:font-name="TeXGyreSchola1" fo:font-size="18pt"/>
    </style:style>
    <style:style style:name="P44" style:family="paragraph">
      <loext:graphic-properties draw:fill="none"/>
    </style:style>
    <style:style style:name="P45" style:family="paragraph">
      <loext:graphic-properties draw:fill="none"/>
      <style:paragraph-properties fo:text-align="start" style:font-independent-line-spacing="true"/>
      <style:text-properties fo:font-size="44pt" fo:font-weight="bold" style:font-weight-asian="bold" style:font-weight-complex="bold"/>
    </style:style>
    <style:style style:name="P46" style:family="paragraph">
      <loext:graphic-properties draw:fill="none"/>
      <style:paragraph-properties fo:text-align="start" style:font-independent-line-spacing="true"/>
      <style:text-properties fo:color="#000000" style:font-name="TeXGyreSchola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47" style:family="paragraph">
      <loext:graphic-properties draw:fill="none"/>
      <style:paragraph-properties fo:text-align="start" style:font-independent-line-spacing="true"/>
      <style:text-properties fo:color="#000000" style:font-name="TeXGyreSchola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48" style:family="paragraph">
      <style:paragraph-properties fo:margin-left="0cm" fo:margin-right="0cm" fo:margin-top="0.604cm" fo:margin-bottom="0cm" fo:text-indent="0cm"/>
    </style:style>
    <style:style style:name="P49" style:family="paragraph">
      <style:paragraph-properties fo:margin-left="0cm" fo:margin-right="0cm" fo:margin-top="0cm" fo:margin-bottom="0cm" fo:line-height="100%" fo:text-indent="0cm"/>
    </style:style>
    <style:style style:name="P50" style:family="paragraph">
      <style:paragraph-properties fo:margin-left="0cm" fo:margin-right="0cm" fo:margin-top="0.604cm" fo:margin-bottom="0cm" fo:text-align="start" fo:text-indent="0cm"/>
      <style:text-properties fo:letter-spacing="normal"/>
    </style:style>
    <style:style style:name="P51" style:family="paragraph">
      <style:paragraph-properties fo:margin-left="0cm" fo:margin-right="0cm" fo:margin-top="0cm" fo:margin-bottom="0cm" fo:line-height="100%" fo:text-align="start" fo:text-indent="0cm"/>
    </style:style>
    <style:style style:name="P52" style:family="paragraph">
      <style:paragraph-properties fo:margin-left="0cm" fo:margin-right="0cm" fo:margin-top="0cm" fo:margin-bottom="0cm" fo:line-height="100%" fo:text-align="start" fo:text-indent="0cm"/>
      <style:text-properties fo:letter-spacing="normal"/>
    </style:style>
    <style:style style:name="P53" style:family="paragraph">
      <loext:graphic-properties draw:fill="none"/>
      <style:paragraph-properties fo:text-align="start" style:font-independent-line-spacing="true"/>
      <style:text-properties fo:color="#000000" style:font-name="TeXGyreSchola1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P54" style:family="paragraph">
      <loext:graphic-properties draw:fill="none"/>
      <style:paragraph-properties fo:text-align="center" style:font-independent-line-spacing="true"/>
      <style:text-properties style:font-name="TeXGyreSchola1" fo:font-size="22pt" fo:font-style="normal" style:font-size-asian="22pt" style:font-style-asian="normal" style:font-size-complex="22pt" style:font-style-complex="normal"/>
    </style:style>
    <style:style style:name="P55" style:family="paragraph">
      <style:paragraph-properties fo:text-align="center"/>
    </style:style>
    <style:style style:name="P56" style:family="paragraph">
      <loext:graphic-properties draw:fill="none"/>
      <style:paragraph-properties fo:text-align="center" style:font-independent-line-spacing="true"/>
      <style:text-properties style:font-name="TeXGyreSchola1" fo:font-size="18pt" fo:font-style="normal" style:font-style-asian="normal" style:font-style-complex="normal"/>
    </style:style>
    <style:style style:name="P57" style:family="paragraph">
      <loext:graphic-properties draw:opacity="0%"/>
      <style:paragraph-properties fo:text-align="center"/>
      <style:text-properties fo:color="#21409a" style:font-name="Manjari Regular" fo:font-size="22pt" fo:font-style="normal" fo:font-weight="normal" style:font-size-asian="22pt" style:font-size-complex="22pt"/>
    </style:style>
    <style:style style:name="P58" style:family="paragraph">
      <loext:graphic-properties draw:opacity="0%"/>
      <style:paragraph-properties fo:text-align="center"/>
      <style:text-properties style:font-name="Manjari Regular" fo:font-size="22pt" fo:font-style="normal" fo:font-weight="normal" style:font-size-asian="22pt" style:font-size-complex="22pt"/>
    </style:style>
    <style:style style:name="P59" style:family="paragraph">
      <loext:graphic-properties draw:fill="none" draw:fill-color="#ffffff"/>
      <style:text-properties style:font-name="TeXGyreSchola1" fo:font-size="24pt" fo:font-style="italic" style:font-size-asian="24pt" style:font-style-asian="italic" style:font-size-complex="24pt" style:font-style-complex="italic"/>
    </style:style>
    <style:style style:name="P60" style:family="paragraph">
      <loext:graphic-properties draw:fill="none" draw:fill-color="#ffffff"/>
      <style:text-properties fo:color="#ce181e" style:font-name="Manjari Regular" fo:font-style="normal" fo:font-weight="normal" style:font-style-asian="normal" style:font-weight-asian="normal" style:font-style-complex="normal" style:font-weight-complex="normal"/>
    </style:style>
    <style:style style:name="P61" style:family="paragraph">
      <loext:graphic-properties draw:fill="none"/>
      <style:paragraph-properties fo:text-align="center" style:font-independent-line-spacing="true"/>
      <style:text-properties style:font-name="TeXGyreSchola1" fo:font-size="18pt" fo:font-style="italic" style:font-style-asian="italic" style:font-style-complex="italic"/>
    </style:style>
    <style:style style:name="P62" style:family="paragraph">
      <loext:graphic-properties draw:opacity="0%"/>
      <style:paragraph-properties fo:text-align="center"/>
      <style:text-properties fo:color="#21409a" style:font-name="Manjari Regular" fo:font-size="22pt" fo:font-style="normal" fo:font-weight="normal" style:font-size-asian="22pt" style:font-weight-asian="bold" style:font-size-complex="22pt" style:font-weight-complex="bold"/>
    </style:style>
    <style:style style:name="P63" style:family="paragraph">
      <loext:graphic-properties draw:fill="none"/>
      <style:paragraph-properties fo:text-align="center" style:font-independent-line-spacing="true"/>
      <style:text-properties style:font-name="TeXGyreSchola1" fo:font-size="18pt" fo:font-style="italic" style:font-size-asian="18pt" style:font-style-asian="italic" style:font-size-complex="18pt" style:font-style-complex="italic"/>
    </style:style>
    <style:style style:name="P64" style:family="paragraph">
      <loext:graphic-properties draw:fill="none" draw:fill-color="#ffffff"/>
      <style:text-properties fo:color="#ce181e" style:font-name="Manjari Regular"/>
    </style:style>
    <style:style style:name="P65" style:family="paragraph">
      <loext:graphic-properties draw:fill="none" draw:fill-color="#ffffff"/>
      <style:text-properties fo:color="#ce181e" style:font-name="Manjari Regular" fo:font-style="italic" style:font-style-asian="italic" style:font-style-complex="italic"/>
    </style:style>
    <style:style style:name="P66" style:family="paragraph">
      <loext:graphic-properties draw:opacity="0%"/>
      <style:paragraph-properties fo:text-align="center"/>
      <style:text-properties fo:color="#21409a" style:font-name="Manjari Regular" fo:font-size="22pt" fo:font-style="normal" style:text-underline-style="solid" style:text-underline-width="auto" style:text-underline-color="font-color" fo:font-weight="normal" style:font-size-asian="22pt" style:font-size-complex="22pt"/>
    </style:style>
    <style:style style:name="P67" style:family="paragraph">
      <loext:graphic-properties draw:opacity="0%"/>
      <style:paragraph-properties fo:text-align="center"/>
      <style:text-properties fo:color="#21409a" style:font-name="Manjari Regular" fo:font-size="22pt" fo:font-style="normal" style:text-underline-style="none" fo:font-weight="normal" style:font-size-asian="22pt" style:font-size-complex="22pt"/>
    </style:style>
    <style:style style:name="P68" style:family="paragraph">
      <loext:graphic-properties draw:fill-color="#f58220" draw:opacity="0%"/>
      <style:paragraph-properties fo:text-align="center"/>
    </style:style>
    <style:style style:name="P69" style:family="paragraph">
      <loext:graphic-properties draw:fill-color="#21409a" draw:opacity="0%"/>
      <style:paragraph-properties fo:text-align="center"/>
    </style:style>
    <style:style style:name="P70" style:family="paragraph">
      <loext:graphic-properties draw:fill="none" draw:fill-color="#ffffff"/>
      <style:text-properties fo:color="#ce181e" style:font-name="Manjari Regular" fo:font-size="18pt"/>
    </style:style>
    <style:style style:name="P71" style:family="paragraph">
      <loext:graphic-properties draw:fill="none" draw:fill-color="#ffffff"/>
      <style:text-properties fo:color="#ce181e" style:font-name="Manjari Regular" fo:font-size="18pt" fo:font-style="italic" style:font-style-asian="italic" style:font-style-complex="italic"/>
    </style:style>
    <style:style style:name="P72" style:family="paragraph">
      <loext:graphic-properties draw:fill="none" draw:fill-color="#ffffff"/>
      <style:text-properties fo:color="#ce181e" style:font-name="Manjari Regular" fo:font-size="18pt" fo:font-style="normal" fo:font-weight="normal" style:font-style-asian="normal" style:font-weight-asian="normal" style:font-style-complex="normal" style:font-weight-complex="normal"/>
    </style:style>
    <style:style style:name="P73" style:family="paragraph">
      <loext:graphic-properties draw:fill-color="#ffffff"/>
      <style:text-properties fo:font-size="28.1000003814697pt"/>
    </style:style>
    <style:style style:name="P74" style:family="paragraph">
      <loext:graphic-properties draw:fill="none"/>
      <style:paragraph-properties fo:text-align="start" style:font-independent-line-spacing="true"/>
      <style:text-properties fo:color="#000000" style:font-name="TeXGyreSchola1" fo:font-size="18pt" fo:font-style="italic" fo:font-weight="normal" style:font-style-asian="italic" style:font-weight-asian="normal" style:font-style-complex="italic" style:font-weight-complex="normal"/>
    </style:style>
    <style:style style:name="P75" style:family="paragraph">
      <loext:graphic-properties draw:fill="none"/>
      <style:paragraph-properties fo:text-align="center" style:font-independent-line-spacing="true"/>
      <style:text-properties style:font-name="TeXGyreSchola1" fo:font-size="18pt" fo:font-style="normal" style:font-size-asian="18pt" style:font-style-asian="normal" style:font-size-complex="18pt" style:font-style-complex="normal"/>
    </style:style>
    <style:style style:name="P76" style:family="paragraph">
      <loext:graphic-properties draw:fill="none" draw:fill-color="#ffffff"/>
      <style:text-properties fo:color="#ce181e" style:font-name="Manjari Regular" fo:font-size="96pt" style:font-size-asian="96pt" style:font-size-complex="9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entury Schoolbook" fo:font-size="72pt" fo:letter-spacing="-0.017cm" fo:font-style="normal" style:text-underline-style="none" fo:font-weight="normal" style:font-size-asian="72pt" style:font-style-asian="normal" style:font-weight-asian="normal" style:font-name-complex="Calibri Light" style:font-size-complex="7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eXGyreSchola1" fo:font-size="22pt" fo:letter-spacing="0.004cm" fo:font-style="normal" style:text-underline-style="none" fo:font-weight="normal" style:font-size-asian="22pt" style:font-style-asian="normal" style:font-weight-asian="normal" style:font-name-complex="Calibri Light" style:font-size-complex="2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-0.017cm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eXGyreSchola1" fo:font-size="32pt" fo:letter-spacing="0.004cm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eXGyreSchola1" fo:font-size="22pt" fo:letter-spacing="0.004cm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eXGyreSchola1" fo:font-size="22pt" fo:letter-spacing="0.004cm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eXGyreSchola1" fo:font-size="22pt" fo:letter-spacing="0.004cm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8" style:family="text">
      <style:text-properties fo:font-variant="normal" fo:text-transform="none" fo:color="#000000" style:text-line-through-style="solid" style:text-line-through-type="single" style:text-position="0% 100%" style:font-name="TeXGyreSchola1" fo:font-size="22pt" fo:letter-spacing="0.004cm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eXGyreSchola1" fo:font-size="44pt" fo:letter-spacing="-0.017cm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eXGyreSchola1" fo:font-size="22pt" fo:letter-spacing="0.004cm" fo:font-style="normal" style:text-underline-style="none" fo:font-weight="normal" style:font-name-asian="Century Schoolbook" style:font-size-asian="22pt" style:font-style-asian="normal" style:font-weight-asian="normal" style:font-name-complex="Century Schoolbook" style:font-size-complex="2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eXGyreSchola1" fo:font-size="22pt" fo:letter-spacing="normal" fo:font-style="normal" style:text-underline-style="none" fo:font-weight="normal" style:font-name-asian="Century Schoolbook" style:font-size-asian="22pt" style:font-style-asian="normal" style:font-weight-asian="normal" style:font-name-complex="Century Schoolbook" style:font-size-complex="22pt" style:font-style-complex="normal" style:font-weight-complex="normal"/>
    </style:style>
    <style:style style:name="T12" style:family="text">
      <style:text-properties fo:font-variant="normal" fo:text-transform="none" fo:color="#21409a" style:text-line-through-style="none" style:text-line-through-type="none" style:text-position="0% 100%" style:font-name="TeXGyreSchola1" fo:font-size="24pt" fo:letter-spacing="0.004cm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eXGyreSchola1" fo:font-size="22pt" fo:letter-spacing="0.004cm" fo:font-style="normal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14" style:family="text">
      <style:text-properties fo:font-variant="normal" fo:text-transform="none" fo:color="#c00000" style:text-line-through-style="none" style:text-line-through-type="none" style:text-position="0% 100%" style:font-name="TeXGyreSchola1" fo:font-size="22pt" fo:letter-spacing="0.004cm" fo:font-style="normal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T15" style:family="text">
      <style:text-properties fo:font-variant="normal" fo:text-transform="none" fo:color="#c00000" style:text-line-through-style="none" style:text-line-through-type="none" style:text-position="0% 100%" style:font-name="TeXGyreSchola1" fo:font-size="22pt" fo:letter-spacing="0.004cm" fo:font-style="normal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16" style:family="text">
      <style:text-properties fo:font-variant="normal" fo:text-transform="none" fo:color="#c00000" style:text-line-through-style="none" style:text-line-through-type="none" style:text-position="0% 100%" style:font-name="TeXGyreSchola1" fo:font-size="22pt" fo:letter-spacing="0.004cm" fo:font-style="italic" style:text-underline-style="none" fo:font-weight="normal" style:font-size-asian="22pt" style:font-style-asian="italic" style:font-weight-asian="normal" style:font-name-complex="Calibri" style:font-size-complex="22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eXGyreSchola1" fo:font-size="18pt" fo:letter-spacing="0.004cm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eXGyreSchola1" fo:font-size="18pt" fo:letter-spacing="0.004cm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eXGyreSchola1" fo:font-size="18pt" fo:letter-spacing="0.004cm" fo:font-style="italic" style:text-underline-style="none" fo:font-weight="normal" style:font-size-asian="18pt" style:font-style-asian="italic" style:font-weight-asian="normal" style:font-name-complex="Calibri" style:font-size-complex="18pt" style:font-style-complex="italic" style:font-weight-complex="normal"/>
    </style:style>
    <style:style style:name="T20" style:family="text">
      <style:text-properties fo:font-variant="normal" fo:text-transform="none" fo:color="#00b050" style:text-line-through-style="none" style:text-line-through-type="none" style:text-position="0% 100%" style:font-name="TeXGyreSchola1" fo:font-size="18pt" fo:letter-spacing="0.004cm" fo:font-style="italic" style:text-underline-style="none" fo:font-weight="normal" style:font-name-asian="Century Schoolbook" style:font-size-asian="18pt" style:font-style-asian="italic" style:font-weight-asian="normal" style:font-name-complex="Century Schoolbook" style:font-size-complex="18pt" style:font-style-complex="italic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eXGyreSchola1" fo:font-size="18pt" fo:letter-spacing="0.004cm" fo:font-style="italic" style:text-underline-style="none" fo:font-weight="normal" style:font-name-asian="Century Schoolbook" style:font-size-asian="18pt" style:font-style-asian="italic" style:font-weight-asian="normal" style:font-name-complex="Century Schoolbook" style:font-size-complex="18pt" style:font-style-complex="italic" style:font-weight-complex="normal"/>
    </style:style>
    <style:style style:name="T22" style:family="text">
      <style:text-properties fo:font-variant="normal" fo:text-transform="none" fo:color="#c00000" style:text-line-through-style="none" style:text-line-through-type="none" style:text-position="0% 100%" style:font-name="TeXGyreSchola1" fo:font-size="18pt" fo:letter-spacing="0.004cm" fo:font-style="italic" style:text-underline-style="none" fo:font-weight="normal" style:font-name-asian="Century Schoolbook" style:font-size-asian="18pt" style:font-style-asian="italic" style:font-weight-asian="normal" style:font-name-complex="Century Schoolbook" style:font-size-complex="18pt" style:font-style-complex="italic" style:font-weight-complex="normal"/>
    </style:style>
    <style:style style:name="T23" style:family="text">
      <style:text-properties fo:font-variant="normal" fo:text-transform="none" fo:color="#c00000" style:text-line-through-style="none" style:text-line-through-type="none" style:text-position="0% 100%" style:font-name="TeXGyreSchola1" fo:font-size="18pt" fo:letter-spacing="0.004cm" fo:font-style="normal" style:text-underline-style="none" fo:font-weight="normal" style:font-name-asian="Century Schoolbook" style:font-size-asian="18pt" style:font-style-asian="normal" style:font-weight-asian="normal" style:font-name-complex="Century Schoolbook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eXGyreSchola1" fo:font-size="22pt" fo:letter-spacing="0.004cm" fo:font-style="italic" style:text-underline-style="none" fo:font-weight="normal" style:font-size-asian="22pt" style:font-style-asian="italic" style:font-weight-asian="normal" style:font-name-complex="Calibri" style:font-size-complex="22pt" style:font-style-complex="italic" style:font-weight-complex="normal"/>
    </style:style>
    <style:style style:name="T25" style:family="text">
      <style:text-properties fo:font-variant="normal" fo:text-transform="none" fo:color="#ff0000" style:text-line-through-style="none" style:text-line-through-type="none" style:text-position="0% 100%" style:font-name="TeXGyreSchola1" fo:font-size="22pt" fo:letter-spacing="0.004cm" fo:font-style="italic" style:text-underline-style="none" fo:font-weight="normal" style:font-size-asian="22pt" style:font-style-asian="italic" style:font-weight-asian="normal" style:font-name-complex="Calibri" style:font-size-complex="22pt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eXGyreSchola1" fo:font-size="22pt" fo:letter-spacing="0.004cm" fo:font-style="italic" style:text-underline-style="none" fo:font-weight="normal" style:font-name-asian="Century Schoolbook" style:font-size-asian="22pt" style:font-style-asian="italic" style:font-weight-asian="normal" style:font-name-complex="Century Schoolbook" style:font-size-complex="22pt" style:font-style-complex="italic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eXGyreSchola1" fo:font-size="22pt" fo:letter-spacing="0.004cm" fo:font-style="italic" style:text-underline-style="none" fo:font-weight="normal" style:font-name-asian="Century Schoolbook" style:font-size-asian="22pt" style:font-style-asian="italic" style:font-weight-asian="normal" style:font-name-complex="Calibri" style:font-size-complex="22pt" style:font-style-complex="italic" style:font-weight-complex="normal"/>
    </style:style>
    <style:style style:name="T28" style:family="text">
      <style:text-properties fo:font-variant="normal" fo:text-transform="none" fo:color="#00b050" style:text-line-through-style="none" style:text-line-through-type="none" style:text-position="0% 100%" style:font-name="TeXGyreSchola1" fo:font-size="22pt" fo:letter-spacing="0.004cm" fo:font-style="normal" style:text-underline-style="none" fo:font-weight="normal" style:font-name-asian="Century Schoolbook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29" style:family="text">
      <style:text-properties fo:font-variant="normal" fo:text-transform="none" fo:color="#00b050" style:text-line-through-style="none" style:text-line-through-type="none" style:text-position="0% 100%" style:font-name="TeXGyreSchola1" fo:font-size="22pt" fo:letter-spacing="0.004cm" fo:font-style="normal" style:text-underline-style="none" fo:font-weight="bold" style:font-name-asian="Century Schoolbook" style:font-size-asian="22pt" style:font-style-asian="normal" style:font-weight-asian="bold" style:font-name-complex="Calibri" style:font-size-complex="22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eXGyreSchola1" fo:font-size="22pt" fo:letter-spacing="0.004cm" fo:font-style="italic" style:text-underline-style="none" fo:font-weight="normal" style:font-name-asian="Microsoft YaHei" style:font-size-asian="22pt" style:font-style-asian="italic" style:font-weight-asian="normal" style:font-name-complex="Calibri" style:font-size-complex="22pt" style:font-style-complex="italic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eXGyreSchola1" fo:font-size="18pt" fo:letter-spacing="0.004cm" fo:font-style="italic" style:text-underline-style="none" fo:font-weight="normal" style:font-name-asian="Microsoft YaHei" style:font-size-asian="18pt" style:font-style-asian="italic" style:font-weight-asian="normal" style:font-name-complex="Calibri" style:font-size-complex="18pt" style:font-style-complex="italic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eXGyreSchola1" fo:font-size="18pt" fo:letter-spacing="0.004cm" fo:font-style="normal" style:text-underline-style="none" fo:font-weight="normal" style:font-name-asian="Microsoft YaHe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33" style:family="text">
      <style:text-properties fo:font-variant="normal" fo:text-transform="none" fo:color="#000000" style:text-line-through-style="solid" style:text-line-through-type="single" style:text-position="0% 100%" style:font-name="TeXGyreSchola1" fo:font-size="22pt" fo:letter-spacing="0.004cm" fo:font-style="italic" style:text-underline-style="none" fo:font-weight="normal" style:font-size-asian="22pt" style:font-style-asian="italic" style:font-weight-asian="normal" style:font-name-complex="Calibri" style:font-size-complex="22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eXGyreSchola1" fo:font-size="22pt" fo:letter-spacing="0.004cm" fo:font-style="normal" style:text-underline-style="none" fo:font-weight="normal" style:font-name-asian="Microsoft YaHei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eXGyreSchola1" fo:font-size="22pt" fo:letter-spacing="0.004cm" fo:font-style="normal" style:text-underline-style="none" fo:font-weight="bold" style:font-name-asian="Microsoft YaHei" style:font-size-asian="22pt" style:font-style-asian="normal" style:font-weight-asian="bold" style:font-name-complex="Calibri" style:font-size-complex="22pt" style:font-style-complex="normal" style:font-weight-complex="bold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text-position="0% 100%" style:font-name="TeXGyreSchola1" fo:font-size="22pt" fo:letter-spacing="0.004cm" fo:language="en" fo:country="US" fo:font-style="normal" fo:text-shadow="none" style:text-underline-style="none" fo:font-weight="normal" style:letter-kerning="true" fo:background-color="transparent" style:font-name-asian="Noto Sans CJK SC Regular" style:font-size-asian="22pt" style:language-asian="en" style:country-asian="US" style:font-style-asian="normal" style:font-weight-asian="normal" style:font-name-complex="Calibri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text-position="0% 100%" style:font-name="TeXGyreSchola1" fo:font-size="22pt" fo:letter-spacing="0.004cm" fo:language="en" fo:country="US" fo:font-style="normal" fo:text-shadow="none" style:text-underline-style="none" fo:font-weight="bold" style:letter-kerning="true" fo:background-color="transparent" style:font-name-asian="Noto Sans CJK SC Regular" style:font-size-asian="22pt" style:language-asian="en" style:country-asian="US" style:font-style-asian="normal" style:font-weight-asian="bold" style:font-name-complex="Calibri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eXGyreSchola1" fo:font-size="22pt" fo:letter-spacing="0.004cm" fo:font-style="normal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T39" style:family="text">
      <style:text-properties fo:font-variant="normal" fo:text-transform="none" fo:color="#21409a" style:text-line-through-style="none" style:text-line-through-type="none" style:text-position="0% 100%" style:font-name="TeXGyreSchola1" fo:font-size="24pt" fo:letter-spacing="0.004cm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entury Schoolbook" fo:font-size="22pt" fo:letter-spacing="0.004cm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-0.017cm" fo:font-style="normal" style:text-underline-style="none" fo:font-weight="normal" style:font-size-asian="44pt" style:font-style-asian="normal" style:font-weight-asian="normal" style:font-name-complex="Calibri Light" style:font-size-complex="44pt" style:font-style-complex="normal" style:font-weight-complex="normal"/>
    </style:style>
    <style:style style:name="T42" style:family="text">
      <style:text-properties style:font-name="TeXGyreSchola1" fo:font-size="22pt" fo:font-style="italic" style:font-size-asian="22pt" style:font-style-asian="italic" style:font-size-complex="22pt" style:font-style-complex="italic"/>
    </style:style>
    <style:style style:name="T43" style:family="text">
      <style:text-properties style:font-name="TeXGyreSchola1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4" style:family="text">
      <style:text-properties style:text-position="-33% 58%" style:font-name="TeXGyreSchola1" fo:font-size="22pt" fo:font-style="italic" style:font-size-asian="22pt" style:font-style-asian="italic" style:font-size-complex="22pt" style:font-style-complex="italic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TeXGyreSchola1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Lohit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TeXGyreSchola1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Lohit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style:text-position="0% 100%" style:font-name="TeXGyreSchola1" fo:font-size="22pt" fo:font-style="italic" style:font-size-asian="22pt" style:font-style-asian="italic" style:font-size-complex="22pt" style:font-style-complex="italic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TeXGyreSchola1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TeXGyreSchola1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style:font-name="TeXGyreSchola1" fo:font-size="18pt" fo:font-style="italic" style:font-size-asian="18pt" style:font-style-asian="italic" style:font-size-complex="18pt" style:font-style-complex="italic"/>
    </style:style>
    <style:style style:name="T51" style:family="text">
      <style:text-properties style:font-name="TeXGyreSchola1" fo:font-size="18pt" fo:font-style="italic" style:font-size-asian="18pt" style:font-style-asian="normal" style:font-size-complex="18pt" style:font-style-complex="normal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TeXGyreSchola1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TeXGyreSchola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font-name="TeXGyreSchola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5" style:family="text">
      <style:text-properties style:font-name="TeXGyreSchola1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TeXGyreSchola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TeXGyreSchola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TeXGyreSchola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TeXGyreSchola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TeXGyreSchola1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TeXGyreSchola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eXGyreSchola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font-name="TeXGyreSchola1" fo:font-size="18pt" style:font-size-asian="18pt" style:font-size-complex="18pt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TeXGyreSchola" fo:font-size="22pt" fo:font-style="normal" fo:text-shadow="none" style:text-underline-style="none" fo:font-weight="normal" style:letter-kerning="true" fo:background-color="transparent" style:font-name-asian="TeXGyreSchola" style:font-size-asian="22pt" style:font-style-asian="normal" style:font-weight-asian="normal" style:font-name-complex="TeXGyreSchola" style:font-size-complex="2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TeXGyreSchola1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font-name="TeXGyreSchola" fo:font-size="18pt" fo:font-style="normal" fo:text-shadow="none" style:text-underline-style="none" fo:font-weight="normal" style:letter-kerning="true" fo:background-color="transparent" style:font-name-asian="TeXGyreSchola" style:font-size-asian="18pt" style:font-style-asian="normal" style:font-weight-asian="normal" style:font-name-complex="TeXGyreSchola" style:font-size-complex="18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TeXGyreSchola1" fo:font-size="22pt" fo:font-style="normal" fo:text-shadow="none" style:text-underline-style="none" fo:font-weight="normal" style:letter-kerning="true" fo:background-color="transparent" style:font-name-asian="TeXGyreSchola" style:font-size-asian="22pt" style:font-style-asian="normal" style:font-weight-asian="normal" style:font-name-complex="TeXGyreSchola" style:font-size-complex="2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font-name="TeXGyreSchola1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TeXGyreSchola1" fo:font-size="44pt" fo:letter-spacing="-0.017cm" fo:font-style="normal" style:text-underline-style="none" fo:font-weight="normal" style:font-size-asian="44pt" style:font-style-asian="normal" style:font-weight-asian="normal" style:font-name-complex="Calibri Light" style:font-size-complex="44pt" style:font-style-complex="normal" style:font-weight-complex="normal"/>
    </style:style>
    <style:style style:name="T70" style:family="text">
      <style:text-properties style:font-name="TeXGyreSchola1" fo:font-size="22pt" style:font-size-asian="22pt" style:font-size-complex="22pt"/>
    </style:style>
    <style:style style:name="T71" style:family="text">
      <style:text-properties style:font-name="TeXGyreSchola1" fo:font-size="22pt" fo:font-weight="bold" style:font-size-asian="22pt" style:font-weight-asian="bold" style:font-size-complex="22pt" style:font-weight-complex="bold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font-name="TeXGyreSchola1" fo:font-size="22pt" fo:text-shadow="none" style:text-underline-style="none" fo:font-weight="normal" style:letter-kerning="true" fo:background-color="transparent" style:font-name-asian="Noto Sans CJK SC Regular" style:font-size-asian="22pt" style:font-weight-asian="normal" style:font-name-complex="Lohit Devanagari" style:font-size-complex="22pt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font-name="TeXGyreSchola1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Lohit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text-outline="false" style:text-line-through-style="none" style:text-line-through-type="none" style:font-name="TeXGyreSchola1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Lohit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font-name="TeXGyreSchola1" fo:font-size="22pt" fo:letter-spacing="normal" fo:text-shadow="none" style:text-underline-style="none" fo:font-weight="normal" style:letter-kerning="true" fo:background-color="transparent" style:font-name-asian="Noto Sans CJK SC Regular" style:font-size-asian="22pt" style:font-weight-asian="normal" style:font-name-complex="Lohit Devanagari" style:font-size-complex="22pt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font-name="TeXGyreSchola1" fo:font-size="22pt" fo:letter-spacing="normal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Lohit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style:text-outline="false" style:text-line-through-style="none" style:text-line-through-type="none" style:font-name="TeXGyreSchola1" fo:font-size="22pt" fo:letter-spacing="normal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Lohit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21409a" style:text-outline="false" style:text-line-through-style="none" style:text-line-through-type="none" style:font-name="TeXGyreSchola1" fo:font-size="22pt" fo:letter-spacing="normal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Lohit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0000" style:text-outline="false" style:text-line-through-style="none" style:text-line-through-type="none" style:font-name="TeXGyreSchola1" fo:font-size="22pt" fo:letter-spacing="normal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0000" style:text-outline="false" style:text-line-through-style="none" style:text-line-through-type="none" style:font-name="TeXGyreSchola1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00" style:text-outline="false" style:text-line-through-style="none" style:text-line-through-type="none" style:text-position="0% 100%" style:font-name="TeXGyreSchola" fo:font-size="22pt" fo:font-style="italic" fo:text-shadow="none" style:text-underline-style="none" fo:font-weight="normal" style:letter-kerning="true" fo:background-color="transparent" style:font-name-asian="TeXGyreSchola" style:font-size-asian="22pt" style:font-style-asian="italic" style:font-weight-asian="normal" style:font-name-complex="TeXGyreSchola" style:font-size-complex="22pt" style:font-style-complex="italic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0000" style:text-outline="false" style:text-line-through-style="none" style:text-line-through-type="none" style:font-name="TeXGyreSchola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00" style:text-outline="false" style:text-line-through-style="none" style:text-line-through-type="none" style:font-name="TeXGyreSchola1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0000" style:text-outline="false" style:text-line-through-style="none" style:text-line-through-type="none" style:font-name="TeXGyreSchola" fo:font-size="22pt" fo:font-style="italic" fo:text-shadow="none" style:text-underline-style="none" fo:font-weight="normal" style:letter-kerning="true" fo:background-color="transparent" style:font-name-asian="TeXGyreSchola" style:font-size-asian="22pt" style:font-style-asian="italic" style:font-weight-asian="normal" style:font-name-complex="TeXGyreSchola" style:font-size-complex="22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0000" style:text-outline="false" style:text-line-through-style="none" style:text-line-through-type="none" style:font-name="TeXGyreSchola" fo:font-size="22pt" fo:font-style="normal" fo:text-shadow="none" style:text-underline-style="none" fo:font-weight="normal" style:letter-kerning="true" fo:background-color="transparent" style:font-name-asian="TeXGyreSchola" style:font-size-asian="22pt" style:font-style-asian="normal" style:font-weight-asian="normal" style:font-name-complex="TeXGyreSchola" style:font-size-complex="22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0000" style:text-outline="false" style:text-line-through-style="none" style:text-line-through-type="none" style:text-position="0% 100%" style:font-name="Noto Sans Mono CJK SC Regular" fo:font-size="22pt" fo:font-style="normal" fo:text-shadow="none" style:text-underline-style="none" fo:font-weight="bold" style:letter-kerning="true" fo:background-color="transparent" style:font-name-asian="Noto Sans Mono CJK SC Regular" style:font-size-asian="22pt" style:font-style-asian="normal" style:font-weight-asian="bold" style:font-name-complex="Noto Sans Mono CJK SC Regular" style:font-size-complex="22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00" style:text-outline="false" style:text-line-through-style="none" style:text-line-through-type="none" style:font-name="TeXGyreSchola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00" style:text-outline="false" style:text-line-through-style="none" style:text-line-through-type="none" style:text-position="-33% 58%" style:font-name="TeXGyreSchola" fo:font-size="22pt" fo:font-style="italic" fo:text-shadow="none" style:text-underline-style="none" fo:font-weight="normal" style:letter-kerning="true" fo:background-color="transparent" style:font-name-asian="TeXGyreSchola" style:font-size-asian="22pt" style:font-style-asian="italic" style:font-weight-asian="normal" style:font-name-complex="TeXGyreSchola" style:font-size-complex="22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00" style:text-outline="false" style:text-line-through-style="none" style:text-line-through-type="none" style:text-position="0% 100%" style:font-name="TeXGyreSchola1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Lohit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21409a" style:text-outline="false" style:text-line-through-style="none" style:text-line-through-type="none" style:text-position="0% 100%" style:font-name="TeXGyreSchola" fo:font-size="22pt" fo:font-style="italic" fo:text-shadow="none" style:text-underline-style="none" fo:font-weight="normal" style:letter-kerning="true" fo:background-color="transparent" style:font-name-asian="TeXGyreSchola" style:font-size-asian="22pt" style:font-style-asian="italic" style:font-weight-asian="normal" style:font-name-complex="TeXGyreSchola" style:font-size-complex="22pt" style:font-style-complex="italic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21409a" style:text-outline="false" style:text-line-through-style="none" style:text-line-through-type="none" style:text-position="-33% 58%" style:font-name="TeXGyreSchola" fo:font-size="22pt" fo:font-style="italic" fo:text-shadow="none" style:text-underline-style="none" fo:font-weight="normal" style:letter-kerning="true" fo:background-color="transparent" style:font-name-asian="TeXGyreSchola" style:font-size-asian="22pt" style:font-style-asian="italic" style:font-weight-asian="normal" style:font-name-complex="TeXGyreSchola" style:font-size-complex="22pt" style:font-style-complex="italic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21409a" style:text-outline="false" style:text-line-through-style="none" style:text-line-through-type="none" style:text-position="0% 100%" style:font-name="Noto Sans Mono CJK SC Regular" fo:font-size="22pt" fo:font-style="normal" fo:text-shadow="none" style:text-underline-style="none" fo:font-weight="bold" style:letter-kerning="true" fo:background-color="transparent" style:font-name-asian="Noto Sans Mono CJK SC Regular" style:font-size-asian="22pt" style:font-style-asian="normal" style:font-weight-asian="bold" style:font-name-complex="Noto Sans Mono CJK SC Regular" style:font-size-complex="22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21409a" style:text-outline="false" style:text-line-through-style="none" style:text-line-through-type="none" style:text-position="0% 100%" style:font-name="TeXGyreSchola1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Lohit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text-position="0% 100%" style:font-name="TeXGyreSchola" fo:font-size="22pt" fo:font-style="normal" fo:text-shadow="none" style:text-underline-style="none" fo:font-weight="normal" style:letter-kerning="true" fo:background-color="transparent" style:font-name-asian="TeXGyreSchola" style:font-size-asian="22pt" style:font-style-asian="normal" style:font-weight-asian="normal" style:font-name-complex="TeXGyreSchola" style:font-size-complex="2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000000" style:font-name="TeXGyreSchola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6" style:family="text">
      <style:text-properties fo:color="#21409a" style:font-name="TeXGyreSchola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7" style:family="text">
      <style:text-properties fo:font-variant="normal" fo:text-transform="none" fo:color="#21409a" style:text-outline="false" style:text-line-through-style="none" style:text-line-through-type="none" style:font-name="TeXGyreSchola1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000000" style:font-name="TeXGyreSchola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9" style:family="text">
      <style:text-properties fo:color="#00a65d" style:font-name="TeXGyreSchola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0" style:family="text">
      <style:text-properties style:font-name="TeXGyreSchola1" fo:font-size="22pt" fo:font-style="normal" style:font-size-asian="22pt" style:font-style-asian="normal" style:font-size-complex="22pt" style:font-style-complex="normal"/>
    </style:style>
    <style:style style:name="T101" style:family="text">
      <style:text-properties fo:color="#21409a" style:font-name="TeXGyreSchola1" fo:font-size="22pt" fo:font-style="italic" style:font-size-asian="22pt" style:font-style-asian="italic" style:font-size-complex="22pt" style:font-style-complex="italic"/>
    </style:style>
    <style:style style:name="T102" style:family="text">
      <style:text-properties fo:color="#ce181e" style:font-name="TeXGyreSchola1" fo:font-size="22pt" fo:font-style="italic" style:font-size-asian="22pt" style:font-style-asian="italic" style:font-size-complex="22pt" style:font-style-complex="italic"/>
    </style:style>
    <style:style style:name="T103" style:family="text">
      <style:text-properties fo:color="#ce181e" style:font-name="TeXGyreSchola1" fo:font-size="22pt" style:font-size-asian="22pt" style:font-size-complex="22pt"/>
    </style:style>
    <style:style style:name="T104" style:family="text">
      <style:text-properties style:text-position="-33% 58%" style:font-name="TeXGyreSchola1" fo:font-size="22pt" style:font-size-asian="22pt" style:font-size-complex="22pt"/>
    </style:style>
    <style:style style:name="T105" style:family="text">
      <style:text-properties fo:color="#21409a" style:font-name="Manjari Regular" fo:font-size="22pt" fo:font-style="normal" fo:font-weight="normal" style:font-size-asian="22pt" style:font-size-complex="22pt"/>
    </style:style>
    <style:style style:name="T106" style:family="text">
      <style:text-properties style:font-name="Manjari Regular" fo:font-size="22pt" fo:font-style="normal" fo:font-weight="normal" style:font-size-asian="22pt" style:font-size-complex="22pt"/>
    </style:style>
    <style:style style:name="T107" style:family="text">
      <style:text-properties style:font-name="TeXGyreSchola1" fo:font-size="28pt" fo:font-style="italic" style:font-size-asian="28pt" style:font-style-asian="italic" style:font-size-complex="28pt" style:font-style-complex="italic"/>
    </style:style>
    <style:style style:name="T108" style:family="text">
      <style:text-properties fo:font-variant="normal" fo:text-transform="none" fo:color="#ce181e" style:text-outline="false" style:text-line-through-style="none" style:text-line-through-type="none" style:font-name="Manjari Regular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ce181e" style:text-position="-33% 58%" style:font-name="Manjari Regular" fo:font-style="normal" style:font-style-asian="normal" style:font-style-complex="normal"/>
    </style:style>
    <style:style style:name="T110" style:family="text">
      <style:text-properties fo:color="#ce181e" style:font-name="Manjari Regular" fo:font-style="normal" style:font-style-asian="normal" style:font-style-complex="normal"/>
    </style:style>
    <style:style style:name="T111" style:family="text">
      <style:text-properties fo:font-variant="normal" fo:text-transform="none" fo:color="#ce181e" style:text-outline="false" style:text-line-through-style="none" style:text-line-through-type="none" style:text-position="-33% 58%" style:font-name="Manjari Regular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000000" style:font-name="TeXGyreSchola1" fo:font-size="22pt" fo:font-style="italic" style:font-size-asian="22pt" style:font-style-asian="italic" style:font-size-complex="22pt" style:font-style-complex="italic"/>
    </style:style>
    <style:style style:name="T113" style:family="text">
      <style:text-properties fo:color="#21409a" style:font-name="Manjari Regular" fo:font-size="22pt" fo:font-style="normal" fo:font-weight="normal" style:font-size-asian="22pt" style:font-weight-asian="bold" style:font-size-complex="22pt" style:font-weight-complex="bold"/>
    </style:style>
    <style:style style:name="T114" style:family="text">
      <style:text-properties fo:color="#ce181e" style:font-name="Manjari Regular" fo:font-size="22pt" fo:font-style="normal" style:font-size-asian="22pt" style:font-style-asian="normal" style:font-size-complex="22pt" style:font-style-complex="normal"/>
    </style:style>
    <style:style style:name="T115" style:family="text">
      <style:text-properties fo:color="#ce181e" style:text-position="-33% 58%" style:font-name="Manjari Regular" fo:font-size="22pt" fo:font-style="normal" style:font-size-asian="22pt" style:font-style-asian="normal" style:font-size-complex="22pt" style:font-style-complex="normal"/>
    </style:style>
    <style:style style:name="T116" style:family="text">
      <style:text-properties fo:color="#ce181e" style:font-name="Manjari Regular"/>
    </style:style>
    <style:style style:name="T117" style:family="text">
      <style:text-properties fo:color="#ce181e" style:text-position="-33% 58%" style:font-name="Manjari Regular"/>
    </style:style>
    <style:style style:name="T118" style:family="text">
      <style:text-properties fo:font-variant="normal" fo:text-transform="none" fo:color="#ce181e" style:text-outline="false" style:text-line-through-style="none" style:text-line-through-type="none" style:font-name="Manjari Regular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ce181e" style:text-outline="false" style:text-line-through-style="none" style:text-line-through-type="none" style:text-position="-33% 58%" style:font-name="Manjari Regular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ce181e" style:text-outline="false" style:text-line-through-style="none" style:text-line-through-type="none" style:text-position="0% 100%" style:font-name="Manjari Regular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color="#ce181e" style:font-name="Manjari Regular" fo:font-size="18pt"/>
    </style:style>
    <style:style style:name="T122" style:family="text">
      <style:text-properties fo:color="#ce181e" style:text-position="-33% 58%" style:font-name="Manjari Regular" fo:font-size="18pt"/>
    </style:style>
    <style:style style:name="T123" style:family="text">
      <style:text-properties fo:font-variant="normal" fo:text-transform="none" fo:color="#21409a" style:text-outline="false" style:text-line-through-style="none" style:text-line-through-type="none" style:text-position="0% 100%" style:font-name="TeXGyreSchola1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0000" style:text-outline="false" style:text-line-through-style="none" style:text-line-through-type="none" style:text-position="0% 100%" style:font-name="TeXGyreSchola1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0000" style:text-outline="false" style:text-line-through-style="none" style:text-line-through-type="none" style:text-position="-33% 58%" style:font-name="TeXGyreSchola1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ce181e" style:text-outline="false" style:text-line-through-style="none" style:text-line-through-type="none" style:text-position="0% 100%" style:font-name="TeXGyreSchola1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21409a" style:text-outline="false" style:text-line-through-style="none" style:text-line-through-type="none" style:text-position="-33% 58%" style:font-name="TeXGyreSchola1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00000" style:text-outline="false" style:text-line-through-style="none" style:text-line-through-type="none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style:font-name="TeXGyreSchola1" fo:font-size="18pt" fo:font-style="normal" style:font-size-asian="18pt" style:font-style-asian="normal" style:font-size-complex="18pt" style:font-style-complex="normal"/>
    </style:style>
    <style:style style:name="T130" style:family="text">
      <style:text-properties style:text-position="-33% 58%" style:font-name="TeXGyreSchola1" fo:font-size="18pt" fo:font-style="normal" style:font-size-asian="18pt" style:font-style-asian="normal" style:font-size-complex="18pt" style:font-style-complex="normal"/>
    </style:style>
    <style:style style:name="T131" style:family="text">
      <style:text-properties style:text-position="0% 100%" style:font-name="TeXGyreSchola1" fo:font-size="18pt" fo:font-style="normal" style:font-size-asian="18pt" style:font-style-asian="normal" style:font-size-complex="18pt" style:font-style-complex="normal"/>
    </style:style>
    <style:style style:name="T132" style:family="text">
      <style:text-properties fo:font-variant="normal" fo:text-transform="none" fo:color="#ce181e" style:text-outline="false" style:text-line-through-style="none" style:text-line-through-type="none" style:text-position="-33% 58%" style:font-name="TeXGyreSchola1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000000" style:text-outline="false" style:text-line-through-style="none" style:text-line-through-type="none" style:text-position="0% 100%" style:font-name="TeXGyreSchola1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000000" style:text-outline="false" style:text-line-through-style="none" style:text-line-through-type="none" style:text-position="0% 100%" style:font-name="TeXGyreSchola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35" style:family="text">
      <style:text-properties fo:color="#21409a" style:font-name="TeXGyreSchola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36" style:family="text">
      <style:text-properties style:font-name="TeXGyreSchola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6f6f74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6f6f74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le 1" presentation:style-name="pr1" draw:text-style-name="P2" draw:layer="layout" svg:width="26.161cm" svg:height="11.226cm" svg:x="3.505cm" svg:y="2.108cm" presentation:class="title" presentation:user-transformed="true">
          <draw:text-box>
            <text:p text:style-name="P1"><text:span text:style-name="T1">Introduction </text:span><text:span text:style-name="T1"><text:line-break/></text:span><text:span text:style-name="T1">to type inference</text:span></text:p>
          </draw:text-box>
        </draw:frame>
        <draw:frame draw:name="Subtitle 2" presentation:style-name="pr2" draw:text-style-name="P4" draw:layer="layout" svg:width="26.161cm" svg:height="4.698cm" svg:x="3.505cm" svg:y="13.335cm" presentation:class="subtitle" presentation:user-transformed="true">
          <draw:text-box>
            <text:p text:style-name="P3"><text:span text:style-name="T2"/></text:p>
            <text:p text:style-name="P3"><text:span text:style-name="T2">Oleg Patraschku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a type ?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3">Agenda</text:span></text:p>
          </draw:text-box>
        </draw:frame>
        <draw:frame draw:name="Content Placeholder 2" presentation:style-name="pr4" draw:text-style-name="P9" draw:layer="layout" svg:width="23.875cm" svg:height="12.086cm" svg:x="3.505cm" svg:y="5.08cm" presentation:class="outline" presentation:user-transformed="true">
          <draw:text-box>
            <text:list text:style-name="L2">
              <text:list-item>
                <text:p text:style-name="P8"><text:span text:style-name="T4">What is type inference and </text:span><text:span text:style-name="T4"><text:line-break/></text:span><text:span text:style-name="T4">why is it important ?</text:span></text:p>
              </text:list-item>
              <text:list-item>
                <text:p text:style-name="P8"><text:span text:style-name="T4">Type inference rules</text:span></text:p>
              </text:list-item>
              <text:list-item>
                <text:p text:style-name="P8"><text:span text:style-name="T4">Unification</text:span></text:p>
              </text:list-item>
              <text:list-item>
                <text:p text:style-name="P8"><text:span text:style-name="T4">Algorithm High-Level description and examples</text:span></text:p>
              </text:list-item>
              <text:list-item>
                <text:p text:style-name="P8"><text:span text:style-name="T4">Evaluation of the algorithm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3">What is a type ?</text:span></text:p>
          </draw:text-box>
        </draw:frame>
        <draw:frame draw:name="Content Placeholder 2" presentation:style-name="pr5" draw:text-style-name="P9" draw:layer="layout" svg:width="23.875cm" svg:height="12.086cm" svg:x="3.505cm" svg:y="5.08cm" presentation:class="outline" presentation:user-transformed="true">
          <draw:text-box>
            <text:list text:style-name="L3">
              <text:list-item>
                <text:p text:style-name="P8"><text:span text:style-name="T5">A </text:span><text:span text:style-name="T6">type </text:span><text:span text:style-name="T5">is a collection of computable values that share some structural property.</text:span></text:p>
              </text:list-item>
            </text:list>
            <text:p text:style-name="P8"><text:span text:style-name="T5"/></text:p>
            <text:p text:style-name="P10"><text:span text:style-name="T5">Examples : {</text:span><text:span text:style-name="T7">Int, String, Bool, Int -&gt; Bool, [a] -&gt; b</text:span><text:span text:style-name="T5">}</text:span><text:span text:style-name="T5"><text:line-break/></text:span><text:span text:style-name="T5"/></text:p>
            <text:p text:style-name="P10"><text:span text:style-name="T8">Examples</text:span><text:span text:style-name="T5"> : {</text:span><text:span text:style-name="T7">3, True, "alfa", even integers</text:span><text:span text:style-name="T5">}</text:span></text:p>
            <text:p text:style-name="P10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3">What is a type ?</text:span></text:p>
          </draw:text-box>
        </draw:frame>
        <draw:frame draw:name="Content Placeholder 2" presentation:style-name="pr6" draw:text-style-name="P9" draw:layer="layout" svg:width="23.875cm" svg:height="12.086cm" svg:x="3.505cm" svg:y="5.08cm" presentation:class="outline" presentation:user-transformed="true">
          <draw:text-box>
            <text:list text:style-name="L3">
              <text:list-item>
                <text:p text:style-name="P8"><text:span text:style-name="T5">A </text:span><text:span text:style-name="T6">type </text:span><text:span text:style-name="T5">is a collection of computable values that share some structural property.</text:span></text:p>
              </text:list-item>
            </text:list>
            <text:p text:style-name="P8"><text:span text:style-name="T5"/></text:p>
            <text:p text:style-name="P10"><text:span text:style-name="T5">Examples : {</text:span><text:span text:style-name="T7">Int, String, Bool, Int -&gt; Bool, [a] -&gt; b</text:span><text:span text:style-name="T5">}</text:span><text:span text:style-name="T5"><text:line-break/></text:span><text:span text:style-name="T5"/></text:p>
            <text:p text:style-name="P10"><text:span text:style-name="T8">Examples</text:span><text:span text:style-name="T5"> : {</text:span><text:span text:style-name="T7">3, True, "alfa", even integers</text:span><text:span text:style-name="T5">}</text:span></text:p>
            <text:p text:style-name="P10"><text:span text:style-name="T5"/></text:p>
            <text:list text:continue-numbering="true" text:style-name="L3">
              <text:list-item>
                <text:p text:style-name="P10"><text:span text:style-name="T5">Distinction between sets of values that are types and sets </text:span><text:span text:style-name="T5"><text:line-break/></text:span><text:span text:style-name="T5">that are not types is </text:span><text:span text:style-name="T6">language dependent</text:span><text:span text:style-name="T5">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ortance of types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11" draw:layer="layout" svg:width="26.923cm" svg:height="3.681cm" svg:x="3.505cm" svg:y="1.016cm" presentation:class="title" presentation:user-transformed="true">
          <draw:text-box>
            <text:p text:style-name="P6"><text:span text:style-name="T9">Importance of types</text:span></text:p>
          </draw:text-box>
        </draw:frame>
        <draw:frame draw:name="Content Placeholder 2" presentation:style-name="pr7" draw:text-style-name="P9" draw:layer="layout" svg:width="23.875cm" svg:height="12.842cm" svg:x="3.505cm" svg:y="5.08cm" presentation:class="outline" presentation:user-transformed="true">
          <draw:text-box>
            <text:list text:style-name="L3">
              <text:list-item>
                <text:p text:style-name="P8"><text:span text:style-name="T5">Forms the basis for most static type systems </text:span><text:span text:style-name="T5"><text:line-break/></text:span><text:span text:style-name="T5">(Haskell, Ocaml, Scala, Swift, etc.)</text:span></text:p>
              </text:list-item>
              <text:list-item>
                <text:p text:style-name="P8"><text:span text:style-name="T5">Increasingly used in optional type systems </text:span><text:span text:style-name="T10"><text:line-break/></text:span><text:span text:style-name="T10">(Typed Racket, Clojure’s core.typed, C++’s auto, Dart, </text:span><text:span text:style-name="T10"><text:line-break/></text:span><text:span text:style-name="T10">static analysis tools like Coverity, etc.)</text:span></text:p>
              </text:list-item>
              <text:list-item>
                <text:p text:style-name="P8"><text:span text:style-name="T10">Program organization and documentation</text:span></text:p>
              </text:list-item>
              <text:list-item>
                <text:p text:style-name="P8"><text:span text:style-name="T10">Identify and prevent errors </text:span></text:p>
                <text:list>
                  <text:list-item>
                    <text:p text:style-name="P12"><text:span text:style-name="T11">Compile-time or run-time checking can prevent</text:span><text:span text:style-name="T11"><text:line-break/></text:span><text:span text:style-name="T11">meaningless computations such as 3 + true – “Info. 2”</text:span></text:p>
                  </text:list-item>
                </text:list>
              </text:list-item>
              <text:list-item>
                <text:p text:style-name="P8"><text:span text:style-name="T10">Support optimization </text:span></text:p>
                <text:list>
                  <text:list-item>
                    <text:p text:style-name="P13"><text:span text:style-name="T11">Access components of structures by known offs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ically vs Dynamically typed languages" draw:style-name="dp1" draw:master-page-name="Default">
        <office:forms form:automatic-focus="false" form:apply-design-mode="false"/>
        <draw:frame draw:name="Title 1" presentation:style-name="pr1" draw:text-style-name="P11" draw:layer="layout" svg:width="26.923cm" svg:height="3.681cm" svg:x="3.505cm" svg:y="1.016cm" presentation:class="title" presentation:user-transformed="true">
          <draw:text-box>
            <text:p text:style-name="P6"><text:span text:style-name="T9">Statically vs Dynamically typed </text:span></text:p>
          </draw:text-box>
        </draw:frame>
        <draw:frame draw:name="Text Placeholder 2" presentation:style-name="pr8" draw:text-style-name="P15" draw:layer="layout" svg:width="12.445cm" svg:height="2.031cm" svg:x="3.505cm" svg:y="4.76cm" presentation:class="outline" presentation:user-transformed="true">
          <draw:text-box>
            <text:p text:style-name="P14"><text:span text:style-name="T12">Statically typed</text:span></text:p>
          </draw:text-box>
        </draw:frame>
        <draw:frame draw:name="Content Placeholder 3" presentation:style-name="pr9" draw:text-style-name="P9" draw:layer="layout" svg:width="12.445cm" svg:height="10.179cm" svg:x="3.505cm" svg:y="6.965cm" presentation:class="outline" presentation:user-transformed="true">
          <draw:text-box>
            <text:list text:style-name="L3">
              <text:list-item>
                <text:p text:style-name="P8"><text:span text:style-name="T5">Statically typed programming languages do type checking (the process of verifying and enforcing the constraints of types) at compile-time as opposed to run-time.</text:span></text:p>
              </text:list-item>
            </text:list>
            <text:p text:style-name="P16"><text:span text:style-name="T13"/></text:p>
            <text:p text:style-name="P10"><text:span text:style-name="T13"/></text:p>
          </draw:text-box>
        </draw:frame>
        <draw:frame draw:name="Text Placeholder 4" presentation:style-name="pr8" draw:text-style-name="P15" draw:layer="layout" svg:width="12.445cm" svg:height="2.031cm" svg:x="17.018cm" svg:y="4.76cm" presentation:class="outline" presentation:user-transformed="true">
          <draw:text-box>
            <text:p text:style-name="P14"><text:span text:style-name="T12">Dynamically typed</text:span></text:p>
          </draw:text-box>
        </draw:frame>
        <draw:frame draw:name="Content Placeholder 5" presentation:style-name="pr10" draw:text-style-name="P9" draw:layer="layout" svg:width="12.445cm" svg:height="10.179cm" svg:x="17.018cm" svg:y="6.965cm" presentation:class="outline" presentation:user-transformed="true">
          <draw:text-box>
            <text:list text:style-name="L3">
              <text:list-item>
                <text:p text:style-name="P8"><text:span text:style-name="T5">Dynamically typed programming languages do type checking at run-time as opposed to Compile-tim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ically vs Dynamically typed languages" draw:style-name="dp1" draw:master-page-name="Default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3">Statically vs Dynamically typed </text:span></text:p>
          </draw:text-box>
        </draw:frame>
        <draw:frame draw:name="Text Placeholder 2" presentation:style-name="pr11" draw:text-style-name="P17" draw:layer="layout" svg:width="12.445cm" svg:height="2.031cm" svg:x="3.505cm" svg:y="4.76cm" presentation:class="outline" presentation:user-transformed="true">
          <draw:text-box>
            <text:p text:style-name="P14"><text:span text:style-name="T12">Statically typed</text:span></text:p>
          </draw:text-box>
        </draw:frame>
        <draw:frame draw:name="Content Placeholder 3" presentation:style-name="pr12" draw:text-style-name="P18" draw:layer="layout" svg:width="12.445cm" svg:height="10.179cm" svg:x="3.505cm" svg:y="6.965cm" presentation:class="outline" presentation:user-transformed="true">
          <draw:text-box>
            <text:list text:style-name="L3">
              <text:list-item>
                <text:p text:style-name="P8"><text:span text:style-name="T5">Statically typed programming languages do type checking (the process of verifying and enforcing the constraints of types) at </text:span><text:span text:style-name="T13">compile-time as opposed to run-time.</text:span></text:p>
              </text:list-item>
              <text:list-item>
                <text:p text:style-name="P8"><text:span text:style-name="T13">OCaml and Java use compile-time type checking</text:span></text:p>
              </text:list-item>
            </text:list>
          </draw:text-box>
        </draw:frame>
        <draw:frame draw:name="Text Placeholder 4" presentation:style-name="pr11" draw:text-style-name="P15" draw:layer="layout" svg:width="12.445cm" svg:height="2.031cm" svg:x="17.018cm" svg:y="4.76cm" presentation:class="outline" presentation:user-transformed="true">
          <draw:text-box>
            <text:p text:style-name="P14"><text:span text:style-name="T12">Dynamically typed</text:span></text:p>
          </draw:text-box>
        </draw:frame>
        <draw:frame draw:name="Content Placeholder 5" presentation:style-name="pr13" draw:text-style-name="P18" draw:layer="layout" svg:width="12.445cm" svg:height="10.179cm" svg:x="17.018cm" svg:y="6.965cm" presentation:class="outline" presentation:user-transformed="true">
          <draw:text-box>
            <text:list text:style-name="L3">
              <text:list-item>
                <text:p text:style-name="P8"><text:span text:style-name="T5">Dynamically typed programming languages do type checking at run-time as opposed to Compile-time.</text:span></text:p>
                <text:p text:style-name="P8"><text:span text:style-name="T13"/></text:p>
              </text:list-item>
              <text:list-item>
                <text:p text:style-name="P8"><text:span text:style-name="T13">JavaScript and Python use run-time type check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ically vs Dynamically typed languages" draw:style-name="dp1" draw:master-page-name="Default">
        <office:forms form:automatic-focus="false" form:apply-design-mode="false"/>
        <draw:frame draw:name="Title 1" presentation:style-name="pr14" draw:text-style-name="P19" draw:layer="layout" svg:width="26.923cm" svg:height="3.681cm" svg:x="3.505cm" svg:y="1.016cm" presentation:class="title" presentation:user-transformed="true">
          <draw:text-box>
            <text:p text:style-name="P6"><text:span text:style-name="T9">Statically vs Dynamically typed </text:span></text:p>
          </draw:text-box>
        </draw:frame>
        <draw:frame draw:name="Text Placeholder 2" presentation:style-name="pr15" draw:text-style-name="P20" draw:layer="layout" svg:width="12.445cm" svg:height="2.031cm" svg:x="3.052cm" svg:y="4.76cm" presentation:class="outline" presentation:user-transformed="true">
          <draw:text-box>
            <text:p text:style-name="P14"><text:span text:style-name="T12">Statically typed</text:span></text:p>
          </draw:text-box>
        </draw:frame>
        <draw:frame draw:name="Content Placeholder 3" presentation:style-name="pr16" draw:text-style-name="P21" draw:layer="layout" svg:width="13.715cm" svg:height="10.249cm" svg:x="3.048cm" svg:y="7.173cm" presentation:class="outline" presentation:user-transformed="true">
          <draw:text-box>
            <text:p text:style-name="P10"><text:span text:style-name="T14"> </text:span><text:span text:style-name="T14"><text:line-break/></text:span><text:span text:style-name="T15">Writing function </text:span><text:span text:style-name="T16">f </text:span><text:span text:style-name="T15">in Java </text:span><text:span text:style-name="T15"><text:line-break/></text:span><text:span text:style-name="T15">would result in a TypeError at compile time!</text:span></text:p>
          </draw:text-box>
        </draw:frame>
        <draw:frame draw:name="Text Placeholder 4" presentation:style-name="pr17" draw:text-style-name="P20" draw:layer="layout" svg:width="12.445cm" svg:height="2.031cm" svg:x="16.753cm" svg:y="4.76cm" presentation:class="outline" presentation:user-transformed="true">
          <draw:text-box>
            <text:p text:style-name="P14"><text:span text:style-name="T12">Dynamically typed</text:span></text:p>
          </draw:text-box>
        </draw:frame>
        <draw:frame draw:name="Content Placeholder 5" presentation:style-name="pr18" draw:text-style-name="P22" draw:layer="layout" svg:width="12.445cm" svg:height="12.339cm" svg:x="17.018cm" svg:y="6.965cm" presentation:class="outline" presentation:user-transformed="true">
          <draw:text-box>
            <text:p text:style-name="P10"><text:span text:style-name="T17"/></text:p>
            <text:p text:style-name="P10"><text:span text:style-name="T17">def </text:span><text:span text:style-name="T18">f(a)</text:span><text:span text:style-name="T17">:</text:span><text:span text:style-name="T19"><text:line-break/></text:span><text:span text:style-name="T19">    if a &gt; 0:</text:span><text:span text:style-name="T19"><text:line-break/></text:span><text:span text:style-name="T19">        print 'Hi'</text:span><text:span text:style-name="T19"><text:line-break/></text:span><text:span text:style-name="T19">    else:</text:span><text:span text:style-name="T19"><text:line-break/></text:span><text:span text:style-name="T19">        print 5 + '3'</text:span></text:p>
            <text:p text:style-name="P10"><text:span text:style-name="T20"/></text:p>
            <text:p text:style-name="P10"><text:span text:style-name="T20">f(1) =&gt; 'Hi'</text:span><text:span text:style-name="T21"> </text:span><text:span text:style-name="T21"><text:line-break/></text:span><text:span text:style-name="T21"/></text:p>
            <text:p text:style-name="P10"><text:span text:style-name="T22">f(-1) =&gt; </text:span><text:span text:style-name="T23">TypeError: unsupported operand type(s) for + : 'int' and 'str'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ically vs Dynamically typed languages" draw:style-name="dp1" draw:master-page-name="Default">
        <office:forms form:automatic-focus="false" form:apply-design-mode="false"/>
        <draw:frame draw:name="Title 1" presentation:style-name="pr19" draw:text-style-name="P23" draw:layer="layout" svg:width="26.923cm" svg:height="3.681cm" svg:x="1.805cm" svg:y="1.016cm" presentation:class="title" presentation:user-transformed="true">
          <draw:text-box>
            <text:p text:style-name="P6"><text:span text:style-name="T3">Statically vs Dynamically typed</text:span></text:p>
          </draw:text-box>
        </draw:frame>
        <draw:frame draw:name="Text Placeholder 2" presentation:style-name="pr11" draw:text-style-name="P24" draw:layer="layout" svg:width="12.445cm" svg:height="2.031cm" svg:x="2.814cm" svg:y="4.76cm" presentation:class="outline" presentation:user-transformed="true">
          <draw:text-box>
            <text:p text:style-name="P14"><text:span text:style-name="T12">Statically typed</text:span></text:p>
          </draw:text-box>
        </draw:frame>
        <draw:frame draw:name="Content Placeholder 3" presentation:style-name="pr20" draw:text-style-name="P25" draw:layer="layout" svg:width="13.715cm" svg:height="10.249cm" svg:x="3.048cm" svg:y="7.173cm" presentation:class="outline" presentation:user-transformed="true">
          <draw:text-box>
            <text:p text:style-name="P16"><text:span text:style-name="T24"/></text:p>
            <text:p text:style-name="P16"><text:span text:style-name="T24">String str = "Java"</text:span></text:p>
            <text:p text:style-name="P16"><text:span text:style-name="T24">str = 3.141</text:span></text:p>
            <text:p text:style-name="P10"><text:span text:style-name="T25"/></text:p>
            <text:p text:style-name="P10"><text:span text:style-name="T14">TypeError</text:span><text:span text:style-name="T15"> at compile time,</text:span><text:span text:style-name="T15"><text:line-break/></text:span><text:span text:style-name="T15">str can only be bound to strings</text:span></text:p>
          </draw:text-box>
        </draw:frame>
        <draw:frame draw:name="Text Placeholder 4" presentation:style-name="pr11" draw:text-style-name="P26" draw:layer="layout" svg:width="12.445cm" svg:height="2.031cm" svg:x="16.716cm" svg:y="4.76cm" presentation:class="outline" presentation:user-transformed="true">
          <draw:text-box>
            <text:p text:style-name="P14"><text:span text:style-name="T12">Dynamically typed</text:span></text:p>
          </draw:text-box>
        </draw:frame>
        <draw:frame draw:name="Content Placeholder 5" presentation:style-name="pr21" draw:text-style-name="P27" draw:layer="layout" svg:width="12.445cm" svg:height="12.593cm" svg:x="17.018cm" svg:y="6.965cm" presentation:class="outline" presentation:user-transformed="true">
          <draw:text-box>
            <text:p text:style-name="P16"><text:span text:style-name="T7"/></text:p>
            <text:p text:style-name="P16"><text:span text:style-name="T7">var</text:span><text:span text:style-name="T26"> </text:span><text:span text:style-name="T27">str = "Javascript"</text:span></text:p>
            <text:p text:style-name="P16"><text:span text:style-name="T27">str = 3.141</text:span></text:p>
            <text:p text:style-name="P16"><text:span text:style-name="T28"/></text:p>
            <text:p text:style-name="P16"><text:span text:style-name="T29">No error - </text:span><text:span text:style-name="T28">var str can be bound to string <text:s/>then to a floating point</text:span><text:span text:style-name="T28"><text:line-break/></text:span><text:span text:style-name="T28">number, that is : type of str is decided at run-time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ype Checking vs Type Inference" draw:style-name="dp1" draw:master-page-name="Default">
        <office:forms form:automatic-focus="false" form:apply-design-mode="false"/>
        <draw:frame draw:name="Title 1" presentation:style-name="pr22" draw:text-style-name="P19" draw:layer="layout" svg:width="26.923cm" svg:height="3.681cm" svg:x="3.505cm" svg:y="1.016cm" presentation:class="title" presentation:user-transformed="true">
          <draw:text-box>
            <text:p text:style-name="P6"><text:span text:style-name="T9">Type Checking vs Type Inference</text:span></text:p>
          </draw:text-box>
        </draw:frame>
        <draw:frame draw:name="Text Placeholder 2" presentation:style-name="pr23" draw:text-style-name="P20" draw:layer="layout" svg:width="12.445cm" svg:height="2.031cm" svg:x="3.505cm" svg:y="4.76cm" presentation:class="outline" presentation:user-transformed="true">
          <draw:text-box>
            <text:p text:style-name="P14"><text:span text:style-name="T12">Type checking</text:span></text:p>
          </draw:text-box>
        </draw:frame>
        <draw:frame draw:name="Content Placeholder 3" presentation:style-name="pr24" draw:text-style-name="P9" draw:layer="layout" svg:width="12.445cm" svg:height="10.179cm" svg:x="3.505cm" svg:y="6.965cm" presentation:class="outline" presentation:user-transformed="true">
          <draw:text-box>
            <text:list text:style-name="L5">
              <text:list-header>
                <text:p text:style-name="P8"><text:span text:style-name="T30"><text:line-break/></text:span><text:span text:style-name="T30">int f(int x) { return x+1; };</text:span></text:p>
                <text:p text:style-name="P8"><text:span text:style-name="T30">int g(int y) { return f(y+1)*2; };</text:span></text:p>
              </text:list-header>
            </text:list>
            <text:p text:style-name="P8"><text:span text:style-name="T31"/></text:p>
            <text:p text:style-name="P8"><text:span text:style-name="T32"/></text:p>
            <text:p text:style-name="P8"><text:span text:style-name="T32"/></text:p>
          </draw:text-box>
        </draw:frame>
        <draw:frame draw:name="Text Placeholder 4" presentation:style-name="pr25" draw:text-style-name="P20" draw:layer="layout" svg:width="12.445cm" svg:height="2.031cm" svg:x="17.018cm" svg:y="4.76cm" presentation:class="outline" presentation:user-transformed="true">
          <draw:text-box>
            <text:p text:style-name="P14"><text:span text:style-name="T12">Type inference</text:span></text:p>
          </draw:text-box>
        </draw:frame>
        <draw:frame draw:name="Content Placeholder 5" presentation:style-name="pr26" draw:text-style-name="P18" draw:layer="layout" svg:width="12.445cm" svg:height="10.179cm" svg:x="17.018cm" svg:y="6.965cm" presentation:class="outline" presentation:user-transformed="true">
          <draw:text-box>
            <text:list text:style-name="L5">
              <text:list-header>
                <text:p text:style-name="P8"><text:span text:style-name="T33"><text:line-break/></text:span><text:span text:style-name="T33">int</text:span><text:span text:style-name="T24"> f(</text:span><text:span text:style-name="T33">int</text:span><text:span text:style-name="T24"> x) { return x+1; };</text:span></text:p>
                <text:p text:style-name="P8"><text:span text:style-name="T33">int</text:span><text:span text:style-name="T24"> g(</text:span><text:span text:style-name="T33">int</text:span><text:span text:style-name="T24"> y) { return f(y+1)*2; };</text:span></text:p>
              </text:list-header>
            </text:list>
            <text:p text:style-name="P8"><text:span text:style-name="T24"/></text:p>
            <text:p text:style-name="P8"><text:span text:style-name="T13"/></text:p>
            <text:p text:style-name="P8"><text:span text:style-name="T13"/></text:p>
            <text:p text:style-name="P8"><text:span text:style-name="T24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ype Checking vs Type Inference" draw:style-name="dp1" draw:master-page-name="Default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3">Type Checking vs Type Inference</text:span></text:p>
          </draw:text-box>
        </draw:frame>
        <draw:frame draw:name="Text Placeholder 2" presentation:style-name="pr11" draw:text-style-name="P17" draw:layer="layout" svg:width="12.445cm" svg:height="2.031cm" svg:x="3.505cm" svg:y="4.76cm" presentation:class="outline" presentation:user-transformed="true">
          <draw:text-box>
            <text:p text:style-name="P14"><text:span text:style-name="T12">Type checking</text:span></text:p>
          </draw:text-box>
        </draw:frame>
        <draw:frame draw:name="Content Placeholder 3" presentation:style-name="pr20" draw:text-style-name="P28" draw:layer="layout" svg:width="12.445cm" svg:height="11.577cm" svg:x="3.505cm" svg:y="6.965cm" presentation:class="outline" presentation:user-transformed="true">
          <draw:text-box>
            <text:list text:style-name="L5">
              <text:list-header>
                <text:p text:style-name="P8"><text:span text:style-name="T30"><text:line-break/></text:span><text:span text:style-name="T30">int f(int x) { return x+1; };</text:span></text:p>
                <text:p text:style-name="P8"><text:span text:style-name="T30">int g(int y) { return f(y+1)*2; };</text:span></text:p>
              </text:list-header>
            </text:list>
            <text:p text:style-name="P10"><text:span text:style-name="T31"/></text:p>
            <text:p text:style-name="P10"><text:span text:style-name="T34">E : T ? </text:span><text:span text:style-name="T34"><text:line-break/></text:span><text:span text:style-name="T34">In this case, both an expression E and a type T is given. </text:span><text:span text:style-name="T34"><text:line-break/></text:span><text:span text:style-name="T34">Now, is E really a T? This scenario is known as </text:span><text:span text:style-name="T35">type checking</text:span><text:span text:style-name="T34">.</text:span></text:p>
            <text:p text:style-name="P10"><text:span text:style-name="T32"/></text:p>
          </draw:text-box>
        </draw:frame>
        <draw:frame draw:name="Text Placeholder 4" presentation:style-name="pr11" draw:text-style-name="P15" draw:layer="layout" svg:width="12.445cm" svg:height="2.031cm" svg:x="17.018cm" svg:y="4.76cm" presentation:class="outline" presentation:user-transformed="true">
          <draw:text-box>
            <text:p text:style-name="P14"><text:span text:style-name="T12">Type inference</text:span></text:p>
          </draw:text-box>
        </draw:frame>
        <draw:frame draw:name="Content Placeholder 5" presentation:style-name="pr20" draw:text-style-name="P28" draw:layer="layout" svg:width="12.445cm" svg:height="11.577cm" svg:x="17.018cm" svg:y="6.965cm" presentation:class="outline" presentation:user-transformed="true">
          <draw:text-box>
            <text:list text:style-name="L5">
              <text:list-header>
                <text:p text:style-name="P8"><text:span text:style-name="T33"><text:line-break/></text:span><text:span text:style-name="T33">int</text:span><text:span text:style-name="T24"> f(</text:span><text:span text:style-name="T33">int</text:span><text:span text:style-name="T24"> x) { return x+1; };</text:span></text:p>
                <text:p text:style-name="P8"><text:span text:style-name="T33">int</text:span><text:span text:style-name="T24"> g(</text:span><text:span text:style-name="T33">int</text:span><text:span text:style-name="T24"> y) { return f(y+1)*2; };</text:span></text:p>
              </text:list-header>
            </text:list>
            <text:p text:style-name="P8"><text:span text:style-name="T19"/></text:p>
            <text:p text:style-name="P10"><text:span text:style-name="T36">E : _ ? </text:span><text:span text:style-name="T36"><text:line-break/></text:span><text:span text:style-name="T36">Here, only the expression is known. So what type is E? </text:span><text:span text:style-name="T36"><text:line-break/></text:span><text:span text:style-name="T36">If there is a way to derive a type for E, then we have managed to </text:span><text:span text:style-name="T37"><text:s/>infer </text:span><text:span text:style-name="T38">types</text:span><text:span text:style-name="T13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ype Checking vs Type Inference_clipboard0" draw:style-name="dp1" draw:master-page-name="Default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3">Type Checking vs Type Inference</text:span></text:p>
          </draw:text-box>
        </draw:frame>
        <draw:frame draw:name="Text Placeholder 2" presentation:style-name="pr11" draw:text-style-name="P29" draw:layer="layout" svg:width="12.445cm" svg:height="2.031cm" svg:x="3.505cm" svg:y="4.76cm" presentation:class="outline" presentation:user-transformed="true">
          <draw:text-box>
            <text:p text:style-name="P14"><text:span text:style-name="T39">Type checking</text:span></text:p>
          </draw:text-box>
        </draw:frame>
        <draw:frame draw:name="Content Placeholder 3" presentation:style-name="pr20" draw:text-style-name="P30" draw:layer="layout" svg:width="12.445cm" svg:height="10.179cm" svg:x="3.505cm" svg:y="6.965cm" presentation:class="outline" presentation:user-transformed="true">
          <draw:text-box>
            <text:list text:style-name="L6">
              <text:list-item>
                <text:p text:style-name="P10"><text:span text:style-name="T40">Examine body of each function</text:span></text:p>
              </text:list-item>
              <text:list-item>
                <text:p text:style-name="P10"><text:span text:style-name="T40">Use declared types to check agreement</text:span></text:p>
              </text:list-item>
            </text:list>
          </draw:text-box>
        </draw:frame>
        <draw:frame draw:name="Text Placeholder 4" presentation:style-name="pr11" draw:text-style-name="P29" draw:layer="layout" svg:width="12.445cm" svg:height="2.031cm" svg:x="17.018cm" svg:y="4.76cm" presentation:class="outline" presentation:user-transformed="true">
          <draw:text-box>
            <text:p text:style-name="P14"><text:span text:style-name="T39">Type inference</text:span></text:p>
          </draw:text-box>
        </draw:frame>
        <draw:frame draw:name="Content Placeholder 5" presentation:style-name="pr20" draw:text-style-name="P30" draw:layer="layout" svg:width="12.445cm" svg:height="10.179cm" svg:x="17.018cm" svg:y="6.965cm" presentation:class="outline" presentation:user-transformed="true">
          <draw:text-box>
            <text:list text:style-name="L6">
              <text:list-item>
                <text:p text:style-name="P10"><text:span text:style-name="T40">Examine code without type information</text:span></text:p>
              </text:list-item>
              <text:list-item>
                <text:p text:style-name="P10"><text:span text:style-name="T40">Infer the most general types that could have been declare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Let’s formalize (natural deduction)</text:span></text:p>
          </draw:text-box>
        </draw:frame>
        <draw:frame draw:name="Content Placeholder 2" presentation:style-name="pr20" draw:text-style-name="P33" draw:layer="layout" svg:width="9.349cm" svg:height="1.178cm" svg:x="3.605cm" svg:y="5.68cm" presentation:class="outline" presentation:user-transformed="true">
          <draw:text-box>
            <text:p text:style-name="P32"><text:span text:style-name="T42">If this is true (Premises)</text:span></text:p>
          </draw:text-box>
        </draw:frame>
        <draw:line draw:style-name="gr2" draw:text-style-name="P34" draw:layer="layout" svg:x1="3.318cm" svg:y1="7.112cm" svg:x2="14.224cm" svg:y2="7.112cm">
          <text:p/>
        </draw:line>
        <draw:frame draw:name="Content Placeholder 2" presentation:style-name="pr20" draw:text-style-name="P33" draw:layer="layout" svg:width="11.176cm" svg:height="1.178cm" svg:x="3.556cm" svg:y="7.366cm" presentation:class="outline" presentation:user-transformed="true">
          <draw:text-box>
            <text:p text:style-name="P32"><text:span text:style-name="T42">Then this is true (Conclusion)</text:span></text:p>
          </draw:text-box>
        </draw:frame>
        <draw:frame draw:name="Content Placeholder 2" presentation:style-name="pr20" draw:text-style-name="P33" draw:layer="layout" svg:width="7.825cm" svg:height="1.178cm" svg:x="14.709cm" svg:y="6.442cm" presentation:class="outline" presentation:user-transformed="true">
          <draw:text-box>
            <text:p text:style-name="P32"><text:span text:style-name="T42">[ Name of the rule 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Let’s formalize (natural deduction)</text:span></text:p>
          </draw:text-box>
        </draw:frame>
        <draw:frame draw:name="Content Placeholder 2" presentation:style-name="pr20" draw:text-style-name="P33" draw:layer="layout" svg:width="7.825cm" svg:height="1.432cm" svg:x="3.605cm" svg:y="5.68cm" presentation:class="outline" presentation:user-transformed="true">
          <draw:text-box>
            <text:p text:style-name="P32"><text:span text:style-name="T42">If </text:span><text:span text:style-name="T43">this</text:span><text:span text:style-name="T42"> is true</text:span></text:p>
          </draw:text-box>
        </draw:frame>
        <draw:line draw:style-name="gr2" draw:text-style-name="P34" draw:layer="layout" svg:x1="3.318cm" svg:y1="7.112cm" svg:x2="9.414cm" svg:y2="7.112cm">
          <text:p/>
        </draw:line>
        <draw:frame draw:name="Content Placeholder 2" presentation:style-name="pr20" draw:text-style-name="P33" draw:layer="layout" svg:width="7.825cm" svg:height="1.524cm" svg:x="3.556cm" svg:y="7.366cm" presentation:class="outline" presentation:user-transformed="true">
          <draw:text-box>
            <text:p text:style-name="P32"><text:span text:style-name="T42">Then this is true</text:span></text:p>
          </draw:text-box>
        </draw:frame>
        <draw:frame draw:name="Content Placeholder 2" presentation:style-name="pr20" draw:text-style-name="P33" draw:layer="layout" svg:width="7.825cm" svg:height="1.432cm" svg:x="3.605cm" svg:y="9.18cm" presentation:class="outline" presentation:user-transformed="true">
          <draw:text-box>
            <text:p/>
          </draw:text-box>
        </draw:frame>
        <draw:line draw:style-name="gr2" draw:text-style-name="P34" draw:layer="layout" svg:x1="3.318cm" svg:y1="10.712cm" svg:x2="11.684cm" svg:y2="10.668cm">
          <text:p/>
        </draw:line>
        <draw:frame draw:name="Content Placeholder 2" presentation:style-name="pr20" draw:text-style-name="P33" draw:layer="layout" svg:width="8.89cm" svg:height="1.58cm" svg:x="3.556cm" svg:y="10.866cm" presentation:class="outline" presentation:user-transformed="true">
          <draw:text-box>
            <text:p text:style-name="P32"><text:span text:style-name="T42">(if e</text:span><text:span text:style-name="T44">1</text:span><text:span text:style-name="T42"> then e</text:span><text:span text:style-name="T44">2</text:span><text:span text:style-name="T42"> else e</text:span><text:span text:style-name="T44">3 </text:span><text:span text:style-name="T42">) : t</text:span></text:p>
          </draw:text-box>
        </draw:frame>
        <draw:frame draw:name="Content Placeholder 2" presentation:style-name="pr20" draw:text-style-name="P33" draw:layer="layout" svg:width="9.397cm" svg:height="1.58cm" svg:x="3.557cm" svg:y="9.366cm" presentation:class="outline" presentation:user-transformed="true">
          <draw:text-box>
            <text:p text:style-name="P32"><text:span text:style-name="T45">e</text:span><text:span text:style-name="T46">1</text:span><text:span text:style-name="T45"> : Bool <text:s text:c="3"/>e</text:span><text:span text:style-name="T46">2</text:span><text:span text:style-name="T45"> : t <text:s text:c="3"/>e</text:span><text:span text:style-name="T46">3 </text:span><text:span text:style-name="T47">: t</text:span></text:p>
          </draw:text-box>
        </draw:frame>
        <draw:frame draw:name="Content Placeholder 2" presentation:style-name="pr20" draw:text-style-name="P35" draw:layer="layout" svg:width="15.412cm" svg:height="4.028cm" svg:x="14.306cm" svg:y="9.18cm" presentation:class="outline" presentation:user-transformed="true">
          <draw:text-box>
            <text:p text:style-name="P32"><text:span text:style-name="T48">Can be read as : </text:span><text:span text:style-name="T48"><text:line-break/></text:span><text:span text:style-name="T48">if e</text:span><text:span text:style-name="T49">1</text:span><text:span text:style-name="T48"> has type bool <text:s/>AND <text:s/>e</text:span><text:span text:style-name="T49">2</text:span><text:span text:style-name="T48"> </text:span><text:span text:style-name="T48"><text:line-break/></text:span><text:span text:style-name="T48">has type <text:s/>t <text:s/>AND e</text:span><text:span text:style-name="T49">3</text:span><text:span text:style-name="T50"> has type t THEN </text:span><text:span text:style-name="T50"><text:line-break/></text:span><text:span text:style-name="T50">the if expression has also type t</text:span></text:p>
          </draw:text-box>
        </draw:frame>
        <draw:frame draw:name="Content Placeholder 2" presentation:style-name="pr20" draw:text-style-name="P33" draw:layer="layout" svg:width="7.825cm" svg:height="1.178cm" svg:x="10.194cm" svg:y="6.442cm" presentation:class="outline" presentation:user-transformed="true">
          <draw:text-box>
            <text:p text:style-name="P32"><text:span text:style-name="T42">[ Name of the rule 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3" draw:layer="layout" svg:width="26.923cm" svg:height="3.681cm" svg:x="3.505cm" svg:y="1.016cm" presentation:class="title" presentation:user-transformed="true">
          <draw:text-box>
            <text:p text:style-name="P6"><text:span text:style-name="T41">Let’s formalize (natural deduction)</text:span></text:p>
          </draw:text-box>
        </draw:frame>
        <draw:frame draw:name="Content Placeholder 2" presentation:style-name="pr20" draw:text-style-name="P33" draw:layer="layout" svg:width="7.825cm" svg:height="1.432cm" svg:x="3.605cm" svg:y="5.68cm" presentation:class="outline" presentation:user-transformed="true">
          <draw:text-box>
            <text:p text:style-name="P32"><text:span text:style-name="T42">If this is true</text:span></text:p>
          </draw:text-box>
        </draw:frame>
        <draw:line draw:style-name="gr2" draw:text-style-name="P34" draw:layer="layout" svg:x1="3.318cm" svg:y1="7.112cm" svg:x2="9.414cm" svg:y2="7.112cm">
          <text:p/>
        </draw:line>
        <draw:frame draw:name="Content Placeholder 2" presentation:style-name="pr20" draw:text-style-name="P33" draw:layer="layout" svg:width="7.825cm" svg:height="1.524cm" svg:x="3.556cm" svg:y="7.366cm" presentation:class="outline" presentation:user-transformed="true">
          <draw:text-box>
            <text:p text:style-name="P32"><text:span text:style-name="T42">Then this is true</text:span></text:p>
          </draw:text-box>
        </draw:frame>
        <draw:frame draw:name="Content Placeholder 2" presentation:style-name="pr20" draw:text-style-name="P33" draw:layer="layout" svg:width="7.825cm" svg:height="1.432cm" svg:x="3.605cm" svg:y="9.18cm" presentation:class="outline" presentation:user-transformed="true">
          <draw:text-box>
            <text:p/>
          </draw:text-box>
        </draw:frame>
        <draw:line draw:style-name="gr2" draw:text-style-name="P34" draw:layer="layout" svg:x1="3.318cm" svg:y1="10.712cm" svg:x2="11.684cm" svg:y2="10.668cm">
          <text:p/>
        </draw:line>
        <draw:frame draw:name="Content Placeholder 2" presentation:style-name="pr20" draw:text-style-name="P33" draw:layer="layout" svg:width="8.636cm" svg:height="1.58cm" svg:x="3.556cm" svg:y="10.866cm" presentation:class="outline" presentation:user-transformed="true">
          <draw:text-box>
            <text:p text:style-name="P32"><text:span text:style-name="T42">(if e</text:span><text:span text:style-name="T44">1</text:span><text:span text:style-name="T42"> then e</text:span><text:span text:style-name="T44">2</text:span><text:span text:style-name="T42"> else e</text:span><text:span text:style-name="T44">3 </text:span><text:span text:style-name="T42">) : t</text:span></text:p>
          </draw:text-box>
        </draw:frame>
        <draw:frame draw:name="Content Placeholder 2" presentation:style-name="pr20" draw:text-style-name="P33" draw:layer="layout" svg:width="9.397cm" svg:height="1.58cm" svg:x="3.557cm" svg:y="9.366cm" presentation:class="outline" presentation:user-transformed="true">
          <draw:text-box>
            <text:p text:style-name="P32"><text:span text:style-name="T45">e</text:span><text:span text:style-name="T46">1</text:span><text:span text:style-name="T45"> : Bool <text:s text:c="3"/>e</text:span><text:span text:style-name="T46">2</text:span><text:span text:style-name="T45"> : t <text:s text:c="3"/>e</text:span><text:span text:style-name="T46">3 </text:span><text:span text:style-name="T47">: t</text:span></text:p>
          </draw:text-box>
        </draw:frame>
        <draw:frame draw:name="Content Placeholder 2" presentation:style-name="pr27" draw:text-style-name="P37" draw:layer="layout" svg:width="15.412cm" svg:height="4.028cm" svg:x="16.706cm" svg:y="12.88cm" presentation:class="outline" presentation:user-transformed="true">
          <draw:text-box>
            <text:p text:style-name="P36"><text:span text:style-name="T51"><text:s/></text:span><text:span text:style-name="T51">Γ <text:s/>is the type environment or context</text:span></text:p>
            <text:p text:style-name="P36"><text:span text:style-name="T48"><text:s/></text:span><text:span text:style-name="T52">⊢ </text:span><text:span text:style-name="T52">(“turnstile”) can be read as determines or proves <text:s text:c="2"/></text:span></text:p>
            <text:p text:style-name="P36"><text:span text:style-name="T51"/></text:p>
            <text:p text:style-name="P32"><text:span text:style-name="T51"/></text:p>
          </draw:text-box>
        </draw:frame>
        <draw:frame draw:name="Content Placeholder 2" presentation:style-name="pr20" draw:text-style-name="P33" draw:layer="layout" svg:width="7.825cm" svg:height="1.432cm" svg:x="3.605cm" svg:y="12.88cm" presentation:class="outline" presentation:user-transformed="true">
          <draw:text-box>
            <text:p/>
          </draw:text-box>
        </draw:frame>
        <draw:line draw:style-name="gr2" draw:text-style-name="P34" draw:layer="layout" svg:x1="3.318cm" svg:y1="14.412cm" svg:x2="16.256cm" svg:y2="14.478cm">
          <text:p/>
        </draw:line>
        <draw:frame draw:name="Content Placeholder 2" presentation:style-name="pr20" draw:text-style-name="P33" draw:layer="layout" svg:width="9.906cm" svg:height="1.58cm" svg:x="3.556cm" svg:y="14.566cm" presentation:class="outline" presentation:user-transformed="true">
          <draw:text-box>
            <text:p text:style-name="P32"><text:span text:style-name="T53">Γ ⊢</text:span><text:span text:style-name="T42">(if e</text:span><text:span text:style-name="T44">1</text:span><text:span text:style-name="T42"> then e</text:span><text:span text:style-name="T44">2</text:span><text:span text:style-name="T42"> else e</text:span><text:span text:style-name="T44">3 </text:span><text:span text:style-name="T42">) : t</text:span></text:p>
          </draw:text-box>
        </draw:frame>
        <draw:frame draw:name="Content Placeholder 2" presentation:style-name="pr20" draw:text-style-name="P33" draw:layer="layout" svg:width="12.445cm" svg:height="1.58cm" svg:x="3.557cm" svg:y="13.066cm" presentation:class="outline" presentation:user-transformed="true">
          <draw:text-box>
            <text:p text:style-name="P32"><text:span text:style-name="T53">Γ ⊢</text:span><text:span text:style-name="T45"> e</text:span><text:span text:style-name="T46">1</text:span><text:span text:style-name="T45"> : Bool <text:s text:c="3"/></text:span><text:span text:style-name="T53">Γ ⊢ </text:span><text:span text:style-name="T45">e</text:span><text:span text:style-name="T46">2</text:span><text:span text:style-name="T45"> : t <text:s text:c="2"/></text:span><text:span text:style-name="T53">Γ ⊢</text:span><text:span text:style-name="T45"> e</text:span><text:span text:style-name="T46">3 </text:span><text:span text:style-name="T47">: t</text:span></text:p>
          </draw:text-box>
        </draw:frame>
        <draw:frame draw:name="Content Placeholder 2" presentation:style-name="pr20" draw:text-style-name="P33" draw:layer="layout" svg:width="7.825cm" svg:height="1.178cm" svg:x="10.194cm" svg:y="6.442cm" presentation:class="outline" presentation:user-transformed="true">
          <draw:text-box>
            <text:p text:style-name="P32"><text:span text:style-name="T42">[ Name of the rule 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3" draw:layer="layout" svg:width="26.923cm" svg:height="3.681cm" svg:x="3.505cm" svg:y="1.016cm" presentation:class="title" presentation:user-transformed="true">
          <draw:text-box>
            <text:p text:style-name="P6"><text:span text:style-name="T41">Let’s formalize (natural deduction)</text:span></text:p>
          </draw:text-box>
        </draw:frame>
        <draw:frame draw:name="Content Placeholder 2" presentation:style-name="pr20" draw:text-style-name="P33" draw:layer="layout" svg:width="7.825cm" svg:height="1.432cm" svg:x="3.605cm" svg:y="5.78cm" presentation:class="outline" presentation:user-transformed="true">
          <draw:text-box>
            <text:p/>
          </draw:text-box>
        </draw:frame>
        <draw:line draw:style-name="gr2" draw:text-style-name="P34" draw:layer="layout" svg:x1="3.318cm" svg:y1="7.312cm" svg:x2="16.256cm" svg:y2="7.378cm">
          <text:p/>
        </draw:line>
        <draw:frame draw:name="Content Placeholder 2" presentation:style-name="pr20" draw:text-style-name="P33" draw:layer="layout" svg:width="9.906cm" svg:height="1.58cm" svg:x="3.556cm" svg:y="7.466cm" presentation:class="outline" presentation:user-transformed="true">
          <draw:text-box>
            <text:p text:style-name="P32"><text:span text:style-name="T53">Γ ⊢</text:span><text:span text:style-name="T42">(if e</text:span><text:span text:style-name="T44">1</text:span><text:span text:style-name="T42"> then e</text:span><text:span text:style-name="T44">2</text:span><text:span text:style-name="T42"> else e</text:span><text:span text:style-name="T44">3 </text:span><text:span text:style-name="T42">) : t</text:span></text:p>
          </draw:text-box>
        </draw:frame>
        <draw:frame draw:name="Content Placeholder 2" presentation:style-name="pr20" draw:text-style-name="P33" draw:layer="layout" svg:width="12.445cm" svg:height="1.58cm" svg:x="3.557cm" svg:y="5.966cm" presentation:class="outline" presentation:user-transformed="true">
          <draw:text-box>
            <text:p text:style-name="P32"><text:span text:style-name="T53">Γ ⊢</text:span><text:span text:style-name="T45"> e</text:span><text:span text:style-name="T46">1</text:span><text:span text:style-name="T45"> : Bool <text:s text:c="3"/></text:span><text:span text:style-name="T53">Γ ⊢ </text:span><text:span text:style-name="T45">e</text:span><text:span text:style-name="T46">2</text:span><text:span text:style-name="T45"> : t <text:s text:c="2"/></text:span><text:span text:style-name="T53">Γ ⊢</text:span><text:span text:style-name="T45"> e</text:span><text:span text:style-name="T46">3 </text:span><text:span text:style-name="T47">: t</text:span></text:p>
          </draw:text-box>
        </draw:frame>
        <draw:frame draw:name="Content Placeholder 2" presentation:style-name="pr20" draw:text-style-name="P38" draw:layer="layout" svg:width="29.21cm" svg:height="8.988cm" svg:x="2.794cm" svg:y="9.746cm" presentation:class="outline" presentation:user-transformed="true">
          <draw:text-box>
            <text:list text:style-name="L4">
              <text:list-item>
                <text:p text:style-name="P36"><text:span text:style-name="T54">Γ can be thought of as a set of type annotations, pairing an identifier with its type. </text:span><text:span text:style-name="T54"><text:line-break/></text:span><text:span text:style-name="T54">x : σ <text:s/>∈ Γ means that the environment Γ includes the fact that x has type σ.</text:span></text:p>
              </text:list-item>
            </text:list>
          </draw:text-box>
        </draw:frame>
        <draw:frame draw:name="Content Placeholder 2" presentation:style-name="pr20" draw:text-style-name="P33" draw:layer="layout" svg:width="7.841cm" svg:height="1.178cm" svg:x="17.051cm" svg:y="6.858cm" presentation:class="outline" presentation:user-transformed="true">
          <draw:text-box>
            <text:p text:style-name="P32"><text:span text:style-name="T45">[ IF – THEN – ELSE</text:span><text:span text:style-name="T42"> 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3" draw:layer="layout" svg:width="26.923cm" svg:height="3.681cm" svg:x="3.505cm" svg:y="1.016cm" presentation:class="title" presentation:user-transformed="true">
          <draw:text-box>
            <text:p text:style-name="P6"><text:span text:style-name="T41">Let’s formalize (natural deduction)</text:span></text:p>
          </draw:text-box>
        </draw:frame>
        <draw:frame draw:name="Content Placeholder 2" presentation:style-name="pr20" draw:text-style-name="P33" draw:layer="layout" svg:width="7.825cm" svg:height="1.432cm" svg:x="3.605cm" svg:y="5.78cm" presentation:class="outline" presentation:user-transformed="true">
          <draw:text-box>
            <text:p/>
          </draw:text-box>
        </draw:frame>
        <draw:line draw:style-name="gr2" draw:text-style-name="P34" draw:layer="layout" svg:x1="3.318cm" svg:y1="7.312cm" svg:x2="16.256cm" svg:y2="7.378cm">
          <text:p/>
        </draw:line>
        <draw:frame draw:name="Content Placeholder 2" presentation:style-name="pr20" draw:text-style-name="P33" draw:layer="layout" svg:width="9.906cm" svg:height="1.58cm" svg:x="3.556cm" svg:y="7.466cm" presentation:class="outline" presentation:user-transformed="true">
          <draw:text-box>
            <text:p text:style-name="P32"><text:span text:style-name="T53">Γ ⊢</text:span><text:span text:style-name="T42">(if e</text:span><text:span text:style-name="T44">1</text:span><text:span text:style-name="T42"> then e</text:span><text:span text:style-name="T44">2</text:span><text:span text:style-name="T42"> else e</text:span><text:span text:style-name="T44">3 </text:span><text:span text:style-name="T42">) : t</text:span></text:p>
          </draw:text-box>
        </draw:frame>
        <draw:frame draw:name="Content Placeholder 2" presentation:style-name="pr20" draw:text-style-name="P33" draw:layer="layout" svg:width="12.445cm" svg:height="1.58cm" svg:x="3.557cm" svg:y="5.966cm" presentation:class="outline" presentation:user-transformed="true">
          <draw:text-box>
            <text:p text:style-name="P32"><text:span text:style-name="T53">Γ ⊢</text:span><text:span text:style-name="T45"> e</text:span><text:span text:style-name="T46">1</text:span><text:span text:style-name="T45"> : Bool <text:s text:c="3"/></text:span><text:span text:style-name="T53">Γ ⊢ </text:span><text:span text:style-name="T45">e</text:span><text:span text:style-name="T46">2</text:span><text:span text:style-name="T45"> : t <text:s text:c="2"/></text:span><text:span text:style-name="T53">Γ ⊢</text:span><text:span text:style-name="T45"> e</text:span><text:span text:style-name="T46">3 </text:span><text:span text:style-name="T47">: t</text:span></text:p>
          </draw:text-box>
        </draw:frame>
        <draw:frame draw:name="Content Placeholder 2" presentation:style-name="pr20" draw:text-style-name="P38" draw:layer="layout" svg:width="29.21cm" svg:height="8.988cm" svg:x="2.794cm" svg:y="9.746cm" presentation:class="outline" presentation:user-transformed="true">
          <draw:text-box>
            <text:list text:style-name="L4">
              <text:list-item>
                <text:p text:style-name="P36"><text:span text:style-name="T54">Γ can be thought of as a set of type annotations, pairing an identifier with its type. </text:span><text:span text:style-name="T54"><text:line-break/></text:span><text:span text:style-name="T54">x : σ <text:s/>∈ Γ means that the environment Γ includes the fact that x has type σ.</text:span></text:p>
                <text:p text:style-name="P36"><text:span text:style-name="T54"/></text:p>
              </text:list-item>
              <text:list-item>
                <text:p text:style-name="P36"><text:span text:style-name="T54">Γ ⊢ x : σ means that the environment Γ determines that x has type σ.</text:span></text:p>
              </text:list-item>
            </text:list>
          </draw:text-box>
        </draw:frame>
        <draw:frame draw:name="Content Placeholder 2" presentation:style-name="pr20" draw:text-style-name="P33" draw:layer="layout" svg:width="7.841cm" svg:height="1.178cm" svg:x="17.036cm" svg:y="6.858cm" presentation:class="outline" presentation:user-transformed="true">
          <draw:text-box>
            <text:p text:style-name="P32"><text:span text:style-name="T45">[ IF – THEN – ELSE</text:span><text:span text:style-name="T42"> 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Declarative rule system</text:span></text:p>
          </draw:text-box>
        </draw:frame>
        <draw:frame draw:name="Content Placeholder 2" presentation:style-name="pr28" draw:text-style-name="P39" draw:layer="layout" svg:width="26.415cm" svg:height="10.798cm" svg:x="3.557cm" svg:y="5.966cm" presentation:class="outline" presentation:user-transformed="true">
          <draw:text-box>
            <text:list text:style-name="L4">
              <text:list-item>
                <text:p text:style-name="P32"><text:span text:style-name="T53">It is just a set of rules which formalizes our earlier intuition while working out through our exampl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Declarative rule system</text:span></text:p>
          </draw:text-box>
        </draw:frame>
        <draw:frame draw:name="Content Placeholder 2" presentation:style-name="pr29" draw:text-style-name="P39" draw:layer="layout" svg:width="26.415cm" svg:height="10.798cm" svg:x="3.557cm" svg:y="5.966cm" presentation:class="outline" presentation:user-transformed="true">
          <draw:text-box>
            <text:list text:style-name="L4">
              <text:list-item>
                <text:p text:style-name="P32"><text:span text:style-name="T53">It is just a set of rules which formalizes our earlier intuition while working out through our examples</text:span></text:p>
                <text:p text:style-name="P32"><text:span text:style-name="T53">.</text:span></text:p>
              </text:list-item>
              <text:list-item>
                <text:p text:style-name="P32"><text:span text:style-name="T53">With the help of these rules we will infer the types of the expressions which occur in our language subse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Declarative rule system</text:span></text:p>
          </draw:text-box>
        </draw:frame>
        <draw:line draw:style-name="gr3" draw:text-style-name="P34" draw:layer="layout" svg:x1="3.318cm" svg:y1="7.312cm" svg:x2="7.366cm" svg:y2="7.312cm">
          <text:p/>
        </draw:line>
        <draw:frame draw:name="Content Placeholder 2" presentation:style-name="pr20" draw:text-style-name="P33" draw:layer="layout" svg:width="9.906cm" svg:height="1.58cm" svg:x="3.556cm" svg:y="7.466cm" presentation:class="outline" presentation:user-transformed="true">
          <draw:text-box>
            <text:p text:style-name="P32"><text:span text:style-name="T53">Γ ⊢ x : σ </text:span></text:p>
          </draw:text-box>
        </draw:frame>
        <draw:frame draw:name="Content Placeholder 2" presentation:style-name="pr30" draw:text-style-name="P39" draw:layer="layout" svg:width="13.715cm" svg:height="1.908cm" svg:x="3.557cm" svg:y="5.966cm" presentation:class="outline" presentation:user-transformed="true">
          <draw:text-box>
            <text:p text:style-name="P32"><text:span text:style-name="T53">x : σ <text:s/>∈ Γ </text:span></text:p>
          </draw:text-box>
        </draw:frame>
        <draw:frame draw:name="Content Placeholder 2" presentation:style-name="pr20" draw:text-style-name="P33" draw:layer="layout" svg:width="3.299cm" svg:height="1.178cm" svg:x="8.182cm" svg:y="6.696cm" presentation:class="outline" presentation:user-transformed="true">
          <draw:text-box>
            <text:p text:style-name="P32"><text:span text:style-name="T45">[ VAR</text:span><text:span text:style-name="T42"> ]</text:span></text:p>
          </draw:text-box>
        </draw:frame>
        <draw:frame draw:style-name="gr4" draw:text-style-name="P40" draw:layer="layout" svg:width="17.526cm" svg:height="3.097cm" svg:x="12.192cm" svg:y="6.35cm">
          <draw:text-box>
            <text:p><text:span text:style-name="T55">This is a tautology where x is an identifier </text:span><text:span text:style-name="T55"><text:line-break/></text:span><text:span text:style-name="T55">name which can be a variable or a function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Declarative rule system</text:span></text:p>
          </draw:text-box>
        </draw:frame>
        <draw:line draw:style-name="gr3" draw:text-style-name="P34" draw:layer="layout" svg:x1="3.318cm" svg:y1="7.312cm" svg:x2="7.366cm" svg:y2="7.312cm">
          <text:p/>
        </draw:line>
        <draw:frame draw:name="Content Placeholder 2" presentation:style-name="pr20" draw:text-style-name="P33" draw:layer="layout" svg:width="9.906cm" svg:height="1.58cm" svg:x="3.556cm" svg:y="7.466cm" presentation:class="outline" presentation:user-transformed="true">
          <draw:text-box>
            <text:p text:style-name="P32"><text:span text:style-name="T53">Γ ⊢ x : σ </text:span></text:p>
          </draw:text-box>
        </draw:frame>
        <draw:frame draw:name="Content Placeholder 2" presentation:style-name="pr31" draw:text-style-name="P39" draw:layer="layout" svg:width="13.715cm" svg:height="1.908cm" svg:x="3.557cm" svg:y="5.966cm" presentation:class="outline" presentation:user-transformed="true">
          <draw:text-box>
            <text:p text:style-name="P32"><text:span text:style-name="T53">x : σ <text:s/>∈ Γ </text:span></text:p>
          </draw:text-box>
        </draw:frame>
        <draw:frame draw:name="Content Placeholder 2" presentation:style-name="pr20" draw:text-style-name="P33" draw:layer="layout" svg:width="3.299cm" svg:height="1.178cm" svg:x="8.182cm" svg:y="6.696cm" presentation:class="outline" presentation:user-transformed="true">
          <draw:text-box>
            <text:p text:style-name="P32"><text:span text:style-name="T45">[ VAR</text:span><text:span text:style-name="T42"> ]</text:span></text:p>
          </draw:text-box>
        </draw:frame>
        <draw:line draw:style-name="gr3" draw:text-style-name="P34" draw:layer="layout" svg:x1="3.318cm" svg:y1="11.112cm" svg:x2="13.716cm" svg:y2="11.176cm">
          <text:p/>
        </draw:line>
        <draw:frame draw:name="Content Placeholder 2" presentation:style-name="pr20" draw:text-style-name="P33" draw:layer="layout" svg:width="9.906cm" svg:height="1.58cm" svg:x="3.556cm" svg:y="11.266cm" presentation:class="outline" presentation:user-transformed="true">
          <draw:text-box>
            <text:p text:style-name="P32"><text:span text:style-name="T53">Γ ⊢ e</text:span><text:span text:style-name="T56">1</text:span><text:span text:style-name="T53"> e</text:span><text:span text:style-name="T56">2 </text:span><text:span text:style-name="T53">: τ’ </text:span></text:p>
          </draw:text-box>
        </draw:frame>
        <draw:frame draw:name="Content Placeholder 2" presentation:style-name="pr32" draw:text-style-name="P41" draw:layer="layout" svg:width="13.715cm" svg:height="1.908cm" svg:x="3.557cm" svg:y="9.766cm" presentation:class="outline" presentation:user-transformed="true">
          <draw:text-box>
            <text:p text:style-name="P32"><text:span text:style-name="T53">Γ ⊢ e</text:span><text:span text:style-name="T56">1</text:span><text:span text:style-name="T53"> : τ <text:s/>→ τ’ <text:s text:c="5"/>Γ ⊢ e</text:span><text:span text:style-name="T56">2</text:span><text:span text:style-name="T53"> : τ’ <text:s/></text:span></text:p>
          </draw:text-box>
        </draw:frame>
        <draw:frame draw:name="Content Placeholder 2" presentation:style-name="pr20" draw:text-style-name="P33" draw:layer="layout" svg:width="3.299cm" svg:height="1.178cm" svg:x="14.382cm" svg:y="10.496cm" presentation:class="outline" presentation:user-transformed="true">
          <draw:text-box>
            <text:p text:style-name="P32"><text:span text:style-name="T45">[ APP</text:span><text:span text:style-name="T42"> ]</text:span></text:p>
          </draw:text-box>
        </draw:frame>
        <draw:frame draw:style-name="gr5" draw:text-style-name="P42" draw:layer="layout" svg:width="17.526cm" svg:height="6.3cm" svg:x="17.526cm" svg:y="8.128cm">
          <draw:text-box>
            <text:p><text:span text:style-name="T57">Function Application</text:span><text:span text:style-name="T58"> </text:span><text:span text:style-name="T58"><text:line-break/></text:span><text:span text:style-name="T58"/></text:p>
            <text:p><text:span text:style-name="T59">Γ</text:span><text:span text:style-name="T60"> </text:span><text:span text:style-name="T58">determines that e</text:span><text:span text:style-name="T61">1</text:span><text:span text:style-name="T58"> is a functional </text:span><text:span text:style-name="T58"><text:line-break/></text:span><text:span text:style-name="T58">type and also e</text:span><text:span text:style-name="T61">2</text:span><text:span text:style-name="T58"> is a </text:span><text:span text:style-name="T60">τ</text:span><text:span text:style-name="T58"> we conclude that </text:span><text:span text:style-name="T58"><text:line-break/></text:span><text:span text:style-name="T58">by applying function e</text:span><text:span text:style-name="T61">1</text:span><text:span text:style-name="T58">to e</text:span><text:span text:style-name="T61">2</text:span><text:span text:style-name="T62">,</text:span><text:span text:style-name="T58"> </text:span><text:span text:style-name="T59">Γ</text:span><text:span text:style-name="T63"> determines that its</text:span></text:p>
            <text:p><text:span text:style-name="T58">result is a type </text:span><text:span text:style-name="T60">τ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Declarative rule system</text:span></text:p>
          </draw:text-box>
        </draw:frame>
        <draw:line draw:style-name="gr3" draw:text-style-name="P34" draw:layer="layout" svg:x1="3.318cm" svg:y1="7.312cm" svg:x2="7.366cm" svg:y2="7.312cm">
          <text:p/>
        </draw:line>
        <draw:frame draw:name="Content Placeholder 2" presentation:style-name="pr20" draw:text-style-name="P33" draw:layer="layout" svg:width="9.906cm" svg:height="1.58cm" svg:x="3.556cm" svg:y="7.466cm" presentation:class="outline" presentation:user-transformed="true">
          <draw:text-box>
            <text:p text:style-name="P32"><text:span text:style-name="T53">Γ ⊢ x : σ </text:span></text:p>
          </draw:text-box>
        </draw:frame>
        <draw:frame draw:name="Content Placeholder 2" presentation:style-name="pr33" draw:text-style-name="P39" draw:layer="layout" svg:width="13.715cm" svg:height="1.908cm" svg:x="3.557cm" svg:y="5.966cm" presentation:class="outline" presentation:user-transformed="true">
          <draw:text-box>
            <text:p text:style-name="P32"><text:span text:style-name="T53">x : σ <text:s/>∈ Γ </text:span></text:p>
          </draw:text-box>
        </draw:frame>
        <draw:frame draw:name="Content Placeholder 2" presentation:style-name="pr20" draw:text-style-name="P33" draw:layer="layout" svg:width="3.299cm" svg:height="1.178cm" svg:x="8.182cm" svg:y="6.696cm" presentation:class="outline" presentation:user-transformed="true">
          <draw:text-box>
            <text:p text:style-name="P32"><text:span text:style-name="T45">[ VAR</text:span><text:span text:style-name="T42"> ]</text:span></text:p>
          </draw:text-box>
        </draw:frame>
        <draw:line draw:style-name="gr3" draw:text-style-name="P34" draw:layer="layout" svg:x1="3.318cm" svg:y1="11.112cm" svg:x2="13.716cm" svg:y2="11.176cm">
          <text:p/>
        </draw:line>
        <draw:frame draw:name="Content Placeholder 2" presentation:style-name="pr20" draw:text-style-name="P33" draw:layer="layout" svg:width="9.906cm" svg:height="1.58cm" svg:x="3.556cm" svg:y="11.266cm" presentation:class="outline" presentation:user-transformed="true">
          <draw:text-box>
            <text:p text:style-name="P32"><text:span text:style-name="T53">Γ ⊢ e</text:span><text:span text:style-name="T56">1</text:span><text:span text:style-name="T53"> e</text:span><text:span text:style-name="T56">2 </text:span><text:span text:style-name="T53">: τ’ </text:span></text:p>
          </draw:text-box>
        </draw:frame>
        <draw:frame draw:name="Content Placeholder 2" presentation:style-name="pr34" draw:text-style-name="P41" draw:layer="layout" svg:width="13.715cm" svg:height="1.908cm" svg:x="3.557cm" svg:y="9.766cm" presentation:class="outline" presentation:user-transformed="true">
          <draw:text-box>
            <text:p text:style-name="P32"><text:span text:style-name="T53">Γ ⊢ e</text:span><text:span text:style-name="T56">1</text:span><text:span text:style-name="T53"> : τ <text:s/>→ τ’ <text:s text:c="5"/>Γ ⊢ e</text:span><text:span text:style-name="T56">2</text:span><text:span text:style-name="T53"> : τ’ <text:s/></text:span></text:p>
          </draw:text-box>
        </draw:frame>
        <draw:frame draw:name="Content Placeholder 2" presentation:style-name="pr20" draw:text-style-name="P33" draw:layer="layout" svg:width="3.299cm" svg:height="1.178cm" svg:x="14.382cm" svg:y="10.496cm" presentation:class="outline" presentation:user-transformed="true">
          <draw:text-box>
            <text:p text:style-name="P32"><text:span text:style-name="T45">[ APP</text:span><text:span text:style-name="T42"> ]</text:span></text:p>
          </draw:text-box>
        </draw:frame>
        <draw:line draw:style-name="gr3" draw:text-style-name="P34" draw:layer="layout" svg:x1="3.318cm" svg:y1="14.912cm" svg:x2="10.668cm" svg:y2="14.912cm">
          <text:p/>
        </draw:line>
        <draw:frame draw:name="Content Placeholder 2" presentation:style-name="pr20" draw:text-style-name="P33" draw:layer="layout" svg:width="9.906cm" svg:height="1.58cm" svg:x="3.556cm" svg:y="15.066cm" presentation:class="outline" presentation:user-transformed="true">
          <draw:text-box>
            <text:p text:style-name="P32"><text:span text:style-name="T53">Γ ⊢ </text:span><text:span text:style-name="T64">λ x .</text:span><text:span text:style-name="T53"> e</text:span><text:span text:style-name="T56"> </text:span><text:span text:style-name="T53">: τ <text:s/>→ τ’ <text:s/></text:span></text:p>
          </draw:text-box>
        </draw:frame>
        <draw:frame draw:name="Content Placeholder 2" presentation:style-name="pr35" draw:text-style-name="P39" draw:layer="layout" svg:width="13.715cm" svg:height="1.908cm" svg:x="3.557cm" svg:y="13.566cm" presentation:class="outline" presentation:user-transformed="true">
          <draw:text-box>
            <text:p text:style-name="P32"><text:span text:style-name="T53">Γ, x : τ ⊢ e : τ’ <text:s/></text:span></text:p>
          </draw:text-box>
        </draw:frame>
        <draw:frame draw:name="Content Placeholder 2" presentation:style-name="pr20" draw:text-style-name="P33" draw:layer="layout" svg:width="3.299cm" svg:height="1.178cm" svg:x="11.482cm" svg:y="14.296cm" presentation:class="outline" presentation:user-transformed="true">
          <draw:text-box>
            <text:p text:style-name="P32"><text:span text:style-name="T45">[ ABS</text:span><text:span text:style-name="T42"> ]</text:span></text:p>
          </draw:text-box>
        </draw:frame>
        <draw:frame draw:style-name="gr6" draw:text-style-name="P43" draw:layer="layout" svg:width="17.526cm" svg:height="5.993cm" svg:x="17.526cm" svg:y="12.192cm">
          <draw:text-box>
            <text:p><text:span text:style-name="T57">Function Abstraction</text:span><text:span text:style-name="T58"> </text:span><text:span text:style-name="T58"><text:line-break/></text:span><text:span text:style-name="T58"/></text:p>
            <text:p><text:span text:style-name="T59">Γ</text:span><text:span text:style-name="T60"> and the additional assumption that x is </text:span><text:span text:style-name="T60"><text:line-break/></text:span><text:span text:style-name="T60">of type τ, we can determine has that e has type τ’,</text:span></text:p>
            <text:p><text:span text:style-name="T65">This implies that</text:span><text:span text:style-name="T59"> Γ</text:span><text:span text:style-name="T60"> asserts an anonymous function, </text:span><text:span text:style-name="T66">λ</text:span><text:span text:style-name="T60"> of x returning expression, e is of type τ → τ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Declarative rule system</text:span></text:p>
          </draw:text-box>
        </draw:frame>
        <draw:line draw:style-name="gr3" draw:text-style-name="P34" draw:layer="layout" svg:x1="3.318cm" svg:y1="7.312cm" svg:x2="13.208cm" svg:y2="7.366cm">
          <text:p/>
        </draw:line>
        <draw:frame draw:name="Content Placeholder 2" presentation:style-name="pr20" draw:text-style-name="P33" draw:layer="layout" svg:width="9.906cm" svg:height="1.58cm" svg:x="3.556cm" svg:y="7.466cm" presentation:class="outline" presentation:user-transformed="true">
          <draw:text-box>
            <text:p text:style-name="P32"><text:span text:style-name="T53">Γ ⊢ let x = e</text:span><text:span text:style-name="T56">1</text:span><text:span text:style-name="T53"> in e</text:span><text:span text:style-name="T56">2 </text:span><text:span text:style-name="T53">: τ </text:span></text:p>
          </draw:text-box>
        </draw:frame>
        <draw:frame draw:name="Content Placeholder 2" presentation:style-name="pr36" draw:text-style-name="P39" draw:layer="layout" svg:width="13.715cm" svg:height="1.908cm" svg:x="3.557cm" svg:y="5.966cm" presentation:class="outline" presentation:user-transformed="true">
          <draw:text-box>
            <text:p text:style-name="P32"><text:span text:style-name="T53">Γ ⊢ e</text:span><text:span text:style-name="T56">1</text:span><text:span text:style-name="T53"> : σ <text:s text:c="4"/>Γ, x : σ ⊢ e</text:span><text:span text:style-name="T56">2</text:span><text:span text:style-name="T53"> : τ <text:s/></text:span></text:p>
          </draw:text-box>
        </draw:frame>
        <draw:frame draw:name="Content Placeholder 2" presentation:style-name="pr20" draw:text-style-name="P33" draw:layer="layout" svg:width="3.299cm" svg:height="1.178cm" svg:x="14.082cm" svg:y="6.696cm" presentation:class="outline" presentation:user-transformed="true">
          <draw:text-box>
            <text:p text:style-name="P32"><text:span text:style-name="T45">[ LET</text:span><text:span text:style-name="T42"> ]</text:span></text:p>
          </draw:text-box>
        </draw:frame>
        <draw:frame draw:style-name="gr7" draw:text-style-name="P44" draw:layer="layout" svg:width="33.103cm" svg:height="3.048cm" svg:x="3.473cm" svg:y="9.652cm">
          <draw:text-box>
            <text:list text:style-name="L1">
              <text:list-item>
                <text:p><text:span text:style-name="T59">,</text:span><text:span text:style-name="T60"> is a way of including specific additional assumptions into an environment Γ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Declarative rule system</text:span></text:p>
          </draw:text-box>
        </draw:frame>
        <draw:line draw:style-name="gr3" draw:text-style-name="P34" draw:layer="layout" svg:x1="3.318cm" svg:y1="7.312cm" svg:x2="13.208cm" svg:y2="7.366cm">
          <text:p/>
        </draw:line>
        <draw:frame draw:name="Content Placeholder 2" presentation:style-name="pr20" draw:text-style-name="P33" draw:layer="layout" svg:width="9.906cm" svg:height="1.58cm" svg:x="3.556cm" svg:y="7.466cm" presentation:class="outline" presentation:user-transformed="true">
          <draw:text-box>
            <text:p text:style-name="P32"><text:span text:style-name="T53">Γ ⊢ let x = e</text:span><text:span text:style-name="T56">1</text:span><text:span text:style-name="T53"> in e</text:span><text:span text:style-name="T56">2 </text:span><text:span text:style-name="T53">: τ </text:span></text:p>
          </draw:text-box>
        </draw:frame>
        <draw:frame draw:name="Content Placeholder 2" presentation:style-name="pr37" draw:text-style-name="P39" draw:layer="layout" svg:width="13.715cm" svg:height="1.908cm" svg:x="3.557cm" svg:y="5.966cm" presentation:class="outline" presentation:user-transformed="true">
          <draw:text-box>
            <text:p text:style-name="P32"><text:span text:style-name="T53">Γ ⊢ e</text:span><text:span text:style-name="T56">1</text:span><text:span text:style-name="T53"> : σ <text:s text:c="4"/>Γ, x : σ ⊢ e</text:span><text:span text:style-name="T56">2</text:span><text:span text:style-name="T53"> : τ <text:s/></text:span></text:p>
          </draw:text-box>
        </draw:frame>
        <draw:frame draw:name="Content Placeholder 2" presentation:style-name="pr20" draw:text-style-name="P33" draw:layer="layout" svg:width="3.299cm" svg:height="1.178cm" svg:x="14.082cm" svg:y="6.696cm" presentation:class="outline" presentation:user-transformed="true">
          <draw:text-box>
            <text:p text:style-name="P32"><text:span text:style-name="T45">[ LET</text:span><text:span text:style-name="T42"> ]</text:span></text:p>
          </draw:text-box>
        </draw:frame>
        <draw:frame draw:style-name="gr8" draw:text-style-name="P44" draw:layer="layout" svg:width="33.103cm" svg:height="6.774cm" svg:x="3.473cm" svg:y="9.652cm">
          <draw:text-box>
            <text:list text:style-name="L1">
              <text:list-item>
                <text:p><text:span text:style-name="T60">, is a way of including specific additional assumptions into an environment Γ.</text:span></text:p>
                <text:p><text:span text:style-name="T60"/></text:p>
              </text:list-item>
              <text:list-item>
                <text:p><text:span text:style-name="T60">Γ, x : τ ⊢ e : τ' means that environment Γ, with the additional, </text:span><text:span text:style-name="T60"><text:line-break/></text:span><text:span text:style-name="T60">overriding assumption that x has type τ,</text:span><text:span text:style-name="T60"><text:line-break/></text:span><text:span text:style-name="T60">proves that e has type τ'. </text:span><text:span text:style-name="T60"><text:line-break/></text:span><text:span text:style-name="T60"><text:line-break/></text:span><text:span text:style-name="T60">(Γ, x : τ is same as Γ ∪ {x:τ}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Declarative rule system</text:span></text:p>
          </draw:text-box>
        </draw:frame>
        <draw:line draw:style-name="gr3" draw:text-style-name="P34" draw:layer="layout" svg:x1="3.318cm" svg:y1="7.312cm" svg:x2="13.208cm" svg:y2="7.366cm">
          <text:p/>
        </draw:line>
        <draw:frame draw:name="Content Placeholder 2" presentation:style-name="pr20" draw:text-style-name="P33" draw:layer="layout" svg:width="9.906cm" svg:height="1.58cm" svg:x="3.556cm" svg:y="7.466cm" presentation:class="outline" presentation:user-transformed="true">
          <draw:text-box>
            <text:p text:style-name="P32"><text:span text:style-name="T53">Γ ⊢ let x = e</text:span><text:span text:style-name="T56">1</text:span><text:span text:style-name="T53"> in e</text:span><text:span text:style-name="T56">2 </text:span><text:span text:style-name="T53">: τ </text:span></text:p>
          </draw:text-box>
        </draw:frame>
        <draw:frame draw:name="Content Placeholder 2" presentation:style-name="pr38" draw:text-style-name="P39" draw:layer="layout" svg:width="13.715cm" svg:height="1.908cm" svg:x="3.557cm" svg:y="5.966cm" presentation:class="outline" presentation:user-transformed="true">
          <draw:text-box>
            <text:p text:style-name="P32"><text:span text:style-name="T53">Γ ⊢ e</text:span><text:span text:style-name="T56">1</text:span><text:span text:style-name="T53"> : σ <text:s text:c="4"/>Γ, x : σ ⊢ e</text:span><text:span text:style-name="T56">2</text:span><text:span text:style-name="T53"> : τ <text:s/></text:span></text:p>
          </draw:text-box>
        </draw:frame>
        <draw:frame draw:name="Content Placeholder 2" presentation:style-name="pr20" draw:text-style-name="P33" draw:layer="layout" svg:width="3.299cm" svg:height="1.178cm" svg:x="14.082cm" svg:y="6.696cm" presentation:class="outline" presentation:user-transformed="true">
          <draw:text-box>
            <text:p text:style-name="P32"><text:span text:style-name="T45">[ LET</text:span><text:span text:style-name="T42"> ]</text:span></text:p>
          </draw:text-box>
        </draw:frame>
        <draw:line draw:style-name="gr3" draw:text-style-name="P34" draw:layer="layout" svg:x1="3.318cm" svg:y1="11.112cm" svg:x2="9.906cm" svg:y2="11.112cm">
          <text:p/>
        </draw:line>
        <draw:frame draw:name="Content Placeholder 2" presentation:style-name="pr20" draw:text-style-name="P33" draw:layer="layout" svg:width="9.906cm" svg:height="1.58cm" svg:x="3.556cm" svg:y="11.266cm" presentation:class="outline" presentation:user-transformed="true">
          <draw:text-box>
            <text:p text:style-name="P32"><text:span text:style-name="T53">Γ ⊢ e : σ</text:span></text:p>
          </draw:text-box>
        </draw:frame>
        <draw:frame draw:name="Content Placeholder 2" presentation:style-name="pr39" draw:text-style-name="P41" draw:layer="layout" svg:width="13.715cm" svg:height="1.908cm" svg:x="3.557cm" svg:y="9.766cm" presentation:class="outline" presentation:user-transformed="true">
          <draw:text-box>
            <text:p text:style-name="P32"><text:span text:style-name="T53">Γ ⊢ e : σ’ <text:s text:c="3"/>σ ⊑</text:span><text:span text:style-name="T67"> </text:span><text:span text:style-name="T53">σ’</text:span></text:p>
          </draw:text-box>
        </draw:frame>
        <draw:frame draw:name="Content Placeholder 2" presentation:style-name="pr20" draw:text-style-name="P33" draw:layer="layout" svg:width="3.299cm" svg:height="1.178cm" svg:x="10.682cm" svg:y="10.496cm" presentation:class="outline" presentation:user-transformed="true">
          <draw:text-box>
            <text:p text:style-name="P32"><text:span text:style-name="T45">[ INST</text:span><text:span text:style-name="T42"> ]</text:span></text:p>
          </draw:text-box>
        </draw:frame>
        <draw:frame draw:name="Content Placeholder 2" presentation:style-name="pr40" draw:text-style-name="P38" draw:layer="layout" svg:width="13.715cm" svg:height="8.128cm" svg:x="14.478cm" svg:y="9.906cm" presentation:class="outline" presentation:user-transformed="true">
          <draw:text-box>
            <text:p text:style-name="P32"><text:span text:style-name="T59">Instantiation (or Specialization)</text:span></text:p>
            <text:p text:style-name="P32"><text:span text:style-name="T60">This rule says that we can substitute a type σ’ <text:s/>with less general one σ, so σ is subtype(⊑) of σ’</text:span></text:p>
            <text:p text:style-name="P32"><text:span text:style-name="T60">Substitution = specialization </text:span></text:p>
            <text:p text:style-name="P32"><text:span text:style-name="T60">So int → int is a subtype of ‘a → ‘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45" draw:layer="layout" svg:width="26.923cm" svg:height="3.681cm" svg:x="3.505cm" svg:y="1.016cm" presentation:class="title" presentation:user-transformed="true">
          <draw:text-box>
            <text:p text:style-name="P6"><text:span text:style-name="T41">Declarative rule system</text:span></text:p>
          </draw:text-box>
        </draw:frame>
        <draw:line draw:style-name="gr3" draw:text-style-name="P34" draw:layer="layout" svg:x1="3.318cm" svg:y1="7.312cm" svg:x2="13.208cm" svg:y2="7.366cm">
          <text:p/>
        </draw:line>
        <draw:frame draw:name="Content Placeholder 2" presentation:style-name="pr20" draw:text-style-name="P33" draw:layer="layout" svg:width="9.906cm" svg:height="1.58cm" svg:x="3.556cm" svg:y="7.466cm" presentation:class="outline" presentation:user-transformed="true">
          <draw:text-box>
            <text:p text:style-name="P32"><text:span text:style-name="T53">Γ ⊢ let x = e</text:span><text:span text:style-name="T56">1</text:span><text:span text:style-name="T53"> in e</text:span><text:span text:style-name="T56">2 </text:span><text:span text:style-name="T53">: τ </text:span></text:p>
          </draw:text-box>
        </draw:frame>
        <draw:frame draw:name="Content Placeholder 2" presentation:style-name="pr41" draw:text-style-name="P39" draw:layer="layout" svg:width="13.715cm" svg:height="1.908cm" svg:x="3.557cm" svg:y="5.966cm" presentation:class="outline" presentation:user-transformed="true">
          <draw:text-box>
            <text:p text:style-name="P32"><text:span text:style-name="T53">Γ ⊢ e</text:span><text:span text:style-name="T56">1</text:span><text:span text:style-name="T53"> : σ <text:s text:c="4"/>Γ, x : σ ⊢ e</text:span><text:span text:style-name="T56">2</text:span><text:span text:style-name="T53"> : τ <text:s/></text:span></text:p>
          </draw:text-box>
        </draw:frame>
        <draw:frame draw:name="Content Placeholder 2" presentation:style-name="pr20" draw:text-style-name="P33" draw:layer="layout" svg:width="3.299cm" svg:height="1.178cm" svg:x="14.082cm" svg:y="6.696cm" presentation:class="outline" presentation:user-transformed="true">
          <draw:text-box>
            <text:p text:style-name="P32"><text:span text:style-name="T45">[ LET</text:span><text:span text:style-name="T42"> ]</text:span></text:p>
          </draw:text-box>
        </draw:frame>
        <draw:line draw:style-name="gr3" draw:text-style-name="P34" draw:layer="layout" svg:x1="3.318cm" svg:y1="11.112cm" svg:x2="9.906cm" svg:y2="11.112cm">
          <text:p/>
        </draw:line>
        <draw:frame draw:name="Content Placeholder 2" presentation:style-name="pr20" draw:text-style-name="P33" draw:layer="layout" svg:width="9.906cm" svg:height="1.58cm" svg:x="3.556cm" svg:y="11.266cm" presentation:class="outline" presentation:user-transformed="true">
          <draw:text-box>
            <text:p text:style-name="P32"><text:span text:style-name="T53">Γ ⊢ e : σ</text:span></text:p>
          </draw:text-box>
        </draw:frame>
        <draw:frame draw:name="Content Placeholder 2" presentation:style-name="pr42" draw:text-style-name="P41" draw:layer="layout" svg:width="13.715cm" svg:height="1.908cm" svg:x="3.557cm" svg:y="9.766cm" presentation:class="outline" presentation:user-transformed="true">
          <draw:text-box>
            <text:p text:style-name="P32"><text:span text:style-name="T53">Γ ⊢ e : σ’ <text:s text:c="3"/>σ ⊑</text:span><text:span text:style-name="T67"> </text:span><text:span text:style-name="T53">σ’</text:span></text:p>
          </draw:text-box>
        </draw:frame>
        <draw:frame draw:name="Content Placeholder 2" presentation:style-name="pr20" draw:text-style-name="P33" draw:layer="layout" svg:width="3.299cm" svg:height="1.178cm" svg:x="10.682cm" svg:y="10.496cm" presentation:class="outline" presentation:user-transformed="true">
          <draw:text-box>
            <text:p text:style-name="P32"><text:span text:style-name="T45">[ INST</text:span><text:span text:style-name="T42"> ]</text:span></text:p>
          </draw:text-box>
        </draw:frame>
        <draw:line draw:style-name="gr3" draw:text-style-name="P34" draw:layer="layout" svg:x1="3.318cm" svg:y1="14.949cm" svg:x2="11.684cm" svg:y2="14.949cm">
          <text:p/>
        </draw:line>
        <draw:frame draw:name="Content Placeholder 2" presentation:style-name="pr20" draw:text-style-name="P33" draw:layer="layout" svg:width="9.906cm" svg:height="1.58cm" svg:x="3.556cm" svg:y="15.066cm" presentation:class="outline" presentation:user-transformed="true">
          <draw:text-box>
            <text:p text:style-name="P32"><text:span text:style-name="T53">Γ ⊢ e : ∀ </text:span><text:span text:style-name="T67">α</text:span><text:span text:style-name="T64"> . </text:span><text:span text:style-name="T53">σ <text:s/></text:span></text:p>
          </draw:text-box>
        </draw:frame>
        <draw:frame draw:name="Content Placeholder 2" presentation:style-name="pr43" draw:text-style-name="P39" draw:layer="layout" svg:width="13.715cm" svg:height="1.908cm" svg:x="3.557cm" svg:y="13.566cm" presentation:class="outline" presentation:user-transformed="true">
          <draw:text-box>
            <text:p text:style-name="P32"><text:span text:style-name="T53">Γ ⊢ e : σ <text:s text:c="3"/></text:span><text:span text:style-name="T67">α</text:span><text:span text:style-name="T53"> ∉ free(Γ)</text:span></text:p>
          </draw:text-box>
        </draw:frame>
        <draw:frame draw:name="Content Placeholder 2" presentation:style-name="pr20" draw:text-style-name="P33" draw:layer="layout" svg:width="3.299cm" svg:height="1.178cm" svg:x="12.382cm" svg:y="14.296cm" presentation:class="outline" presentation:user-transformed="true">
          <draw:text-box>
            <text:p text:style-name="P32"><text:span text:style-name="T45">[ GEN</text:span><text:span text:style-name="T42"> ]</text:span></text:p>
          </draw:text-box>
        </draw:frame>
        <draw:frame draw:name="Content Placeholder 2" presentation:style-name="pr44" draw:text-style-name="P38" draw:layer="layout" svg:width="13.715cm" svg:height="8.128cm" svg:x="16.002cm" svg:y="12.446cm" presentation:class="outline" presentation:user-transformed="true">
          <draw:text-box>
            <text:p text:style-name="P32"><text:span text:style-name="T59">Generalization (opposite of INST)</text:span></text:p>
            <text:p text:style-name="P32"><text:span text:style-name="T60">We can delay finding out the typ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Free and bound variables</text:span></text:p>
          </draw:text-box>
        </draw:frame>
        <draw:frame draw:name="Content Placeholder 2" presentation:style-name="pr20" draw:text-style-name="P46" draw:layer="layout" svg:width="23.875cm" svg:height="12.086cm" svg:x="3.605cm" svg:y="5.68cm" presentation:class="outline" presentation:user-transformed="true">
          <draw:text-box>
            <text:p text:style-name="P32"><text:span text:style-name="T68"><text:s/></text:span><text:span text:style-name="T68">Consider the following expression:</text:span></text:p>
            <text:p text:style-name="P32"><text:span text:style-name="T68"/></text:p>
            <text:p text:style-name="P32"><text:span text:style-name="T68">let z = 30 in <text:s text:c="5"/>(* 1 *)</text:span></text:p>
            <text:p text:style-name="P32"><text:span text:style-name="T68">let y = z + x in <text:s text:c="2"/>(* 2 *)</text:span></text:p>
            <text:p text:style-name="P32"><text:span text:style-name="T68">y </text:span></text:p>
            <text:p text:style-name="P32"><text:span text:style-name="T68"/></text:p>
            <text:p text:style-name="P32"><text:span text:style-name="T68">In line 2, the variable x is called a free variable within the expression. It is free because there is no enclosing let expression (or function declaration) that defines it. In contrast, on line 2, z is called a bound variable. It is bound because it is within the scope of a definition (namely the definition on line 1). In the following expression, x is a bound variable. We might call line 0 the binding site of x.</text:span></text:p>
            <text:p text:style-name="P32"><text:span text:style-name="T68"/></text:p>
            <text:p text:style-name="P32"><text:span text:style-name="T68">let x = 17 in <text:s text:c="5"/>(* 0 *)</text:span></text:p>
            <text:p text:style-name="P32"><text:span text:style-name="T68">let z = 30 in <text:s text:c="5"/>(* 1 *)</text:span></text:p>
            <text:p text:style-name="P32"><text:span text:style-name="T68">let y = z + x in <text:s text:c="2"/>(* 2 *)</text:span></text:p>
            <text:p text:style-name="P32"><text:span text:style-name="T68">y </text:span></text:p>
            <text:p text:style-name="P32"><text:span text:style-name="T68"/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11" draw:layer="layout" svg:width="26.923cm" svg:height="3.681cm" svg:x="3.505cm" svg:y="1.016cm" presentation:class="title" presentation:user-transformed="true">
          <draw:text-box>
            <text:p text:style-name="P6"><text:span text:style-name="T69">Unification</text:span></text:p>
          </draw:text-box>
        </draw:frame>
        <draw:frame draw:name="Content Placeholder 2" presentation:style-name="pr20" draw:text-style-name="P47" draw:layer="layout" svg:width="23.875cm" svg:height="12.086cm" svg:x="3.605cm" svg:y="5.68cm" presentation:class="outline" presentation:user-transformed="true">
          <draw:text-box>
            <text:list text:style-name="L4">
              <text:list-item>
                <text:p><text:span text:style-name="T70">It’s the process of finding a substitution that makes two given terms equal. <text:s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11" draw:layer="layout" svg:width="26.923cm" svg:height="3.681cm" svg:x="3.505cm" svg:y="1.016cm" presentation:class="title" presentation:user-transformed="true">
          <draw:text-box>
            <text:p text:style-name="P6"><text:span text:style-name="T69">Unification</text:span></text:p>
          </draw:text-box>
        </draw:frame>
        <draw:frame draw:name="Content Placeholder 2" presentation:style-name="pr20" draw:text-style-name="P47" draw:layer="layout" svg:width="23.875cm" svg:height="12.086cm" svg:x="3.605cm" svg:y="5.68cm" presentation:class="outline" presentation:user-transformed="true">
          <draw:text-box>
            <text:list text:style-name="L4">
              <text:list-item>
                <text:p><text:span text:style-name="T70">It’s the process of finding a substitution that makes two given terms equal. </text:span></text:p>
              </text:list-item>
              <text:list-item>
                <text:p><text:span text:style-name="T70">Let's write </text:span><text:span text:style-name="T42">t S</text:span><text:span text:style-name="T70"> for the result of applying the substitution </text:span><text:span text:style-name="T42">S</text:span><text:span text:style-name="T70"> to the term </text:span><text:span text:style-name="T42">t</text:span><text:span text:style-name="T70">. <text:s/>Hence, given </text:span><text:span text:style-name="T42">t</text:span><text:span text:style-name="T70"> and </text:span><text:span text:style-name="T42">t’</text:span><text:span text:style-name="T70">, we want to find </text:span><text:span text:style-name="T42">S</text:span><text:span text:style-name="T70"> </text:span><text:span text:style-name="T70"><text:line-break/></text:span><text:span text:style-name="T70">such that </text:span><text:span text:style-name="T42">t S = t’ S</text:span><text:span text:style-name="T70">. <text:s/></text:span><text:span text:style-name="T70"><text:line-break/></text:span><text:span text:style-name="T70">Such a </text:span><text:span text:style-name="T71">substitution</text:span><text:span text:style-name="T70"> </text:span><text:span text:style-name="T42">S</text:span><text:span text:style-name="T70"> is called a </text:span><text:span text:style-name="T71">unifier</text:span><text:span text:style-name="T70"> for </text:span><text:span text:style-name="T42">t</text:span><text:span text:style-name="T70"> and </text:span><text:span text:style-name="T42">t’</text:span><text:span text:style-name="T70">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3">
        <office:forms form:automatic-focus="false" form:apply-design-mode="false"/>
        <draw:frame draw:name="Title 1" presentation:style-name="pr1" draw:text-style-name="P11" draw:layer="layout" svg:width="30.479cm" svg:height="3.18cm" svg:x="1.693cm" svg:y="0.759cm" presentation:class="title">
          <draw:text-box>
            <text:p text:style-name="P6"><text:span text:style-name="T69">Unification</text:span></text:p>
          </draw:text-box>
        </draw:frame>
        <draw:frame presentation:style-name="pr45" draw:layer="layout" svg:width="14.873cm" svg:height="12.815cm" svg:x="1.693cm" svg:y="4.457cm" presentation:class="outline" presentation:user-transformed="true">
          <draw:text-box>
            <text:p text:style-name="P48"><text:span text:style-name="T72">Example (x, y, z and w are variables):</text:span><text:span text:style-name="T72"><text:line-break/></text:span><text:span text:style-name="T72"><text:line-break/></text:span><text:span text:style-name="T45">f x (g y) <text:s text:c="5"/>f (g z) w</text:span><text:span text:style-name="T72"> <text:s/></text:span><text:span text:style-name="T72"><text:line-break/></text:span><text:span text:style-name="T72">with </text:span><text:span text:style-name="T45">S <text:s/>= <text:s/>[x </text:span><text:span text:style-name="T73">↦</text:span><text:span text:style-name="T45"> g z, w </text:span><text:span text:style-name="T73">↦</text:span><text:span text:style-name="T45"> g y] </text:span></text:p>
            <text:p text:style-name="P48"><text:span text:style-name="T45"><text:line-break/></text:span><text:span text:style-name="T45"><text:line-break/></text:span><text:span text:style-name="T45"/></text:p>
          </draw:text-box>
        </draw:frame>
        <draw:frame presentation:style-name="pr45" draw:layer="layout" svg:width="14.873cm" svg:height="11.799cm" svg:x="17.311cm" svg:y="4.457cm" presentation:class="outline" presentation:user-transformed="true">
          <draw:text-box>
            <text:p text:style-name="P49"><text:span text:style-name="T45"/></text:p>
            <text:p text:style-name="P49"><text:span text:style-name="T45"/></text:p>
            <text:p text:style-name="P49"><text:span text:style-name="T45"/></text:p>
            <text:p text:style-name="P49"><text:span text:style-name="T45"/></text:p>
            <text:p text:style-name="P49"><text:span text:style-name="T45"/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3">
        <office:forms form:automatic-focus="false" form:apply-design-mode="false"/>
        <draw:frame draw:name="Title 1" presentation:style-name="pr1" draw:text-style-name="P11" draw:layer="layout" svg:width="30.479cm" svg:height="3.18cm" svg:x="1.693cm" svg:y="0.759cm" presentation:class="title">
          <draw:text-box>
            <text:p text:style-name="P6"><text:span text:style-name="T69">Unification</text:span></text:p>
          </draw:text-box>
        </draw:frame>
        <draw:frame presentation:style-name="pr45" draw:layer="layout" svg:width="14.873cm" svg:height="12.815cm" svg:x="1.693cm" svg:y="4.457cm" presentation:class="outline" presentation:user-transformed="true">
          <draw:text-box>
            <text:p text:style-name="P48"><text:span text:style-name="T72">Example (x, y, z and w are variables):</text:span><text:span text:style-name="T72"><text:line-break/></text:span><text:span text:style-name="T72"><text:line-break/></text:span><text:span text:style-name="T45">f x (g y) <text:s text:c="5"/>f (g z) w</text:span><text:span text:style-name="T72"> <text:s/></text:span><text:span text:style-name="T72"><text:line-break/></text:span><text:span text:style-name="T72">with </text:span><text:span text:style-name="T45">S <text:s/>= <text:s/>[x </text:span><text:span text:style-name="T73">↦</text:span><text:span text:style-name="T45"> g z, w </text:span><text:span text:style-name="T73">↦</text:span><text:span text:style-name="T45"> g y] </text:span></text:p>
            <text:p text:style-name="P48"><text:span text:style-name="T45">f x (g y) S</text:span></text:p>
            <text:p text:style-name="P48"><text:span text:style-name="T45"><text:line-break/></text:span><text:span text:style-name="T45"><text:line-break/></text:span><text:span text:style-name="T45"/></text:p>
          </draw:text-box>
        </draw:frame>
        <draw:frame presentation:style-name="pr45" draw:layer="layout" svg:width="14.873cm" svg:height="11.799cm" svg:x="17.311cm" svg:y="4.457cm" presentation:class="outline" presentation:user-transformed="true">
          <draw:text-box>
            <text:p text:style-name="P49"><text:span text:style-name="T45"/></text:p>
            <text:p text:style-name="P49"><text:span text:style-name="T45"/></text:p>
            <text:p text:style-name="P49"><text:span text:style-name="T45"/></text:p>
            <text:p text:style-name="P49"><text:span text:style-name="T45"/></text:p>
            <text:p text:style-name="P49"><text:span text:style-name="T45"/></text:p>
            <text:p text:style-name="P49"><text:span text:style-name="T45">f (g z) w S</text:span></text:p>
            <text:p><text:span text:style-name="T74"/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3">
        <office:forms form:automatic-focus="false" form:apply-design-mode="false"/>
        <draw:frame draw:name="Title 1" presentation:style-name="pr1" draw:text-style-name="P11" draw:layer="layout" svg:width="30.479cm" svg:height="3.18cm" svg:x="1.693cm" svg:y="0.759cm" presentation:class="title">
          <draw:text-box>
            <text:p text:style-name="P6"><text:span text:style-name="T69">Unification</text:span></text:p>
          </draw:text-box>
        </draw:frame>
        <draw:frame presentation:style-name="pr45" draw:layer="layout" svg:width="14.873cm" svg:height="12.815cm" svg:x="1.693cm" svg:y="4.457cm" presentation:class="outline" presentation:user-transformed="true">
          <draw:text-box>
            <text:p text:style-name="P48"><text:span text:style-name="T72">Example (x, y, z and w are variables):</text:span><text:span text:style-name="T72"><text:line-break/></text:span><text:span text:style-name="T72"><text:line-break/></text:span><text:span text:style-name="T45">f x (g y) <text:s text:c="5"/>f (g z) w</text:span><text:span text:style-name="T72"> <text:s/></text:span><text:span text:style-name="T72"><text:line-break/></text:span><text:span text:style-name="T72">with </text:span><text:span text:style-name="T45">S <text:s/>= <text:s/>[x </text:span><text:span text:style-name="T73">↦</text:span><text:span text:style-name="T45"> g z, w </text:span><text:span text:style-name="T73">↦</text:span><text:span text:style-name="T45"> g y] </text:span></text:p>
            <text:p text:style-name="P48"><text:span text:style-name="T45">f x (g y) S</text:span></text:p>
            <text:p text:style-name="P48"><text:span text:style-name="T45">= f x (g y) [x </text:span><text:span text:style-name="T73">↦</text:span><text:span text:style-name="T45"> g z, w </text:span><text:span text:style-name="T73">↦</text:span><text:span text:style-name="T45"> g y]</text:span></text:p>
            <text:p><text:span text:style-name="T45">= f (g z) (g y) [x </text:span><text:span text:style-name="T73">↦</text:span><text:span text:style-name="T45"> g z, w </text:span><text:span text:style-name="T73">↦</text:span><text:span text:style-name="T45"> g y]</text:span><text:span text:style-name="T45"><text:line-break/></text:span><text:span text:style-name="T45"><text:line-break/></text:span><text:span text:style-name="T45"/></text:p>
          </draw:text-box>
        </draw:frame>
        <draw:frame presentation:style-name="pr45" draw:layer="layout" svg:width="14.873cm" svg:height="11.799cm" svg:x="17.311cm" svg:y="4.457cm" presentation:class="outline" presentation:user-transformed="true">
          <draw:text-box>
            <text:p text:style-name="P49"><text:span text:style-name="T45"/></text:p>
            <text:p text:style-name="P49"><text:span text:style-name="T45"/></text:p>
            <text:p text:style-name="P49"><text:span text:style-name="T45"/></text:p>
            <text:p text:style-name="P49"><text:span text:style-name="T45"/></text:p>
            <text:p text:style-name="P49"><text:span text:style-name="T45"/></text:p>
            <text:p text:style-name="P49"><text:span text:style-name="T45">f (g z) w S</text:span></text:p>
            <text:p><text:span text:style-name="T74"/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">
        <office:forms form:automatic-focus="false" form:apply-design-mode="false"/>
        <draw:frame draw:name="Title 1" presentation:style-name="pr1" draw:text-style-name="P11" draw:layer="layout" svg:width="30.479cm" svg:height="3.18cm" svg:x="1.693cm" svg:y="0.759cm" presentation:class="title">
          <draw:text-box>
            <text:p text:style-name="P6"><text:span text:style-name="T69">Unification</text:span></text:p>
          </draw:text-box>
        </draw:frame>
        <draw:frame presentation:style-name="pr46" draw:text-style-name="P50" draw:layer="layout" svg:width="14.873cm" svg:height="15.609cm" svg:x="1.693cm" svg:y="4.457cm" presentation:class="outline" presentation:user-transformed="true">
          <draw:text-box>
            <text:p text:style-name="P36"><text:span text:style-name="T75">Example (x, y, z and w are variables):</text:span><text:span text:style-name="T75"><text:line-break/></text:span><text:span text:style-name="T75"><text:line-break/></text:span><text:span text:style-name="T76">f x (g y) <text:s text:c="5"/>f (g z) w</text:span><text:span text:style-name="T75"> <text:s/></text:span><text:span text:style-name="T75"><text:line-break/></text:span><text:span text:style-name="T75">with </text:span><text:span text:style-name="T76">S <text:s/>= <text:s/>[x </text:span><text:span text:style-name="T77">↦</text:span><text:span text:style-name="T76"> g z, w </text:span><text:span text:style-name="T77">↦</text:span><text:span text:style-name="T76"> g y] </text:span></text:p>
            <text:p text:style-name="P36"><text:span text:style-name="T76">f x (g y) S</text:span></text:p>
            <text:p text:style-name="P36"><text:span text:style-name="T76">= f x (g y) [x </text:span><text:span text:style-name="T77">↦</text:span><text:span text:style-name="T76"> g z, w </text:span><text:span text:style-name="T77">↦</text:span><text:span text:style-name="T76"> g y]</text:span></text:p>
            <text:p text:style-name="P32"><text:span text:style-name="T76">= </text:span><text:span text:style-name="T78">f (g z) (g y) [x ↦ g z, w ↦ g y]</text:span></text:p>
            <text:p text:style-name="P32"><text:span text:style-name="T76"/></text:p>
            <text:p text:style-name="P32"><text:span text:style-name="T79">It’s a purely syntactic definition</text:span><text:span text:style-name="T76"><text:line-break/></text:span><text:span text:style-name="T76"><text:line-break/></text:span><text:span text:style-name="T76"/></text:p>
          </draw:text-box>
        </draw:frame>
        <draw:frame presentation:style-name="pr47" draw:text-style-name="P52" draw:layer="layout" svg:width="14.873cm" svg:height="11.799cm" svg:x="17.311cm" svg:y="4.457cm" presentation:class="outline" presentation:user-transformed="true">
          <draw:text-box>
            <text:p text:style-name="P51"><text:span text:style-name="T76"/></text:p>
            <text:p text:style-name="P51"><text:span text:style-name="T76"/></text:p>
            <text:p text:style-name="P51"><text:span text:style-name="T76"/></text:p>
            <text:p text:style-name="P51"><text:span text:style-name="T76"/></text:p>
            <text:p text:style-name="P51"><text:span text:style-name="T76"><text:line-break/></text:span><text:span text:style-name="T76">f (g z) w S</text:span></text:p>
            <text:p text:style-name="P32"><text:span text:style-name="T76">=</text:span><text:span text:style-name="T78"> f (g z) (g y) [x ↦ g z, w ↦ g y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Unification (MGU)</text:span></text:p>
          </draw:text-box>
        </draw:frame>
        <draw:frame draw:name="Content Placeholder 2" presentation:style-name="pr20" draw:text-style-name="P46" draw:layer="layout" svg:width="23.875cm" svg:height="12.086cm" svg:x="3.605cm" svg:y="5.68cm" presentation:class="outline" presentation:user-transformed="true">
          <draw:text-box>
            <text:p text:style-name="P32"><text:span text:style-name="T80"><text:s/></text:span><text:span text:style-name="T80">A substitution, </text:span><text:span text:style-name="T81">σ</text:span><text:span text:style-name="T80">, is a </text:span><text:span text:style-name="T82">most general unifier (mgu)</text:span><text:span text:style-name="T80"> of a set of expressions </text:span><text:span text:style-name="T83">E</text:span><text:span text:style-name="T80"> if it unifies </text:span><text:span text:style-name="T83">E</text:span><text:span text:style-name="T80">, and for any unifier, </text:span><text:span text:style-name="T84">ω</text:span><text:span text:style-name="T80">, of </text:span><text:span text:style-name="T83">E</text:span><text:span text:style-name="T80">, there is a unifier, </text:span><text:span text:style-name="T85">λ</text:span><text:span text:style-name="T80"> such that</text:span><text:span text:style-name="T80"><text:line-break/></text:span><text:span text:style-name="T80"> </text:span></text:p>
            <text:p text:style-name="P32"><text:span text:style-name="T84">ω</text:span><text:span text:style-name="T80"> = </text:span><text:span text:style-name="T81">σ</text:span><text:span text:style-name="T80"> </text:span><text:span text:style-name="T86">￮</text:span><text:span text:style-name="T80"> </text:span><text:span text:style-name="T85">λ</text:span></text:p>
            <text:p text:style-name="P32"><text:span text:style-name="T80"/></text:p>
            <text:p text:style-name="P32"><text:span text:style-name="T80">The idea is that </text:span><text:span text:style-name="T81">σ </text:span><text:span text:style-name="T80">is less specific than </text:span><text:span text:style-name="T84">ω</text:span><text:span text:style-name="T80">, that is, we can substitute for some of the variables of </text:span><text:span text:style-name="T81">σ</text:span><text:span text:style-name="T80"> and get </text:span><text:span text:style-name="T84">ω</text:span><text:span text:style-name="T80">. </text:span><text:span text:style-name="T80"><text:line-break/></text:span><text:span text:style-name="T80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Unification (MGU)</text:span></text:p>
          </draw:text-box>
        </draw:frame>
        <draw:frame draw:name="Content Placeholder 2" presentation:style-name="pr20" draw:text-style-name="P46" draw:layer="layout" svg:width="23.875cm" svg:height="12.086cm" svg:x="3.605cm" svg:y="5.68cm" presentation:class="outline" presentation:user-transformed="true">
          <draw:text-box>
            <text:p text:style-name="P32"><text:span text:style-name="T80"><text:s/></text:span><text:span text:style-name="T80">A substitution, </text:span><text:span text:style-name="T81">σ</text:span><text:span text:style-name="T80">, is a </text:span><text:span text:style-name="T82">most general unifier (mgu)</text:span><text:span text:style-name="T80"> of a set of expressions </text:span><text:span text:style-name="T83">E</text:span><text:span text:style-name="T80"> if it unifies </text:span><text:span text:style-name="T83">E</text:span><text:span text:style-name="T80">, and for any unifier, </text:span><text:span text:style-name="T84">ω</text:span><text:span text:style-name="T80">, of </text:span><text:span text:style-name="T83">E</text:span><text:span text:style-name="T80">, there is a unifier, </text:span><text:span text:style-name="T85">λ</text:span><text:span text:style-name="T80"> such that</text:span><text:span text:style-name="T80"><text:line-break/></text:span><text:span text:style-name="T80"> </text:span></text:p>
            <text:p text:style-name="P32"><text:span text:style-name="T84">ω</text:span><text:span text:style-name="T80"> = </text:span><text:span text:style-name="T81">σ</text:span><text:span text:style-name="T80"> </text:span><text:span text:style-name="T86">￮</text:span><text:span text:style-name="T80"> </text:span><text:span text:style-name="T85">λ</text:span></text:p>
            <text:p text:style-name="P32"><text:span text:style-name="T80"/></text:p>
            <text:p text:style-name="P32"><text:span text:style-name="T80">The idea is that </text:span><text:span text:style-name="T81">σ </text:span><text:span text:style-name="T80">is less specific than </text:span><text:span text:style-name="T84">ω</text:span><text:span text:style-name="T80">, that is, we can substitute for some of the variables of </text:span><text:span text:style-name="T81">σ</text:span><text:span text:style-name="T80"> and get </text:span><text:span text:style-name="T84">ω</text:span><text:span text:style-name="T80">. </text:span><text:span text:style-name="T80"><text:line-break/></text:span><text:span text:style-name="T80"><text:line-break/></text:span><text:span text:style-name="T80">Note that there can be </text:span><text:span text:style-name="T82">more than one most general unifier</text:span><text:span text:style-name="T80">, but such substitutions are the same except for variable renaming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Unification (MGU Example)</text:span></text:p>
          </draw:text-box>
        </draw:frame>
        <draw:frame draw:name="Content Placeholder 2" presentation:style-name="pr20" draw:text-style-name="P53" draw:layer="layout" svg:width="23.875cm" svg:height="12.086cm" svg:x="3.605cm" svg:y="5.68cm" presentation:class="outline" presentation:user-transformed="true">
          <draw:text-box>
            <text:p text:style-name="P32"><text:span text:style-name="T87">We need to unify :</text:span><text:span text:style-name="T73"> <text:s text:c="2"/></text:span><text:span text:style-name="T73"><text:line-break/></text:span><text:span text:style-name="T73"><text:line-break/></text:span><text:span text:style-name="T73">f(x,y,z) <text:s text:c="6"/>f(w,w,x)</text:span></text:p>
            <text:p text:style-name="P32"><text:span text:style-name="T81">σ</text:span><text:span text:style-name="T88">1 </text:span><text:span text:style-name="T81">= [x </text:span><text:span text:style-name="T89">↦ a</text:span><text:span text:style-name="T81">, z</text:span><text:span text:style-name="T89">↦</text:span><text:span text:style-name="T81"> a, y</text:span><text:span text:style-name="T89">↦ a</text:span><text:span text:style-name="T81">, w</text:span><text:span text:style-name="T89">↦ a</text:span><text:span text:style-name="T81">]</text:span></text:p>
            <text:p text:style-name="P32"><text:span text:style-name="T81">σ</text:span><text:span text:style-name="T88">2 </text:span><text:span text:style-name="T81">= [y</text:span><text:span text:style-name="T89">↦ </text:span><text:span text:style-name="T81">x, z </text:span><text:span text:style-name="T89">↦ x</text:span><text:span text:style-name="T81">, w</text:span><text:span text:style-name="T89">↦ x</text:span><text:span text:style-name="T81">]</text:span></text:p>
            <text:p text:style-name="P32"><text:span text:style-name="T84"/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Unification (MGU Example)</text:span></text:p>
          </draw:text-box>
        </draw:frame>
        <draw:frame draw:name="Content Placeholder 2" presentation:style-name="pr20" draw:text-style-name="P53" draw:layer="layout" svg:width="23.875cm" svg:height="12.086cm" svg:x="3.605cm" svg:y="5.68cm" presentation:class="outline" presentation:user-transformed="true">
          <draw:text-box>
            <text:p text:style-name="P32"><text:span text:style-name="T87">We need to unify :</text:span><text:span text:style-name="T73"> <text:s text:c="2"/></text:span><text:span text:style-name="T73"><text:line-break/></text:span><text:span text:style-name="T73"><text:line-break/></text:span><text:span text:style-name="T73">f(x,y,z) <text:s text:c="6"/>f(w,w,x)</text:span></text:p>
            <text:p text:style-name="P32"><text:span text:style-name="T81">σ</text:span><text:span text:style-name="T88">1 </text:span><text:span text:style-name="T81">= [x </text:span><text:span text:style-name="T89">↦ a</text:span><text:span text:style-name="T81">, z</text:span><text:span text:style-name="T89">↦</text:span><text:span text:style-name="T81"> a, y</text:span><text:span text:style-name="T89">↦ a</text:span><text:span text:style-name="T81">, w</text:span><text:span text:style-name="T89">↦ a</text:span><text:span text:style-name="T81">]</text:span></text:p>
            <text:p text:style-name="P32"><text:span text:style-name="T81">σ</text:span><text:span text:style-name="T88">2 </text:span><text:span text:style-name="T81">= [y</text:span><text:span text:style-name="T89">↦ </text:span><text:span text:style-name="T81">x, z </text:span><text:span text:style-name="T89">↦ x</text:span><text:span text:style-name="T81">, w</text:span><text:span text:style-name="T89">↦ x</text:span><text:span text:style-name="T81">]</text:span></text:p>
            <text:p text:style-name="P36"><text:span text:style-name="T90">σ</text:span><text:span text:style-name="T91">1 </text:span><text:span text:style-name="T90">=</text:span><text:span text:style-name="T91"> </text:span><text:span text:style-name="T90">σ</text:span><text:span text:style-name="T91">2</text:span><text:span text:style-name="T92">￮</text:span><text:span text:style-name="T91"> </text:span><text:span text:style-name="T90">[x </text:span><text:span text:style-name="T93">↦ a</text:span><text:span text:style-name="T90">]</text:span></text:p>
            <text:p text:style-name="P32"><text:span text:style-name="T81">σ</text:span><text:span text:style-name="T88">2 <text:s/></text:span><text:span text:style-name="T94">is the most general unifi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Unification examples (I)</text:span></text:p>
          </draw:text-box>
        </draw:frame>
        <draw:frame draw:name="Content Placeholder 2" presentation:style-name="pr20" draw:text-style-name="P46" draw:layer="layout" svg:width="23.875cm" svg:height="12.086cm" svg:x="3.605cm" svg:y="5.68cm" presentation:class="outline" presentation:user-transformed="true">
          <draw:text-box>
            <text:list text:style-name="L1">
              <text:list-item>
                <text:p text:style-name="P32"><text:span text:style-name="T95">Simple example:</text:span></text:p>
                <text:p text:style-name="P32"><text:span text:style-name="T95">’</text:span><text:span text:style-name="T95">a list = int list </text:span><text:span text:style-name="T95"><text:line-break/></text:span><text:span text:style-name="T96">(Sol: ’a = int)</text:span></text:p>
                <text:p text:style-name="P32"><text:span text:style-name="T80"/></text:p>
                <text:p text:style-name="P32"><text:span text:style-name="T9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Unification examples (I)</text:span></text:p>
          </draw:text-box>
        </draw:frame>
        <draw:frame draw:name="Content Placeholder 2" presentation:style-name="pr20" draw:text-style-name="P46" draw:layer="layout" svg:width="23.875cm" svg:height="12.086cm" svg:x="3.605cm" svg:y="5.68cm" presentation:class="outline" presentation:user-transformed="true">
          <draw:text-box>
            <text:list text:style-name="L1">
              <text:list-item>
                <text:p text:style-name="P32"><text:span text:style-name="T95">Simple example:</text:span></text:p>
                <text:p text:style-name="P32"><text:span text:style-name="T95">’</text:span><text:span text:style-name="T95">a list = int list </text:span><text:span text:style-name="T95"><text:line-break/></text:span><text:span text:style-name="T96">(Sol: ’a = int)</text:span></text:p>
              </text:list-item>
              <text:list-item>
                <text:p text:style-name="P32"><text:span text:style-name="T95">How about this:</text:span></text:p>
                <text:p text:style-name="P32"><text:span text:style-name="T95">’</text:span><text:span text:style-name="T95">a list = ’b list list;</text:span><text:span text:style-name="T95"><text:tab/></text:span><text:span text:style-name="T95">’b list = int list</text:span><text:span text:style-name="T95"><text:line-break/></text:span><text:span text:style-name="T96">(Sol: ’a = int list; </text:span><text:span text:style-name="T96"><text:tab/></text:span><text:span text:style-name="T96"><text:tab/></text:span><text:span text:style-name="T96">’b = int)</text:span></text:p>
                <text:p text:style-name="P32"><text:span text:style-name="T9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Unification examples (I)</text:span></text:p>
          </draw:text-box>
        </draw:frame>
        <draw:frame draw:name="Content Placeholder 2" presentation:style-name="pr20" draw:text-style-name="P46" draw:layer="layout" svg:width="23.875cm" svg:height="12.086cm" svg:x="3.605cm" svg:y="5.68cm" presentation:class="outline" presentation:user-transformed="true">
          <draw:text-box>
            <text:list text:style-name="L1">
              <text:list-item>
                <text:p text:style-name="P32"><text:span text:style-name="T95">Simple example:</text:span></text:p>
                <text:p text:style-name="P32"><text:span text:style-name="T95">’</text:span><text:span text:style-name="T95">a list = int list </text:span><text:span text:style-name="T95"><text:line-break/></text:span><text:span text:style-name="T96">(Sol: ’a = int)</text:span></text:p>
              </text:list-item>
              <text:list-item>
                <text:p text:style-name="P32"><text:span text:style-name="T95">How about this:</text:span></text:p>
                <text:p text:style-name="P32"><text:span text:style-name="T95">’</text:span><text:span text:style-name="T95">a list = ’b list list;</text:span><text:span text:style-name="T95"><text:tab/></text:span><text:span text:style-name="T95">’b list = int list</text:span><text:span text:style-name="T95"><text:line-break/></text:span><text:span text:style-name="T96">(Sol: ’a = int list; </text:span><text:span text:style-name="T96"><text:tab/></text:span><text:span text:style-name="T96"><text:tab/></text:span><text:span text:style-name="T96">’b = int)</text:span></text:p>
              </text:list-item>
              <text:list-item>
                <text:p text:style-name="P32"><text:span text:style-name="T95">Rather trickier:</text:span></text:p>
                <text:p text:style-name="P36"><text:span text:style-name="T80">’</text:span><text:span text:style-name="T80">a list = ’b list list</text:span><text:span text:style-name="T80"><text:line-break/></text:span><text:span text:style-name="T97">(Lots of Sol.: </text:span><text:span text:style-name="T97"><text:line-break/></text:span><text:span text:style-name="T97">’a = int list; ’b = int</text:span><text:span text:style-name="T97"><text:line-break/></text:span><text:span text:style-name="T97">’a = (int → int) list; ’b = int → int etc.)</text:span></text:p>
                <text:p text:style-name="P32"><text:span text:style-name="T9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Most General Unifier (MGU)</text:span></text:p>
          </draw:text-box>
        </draw:frame>
        <draw:frame draw:name="Content Placeholder 2" presentation:style-name="pr20" draw:text-style-name="P46" draw:layer="layout" svg:width="23.875cm" svg:height="12.086cm" svg:x="3.605cm" svg:y="5.68cm" presentation:class="outline" presentation:user-transformed="true">
          <draw:text-box>
            <text:list text:style-name="L1">
              <text:list-item>
                <text:p text:style-name="P32"><text:span text:style-name="T80">’</text:span><text:span text:style-name="T80">a list = ’b list list</text:span><text:span text:style-name="T80"><text:line-break/></text:span><text:span text:style-name="T97">(Lots of possible solutions: </text:span><text:span text:style-name="T97"><text:line-break/></text:span><text:span text:style-name="T97">’a = int list; ’b = int</text:span><text:span text:style-name="T97"><text:line-break/></text:span><text:span text:style-name="T97">’a = (int → int) list; ’b = int → int etc.)</text:span></text:p>
              </text:list-item>
              <text:list-item>
                <text:p text:style-name="P32"><text:span text:style-name="T95">But we prefer a </text:span><text:span text:style-name="T98">most general solution</text:span><text:span text:style-name="T95"> that will be compatible with any possible solution.</text:span></text:p>
              </text:list-item>
            </text:list>
            <text:p text:style-name="P32"><text:span text:style-name="T80"/></text:p>
            <text:p text:style-name="P32"><text:span text:style-name="T95"/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Most General Unifier (MGU)</text:span></text:p>
          </draw:text-box>
        </draw:frame>
        <draw:frame draw:name="Content Placeholder 2" presentation:style-name="pr20" draw:text-style-name="P46" draw:layer="layout" svg:width="23.875cm" svg:height="12.086cm" svg:x="3.605cm" svg:y="5.68cm" presentation:class="outline" presentation:user-transformed="true">
          <draw:text-box>
            <text:list text:style-name="L1">
              <text:list-item>
                <text:p text:style-name="P32"><text:span text:style-name="T80">’</text:span><text:span text:style-name="T80">a list = ’b list list</text:span><text:span text:style-name="T80"><text:line-break/></text:span><text:span text:style-name="T97">(Lots of possible solutions: </text:span><text:span text:style-name="T97"><text:line-break/></text:span><text:span text:style-name="T97">’a = int list; ’b = int</text:span><text:span text:style-name="T97"><text:line-break/></text:span><text:span text:style-name="T97">’a = (int → int) list; ’b = int → int etc.)</text:span></text:p>
              </text:list-item>
              <text:list-item>
                <text:p text:style-name="P32"><text:span text:style-name="T95">But we prefer a </text:span><text:span text:style-name="T98">most general solution </text:span><text:span text:style-name="T95">that will be compatible with any possible solution.</text:span></text:p>
              </text:list-item>
              <text:list-item>
                <text:p text:style-name="P32"><text:span text:style-name="T95">Any substitution for ’a must be some kind of list, and ’b must be the type of element in ’a , but otherwise, no constraints</text:span></text:p>
              </text:list-item>
              <text:list-item>
                <text:p text:style-name="P32"><text:span text:style-name="T95">Leads to solution:</text:span><text:span text:style-name="T96"> ’a = ’b list</text:span><text:span text:style-name="T99"><text:line-break/></text:span><text:span text:style-name="T95">where ’b remains a free type variable.</text:span></text:p>
              </text:list-item>
            </text:list>
            <text:p text:style-name="P32"><text:span text:style-name="T80"/></text:p>
            <text:p text:style-name="P32"><text:span text:style-name="T95"/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Algorithm W</text:span></text:p>
          </draw:text-box>
        </draw:frame>
        <draw:frame draw:name="Content Placeholder 2" presentation:style-name="pr20" draw:text-style-name="P54" draw:layer="layout" svg:width="23.875cm" svg:height="12.086cm" svg:x="3.505cm" svg:y="5.08cm" presentation:class="outline" presentation:user-transformed="true">
          <draw:text-box>
            <text:list text:style-name="L4">
              <text:list-item>
                <text:p><text:span text:style-name="T70">Type inference rules not easily translated into an algorithm</text:span></text:p>
                <text:p><text:span text:style-name="T70"/></text:p>
              </text:list-item>
              <text:list-item>
                <text:p><text:span text:style-name="T100">What we trying to achieve is</text:span><text:span text:style-name="T100"><text:line-break/></text:span><text:span text:style-name="T100"> </text:span><text:span text:style-name="T42"><text:line-break/></text:span><text:span text:style-name="T42">w : </text:span><text:span text:style-name="T101">exp</text:span><text:span text:style-name="T42"> → typeEnv → (</text:span><text:span text:style-name="T102">typeEnv</text:span><text:span text:style-name="T42">, </text:span><text:span text:style-name="T101">expType</text:span><text:span text:style-name="T42">)</text:span><text:span text:style-name="T42"><text:line-break/></text:span><text:span text:style-name="T42">(* the returned </text:span><text:span text:style-name="T102">typeEnv</text:span><text:span text:style-name="T42"> is modified *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Algorithm W</text:span></text:p>
          </draw:text-box>
        </draw:frame>
        <draw:frame draw:name="Content Placeholder 2" presentation:style-name="pr20" draw:text-style-name="P54" draw:layer="layout" svg:width="23.875cm" svg:height="12.086cm" svg:x="3.505cm" svg:y="5.08cm" presentation:class="outline" presentation:user-transformed="true">
          <draw:text-box>
            <text:list text:style-name="L4">
              <text:list-item>
                <text:p><text:span text:style-name="T70">Intuition :</text:span></text:p>
                <text:list>
                  <text:list-item>
                    <text:p><text:span text:style-name="T70">Generate a list of constraints</text:span></text:p>
                  </text:list-item>
                  <text:list-item>
                    <text:p><text:span text:style-name="T70">Solve them by unification/substitution </text:span><text:span text:style-name="T70"><text:line-break/></text:span><text:span text:style-name="T70">(in a bottom – up manner)</text:span></text:p>
                  </text:list-item>
                  <text:list-item>
                    <text:p><text:span text:style-name="T70">The solution to all constraints will be eventually a </text:span><text:span text:style-name="T71">most general unifier</text:span><text:span text:style-name="T70">.</text:span><text:span text:style-name="T70"><text:line-break/></text:span><text:span text:style-name="T70"/></text:p>
                  </text:list-item>
                </text:list>
              </text:list-item>
              <text:list-item>
                <text:p><text:span text:style-name="T70">It can </text:span><text:span text:style-name="T103">fail</text:span><text:span text:style-name="T70"> with an error if there is no valid typ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High Level Overview</text:span></text:p>
          </draw:text-box>
        </draw:frame>
        <draw:frame draw:name="Content Placeholder 2" presentation:style-name="pr20" draw:text-style-name="P56" draw:layer="layout" svg:width="23.875cm" svg:height="12.086cm" svg:x="3.505cm" svg:y="5.08cm" presentation:class="outline" presentation:user-transformed="true">
          <draw:text-box>
            <text:list text:style-name="L7">
              <text:list-header>
                <text:p text:style-name="P55"><text:span text:style-name="T100"/></text:p>
              </text:list-header>
              <text:list-item>
                <text:p text:style-name="P55"><text:span text:style-name="T100">Source Code → Parse → AST (abstract syntax tree)</text:span><text:span text:style-name="T100"><text:line-break/></text:span><text:span text:style-name="T100"/></text:p>
                <text:p text:style-name="P55"><text:span text:style-name="T100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High Level Overview</text:span></text:p>
          </draw:text-box>
        </draw:frame>
        <draw:frame draw:name="Content Placeholder 2" presentation:style-name="pr20" draw:text-style-name="P56" draw:layer="layout" svg:width="23.875cm" svg:height="12.086cm" svg:x="3.505cm" svg:y="5.08cm" presentation:class="outline" presentation:user-transformed="true">
          <draw:text-box>
            <text:list text:style-name="L7">
              <text:list-header>
                <text:p text:style-name="P55"><text:span text:style-name="T100"/></text:p>
              </text:list-header>
              <text:list-item>
                <text:p text:style-name="P55"><text:span text:style-name="T100">Source Code → Parse → AST (abstract syntax tree)</text:span><text:span text:style-name="T100"><text:line-break/></text:span><text:span text:style-name="T100"/></text:p>
              </text:list-item>
              <text:list-item>
                <text:p text:style-name="P55"><text:span text:style-name="T100">AST → Annotate → AST with types</text:span><text:span text:style-name="T100"><text:line-break/></text:span><text:span text:style-name="T100"/></text:p>
                <text:p text:style-name="P55"><text:span text:style-name="T100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High Level Overview</text:span></text:p>
          </draw:text-box>
        </draw:frame>
        <draw:frame draw:name="Content Placeholder 2" presentation:style-name="pr20" draw:text-style-name="P56" draw:layer="layout" svg:width="23.875cm" svg:height="12.086cm" svg:x="3.505cm" svg:y="5.08cm" presentation:class="outline" presentation:user-transformed="true">
          <draw:text-box>
            <text:list text:style-name="L7">
              <text:list-header>
                <text:p text:style-name="P55"><text:span text:style-name="T100"/></text:p>
              </text:list-header>
              <text:list-item>
                <text:p text:style-name="P55"><text:span text:style-name="T100">Source Code → Parse → AST (abstract syntax tree)</text:span><text:span text:style-name="T100"><text:line-break/></text:span><text:span text:style-name="T100"/></text:p>
              </text:list-item>
              <text:list-item>
                <text:p text:style-name="P55"><text:span text:style-name="T100">AST → Annotate → AST with types</text:span><text:span text:style-name="T100"><text:line-break/></text:span><text:span text:style-name="T100"/></text:p>
              </text:list-item>
              <text:list-item>
                <text:p text:style-name="P55"><text:span text:style-name="T100">Typed AST → Generate constraints → Constraint list</text:span><text:span text:style-name="T100"><text:line-break/></text:span><text:span text:style-name="T100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High Level Overview</text:span></text:p>
          </draw:text-box>
        </draw:frame>
        <draw:frame draw:name="Content Placeholder 2" presentation:style-name="pr20" draw:text-style-name="P56" draw:layer="layout" svg:width="23.875cm" svg:height="12.086cm" svg:x="3.505cm" svg:y="5.08cm" presentation:class="outline" presentation:user-transformed="true">
          <draw:text-box>
            <text:list text:style-name="L7">
              <text:list-header>
                <text:p text:style-name="P55"><text:span text:style-name="T100"/></text:p>
              </text:list-header>
              <text:list-item>
                <text:p text:style-name="P55"><text:span text:style-name="T100">Source Code → Parse → AST (abstract syntax tree)</text:span><text:span text:style-name="T100"><text:line-break/></text:span><text:span text:style-name="T100"/></text:p>
              </text:list-item>
              <text:list-item>
                <text:p text:style-name="P55"><text:span text:style-name="T100">AST → Annotate → AST with types</text:span><text:span text:style-name="T100"><text:line-break/></text:span><text:span text:style-name="T100"/></text:p>
              </text:list-item>
              <text:list-item>
                <text:p text:style-name="P55"><text:span text:style-name="T100">Typed AST → Generate constraints → Constraint list</text:span><text:span text:style-name="T100"><text:line-break/></text:span><text:span text:style-name="T100"/></text:p>
              </text:list-item>
              <text:list-item>
                <text:p text:style-name="P55"><text:span text:style-name="T100">Constraint list → Unify → Solution lis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Constraints from Application</text:span></text:p>
          </draw:text-box>
        </draw:frame>
        <draw:frame draw:name="Content Placeholder 2" presentation:style-name="pr20" draw:text-style-name="P54" draw:layer="layout" svg:width="23.875cm" svg:height="12.086cm" svg:x="3.505cm" svg:y="5.08cm" presentation:class="outline" presentation:user-transformed="true">
          <draw:text-box>
            <text:p><text:span text:style-name="T71">Function application</text:span><text:span text:style-name="T70"> (apply f to x)</text:span></text:p>
            <text:p><text:span text:style-name="T70">Constraint generated :</text:span></text:p>
            <text:p><text:span text:style-name="T70"/></text:p>
            <text:p><text:span text:style-name="T70">T</text:span><text:span text:style-name="T104">1</text:span><text:span text:style-name="T70"> = T</text:span><text:span text:style-name="T104">2</text:span><text:span text:style-name="T70"> → T</text:span><text:span text:style-name="T104">3</text:span></text:p>
          </draw:text-box>
        </draw:frame>
        <draw:custom-shape draw:style-name="gr9" draw:text-style-name="P57" draw:layer="layout" svg:width="2.54cm" svg:height="2.032cm" svg:x="27.4cm" svg:y="6.903cm">
          <text:p text:style-name="P55"><text:span text:style-name="T105">APP</text:span></text:p>
          <draw:enhanced-geometry svg:viewBox="0 0 21600 21600" draw:type="rectangle" draw:enhanced-path="M 0 0 L 21600 0 21600 21600 0 21600 0 0 Z N"/>
        </draw:custom-shape>
        <draw:custom-shape draw:style-name="gr10" draw:text-style-name="P57" draw:layer="layout" svg:width="2.54cm" svg:height="2.032cm" svg:x="25.368cm" svg:y="9.951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7" draw:layer="layout" svg:width="2.54cm" svg:height="2.032cm" svg:x="29.432cm" svg:y="9.951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8.416cm" svg:y1="8.935cm" svg:x2="26.638cm" svg:y2="9.951cm">
          <text:p/>
        </draw:line>
        <draw:line draw:style-name="gr3" draw:text-style-name="P34" draw:layer="layout" svg:x1="28.924cm" svg:y1="8.935cm" svg:x2="30.702cm" svg:y2="9.951cm">
          <text:p/>
        </draw:line>
        <draw:line draw:style-name="gr3" draw:text-style-name="P34" draw:layer="layout" svg:x1="26.638cm" svg:y1="11.983cm" svg:x2="26.638cm" svg:y2="13.253cm">
          <text:p/>
        </draw:line>
        <draw:line draw:style-name="gr3" draw:text-style-name="P34" draw:layer="layout" svg:x1="30.702cm" svg:y1="11.983cm" svg:x2="30.702cm" svg:y2="13.253cm">
          <text:p/>
        </draw:line>
        <draw:custom-shape draw:style-name="gr11" draw:text-style-name="P58" draw:layer="layout" svg:width="2.54cm" svg:height="2.032cm" svg:x="25.368cm" svg:y="13.217cm">
          <text:p text:style-name="P55"><text:span text:style-name="T106">f</text:span></text:p>
          <draw:enhanced-geometry svg:viewBox="0 0 21600 21600" draw:type="rectangle" draw:enhanced-path="M 0 0 L 21600 0 21600 21600 0 21600 0 0 Z N"/>
        </draw:custom-shape>
        <draw:custom-shape draw:style-name="gr11" draw:text-style-name="P58" draw:layer="layout" svg:width="2.54cm" svg:height="2.032cm" svg:x="29.432cm" svg:y="13.253cm">
          <text:p text:style-name="P55"><text:span text:style-name="T106">x</text:span></text:p>
          <draw:enhanced-geometry svg:viewBox="0 0 21600 21600" draw:type="rectangle" draw:enhanced-path="M 0 0 L 21600 0 21600 21600 0 21600 0 0 Z N"/>
        </draw:custom-shape>
        <draw:frame draw:style-name="gr12" draw:text-style-name="P59" draw:layer="layout" svg:width="6.096cm" svg:height="1.682cm" svg:x="27.771cm" svg:y="4.922cm">
          <draw:text-box>
            <text:p><text:span text:style-name="T107">f x</text:span></text:p>
          </draw:text-box>
        </draw:frame>
        <draw:frame draw:style-name="gr13" draw:text-style-name="P60" draw:layer="layout" svg:width="1.778cm" svg:height="1.649cm" svg:x="24.13cm" svg:y="10.289cm">
          <draw:text-box>
            <text:p><text:span text:style-name="T108">T</text:span><text:span text:style-name="T109">1</text:span><text:span text:style-name="T110"> </text:span></text:p>
          </draw:text-box>
        </draw:frame>
        <draw:frame draw:style-name="gr13" draw:text-style-name="P60" draw:layer="layout" svg:width="1.778cm" svg:height="1.649cm" svg:x="32.06cm" svg:y="10.196cm">
          <draw:text-box>
            <text:p><text:span text:style-name="T108">T</text:span><text:span text:style-name="T111">2</text:span><text:span text:style-name="T110"> </text:span></text:p>
          </draw:text-box>
        </draw:frame>
        <draw:frame draw:style-name="gr13" draw:text-style-name="P60" draw:layer="layout" svg:width="1.778cm" svg:height="1.649cm" svg:x="26.162cm" svg:y="7.112cm">
          <draw:text-box>
            <text:p><text:span text:style-name="T108">T</text:span><text:span text:style-name="T111">3</text:span><text:span text:style-name="T110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Constraints from Abstraction</text:span></text:p>
          </draw:text-box>
        </draw:frame>
        <draw:frame draw:name="Content Placeholder 2" presentation:style-name="pr20" draw:text-style-name="P54" draw:layer="layout" svg:width="23.875cm" svg:height="12.086cm" svg:x="3.505cm" svg:y="5.08cm" presentation:class="outline" presentation:user-transformed="true">
          <draw:text-box>
            <text:p><text:span text:style-name="T71">Function declaration</text:span></text:p>
            <text:p><text:span text:style-name="T70">Constraint generated :</text:span></text:p>
            <text:p><text:span text:style-name="T70"/></text:p>
            <text:p><text:span text:style-name="T70">T</text:span><text:span text:style-name="T104">1</text:span><text:span text:style-name="T70"> = T</text:span><text:span text:style-name="T104">2</text:span><text:span text:style-name="T70"> → T</text:span><text:span text:style-name="T104">3</text:span></text:p>
          </draw:text-box>
        </draw:frame>
        <draw:custom-shape draw:style-name="gr9" draw:text-style-name="P57" draw:layer="layout" svg:width="2.54cm" svg:height="2.032cm" svg:x="27.4cm" svg:y="6.903cm">
          <text:p text:style-name="P55"><text:span text:style-name="T105">FUN</text:span></text:p>
          <draw:enhanced-geometry svg:viewBox="0 0 21600 21600" draw:type="rectangle" draw:enhanced-path="M 0 0 L 21600 0 21600 21600 0 21600 0 0 Z N"/>
        </draw:custom-shape>
        <draw:custom-shape draw:style-name="gr10" draw:text-style-name="P57" draw:layer="layout" svg:width="2.54cm" svg:height="2.032cm" svg:x="25.4cm" svg:y="9.942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7" draw:layer="layout" svg:width="2.54cm" svg:height="2.032cm" svg:x="29.432cm" svg:y="9.951cm">
          <text:p text:style-name="P55"><text:span text:style-name="T105">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8.416cm" svg:y1="8.935cm" svg:x2="22.352cm" svg:y2="9.942cm">
          <text:p/>
        </draw:line>
        <draw:line draw:style-name="gr3" draw:text-style-name="P34" draw:layer="layout" svg:x1="28.924cm" svg:y1="8.935cm" svg:x2="30.702cm" svg:y2="9.951cm">
          <text:p/>
        </draw:line>
        <draw:line draw:style-name="gr3" draw:text-style-name="P34" draw:layer="layout" svg:x1="26.67cm" svg:y1="11.974cm" svg:x2="26.67cm" svg:y2="13.244cm">
          <text:p/>
        </draw:line>
        <draw:line draw:style-name="gr3" draw:text-style-name="P34" draw:layer="layout" svg:x1="30.702cm" svg:y1="11.983cm" svg:x2="30.702cm" svg:y2="13.253cm">
          <text:p/>
        </draw:line>
        <draw:custom-shape draw:style-name="gr11" draw:text-style-name="P58" draw:layer="layout" svg:width="2.54cm" svg:height="2.032cm" svg:x="20.828cm" svg:y="9.942cm">
          <text:p text:style-name="P55"><text:span text:style-name="T106">f</text:span></text:p>
          <draw:enhanced-geometry svg:viewBox="0 0 21600 21600" draw:type="rectangle" draw:enhanced-path="M 0 0 L 21600 0 21600 21600 0 21600 0 0 Z N"/>
        </draw:custom-shape>
        <draw:custom-shape draw:style-name="gr11" draw:text-style-name="P58" draw:layer="layout" svg:width="2.54cm" svg:height="2.032cm" svg:x="29.432cm" svg:y="13.253cm">
          <text:p text:style-name="P55"><text:span text:style-name="T106">e</text:span></text:p>
          <draw:enhanced-geometry svg:viewBox="0 0 21600 21600" draw:type="rectangle" draw:enhanced-path="M 0 0 L 21600 0 21600 21600 0 21600 0 0 Z N"/>
        </draw:custom-shape>
        <draw:frame draw:style-name="gr12" draw:text-style-name="P59" draw:layer="layout" svg:width="6.096cm" svg:height="1.682cm" svg:x="26.916cm" svg:y="4.697cm">
          <draw:text-box>
            <text:p><text:span text:style-name="T107">f x = e</text:span></text:p>
          </draw:text-box>
        </draw:frame>
        <draw:frame draw:style-name="gr13" draw:text-style-name="P60" draw:layer="layout" svg:width="1.778cm" svg:height="1.649cm" svg:x="24.162cm" svg:y="10.28cm">
          <draw:text-box>
            <text:p><text:span text:style-name="T108">T</text:span><text:span text:style-name="T111">2</text:span><text:span text:style-name="T110"> </text:span></text:p>
          </draw:text-box>
        </draw:frame>
        <draw:frame draw:style-name="gr13" draw:text-style-name="P60" draw:layer="layout" svg:width="1.778cm" svg:height="1.649cm" svg:x="32.06cm" svg:y="10.196cm">
          <draw:text-box>
            <text:p><text:span text:style-name="T108">T</text:span><text:span text:style-name="T111">3</text:span><text:span text:style-name="T110"> </text:span></text:p>
          </draw:text-box>
        </draw:frame>
        <draw:frame draw:style-name="gr13" draw:text-style-name="P60" draw:layer="layout" svg:width="1.778cm" svg:height="1.649cm" svg:x="26.162cm" svg:y="7.112cm">
          <draw:text-box>
            <text:p><text:span text:style-name="T108">T</text:span><text:span text:style-name="T111">1</text:span><text:span text:style-name="T110"> </text:span></text:p>
          </draw:text-box>
        </draw:frame>
        <draw:custom-shape draw:style-name="gr11" draw:text-style-name="P58" draw:layer="layout" svg:width="2.54cm" svg:height="2.032cm" svg:x="25.432cm" svg:y="13.253cm">
          <text:p text:style-name="P55"><text:span text:style-name="T106">x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8.602cm" svg:y1="8.935cm" svg:x2="26.824cm" svg:y2="9.951cm">
          <text:p/>
        </draw:lin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1cm" svg:y="1.016cm" presentation:class="title" presentation:user-transformed="true">
          <draw:text-box>
            <text:p text:style-name="P6"><text:span text:style-name="T41">1.Abstract Syntax</text:span><text:span text:style-name="T41"><text:line-break/></text:span><text:span text:style-name="T41"> <text:s text:c="2"/>Tree</text:span></text:p>
          </draw:text-box>
        </draw:frame>
        <draw:frame draw:name="Content Placeholder 2" presentation:style-name="pr20" draw:text-style-name="P61" draw:layer="layout" svg:width="12.751cm" svg:height="3.048cm" svg:x="22.754cm" svg:y="1.016cm" presentation:class="outline" presentation:user-transformed="true">
          <draw:text-box>
            <text:list text:style-name="L7">
              <text:list-header>
                <text:p text:style-name="P32"><text:span text:style-name="T101">let</text:span><text:span text:style-name="T42"> inc = </text:span><text:span text:style-name="T101">fun</text:span><text:span text:style-name="T42"> n → n + 1 </text:span><text:span text:style-name="T101">in </text:span><text:span text:style-name="T101"><text:line-break/></text:span><text:span text:style-name="T112">inc</text:span><text:span text:style-name="T42"> 99;;</text:span></text:p>
              </text:list-header>
            </text:list>
          </draw:text-box>
        </draw:frame>
        <draw:custom-shape draw:style-name="gr9" draw:text-style-name="P62" draw:layer="layout" svg:width="2.54cm" svg:height="2.032cm" svg:x="20.214cm" svg:y="3.302cm">
          <text:p text:style-name="P55"><text:span text:style-name="T113">LET</text:span></text:p>
          <draw:enhanced-geometry svg:viewBox="0 0 21600 21600" draw:type="rectangle" draw:enhanced-path="M 0 0 L 21600 0 21600 21600 0 21600 0 0 Z N"/>
        </draw:custom-shape>
        <draw:custom-shape draw:style-name="gr9" draw:text-style-name="P57" draw:layer="layout" svg:width="2.54cm" svg:height="2.032cm" svg:x="14.658cm" svg:y="7.112cm">
          <text:p text:style-name="P55"><text:span text:style-name="T105">FUN</text:span></text:p>
          <draw:enhanced-geometry svg:viewBox="0 0 21600 21600" draw:type="rectangle" draw:enhanced-path="M 0 0 L 21600 0 21600 21600 0 21600 0 0 Z N"/>
        </draw:custom-shape>
        <draw:custom-shape draw:style-name="gr9" draw:text-style-name="P57" draw:layer="layout" svg:width="2.54cm" svg:height="2.032cm" svg:x="16.944cm" svg:y="10.16cm">
          <text:p text:style-name="P55"><text:span text:style-name="T105">ADD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6.002cm" svg:y2="7.112cm">
          <text:p/>
        </draw:line>
        <draw:line draw:style-name="gr3" draw:text-style-name="P34" draw:layer="layout" svg:x1="16.182cm" svg:y1="9.144cm" svg:x2="17.96cm" svg:y2="10.16cm">
          <text:p/>
        </draw:line>
        <draw:line draw:style-name="gr3" draw:text-style-name="P34" draw:layer="layout" svg:x1="15.674cm" svg:y1="9.144cm" svg:x2="13.896cm" svg:y2="10.16cm">
          <text:p/>
        </draw:line>
        <draw:custom-shape draw:style-name="gr11" draw:text-style-name="P58" draw:layer="layout" svg:width="2.54cm" svg:height="2.032cm" svg:x="12.626cm" svg:y="10.16cm">
          <text:p text:style-name="P55"><text:span text:style-name="T106">n</text:span></text:p>
          <draw:enhanced-geometry svg:viewBox="0 0 21600 21600" draw:type="rectangle" draw:enhanced-path="M 0 0 L 21600 0 21600 21600 0 21600 0 0 Z N"/>
        </draw:custom-shape>
        <draw:custom-shape draw:style-name="gr10" draw:text-style-name="P57" draw:layer="layout" svg:width="2.54cm" svg:height="2.032cm" svg:x="14.912cm" svg:y="13.208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7" draw:layer="layout" svg:width="2.54cm" svg:height="2.032cm" svg:x="18.976cm" svg:y="13.208cm">
          <text:p text:style-name="P55"><text:span text:style-name="T105">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17.96cm" svg:y1="12.192cm" svg:x2="16.182cm" svg:y2="13.208cm">
          <text:p/>
        </draw:line>
        <draw:line draw:style-name="gr3" draw:text-style-name="P34" draw:layer="layout" svg:x1="18.468cm" svg:y1="12.192cm" svg:x2="20.246cm" svg:y2="13.208cm">
          <text:p/>
        </draw:line>
        <draw:line draw:style-name="gr3" draw:text-style-name="P34" draw:layer="layout" svg:x1="16.182cm" svg:y1="15.24cm" svg:x2="16.182cm" svg:y2="16.51cm">
          <text:p/>
        </draw:line>
        <draw:line draw:style-name="gr3" draw:text-style-name="P34" draw:layer="layout" svg:x1="20.246cm" svg:y1="15.24cm" svg:x2="20.246cm" svg:y2="16.51cm">
          <text:p/>
        </draw:line>
        <draw:custom-shape draw:style-name="gr11" draw:text-style-name="P58" draw:layer="layout" svg:width="2.54cm" svg:height="2.032cm" svg:x="14.912cm" svg:y="16.474cm">
          <text:p text:style-name="P55"><text:span text:style-name="T106">n</text:span></text:p>
          <draw:enhanced-geometry svg:viewBox="0 0 21600 21600" draw:type="rectangle" draw:enhanced-path="M 0 0 L 21600 0 21600 21600 0 21600 0 0 Z N"/>
        </draw:custom-shape>
        <draw:custom-shape draw:style-name="gr11" draw:text-style-name="P58" draw:layer="layout" svg:width="2.54cm" svg:height="2.032cm" svg:x="18.976cm" svg:y="16.51cm">
          <text:p text:style-name="P55"><text:span text:style-name="T106">1</text:span></text:p>
          <draw:enhanced-geometry svg:viewBox="0 0 21600 21600" draw:type="rectangle" draw:enhanced-path="M 0 0 L 21600 0 21600 21600 0 21600 0 0 Z N"/>
        </draw:custom-shape>
        <draw:custom-shape draw:style-name="gr9" draw:text-style-name="P57" draw:layer="layout" svg:width="2.54cm" svg:height="2.032cm" svg:x="27.4cm" svg:y="6.912cm">
          <text:p text:style-name="P55"><text:span text:style-name="T105">APP</text:span></text:p>
          <draw:enhanced-geometry svg:viewBox="0 0 21600 21600" draw:type="rectangle" draw:enhanced-path="M 0 0 L 21600 0 21600 21600 0 21600 0 0 Z N"/>
        </draw:custom-shape>
        <draw:custom-shape draw:style-name="gr10" draw:text-style-name="P57" draw:layer="layout" svg:width="2.54cm" svg:height="2.032cm" svg:x="25.368cm" svg:y="9.96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7" draw:layer="layout" svg:width="2.54cm" svg:height="2.032cm" svg:x="29.432cm" svg:y="9.96cm">
          <text:p text:style-name="P55"><text:span text:style-name="T105">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8.416cm" svg:y1="8.944cm" svg:x2="26.638cm" svg:y2="9.96cm">
          <text:p/>
        </draw:line>
        <draw:line draw:style-name="gr3" draw:text-style-name="P34" draw:layer="layout" svg:x1="28.924cm" svg:y1="8.944cm" svg:x2="30.702cm" svg:y2="9.96cm">
          <text:p/>
        </draw:line>
        <draw:line draw:style-name="gr3" draw:text-style-name="P34" draw:layer="layout" svg:x1="26.638cm" svg:y1="11.992cm" svg:x2="26.638cm" svg:y2="13.262cm">
          <text:p/>
        </draw:line>
        <draw:line draw:style-name="gr3" draw:text-style-name="P34" draw:layer="layout" svg:x1="30.702cm" svg:y1="11.992cm" svg:x2="30.702cm" svg:y2="13.262cm">
          <text:p/>
        </draw:line>
        <draw:custom-shape draw:style-name="gr11" draw:text-style-name="P58" draw:layer="layout" svg:width="2.54cm" svg:height="2.032cm" svg:x="25.368cm" svg:y="13.226cm">
          <text:p text:style-name="P55"><text:span text:style-name="T106">inc</text:span></text:p>
          <draw:enhanced-geometry svg:viewBox="0 0 21600 21600" draw:type="rectangle" draw:enhanced-path="M 0 0 L 21600 0 21600 21600 0 21600 0 0 Z N"/>
        </draw:custom-shape>
        <draw:custom-shape draw:style-name="gr11" draw:text-style-name="P58" draw:layer="layout" svg:width="2.54cm" svg:height="2.032cm" svg:x="29.432cm" svg:y="13.262cm">
          <text:p text:style-name="P55"><text:span text:style-name="T106">99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28.77cm" svg:y2="6.912cm">
          <text:p/>
        </draw:line>
        <draw:custom-shape draw:style-name="gr11" draw:text-style-name="P58" draw:layer="layout" svg:width="2.54cm" svg:height="2.032cm" svg:x="8.99cm" svg:y="7.112cm">
          <text:p text:style-name="P55"><text:span text:style-name="T106">inc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0.668cm" svg:y2="7.112cm">
          <text:p/>
        </draw:lin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1cm" svg:y="1.016cm" presentation:class="title" presentation:user-transformed="true">
          <draw:text-box>
            <text:p text:style-name="P6"><text:span text:style-name="T41">2.Explicit Type </text:span><text:span text:style-name="T41"><text:line-break/></text:span><text:span text:style-name="T41"> <text:s text:c="2"/>Annotations</text:span></text:p>
          </draw:text-box>
        </draw:frame>
        <draw:frame draw:name="Content Placeholder 2" presentation:style-name="pr20" draw:text-style-name="P63" draw:layer="layout" svg:width="12.751cm" svg:height="3.048cm" svg:x="0.254cm" svg:y="14.478cm" presentation:class="outline" presentation:user-transformed="true">
          <draw:text-box>
            <text:p><text:span text:style-name="T114">T</text:span><text:span text:style-name="T115">4 <text:s/></text:span><text:span text:style-name="T100">is the type of the result after we</text:span><text:span text:style-name="T100"><text:line-break/></text:span><text:span text:style-name="T100">applied our fun.</text:span></text:p>
          </draw:text-box>
        </draw:frame>
        <draw:custom-shape draw:style-name="gr9" draw:text-style-name="P62" draw:layer="layout" svg:width="2.54cm" svg:height="2.032cm" svg:x="20.214cm" svg:y="3.302cm">
          <text:p text:style-name="P55"><text:span text:style-name="T113">LET</text:span></text:p>
          <draw:enhanced-geometry svg:viewBox="0 0 21600 21600" draw:type="rectangle" draw:enhanced-path="M 0 0 L 21600 0 21600 21600 0 21600 0 0 Z N"/>
        </draw:custom-shape>
        <draw:custom-shape draw:style-name="gr9" draw:text-style-name="P57" draw:layer="layout" svg:width="2.54cm" svg:height="2.032cm" svg:x="14.658cm" svg:y="7.112cm">
          <text:p text:style-name="P55"><text:span text:style-name="T105">FUN</text:span></text:p>
          <draw:enhanced-geometry svg:viewBox="0 0 21600 21600" draw:type="rectangle" draw:enhanced-path="M 0 0 L 21600 0 21600 21600 0 21600 0 0 Z N"/>
        </draw:custom-shape>
        <draw:custom-shape draw:style-name="gr9" draw:text-style-name="P57" draw:layer="layout" svg:width="2.54cm" svg:height="2.032cm" svg:x="16.944cm" svg:y="10.16cm">
          <text:p text:style-name="P55"><text:span text:style-name="T105">ADD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6.002cm" svg:y2="7.112cm">
          <text:p/>
        </draw:line>
        <draw:line draw:style-name="gr3" draw:text-style-name="P34" draw:layer="layout" svg:x1="16.182cm" svg:y1="9.144cm" svg:x2="17.96cm" svg:y2="10.16cm">
          <text:p/>
        </draw:line>
        <draw:line draw:style-name="gr3" draw:text-style-name="P34" draw:layer="layout" svg:x1="15.674cm" svg:y1="9.144cm" svg:x2="13.896cm" svg:y2="10.16cm">
          <text:p/>
        </draw:line>
        <draw:custom-shape draw:style-name="gr11" draw:text-style-name="P58" draw:layer="layout" svg:width="2.54cm" svg:height="2.032cm" svg:x="12.626cm" svg:y="10.16cm">
          <text:p text:style-name="P55"><text:span text:style-name="T106">n</text:span></text:p>
          <draw:enhanced-geometry svg:viewBox="0 0 21600 21600" draw:type="rectangle" draw:enhanced-path="M 0 0 L 21600 0 21600 21600 0 21600 0 0 Z N"/>
        </draw:custom-shape>
        <draw:custom-shape draw:style-name="gr10" draw:text-style-name="P57" draw:layer="layout" svg:width="2.54cm" svg:height="2.032cm" svg:x="14.912cm" svg:y="13.208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7" draw:layer="layout" svg:width="2.54cm" svg:height="2.032cm" svg:x="18.976cm" svg:y="13.208cm">
          <text:p text:style-name="P55"><text:span text:style-name="T105">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17.96cm" svg:y1="12.192cm" svg:x2="16.182cm" svg:y2="13.208cm">
          <text:p/>
        </draw:line>
        <draw:line draw:style-name="gr3" draw:text-style-name="P34" draw:layer="layout" svg:x1="18.468cm" svg:y1="12.192cm" svg:x2="20.246cm" svg:y2="13.208cm">
          <text:p/>
        </draw:line>
        <draw:line draw:style-name="gr3" draw:text-style-name="P34" draw:layer="layout" svg:x1="16.182cm" svg:y1="15.24cm" svg:x2="16.182cm" svg:y2="16.51cm">
          <text:p/>
        </draw:line>
        <draw:line draw:style-name="gr3" draw:text-style-name="P34" draw:layer="layout" svg:x1="20.246cm" svg:y1="15.24cm" svg:x2="20.246cm" svg:y2="16.51cm">
          <text:p/>
        </draw:line>
        <draw:custom-shape draw:style-name="gr11" draw:text-style-name="P58" draw:layer="layout" svg:width="2.54cm" svg:height="2.032cm" svg:x="14.912cm" svg:y="16.474cm">
          <text:p text:style-name="P55"><text:span text:style-name="T106">n</text:span></text:p>
          <draw:enhanced-geometry svg:viewBox="0 0 21600 21600" draw:type="rectangle" draw:enhanced-path="M 0 0 L 21600 0 21600 21600 0 21600 0 0 Z N"/>
        </draw:custom-shape>
        <draw:custom-shape draw:style-name="gr11" draw:text-style-name="P58" draw:layer="layout" svg:width="2.54cm" svg:height="2.032cm" svg:x="18.976cm" svg:y="16.51cm">
          <text:p text:style-name="P55"><text:span text:style-name="T106">1</text:span></text:p>
          <draw:enhanced-geometry svg:viewBox="0 0 21600 21600" draw:type="rectangle" draw:enhanced-path="M 0 0 L 21600 0 21600 21600 0 21600 0 0 Z N"/>
        </draw:custom-shape>
        <draw:custom-shape draw:style-name="gr9" draw:text-style-name="P57" draw:layer="layout" svg:width="2.54cm" svg:height="2.032cm" svg:x="27.4cm" svg:y="6.912cm">
          <text:p text:style-name="P55"><text:span text:style-name="T105">APP</text:span></text:p>
          <draw:enhanced-geometry svg:viewBox="0 0 21600 21600" draw:type="rectangle" draw:enhanced-path="M 0 0 L 21600 0 21600 21600 0 21600 0 0 Z N"/>
        </draw:custom-shape>
        <draw:custom-shape draw:style-name="gr10" draw:text-style-name="P57" draw:layer="layout" svg:width="2.54cm" svg:height="2.032cm" svg:x="25.368cm" svg:y="9.96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7" draw:layer="layout" svg:width="2.54cm" svg:height="2.032cm" svg:x="29.432cm" svg:y="9.96cm">
          <text:p text:style-name="P55"><text:span text:style-name="T105">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8.416cm" svg:y1="8.944cm" svg:x2="26.638cm" svg:y2="9.96cm">
          <text:p/>
        </draw:line>
        <draw:line draw:style-name="gr3" draw:text-style-name="P34" draw:layer="layout" svg:x1="28.924cm" svg:y1="8.944cm" svg:x2="30.702cm" svg:y2="9.96cm">
          <text:p/>
        </draw:line>
        <draw:line draw:style-name="gr3" draw:text-style-name="P34" draw:layer="layout" svg:x1="26.638cm" svg:y1="11.992cm" svg:x2="26.638cm" svg:y2="13.262cm">
          <text:p/>
        </draw:line>
        <draw:line draw:style-name="gr3" draw:text-style-name="P34" draw:layer="layout" svg:x1="30.702cm" svg:y1="11.992cm" svg:x2="30.702cm" svg:y2="13.262cm">
          <text:p/>
        </draw:line>
        <draw:custom-shape draw:style-name="gr11" draw:text-style-name="P58" draw:layer="layout" svg:width="2.54cm" svg:height="2.032cm" svg:x="25.368cm" svg:y="13.226cm">
          <text:p text:style-name="P55"><text:span text:style-name="T106">inc</text:span></text:p>
          <draw:enhanced-geometry svg:viewBox="0 0 21600 21600" draw:type="rectangle" draw:enhanced-path="M 0 0 L 21600 0 21600 21600 0 21600 0 0 Z N"/>
        </draw:custom-shape>
        <draw:custom-shape draw:style-name="gr11" draw:text-style-name="P58" draw:layer="layout" svg:width="2.54cm" svg:height="2.032cm" svg:x="29.432cm" svg:y="13.262cm">
          <text:p text:style-name="P55"><text:span text:style-name="T106">99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28.77cm" svg:y2="6.912cm">
          <text:p/>
        </draw:line>
        <draw:custom-shape draw:style-name="gr11" draw:text-style-name="P58" draw:layer="layout" svg:width="2.54cm" svg:height="2.032cm" svg:x="8.99cm" svg:y="7.112cm">
          <text:p text:style-name="P55"><text:span text:style-name="T106">inc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0.668cm" svg:y2="7.112cm">
          <text:p/>
        </draw:line>
        <draw:frame draw:style-name="gr14" draw:text-style-name="P64" draw:layer="layout" svg:width="1.27cm" svg:height="1.061cm" svg:x="13.642cm" svg:y="13.671cm">
          <draw:text-box>
            <text:p><text:span text:style-name="T116">T</text:span><text:span text:style-name="T117">1</text:span></text:p>
          </draw:text-box>
        </draw:frame>
        <draw:frame draw:style-name="gr13" draw:text-style-name="P65" draw:layer="layout" svg:width="1.524cm" svg:height="1.649cm" svg:x="21.516cm" svg:y="13.745cm">
          <draw:text-box>
            <text:p><text:span text:style-name="T116">int</text:span></text:p>
          </draw:text-box>
        </draw:frame>
        <draw:frame draw:style-name="gr13" draw:text-style-name="P64" draw:layer="layout" svg:width="1.524cm" svg:height="1.649cm" svg:x="19.59cm" svg:y="10.668cm">
          <draw:text-box>
            <text:p><text:span text:style-name="T116">int</text:span></text:p>
          </draw:text-box>
        </draw:frame>
        <draw:frame draw:style-name="gr13" draw:text-style-name="P64" draw:layer="layout" svg:width="1.524cm" svg:height="1.649cm" svg:x="32.004cm" svg:y="10.489cm">
          <draw:text-box>
            <text:p><text:span text:style-name="T116">int</text:span></text:p>
          </draw:text-box>
        </draw:frame>
        <draw:frame draw:style-name="gr13" draw:text-style-name="P64" draw:layer="layout" svg:width="3.81cm" svg:height="1.649cm" svg:x="17.558cm" svg:y="7.62cm">
          <draw:text-box>
            <text:p><text:span text:style-name="T108">T</text:span><text:span text:style-name="T111">2</text:span></text:p>
          </draw:text-box>
        </draw:frame>
        <draw:frame draw:style-name="gr13" draw:text-style-name="P60" draw:layer="layout" svg:width="1.778cm" svg:height="1.649cm" svg:x="24.13cm" svg:y="10.414cm">
          <draw:text-box>
            <text:p><text:span text:style-name="T108">T</text:span><text:span text:style-name="T111">3</text:span></text:p>
          </draw:text-box>
        </draw:frame>
        <draw:frame draw:style-name="gr14" draw:text-style-name="P64" draw:layer="layout" svg:width="1.27cm" svg:height="1.061cm" svg:x="30.226cm" svg:y="7.321cm">
          <draw:text-box>
            <text:p><text:span text:style-name="T116">T</text:span><text:span text:style-name="T117">4</text:span></text:p>
          </draw:text-box>
        </draw:frame>
        <draw:frame draw:style-name="gr14" draw:text-style-name="P64" draw:layer="layout" svg:width="1.27cm" svg:height="1.061cm" svg:x="23.114cm" svg:y="3.81cm">
          <draw:text-box>
            <text:p><text:span text:style-name="T116">T</text:span><text:span text:style-name="T117">5</text:span></text:p>
          </draw:text-box>
        </draw:frame>
        <draw:frame draw:name="Content Placeholder 2" presentation:style-name="pr20" draw:text-style-name="P61" draw:layer="layout" svg:width="12.751cm" svg:height="3.048cm" svg:x="22.755cm" svg:y="1.016cm" presentation:class="outline" presentation:user-transformed="true">
          <draw:text-box>
            <text:list text:style-name="L7">
              <text:list-header>
                <text:p text:style-name="P32"><text:span text:style-name="T101">let</text:span><text:span text:style-name="T42"> inc = </text:span><text:span text:style-name="T101">fun</text:span><text:span text:style-name="T42"> n → n + 1 </text:span><text:span text:style-name="T101">in </text:span><text:span text:style-name="T101"><text:line-break/></text:span><text:span text:style-name="T112">inc</text:span><text:span text:style-name="T42"> 99;;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1cm" svg:y="1.016cm" presentation:class="title" presentation:user-transformed="true">
          <draw:text-box>
            <text:p text:style-name="P6"><text:span text:style-name="T41">3. Constraint</text:span><text:span text:style-name="T41"><text:line-break/></text:span><text:span text:style-name="T41"> <text:s text:c="3"/>Generation</text:span></text:p>
          </draw:text-box>
        </draw:frame>
        <draw:frame draw:name="Content Placeholder 2" presentation:style-name="pr20" draw:text-style-name="P63" draw:layer="layout" svg:width="12.751cm" svg:height="3.048cm" svg:x="0.254cm" svg:y="12.278cm" presentation:class="outline" presentation:user-transformed="true">
          <draw:text-box>
            <text:p><text:span text:style-name="T118"><text:s/></text:span><text:span text:style-name="T118">T</text:span><text:span text:style-name="T119">3</text:span><text:span text:style-name="T118"> <text:s text:c="2"/>= <text:s/>int <text:s/>→ <text:s/></text:span><text:span text:style-name="T108">T</text:span><text:span text:style-name="T111">4</text:span></text:p>
          </draw:text-box>
        </draw:frame>
        <draw:custom-shape draw:style-name="gr9" draw:text-style-name="P62" draw:layer="layout" svg:width="2.54cm" svg:height="2.032cm" svg:x="20.214cm" svg:y="3.302cm">
          <text:p text:style-name="P55"><text:span text:style-name="T113">LET</text:span></text:p>
          <draw:enhanced-geometry svg:viewBox="0 0 21600 21600" draw:type="rectangle" draw:enhanced-path="M 0 0 L 21600 0 21600 21600 0 21600 0 0 Z N"/>
        </draw:custom-shape>
        <draw:custom-shape draw:style-name="gr9" draw:text-style-name="P57" draw:layer="layout" svg:width="2.54cm" svg:height="2.032cm" svg:x="14.658cm" svg:y="7.112cm">
          <text:p text:style-name="P55"><text:span text:style-name="T105">FUN</text:span></text:p>
          <draw:enhanced-geometry svg:viewBox="0 0 21600 21600" draw:type="rectangle" draw:enhanced-path="M 0 0 L 21600 0 21600 21600 0 21600 0 0 Z N"/>
        </draw:custom-shape>
        <draw:custom-shape draw:style-name="gr9" draw:text-style-name="P57" draw:layer="layout" svg:width="2.54cm" svg:height="2.032cm" svg:x="16.944cm" svg:y="10.16cm">
          <text:p text:style-name="P55"><text:span text:style-name="T105">ADD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6.002cm" svg:y2="7.112cm">
          <text:p/>
        </draw:line>
        <draw:line draw:style-name="gr3" draw:text-style-name="P34" draw:layer="layout" svg:x1="16.182cm" svg:y1="9.144cm" svg:x2="17.96cm" svg:y2="10.16cm">
          <text:p/>
        </draw:line>
        <draw:line draw:style-name="gr3" draw:text-style-name="P34" draw:layer="layout" svg:x1="15.674cm" svg:y1="9.144cm" svg:x2="13.896cm" svg:y2="10.16cm">
          <text:p/>
        </draw:line>
        <draw:custom-shape draw:style-name="gr11" draw:text-style-name="P58" draw:layer="layout" svg:width="2.54cm" svg:height="2.032cm" svg:x="12.626cm" svg:y="10.16cm">
          <text:p text:style-name="P55"><text:span text:style-name="T106">n</text:span></text:p>
          <draw:enhanced-geometry svg:viewBox="0 0 21600 21600" draw:type="rectangle" draw:enhanced-path="M 0 0 L 21600 0 21600 21600 0 21600 0 0 Z N"/>
        </draw:custom-shape>
        <draw:custom-shape draw:style-name="gr10" draw:text-style-name="P57" draw:layer="layout" svg:width="2.54cm" svg:height="2.032cm" svg:x="14.912cm" svg:y="13.208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7" draw:layer="layout" svg:width="2.54cm" svg:height="2.032cm" svg:x="18.976cm" svg:y="13.208cm">
          <text:p text:style-name="P55"><text:span text:style-name="T105">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17.96cm" svg:y1="12.192cm" svg:x2="16.182cm" svg:y2="13.208cm">
          <text:p/>
        </draw:line>
        <draw:line draw:style-name="gr3" draw:text-style-name="P34" draw:layer="layout" svg:x1="18.468cm" svg:y1="12.192cm" svg:x2="20.246cm" svg:y2="13.208cm">
          <text:p/>
        </draw:line>
        <draw:line draw:style-name="gr3" draw:text-style-name="P34" draw:layer="layout" svg:x1="16.182cm" svg:y1="15.24cm" svg:x2="16.182cm" svg:y2="16.51cm">
          <text:p/>
        </draw:line>
        <draw:line draw:style-name="gr3" draw:text-style-name="P34" draw:layer="layout" svg:x1="20.246cm" svg:y1="15.24cm" svg:x2="20.246cm" svg:y2="16.51cm">
          <text:p/>
        </draw:line>
        <draw:custom-shape draw:style-name="gr11" draw:text-style-name="P58" draw:layer="layout" svg:width="2.54cm" svg:height="2.032cm" svg:x="14.912cm" svg:y="16.474cm">
          <text:p text:style-name="P55"><text:span text:style-name="T106">n</text:span></text:p>
          <draw:enhanced-geometry svg:viewBox="0 0 21600 21600" draw:type="rectangle" draw:enhanced-path="M 0 0 L 21600 0 21600 21600 0 21600 0 0 Z N"/>
        </draw:custom-shape>
        <draw:custom-shape draw:style-name="gr11" draw:text-style-name="P58" draw:layer="layout" svg:width="2.54cm" svg:height="2.032cm" svg:x="18.976cm" svg:y="16.51cm">
          <text:p text:style-name="P55"><text:span text:style-name="T106">1</text:span></text:p>
          <draw:enhanced-geometry svg:viewBox="0 0 21600 21600" draw:type="rectangle" draw:enhanced-path="M 0 0 L 21600 0 21600 21600 0 21600 0 0 Z N"/>
        </draw:custom-shape>
        <draw:custom-shape draw:style-name="gr9" draw:text-style-name="P66" draw:layer="layout" svg:width="2.54cm" svg:height="2.032cm" svg:x="27.4cm" svg:y="6.912cm">
          <text:p text:style-name="P55"><text:span text:style-name="T105">APP</text:span></text:p>
          <draw:enhanced-geometry svg:viewBox="0 0 21600 21600" draw:type="rectangle" draw:enhanced-path="M 0 0 L 21600 0 21600 21600 0 21600 0 0 Z N"/>
        </draw:custom-shape>
        <draw:custom-shape draw:style-name="gr15" draw:text-style-name="P67" draw:layer="layout" svg:width="2.54cm" svg:height="2.032cm" svg:x="25.368cm" svg:y="9.96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6" draw:layer="layout" svg:width="2.54cm" svg:height="2.032cm" svg:x="29.432cm" svg:y="9.96cm">
          <text:p text:style-name="P55"><text:span text:style-name="T105">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8.416cm" svg:y1="8.944cm" svg:x2="26.638cm" svg:y2="9.96cm">
          <text:p/>
        </draw:line>
        <draw:line draw:style-name="gr3" draw:text-style-name="P34" draw:layer="layout" svg:x1="28.924cm" svg:y1="8.944cm" svg:x2="30.702cm" svg:y2="9.96cm">
          <text:p/>
        </draw:line>
        <draw:line draw:style-name="gr3" draw:text-style-name="P34" draw:layer="layout" svg:x1="26.638cm" svg:y1="11.992cm" svg:x2="26.638cm" svg:y2="13.262cm">
          <text:p/>
        </draw:line>
        <draw:line draw:style-name="gr3" draw:text-style-name="P34" draw:layer="layout" svg:x1="30.702cm" svg:y1="11.992cm" svg:x2="30.702cm" svg:y2="13.262cm">
          <text:p/>
        </draw:line>
        <draw:custom-shape draw:style-name="gr11" draw:text-style-name="P58" draw:layer="layout" svg:width="2.54cm" svg:height="2.032cm" svg:x="25.368cm" svg:y="13.226cm">
          <text:p text:style-name="P55"><text:span text:style-name="T106">inc</text:span></text:p>
          <draw:enhanced-geometry svg:viewBox="0 0 21600 21600" draw:type="rectangle" draw:enhanced-path="M 0 0 L 21600 0 21600 21600 0 21600 0 0 Z N"/>
        </draw:custom-shape>
        <draw:custom-shape draw:style-name="gr11" draw:text-style-name="P58" draw:layer="layout" svg:width="2.54cm" svg:height="2.032cm" svg:x="29.432cm" svg:y="13.262cm">
          <text:p text:style-name="P55"><text:span text:style-name="T106">99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28.77cm" svg:y2="6.912cm">
          <text:p/>
        </draw:line>
        <draw:custom-shape draw:style-name="gr11" draw:text-style-name="P58" draw:layer="layout" svg:width="2.54cm" svg:height="2.032cm" svg:x="8.99cm" svg:y="7.112cm">
          <text:p text:style-name="P55"><text:span text:style-name="T106">inc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0.668cm" svg:y2="7.112cm">
          <text:p/>
        </draw:line>
        <draw:frame draw:style-name="gr14" draw:text-style-name="P64" draw:layer="layout" svg:width="1.27cm" svg:height="1.061cm" svg:x="13.642cm" svg:y="13.671cm">
          <draw:text-box>
            <text:p><text:span text:style-name="T116">T</text:span><text:span text:style-name="T117">1</text:span></text:p>
          </draw:text-box>
        </draw:frame>
        <draw:frame draw:style-name="gr13" draw:text-style-name="P65" draw:layer="layout" svg:width="1.524cm" svg:height="1.649cm" svg:x="21.516cm" svg:y="13.745cm">
          <draw:text-box>
            <text:p><text:span text:style-name="T116">int</text:span></text:p>
          </draw:text-box>
        </draw:frame>
        <draw:frame draw:style-name="gr13" draw:text-style-name="P64" draw:layer="layout" svg:width="1.524cm" svg:height="1.649cm" svg:x="19.59cm" svg:y="10.668cm">
          <draw:text-box>
            <text:p><text:span text:style-name="T116">int</text:span></text:p>
          </draw:text-box>
        </draw:frame>
        <draw:frame draw:style-name="gr13" draw:text-style-name="P64" draw:layer="layout" svg:width="1.524cm" svg:height="1.649cm" svg:x="32.004cm" svg:y="10.489cm">
          <draw:text-box>
            <text:p><text:span text:style-name="T116">int</text:span></text:p>
          </draw:text-box>
        </draw:frame>
        <draw:frame draw:style-name="gr13" draw:text-style-name="P64" draw:layer="layout" svg:width="3.81cm" svg:height="1.649cm" svg:x="17.558cm" svg:y="7.62cm">
          <draw:text-box>
            <text:p><text:span text:style-name="T108">T</text:span><text:span text:style-name="T111">2</text:span></text:p>
          </draw:text-box>
        </draw:frame>
        <draw:frame draw:style-name="gr13" draw:text-style-name="P60" draw:layer="layout" svg:width="3.81cm" svg:height="1.649cm" svg:x="23.622cm" svg:y="10.414cm">
          <draw:text-box>
            <text:p><text:span text:style-name="T108">T</text:span><text:span text:style-name="T111">3</text:span><text:span text:style-name="T110"> </text:span></text:p>
          </draw:text-box>
        </draw:frame>
        <draw:frame draw:style-name="gr14" draw:text-style-name="P64" draw:layer="layout" svg:width="1.27cm" svg:height="1.061cm" svg:x="30.326cm" svg:y="7.321cm">
          <draw:text-box>
            <text:p><text:span text:style-name="T116">T</text:span><text:span text:style-name="T117">4</text:span></text:p>
          </draw:text-box>
        </draw:frame>
        <draw:frame draw:style-name="gr14" draw:text-style-name="P64" draw:layer="layout" svg:width="1.27cm" svg:height="1.061cm" svg:x="23.114cm" svg:y="3.81cm">
          <draw:text-box>
            <text:p><text:span text:style-name="T116">T</text:span><text:span text:style-name="T117">5</text:span></text:p>
          </draw:text-box>
        </draw:frame>
        <draw:custom-shape draw:style-name="gr16" draw:text-style-name="P68" draw:layer="layout" svg:width="1.205cm" svg:height="1.524cm" svg:x="32.069cm" svg:y="10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9" draw:layer="layout" svg:width="1.525cm" svg:height="1.524cm" svg:x="23.622cm" svg:y="10.1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9" draw:layer="layout" svg:width="1.016cm" svg:height="1.524cm" svg:x="0.254cm" svg:y="12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68" draw:layer="layout" svg:width="0.962cm" svg:height="1.524cm" svg:x="2.002cm" svg:y="12.1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8" draw:layer="layout" svg:width="1.27cm" svg:height="1.524cm" svg:x="30.126cm" svg:y="7.0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8" draw:layer="layout" svg:width="1.016cm" svg:height="1.524cm" svg:x="3.81cm" svg:y="12.1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Content Placeholder 2" presentation:style-name="pr20" draw:text-style-name="P61" draw:layer="layout" svg:width="12.751cm" svg:height="3.048cm" svg:x="22.755cm" svg:y="1.016cm" presentation:class="outline" presentation:user-transformed="true">
          <draw:text-box>
            <text:list text:style-name="L7">
              <text:list-header>
                <text:p text:style-name="P32"><text:span text:style-name="T101">let</text:span><text:span text:style-name="T42"> inc = </text:span><text:span text:style-name="T101">fun</text:span><text:span text:style-name="T42"> n → n + 1 </text:span><text:span text:style-name="T101">in </text:span><text:span text:style-name="T101"><text:line-break/></text:span><text:span text:style-name="T112">inc</text:span><text:span text:style-name="T42"> 99;;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1cm" svg:y="1.016cm" presentation:class="title" presentation:user-transformed="true">
          <draw:text-box>
            <text:p text:style-name="P6"><text:span text:style-name="T41">3. Constraint</text:span><text:span text:style-name="T41"><text:line-break/></text:span><text:span text:style-name="T41"> <text:s text:c="3"/>Generation</text:span></text:p>
          </draw:text-box>
        </draw:frame>
        <draw:frame draw:name="Content Placeholder 2" presentation:style-name="pr20" draw:text-style-name="P63" draw:layer="layout" svg:width="12.751cm" svg:height="5.126cm" svg:x="0.254cm" svg:y="12.178cm" presentation:class="outline" presentation:user-transformed="true">
          <draw:text-box>
            <text:p><text:span text:style-name="T118"><text:s/></text:span><text:span text:style-name="T118">T</text:span><text:span text:style-name="T119">3</text:span><text:span text:style-name="T118"> <text:s/>= <text:s/>int → <text:s/></text:span><text:span text:style-name="T108">T</text:span><text:span text:style-name="T111">4</text:span></text:p>
            <text:p><text:span text:style-name="T120"><text:s/></text:span><text:span text:style-name="T120">T</text:span><text:span text:style-name="T119">1</text:span><text:span text:style-name="T120"> = int </text:span></text:p>
          </draw:text-box>
        </draw:frame>
        <draw:custom-shape draw:style-name="gr9" draw:text-style-name="P62" draw:layer="layout" svg:width="2.54cm" svg:height="2.032cm" svg:x="20.214cm" svg:y="3.302cm">
          <text:p text:style-name="P55"><text:span text:style-name="T113">LET</text:span></text:p>
          <draw:enhanced-geometry svg:viewBox="0 0 21600 21600" draw:type="rectangle" draw:enhanced-path="M 0 0 L 21600 0 21600 21600 0 21600 0 0 Z N"/>
        </draw:custom-shape>
        <draw:custom-shape draw:style-name="gr9" draw:text-style-name="P57" draw:layer="layout" svg:width="2.54cm" svg:height="2.032cm" svg:x="14.658cm" svg:y="7.112cm">
          <text:p text:style-name="P55"><text:span text:style-name="T105">FUN</text:span></text:p>
          <draw:enhanced-geometry svg:viewBox="0 0 21600 21600" draw:type="rectangle" draw:enhanced-path="M 0 0 L 21600 0 21600 21600 0 21600 0 0 Z N"/>
        </draw:custom-shape>
        <draw:custom-shape draw:style-name="gr9" draw:text-style-name="P57" draw:layer="layout" svg:width="2.54cm" svg:height="2.032cm" svg:x="16.944cm" svg:y="10.16cm">
          <text:p text:style-name="P55"><text:span text:style-name="T105">ADD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6.002cm" svg:y2="7.112cm">
          <text:p/>
        </draw:line>
        <draw:line draw:style-name="gr3" draw:text-style-name="P34" draw:layer="layout" svg:x1="16.182cm" svg:y1="9.144cm" svg:x2="17.96cm" svg:y2="10.16cm">
          <text:p/>
        </draw:line>
        <draw:line draw:style-name="gr3" draw:text-style-name="P34" draw:layer="layout" svg:x1="15.674cm" svg:y1="9.144cm" svg:x2="13.896cm" svg:y2="10.16cm">
          <text:p/>
        </draw:line>
        <draw:custom-shape draw:style-name="gr11" draw:text-style-name="P58" draw:layer="layout" svg:width="2.54cm" svg:height="2.032cm" svg:x="12.626cm" svg:y="10.16cm">
          <text:p text:style-name="P55"><text:span text:style-name="T106">n</text:span></text:p>
          <draw:enhanced-geometry svg:viewBox="0 0 21600 21600" draw:type="rectangle" draw:enhanced-path="M 0 0 L 21600 0 21600 21600 0 21600 0 0 Z N"/>
        </draw:custom-shape>
        <draw:custom-shape draw:style-name="gr10" draw:text-style-name="P57" draw:layer="layout" svg:width="2.54cm" svg:height="2.032cm" svg:x="14.912cm" svg:y="13.208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7" draw:layer="layout" svg:width="2.54cm" svg:height="2.032cm" svg:x="18.976cm" svg:y="13.208cm">
          <text:p text:style-name="P55"><text:span text:style-name="T105">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17.96cm" svg:y1="12.192cm" svg:x2="16.182cm" svg:y2="13.208cm">
          <text:p/>
        </draw:line>
        <draw:line draw:style-name="gr3" draw:text-style-name="P34" draw:layer="layout" svg:x1="18.468cm" svg:y1="12.192cm" svg:x2="20.246cm" svg:y2="13.208cm">
          <text:p/>
        </draw:line>
        <draw:line draw:style-name="gr3" draw:text-style-name="P34" draw:layer="layout" svg:x1="16.182cm" svg:y1="15.24cm" svg:x2="16.182cm" svg:y2="16.51cm">
          <text:p/>
        </draw:line>
        <draw:line draw:style-name="gr3" draw:text-style-name="P34" draw:layer="layout" svg:x1="20.246cm" svg:y1="15.24cm" svg:x2="20.246cm" svg:y2="16.51cm">
          <text:p/>
        </draw:line>
        <draw:custom-shape draw:style-name="gr11" draw:text-style-name="P58" draw:layer="layout" svg:width="2.54cm" svg:height="2.032cm" svg:x="14.912cm" svg:y="16.474cm">
          <text:p text:style-name="P55"><text:span text:style-name="T106">n</text:span></text:p>
          <draw:enhanced-geometry svg:viewBox="0 0 21600 21600" draw:type="rectangle" draw:enhanced-path="M 0 0 L 21600 0 21600 21600 0 21600 0 0 Z N"/>
        </draw:custom-shape>
        <draw:custom-shape draw:style-name="gr11" draw:text-style-name="P58" draw:layer="layout" svg:width="2.54cm" svg:height="2.032cm" svg:x="18.976cm" svg:y="16.51cm">
          <text:p text:style-name="P55"><text:span text:style-name="T106">1</text:span></text:p>
          <draw:enhanced-geometry svg:viewBox="0 0 21600 21600" draw:type="rectangle" draw:enhanced-path="M 0 0 L 21600 0 21600 21600 0 21600 0 0 Z N"/>
        </draw:custom-shape>
        <draw:custom-shape draw:style-name="gr9" draw:text-style-name="P66" draw:layer="layout" svg:width="2.54cm" svg:height="2.032cm" svg:x="27.4cm" svg:y="6.912cm">
          <text:p text:style-name="P55"><text:span text:style-name="T105">APP</text:span></text:p>
          <draw:enhanced-geometry svg:viewBox="0 0 21600 21600" draw:type="rectangle" draw:enhanced-path="M 0 0 L 21600 0 21600 21600 0 21600 0 0 Z N"/>
        </draw:custom-shape>
        <draw:custom-shape draw:style-name="gr10" draw:text-style-name="P67" draw:layer="layout" svg:width="2.54cm" svg:height="2.032cm" svg:x="25.368cm" svg:y="9.96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6" draw:layer="layout" svg:width="2.54cm" svg:height="2.032cm" svg:x="29.432cm" svg:y="9.96cm">
          <text:p text:style-name="P55"><text:span text:style-name="T105">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8.416cm" svg:y1="8.944cm" svg:x2="26.638cm" svg:y2="9.96cm">
          <text:p/>
        </draw:line>
        <draw:line draw:style-name="gr3" draw:text-style-name="P34" draw:layer="layout" svg:x1="28.924cm" svg:y1="8.944cm" svg:x2="30.702cm" svg:y2="9.96cm">
          <text:p/>
        </draw:line>
        <draw:line draw:style-name="gr3" draw:text-style-name="P34" draw:layer="layout" svg:x1="26.638cm" svg:y1="11.992cm" svg:x2="26.638cm" svg:y2="13.262cm">
          <text:p/>
        </draw:line>
        <draw:line draw:style-name="gr3" draw:text-style-name="P34" draw:layer="layout" svg:x1="30.702cm" svg:y1="11.992cm" svg:x2="30.702cm" svg:y2="13.262cm">
          <text:p/>
        </draw:line>
        <draw:custom-shape draw:style-name="gr11" draw:text-style-name="P58" draw:layer="layout" svg:width="2.54cm" svg:height="2.032cm" svg:x="25.368cm" svg:y="13.226cm">
          <text:p text:style-name="P55"><text:span text:style-name="T106">inc</text:span></text:p>
          <draw:enhanced-geometry svg:viewBox="0 0 21600 21600" draw:type="rectangle" draw:enhanced-path="M 0 0 L 21600 0 21600 21600 0 21600 0 0 Z N"/>
        </draw:custom-shape>
        <draw:custom-shape draw:style-name="gr11" draw:text-style-name="P58" draw:layer="layout" svg:width="2.54cm" svg:height="2.032cm" svg:x="29.432cm" svg:y="13.262cm">
          <text:p text:style-name="P55"><text:span text:style-name="T106">99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28.77cm" svg:y2="6.912cm">
          <text:p/>
        </draw:line>
        <draw:custom-shape draw:style-name="gr11" draw:text-style-name="P58" draw:layer="layout" svg:width="2.54cm" svg:height="2.032cm" svg:x="8.99cm" svg:y="7.112cm">
          <text:p text:style-name="P55"><text:span text:style-name="T106">inc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0.668cm" svg:y2="7.112cm">
          <text:p/>
        </draw:line>
        <draw:frame draw:style-name="gr14" draw:text-style-name="P70" draw:layer="layout" svg:width="1.27cm" svg:height="1.061cm" svg:x="13.642cm" svg:y="13.671cm">
          <draw:text-box>
            <text:p><text:span text:style-name="T121">T</text:span><text:span text:style-name="T122">1</text:span></text:p>
          </draw:text-box>
        </draw:frame>
        <draw:frame draw:style-name="gr13" draw:text-style-name="P71" draw:layer="layout" svg:width="1.524cm" svg:height="1.649cm" svg:x="21.516cm" svg:y="13.745cm">
          <draw:text-box>
            <text:p><text:span text:style-name="T121">int</text:span></text:p>
          </draw:text-box>
        </draw:frame>
        <draw:frame draw:style-name="gr13" draw:text-style-name="P70" draw:layer="layout" svg:width="1.524cm" svg:height="1.649cm" svg:x="19.59cm" svg:y="10.668cm">
          <draw:text-box>
            <text:p><text:span text:style-name="T121">int</text:span></text:p>
          </draw:text-box>
        </draw:frame>
        <draw:frame draw:style-name="gr13" draw:text-style-name="P70" draw:layer="layout" svg:width="1.524cm" svg:height="1.649cm" svg:x="32.004cm" svg:y="10.489cm">
          <draw:text-box>
            <text:p><text:span text:style-name="T121">int</text:span></text:p>
          </draw:text-box>
        </draw:frame>
        <draw:frame draw:style-name="gr13" draw:text-style-name="P70" draw:layer="layout" svg:width="3.81cm" svg:height="1.649cm" svg:x="17.558cm" svg:y="7.62cm">
          <draw:text-box>
            <text:p><text:span text:style-name="T108">T</text:span><text:span text:style-name="T111">2</text:span></text:p>
          </draw:text-box>
        </draw:frame>
        <draw:frame draw:style-name="gr13" draw:text-style-name="P72" draw:layer="layout" svg:width="3.81cm" svg:height="1.649cm" svg:x="24.098cm" svg:y="10.414cm">
          <draw:text-box>
            <text:p><text:span text:style-name="T108">T</text:span><text:span text:style-name="T111">3</text:span></text:p>
          </draw:text-box>
        </draw:frame>
        <draw:frame draw:style-name="gr14" draw:text-style-name="P70" draw:layer="layout" svg:width="1.27cm" svg:height="1.061cm" svg:x="30.226cm" svg:y="7.321cm">
          <draw:text-box>
            <text:p><text:span text:style-name="T121">T</text:span><text:span text:style-name="T122">4</text:span></text:p>
          </draw:text-box>
        </draw:frame>
        <draw:frame draw:style-name="gr14" draw:text-style-name="P70" draw:layer="layout" svg:width="1.27cm" svg:height="1.061cm" svg:x="23.114cm" svg:y="3.81cm">
          <draw:text-box>
            <text:p><text:span text:style-name="T121">T</text:span><text:span text:style-name="T122">5</text:span></text:p>
          </draw:text-box>
        </draw:frame>
        <draw:custom-shape draw:style-name="gr16" draw:text-style-name="P68" draw:layer="layout" svg:width="1.205cm" svg:height="1.524cm" svg:x="19.623cm" svg:y="10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8" draw:layer="layout" svg:width="2.575cm" svg:height="1.524cm" svg:x="0.219cm" svg:y="13.1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8" draw:layer="layout" svg:width="1.205cm" svg:height="1.524cm" svg:x="13.516cm" svg:y="13.4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Content Placeholder 2" presentation:style-name="pr20" draw:text-style-name="P61" draw:layer="layout" svg:width="12.751cm" svg:height="3.048cm" svg:x="22.755cm" svg:y="1.016cm" presentation:class="outline" presentation:user-transformed="true">
          <draw:text-box>
            <text:list text:style-name="L7">
              <text:list-header>
                <text:p text:style-name="P32"><text:span text:style-name="T101">let</text:span><text:span text:style-name="T42"> inc = </text:span><text:span text:style-name="T101">fun</text:span><text:span text:style-name="T42"> n → n + 1 </text:span><text:span text:style-name="T101">in </text:span><text:span text:style-name="T101"><text:line-break/></text:span><text:span text:style-name="T112">inc</text:span><text:span text:style-name="T42"> 99;;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3" draw:text-style-name="P7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1cm" svg:y="1.016cm" presentation:class="title" presentation:user-transformed="true">
          <draw:text-box>
            <text:p text:style-name="P6"><text:span text:style-name="T41">3. Constraint</text:span><text:span text:style-name="T41"><text:line-break/></text:span><text:span text:style-name="T41"> <text:s text:c="3"/>Generation</text:span></text:p>
          </draw:text-box>
        </draw:frame>
        <draw:frame draw:name="Content Placeholder 2" presentation:style-name="pr20" draw:text-style-name="P63" draw:layer="layout" svg:width="12.751cm" svg:height="5.126cm" svg:x="0.254cm" svg:y="12.178cm" presentation:class="outline" presentation:user-transformed="true">
          <draw:text-box>
            <text:p><text:span text:style-name="T118"><text:s/></text:span><text:span text:style-name="T118">T</text:span><text:span text:style-name="T119">3</text:span><text:span text:style-name="T118"> <text:s/>= <text:s/>int → <text:s/></text:span><text:span text:style-name="T108">T</text:span><text:span text:style-name="T111">4</text:span></text:p>
            <text:p><text:span text:style-name="T120"><text:s/></text:span><text:span text:style-name="T120">T</text:span><text:span text:style-name="T119">1</text:span><text:span text:style-name="T120"> = int </text:span></text:p>
            <text:p><text:span text:style-name="T120"><text:s/></text:span><text:span text:style-name="T120">T</text:span><text:span text:style-name="T119">2</text:span><text:span text:style-name="T120"> <text:s/>= <text:s/>T</text:span><text:span text:style-name="T119">1</text:span><text:span text:style-name="T120"> → <text:s/>int</text:span></text:p>
            <text:p><text:span text:style-name="T120">T</text:span><text:span text:style-name="T119">2</text:span><text:span text:style-name="T120"> = T</text:span><text:span text:style-name="T119">4</text:span></text:p>
          </draw:text-box>
        </draw:frame>
        <draw:custom-shape draw:style-name="gr9" draw:text-style-name="P62" draw:layer="layout" svg:width="2.54cm" svg:height="2.032cm" svg:x="20.214cm" svg:y="3.302cm">
          <text:p text:style-name="P55"><text:span text:style-name="T113">LET</text:span></text:p>
          <draw:enhanced-geometry svg:viewBox="0 0 21600 21600" draw:type="rectangle" draw:enhanced-path="M 0 0 L 21600 0 21600 21600 0 21600 0 0 Z N"/>
        </draw:custom-shape>
        <draw:custom-shape draw:style-name="gr9" draw:text-style-name="P57" draw:layer="layout" svg:width="2.54cm" svg:height="2.032cm" svg:x="14.658cm" svg:y="7.112cm">
          <text:p text:style-name="P55"><text:span text:style-name="T105">FUN</text:span></text:p>
          <draw:enhanced-geometry svg:viewBox="0 0 21600 21600" draw:type="rectangle" draw:enhanced-path="M 0 0 L 21600 0 21600 21600 0 21600 0 0 Z N"/>
        </draw:custom-shape>
        <draw:custom-shape draw:style-name="gr9" draw:text-style-name="P57" draw:layer="layout" svg:width="2.54cm" svg:height="2.032cm" svg:x="16.944cm" svg:y="10.16cm">
          <text:p text:style-name="P55"><text:span text:style-name="T105">ADD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6.002cm" svg:y2="7.112cm">
          <text:p/>
        </draw:line>
        <draw:line draw:style-name="gr3" draw:text-style-name="P34" draw:layer="layout" svg:x1="16.182cm" svg:y1="9.144cm" svg:x2="17.96cm" svg:y2="10.16cm">
          <text:p/>
        </draw:line>
        <draw:line draw:style-name="gr3" draw:text-style-name="P34" draw:layer="layout" svg:x1="15.674cm" svg:y1="9.144cm" svg:x2="13.896cm" svg:y2="10.16cm">
          <text:p/>
        </draw:line>
        <draw:custom-shape draw:style-name="gr11" draw:text-style-name="P58" draw:layer="layout" svg:width="2.54cm" svg:height="2.032cm" svg:x="12.626cm" svg:y="10.16cm">
          <text:p text:style-name="P55"><text:span text:style-name="T106">n</text:span></text:p>
          <draw:enhanced-geometry svg:viewBox="0 0 21600 21600" draw:type="rectangle" draw:enhanced-path="M 0 0 L 21600 0 21600 21600 0 21600 0 0 Z N"/>
        </draw:custom-shape>
        <draw:custom-shape draw:style-name="gr10" draw:text-style-name="P57" draw:layer="layout" svg:width="2.54cm" svg:height="2.032cm" svg:x="14.912cm" svg:y="13.208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7" draw:layer="layout" svg:width="2.54cm" svg:height="2.032cm" svg:x="18.976cm" svg:y="13.208cm">
          <text:p text:style-name="P55"><text:span text:style-name="T105">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17.96cm" svg:y1="12.192cm" svg:x2="16.182cm" svg:y2="13.208cm">
          <text:p/>
        </draw:line>
        <draw:line draw:style-name="gr3" draw:text-style-name="P34" draw:layer="layout" svg:x1="18.468cm" svg:y1="12.192cm" svg:x2="20.246cm" svg:y2="13.208cm">
          <text:p/>
        </draw:line>
        <draw:line draw:style-name="gr3" draw:text-style-name="P34" draw:layer="layout" svg:x1="16.182cm" svg:y1="15.24cm" svg:x2="16.182cm" svg:y2="16.51cm">
          <text:p/>
        </draw:line>
        <draw:line draw:style-name="gr3" draw:text-style-name="P34" draw:layer="layout" svg:x1="20.246cm" svg:y1="15.24cm" svg:x2="20.246cm" svg:y2="16.51cm">
          <text:p/>
        </draw:line>
        <draw:custom-shape draw:style-name="gr11" draw:text-style-name="P58" draw:layer="layout" svg:width="2.54cm" svg:height="2.032cm" svg:x="14.912cm" svg:y="16.474cm">
          <text:p text:style-name="P55"><text:span text:style-name="T106">n</text:span></text:p>
          <draw:enhanced-geometry svg:viewBox="0 0 21600 21600" draw:type="rectangle" draw:enhanced-path="M 0 0 L 21600 0 21600 21600 0 21600 0 0 Z N"/>
        </draw:custom-shape>
        <draw:custom-shape draw:style-name="gr11" draw:text-style-name="P58" draw:layer="layout" svg:width="2.54cm" svg:height="2.032cm" svg:x="18.976cm" svg:y="16.51cm">
          <text:p text:style-name="P55"><text:span text:style-name="T106">1</text:span></text:p>
          <draw:enhanced-geometry svg:viewBox="0 0 21600 21600" draw:type="rectangle" draw:enhanced-path="M 0 0 L 21600 0 21600 21600 0 21600 0 0 Z N"/>
        </draw:custom-shape>
        <draw:custom-shape draw:style-name="gr9" draw:text-style-name="P66" draw:layer="layout" svg:width="2.54cm" svg:height="2.032cm" svg:x="27.4cm" svg:y="6.912cm">
          <text:p text:style-name="P55"><text:span text:style-name="T105">APP</text:span></text:p>
          <draw:enhanced-geometry svg:viewBox="0 0 21600 21600" draw:type="rectangle" draw:enhanced-path="M 0 0 L 21600 0 21600 21600 0 21600 0 0 Z N"/>
        </draw:custom-shape>
        <draw:custom-shape draw:style-name="gr10" draw:text-style-name="P67" draw:layer="layout" svg:width="2.54cm" svg:height="2.032cm" svg:x="25.368cm" svg:y="9.96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6" draw:layer="layout" svg:width="2.54cm" svg:height="2.032cm" svg:x="29.432cm" svg:y="9.96cm">
          <text:p text:style-name="P55"><text:span text:style-name="T105">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8.416cm" svg:y1="8.944cm" svg:x2="26.638cm" svg:y2="9.96cm">
          <text:p/>
        </draw:line>
        <draw:line draw:style-name="gr3" draw:text-style-name="P34" draw:layer="layout" svg:x1="28.924cm" svg:y1="8.944cm" svg:x2="30.702cm" svg:y2="9.96cm">
          <text:p/>
        </draw:line>
        <draw:line draw:style-name="gr3" draw:text-style-name="P34" draw:layer="layout" svg:x1="26.638cm" svg:y1="11.992cm" svg:x2="26.638cm" svg:y2="13.262cm">
          <text:p/>
        </draw:line>
        <draw:line draw:style-name="gr3" draw:text-style-name="P34" draw:layer="layout" svg:x1="30.702cm" svg:y1="11.992cm" svg:x2="30.702cm" svg:y2="13.262cm">
          <text:p/>
        </draw:line>
        <draw:custom-shape draw:style-name="gr11" draw:text-style-name="P58" draw:layer="layout" svg:width="2.54cm" svg:height="2.032cm" svg:x="25.368cm" svg:y="13.226cm">
          <text:p text:style-name="P55"><text:span text:style-name="T106">inc</text:span></text:p>
          <draw:enhanced-geometry svg:viewBox="0 0 21600 21600" draw:type="rectangle" draw:enhanced-path="M 0 0 L 21600 0 21600 21600 0 21600 0 0 Z N"/>
        </draw:custom-shape>
        <draw:custom-shape draw:style-name="gr11" draw:text-style-name="P58" draw:layer="layout" svg:width="2.54cm" svg:height="2.032cm" svg:x="29.432cm" svg:y="13.262cm">
          <text:p text:style-name="P55"><text:span text:style-name="T106">99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28.77cm" svg:y2="6.912cm">
          <text:p/>
        </draw:line>
        <draw:custom-shape draw:style-name="gr11" draw:text-style-name="P58" draw:layer="layout" svg:width="2.54cm" svg:height="2.032cm" svg:x="8.99cm" svg:y="7.112cm">
          <text:p text:style-name="P55"><text:span text:style-name="T106">inc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0.668cm" svg:y2="7.112cm">
          <text:p/>
        </draw:line>
        <draw:frame draw:style-name="gr14" draw:text-style-name="P70" draw:layer="layout" svg:width="1.27cm" svg:height="1.061cm" svg:x="13.642cm" svg:y="13.671cm">
          <draw:text-box>
            <text:p><text:span text:style-name="T121">T</text:span><text:span text:style-name="T122">1</text:span></text:p>
          </draw:text-box>
        </draw:frame>
        <draw:frame draw:style-name="gr13" draw:text-style-name="P71" draw:layer="layout" svg:width="1.524cm" svg:height="1.649cm" svg:x="21.516cm" svg:y="13.745cm">
          <draw:text-box>
            <text:p><text:span text:style-name="T121">int</text:span></text:p>
          </draw:text-box>
        </draw:frame>
        <draw:frame draw:style-name="gr13" draw:text-style-name="P70" draw:layer="layout" svg:width="1.524cm" svg:height="1.649cm" svg:x="19.59cm" svg:y="10.668cm">
          <draw:text-box>
            <text:p><text:span text:style-name="T121">int</text:span></text:p>
          </draw:text-box>
        </draw:frame>
        <draw:frame draw:style-name="gr13" draw:text-style-name="P70" draw:layer="layout" svg:width="1.524cm" svg:height="1.649cm" svg:x="32.004cm" svg:y="10.489cm">
          <draw:text-box>
            <text:p><text:span text:style-name="T121">int</text:span></text:p>
          </draw:text-box>
        </draw:frame>
        <draw:frame draw:style-name="gr13" draw:text-style-name="P70" draw:layer="layout" svg:width="3.81cm" svg:height="1.649cm" svg:x="17.558cm" svg:y="7.62cm">
          <draw:text-box>
            <text:p><text:span text:style-name="T108">T</text:span><text:span text:style-name="T111">2</text:span></text:p>
          </draw:text-box>
        </draw:frame>
        <draw:frame draw:style-name="gr13" draw:text-style-name="P72" draw:layer="layout" svg:width="3.81cm" svg:height="1.649cm" svg:x="24.098cm" svg:y="10.414cm">
          <draw:text-box>
            <text:p><text:span text:style-name="T108">T</text:span><text:span text:style-name="T111">3</text:span></text:p>
          </draw:text-box>
        </draw:frame>
        <draw:frame draw:style-name="gr14" draw:text-style-name="P70" draw:layer="layout" svg:width="1.27cm" svg:height="1.061cm" svg:x="30.226cm" svg:y="7.321cm">
          <draw:text-box>
            <text:p><text:span text:style-name="T121">T</text:span><text:span text:style-name="T122">4</text:span></text:p>
          </draw:text-box>
        </draw:frame>
        <draw:frame draw:style-name="gr14" draw:text-style-name="P70" draw:layer="layout" svg:width="1.27cm" svg:height="1.061cm" svg:x="23.114cm" svg:y="3.81cm">
          <draw:text-box>
            <text:p><text:span text:style-name="T121">T</text:span><text:span text:style-name="T122">5</text:span></text:p>
          </draw:text-box>
        </draw:frame>
        <draw:custom-shape draw:style-name="gr16" draw:text-style-name="P68" draw:layer="layout" svg:width="1.205cm" svg:height="1.524cm" svg:x="19.623cm" svg:y="10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68" draw:layer="layout" svg:width="4.318cm" svg:height="1.524cm" svg:x="0.254cm" svg:y="14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8" draw:layer="layout" svg:width="1.205cm" svg:height="1.524cm" svg:x="13.516cm" svg:y="13.4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8" draw:layer="layout" svg:width="1.205cm" svg:height="1.524cm" svg:x="17.526cm" svg:y="7.3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Content Placeholder 2" presentation:style-name="pr20" draw:text-style-name="P61" draw:layer="layout" svg:width="12.751cm" svg:height="3.048cm" svg:x="22.755cm" svg:y="1.016cm" presentation:class="outline" presentation:user-transformed="true">
          <draw:text-box>
            <text:list text:style-name="L7">
              <text:list-header>
                <text:p text:style-name="P32"><text:span text:style-name="T101">let</text:span><text:span text:style-name="T42"> inc = </text:span><text:span text:style-name="T101">fun</text:span><text:span text:style-name="T42"> n → n + 1 </text:span><text:span text:style-name="T101">in </text:span><text:span text:style-name="T101"><text:line-break/></text:span><text:span text:style-name="T112">inc</text:span><text:span text:style-name="T42"> 99;;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3" draw:text-style-name="P7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1cm" svg:y="1.016cm" presentation:class="title" presentation:user-transformed="true">
          <draw:text-box>
            <text:p text:style-name="P6"><text:span text:style-name="T41">3. Constraint</text:span><text:span text:style-name="T41"><text:line-break/></text:span><text:span text:style-name="T41"> <text:s text:c="3"/>Generation</text:span></text:p>
          </draw:text-box>
        </draw:frame>
        <draw:frame draw:name="Content Placeholder 2" presentation:style-name="pr20" draw:text-style-name="P63" draw:layer="layout" svg:width="12.751cm" svg:height="7.38cm" svg:x="0.254cm" svg:y="12.178cm" presentation:class="outline" presentation:user-transformed="true">
          <draw:text-box>
            <text:p><text:span text:style-name="T118"><text:s/></text:span><text:span text:style-name="T118">T</text:span><text:span text:style-name="T119">3</text:span><text:span text:style-name="T118"> <text:s/>= <text:s/>int → <text:s/></text:span><text:span text:style-name="T108">T</text:span><text:span text:style-name="T111">4</text:span></text:p>
            <text:p><text:span text:style-name="T120"><text:s/></text:span><text:span text:style-name="T120">T</text:span><text:span text:style-name="T119">1</text:span><text:span text:style-name="T120"> = int </text:span></text:p>
            <text:p><text:span text:style-name="T120"><text:s/></text:span><text:span text:style-name="T120">T</text:span><text:span text:style-name="T119">2</text:span><text:span text:style-name="T120"> <text:s/>= <text:s/>T</text:span><text:span text:style-name="T119">1</text:span><text:span text:style-name="T120"> → <text:s/>int</text:span></text:p>
            <text:p><text:span text:style-name="T120">T</text:span><text:span text:style-name="T119">2</text:span><text:span text:style-name="T120"> = T</text:span><text:span text:style-name="T119">3</text:span></text:p>
          </draw:text-box>
        </draw:frame>
        <draw:custom-shape draw:style-name="gr9" draw:text-style-name="P62" draw:layer="layout" svg:width="2.54cm" svg:height="2.032cm" svg:x="20.214cm" svg:y="3.302cm">
          <text:p text:style-name="P55"><text:span text:style-name="T113">LET</text:span></text:p>
          <draw:enhanced-geometry svg:viewBox="0 0 21600 21600" draw:type="rectangle" draw:enhanced-path="M 0 0 L 21600 0 21600 21600 0 21600 0 0 Z N"/>
        </draw:custom-shape>
        <draw:custom-shape draw:style-name="gr9" draw:text-style-name="P57" draw:layer="layout" svg:width="2.54cm" svg:height="2.032cm" svg:x="14.658cm" svg:y="7.112cm">
          <text:p text:style-name="P55"><text:span text:style-name="T105">FUN</text:span></text:p>
          <draw:enhanced-geometry svg:viewBox="0 0 21600 21600" draw:type="rectangle" draw:enhanced-path="M 0 0 L 21600 0 21600 21600 0 21600 0 0 Z N"/>
        </draw:custom-shape>
        <draw:custom-shape draw:style-name="gr9" draw:text-style-name="P57" draw:layer="layout" svg:width="2.54cm" svg:height="2.032cm" svg:x="16.944cm" svg:y="10.16cm">
          <text:p text:style-name="P55"><text:span text:style-name="T105">ADD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6.002cm" svg:y2="7.112cm">
          <text:p/>
        </draw:line>
        <draw:line draw:style-name="gr3" draw:text-style-name="P34" draw:layer="layout" svg:x1="16.182cm" svg:y1="9.144cm" svg:x2="17.96cm" svg:y2="10.16cm">
          <text:p/>
        </draw:line>
        <draw:line draw:style-name="gr3" draw:text-style-name="P34" draw:layer="layout" svg:x1="15.674cm" svg:y1="9.144cm" svg:x2="13.896cm" svg:y2="10.16cm">
          <text:p/>
        </draw:line>
        <draw:custom-shape draw:style-name="gr11" draw:text-style-name="P58" draw:layer="layout" svg:width="2.54cm" svg:height="2.032cm" svg:x="12.626cm" svg:y="10.16cm">
          <text:p text:style-name="P55"><text:span text:style-name="T106">n</text:span></text:p>
          <draw:enhanced-geometry svg:viewBox="0 0 21600 21600" draw:type="rectangle" draw:enhanced-path="M 0 0 L 21600 0 21600 21600 0 21600 0 0 Z N"/>
        </draw:custom-shape>
        <draw:custom-shape draw:style-name="gr10" draw:text-style-name="P57" draw:layer="layout" svg:width="2.54cm" svg:height="2.032cm" svg:x="14.912cm" svg:y="13.208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7" draw:layer="layout" svg:width="2.54cm" svg:height="2.032cm" svg:x="18.976cm" svg:y="13.208cm">
          <text:p text:style-name="P55"><text:span text:style-name="T105">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17.96cm" svg:y1="12.192cm" svg:x2="16.182cm" svg:y2="13.208cm">
          <text:p/>
        </draw:line>
        <draw:line draw:style-name="gr3" draw:text-style-name="P34" draw:layer="layout" svg:x1="18.468cm" svg:y1="12.192cm" svg:x2="20.246cm" svg:y2="13.208cm">
          <text:p/>
        </draw:line>
        <draw:line draw:style-name="gr3" draw:text-style-name="P34" draw:layer="layout" svg:x1="16.182cm" svg:y1="15.24cm" svg:x2="16.182cm" svg:y2="16.51cm">
          <text:p/>
        </draw:line>
        <draw:line draw:style-name="gr3" draw:text-style-name="P34" draw:layer="layout" svg:x1="20.246cm" svg:y1="15.24cm" svg:x2="20.246cm" svg:y2="16.51cm">
          <text:p/>
        </draw:line>
        <draw:custom-shape draw:style-name="gr11" draw:text-style-name="P58" draw:layer="layout" svg:width="2.54cm" svg:height="2.032cm" svg:x="14.912cm" svg:y="16.474cm">
          <text:p text:style-name="P55"><text:span text:style-name="T106">n</text:span></text:p>
          <draw:enhanced-geometry svg:viewBox="0 0 21600 21600" draw:type="rectangle" draw:enhanced-path="M 0 0 L 21600 0 21600 21600 0 21600 0 0 Z N"/>
        </draw:custom-shape>
        <draw:custom-shape draw:style-name="gr11" draw:text-style-name="P58" draw:layer="layout" svg:width="2.54cm" svg:height="2.032cm" svg:x="18.976cm" svg:y="16.51cm">
          <text:p text:style-name="P55"><text:span text:style-name="T106">1</text:span></text:p>
          <draw:enhanced-geometry svg:viewBox="0 0 21600 21600" draw:type="rectangle" draw:enhanced-path="M 0 0 L 21600 0 21600 21600 0 21600 0 0 Z N"/>
        </draw:custom-shape>
        <draw:custom-shape draw:style-name="gr9" draw:text-style-name="P66" draw:layer="layout" svg:width="2.54cm" svg:height="2.032cm" svg:x="27.4cm" svg:y="6.912cm">
          <text:p text:style-name="P55"><text:span text:style-name="T105">APP</text:span></text:p>
          <draw:enhanced-geometry svg:viewBox="0 0 21600 21600" draw:type="rectangle" draw:enhanced-path="M 0 0 L 21600 0 21600 21600 0 21600 0 0 Z N"/>
        </draw:custom-shape>
        <draw:custom-shape draw:style-name="gr10" draw:text-style-name="P67" draw:layer="layout" svg:width="2.54cm" svg:height="2.032cm" svg:x="25.368cm" svg:y="9.96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6" draw:layer="layout" svg:width="2.54cm" svg:height="2.032cm" svg:x="29.432cm" svg:y="9.96cm">
          <text:p text:style-name="P55"><text:span text:style-name="T105">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8.416cm" svg:y1="8.944cm" svg:x2="26.638cm" svg:y2="9.96cm">
          <text:p/>
        </draw:line>
        <draw:line draw:style-name="gr3" draw:text-style-name="P34" draw:layer="layout" svg:x1="28.924cm" svg:y1="8.944cm" svg:x2="30.702cm" svg:y2="9.96cm">
          <text:p/>
        </draw:line>
        <draw:line draw:style-name="gr3" draw:text-style-name="P34" draw:layer="layout" svg:x1="26.638cm" svg:y1="11.992cm" svg:x2="26.638cm" svg:y2="13.262cm">
          <text:p/>
        </draw:line>
        <draw:line draw:style-name="gr3" draw:text-style-name="P34" draw:layer="layout" svg:x1="30.702cm" svg:y1="11.992cm" svg:x2="30.702cm" svg:y2="13.262cm">
          <text:p/>
        </draw:line>
        <draw:custom-shape draw:style-name="gr11" draw:text-style-name="P58" draw:layer="layout" svg:width="2.54cm" svg:height="2.032cm" svg:x="25.368cm" svg:y="13.226cm">
          <text:p text:style-name="P55"><text:span text:style-name="T106">inc</text:span></text:p>
          <draw:enhanced-geometry svg:viewBox="0 0 21600 21600" draw:type="rectangle" draw:enhanced-path="M 0 0 L 21600 0 21600 21600 0 21600 0 0 Z N"/>
        </draw:custom-shape>
        <draw:custom-shape draw:style-name="gr11" draw:text-style-name="P58" draw:layer="layout" svg:width="2.54cm" svg:height="2.032cm" svg:x="29.432cm" svg:y="13.262cm">
          <text:p text:style-name="P55"><text:span text:style-name="T106">99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28.77cm" svg:y2="6.912cm">
          <text:p/>
        </draw:line>
        <draw:custom-shape draw:style-name="gr11" draw:text-style-name="P58" draw:layer="layout" svg:width="2.54cm" svg:height="2.032cm" svg:x="8.99cm" svg:y="7.112cm">
          <text:p text:style-name="P55"><text:span text:style-name="T106">inc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0.668cm" svg:y2="7.112cm">
          <text:p/>
        </draw:line>
        <draw:frame draw:style-name="gr14" draw:text-style-name="P70" draw:layer="layout" svg:width="1.27cm" svg:height="1.061cm" svg:x="13.642cm" svg:y="13.671cm">
          <draw:text-box>
            <text:p><text:span text:style-name="T121">T</text:span><text:span text:style-name="T122">1</text:span></text:p>
          </draw:text-box>
        </draw:frame>
        <draw:frame draw:style-name="gr13" draw:text-style-name="P71" draw:layer="layout" svg:width="1.524cm" svg:height="1.649cm" svg:x="21.516cm" svg:y="13.745cm">
          <draw:text-box>
            <text:p><text:span text:style-name="T121">int</text:span></text:p>
          </draw:text-box>
        </draw:frame>
        <draw:frame draw:style-name="gr13" draw:text-style-name="P70" draw:layer="layout" svg:width="1.524cm" svg:height="1.649cm" svg:x="19.59cm" svg:y="10.668cm">
          <draw:text-box>
            <text:p><text:span text:style-name="T121">int</text:span></text:p>
          </draw:text-box>
        </draw:frame>
        <draw:frame draw:style-name="gr13" draw:text-style-name="P70" draw:layer="layout" svg:width="1.524cm" svg:height="1.649cm" svg:x="32.004cm" svg:y="10.489cm">
          <draw:text-box>
            <text:p><text:span text:style-name="T121">int</text:span></text:p>
          </draw:text-box>
        </draw:frame>
        <draw:frame draw:style-name="gr13" draw:text-style-name="P70" draw:layer="layout" svg:width="3.81cm" svg:height="1.649cm" svg:x="17.558cm" svg:y="7.62cm">
          <draw:text-box>
            <text:p><text:span text:style-name="T108">T</text:span><text:span text:style-name="T111">2</text:span></text:p>
          </draw:text-box>
        </draw:frame>
        <draw:frame draw:style-name="gr13" draw:text-style-name="P72" draw:layer="layout" svg:width="3.81cm" svg:height="1.649cm" svg:x="24.098cm" svg:y="10.414cm">
          <draw:text-box>
            <text:p><text:span text:style-name="T108">T</text:span><text:span text:style-name="T111">3</text:span></text:p>
          </draw:text-box>
        </draw:frame>
        <draw:frame draw:style-name="gr14" draw:text-style-name="P70" draw:layer="layout" svg:width="1.27cm" svg:height="1.061cm" svg:x="30.226cm" svg:y="7.321cm">
          <draw:text-box>
            <text:p><text:span text:style-name="T121">T</text:span><text:span text:style-name="T122">4</text:span></text:p>
          </draw:text-box>
        </draw:frame>
        <draw:frame draw:style-name="gr14" draw:text-style-name="P70" draw:layer="layout" svg:width="1.27cm" svg:height="1.061cm" svg:x="23.114cm" svg:y="3.81cm">
          <draw:text-box>
            <text:p><text:span text:style-name="T121">T</text:span><text:span text:style-name="T122">5</text:span></text:p>
          </draw:text-box>
        </draw:frame>
        <draw:custom-shape draw:style-name="gr24" draw:text-style-name="P68" draw:layer="layout" svg:width="2.286cm" svg:height="1.524cm" svg:x="0.054cm" svg:y="16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8" draw:layer="layout" svg:width="1.205cm" svg:height="1.524cm" svg:x="17.526cm" svg:y="7.3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Content Placeholder 2" presentation:style-name="pr20" draw:text-style-name="P61" draw:layer="layout" svg:width="12.751cm" svg:height="3.048cm" svg:x="22.755cm" svg:y="1.016cm" presentation:class="outline" presentation:user-transformed="true">
          <draw:text-box>
            <text:list text:style-name="L7">
              <text:list-header>
                <text:p text:style-name="P32"><text:span text:style-name="T101">let</text:span><text:span text:style-name="T42"> inc = </text:span><text:span text:style-name="T101">fun</text:span><text:span text:style-name="T42"> n → n + 1 </text:span><text:span text:style-name="T101">in </text:span><text:span text:style-name="T101"><text:line-break/></text:span><text:span text:style-name="T112">inc</text:span><text:span text:style-name="T42"> 99;;</text:span></text:p>
              </text:list-header>
            </text:list>
          </draw:text-box>
        </draw:frame>
        <draw:custom-shape draw:style-name="gr16" draw:text-style-name="P68" draw:layer="layout" svg:width="1.205cm" svg:height="1.524cm" svg:x="24.098cm" svg:y="10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3" draw:text-style-name="P7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1cm" svg:y="1.016cm" presentation:class="title" presentation:user-transformed="true">
          <draw:text-box>
            <text:p text:style-name="P6"><text:span text:style-name="T41">3. Constraint</text:span><text:span text:style-name="T41"><text:line-break/></text:span><text:span text:style-name="T41"> <text:s text:c="3"/>Generation</text:span></text:p>
          </draw:text-box>
        </draw:frame>
        <draw:frame draw:name="Content Placeholder 2" presentation:style-name="pr20" draw:text-style-name="P63" draw:layer="layout" svg:width="12.751cm" svg:height="6.872cm" svg:x="0.254cm" svg:y="12.178cm" presentation:class="outline" presentation:user-transformed="true">
          <draw:text-box>
            <text:p><text:span text:style-name="T118"><text:s/></text:span><text:span text:style-name="T118">T</text:span><text:span text:style-name="T119">3</text:span><text:span text:style-name="T118"> <text:s/>= <text:s/>int → <text:s/></text:span><text:span text:style-name="T108">T</text:span><text:span text:style-name="T111">4</text:span></text:p>
            <text:p><text:span text:style-name="T120"><text:s/></text:span><text:span text:style-name="T120">T</text:span><text:span text:style-name="T119">1</text:span><text:span text:style-name="T120"> = int </text:span></text:p>
            <text:p><text:span text:style-name="T120"><text:s/></text:span><text:span text:style-name="T120">T</text:span><text:span text:style-name="T119">2</text:span><text:span text:style-name="T120"> <text:s/>= <text:s/>T</text:span><text:span text:style-name="T119">1</text:span><text:span text:style-name="T120"> → <text:s/>int</text:span></text:p>
            <text:p><text:span text:style-name="T120"><text:s/></text:span><text:span text:style-name="T120">T</text:span><text:span text:style-name="T119">2</text:span><text:span text:style-name="T120"> = T</text:span><text:span text:style-name="T119">3</text:span></text:p>
            <text:p><text:span text:style-name="T120"><text:s/></text:span><text:span text:style-name="T120">T</text:span><text:span text:style-name="T119">5</text:span><text:span text:style-name="T120"> <text:s/>= <text:s/>T</text:span><text:span text:style-name="T119">4</text:span></text:p>
          </draw:text-box>
        </draw:frame>
        <draw:custom-shape draw:style-name="gr9" draw:text-style-name="P62" draw:layer="layout" svg:width="2.54cm" svg:height="2.032cm" svg:x="20.214cm" svg:y="3.302cm">
          <text:p text:style-name="P55"><text:span text:style-name="T113">LET</text:span></text:p>
          <draw:enhanced-geometry svg:viewBox="0 0 21600 21600" draw:type="rectangle" draw:enhanced-path="M 0 0 L 21600 0 21600 21600 0 21600 0 0 Z N"/>
        </draw:custom-shape>
        <draw:custom-shape draw:style-name="gr9" draw:text-style-name="P57" draw:layer="layout" svg:width="2.54cm" svg:height="2.032cm" svg:x="14.658cm" svg:y="7.112cm">
          <text:p text:style-name="P55"><text:span text:style-name="T105">FUN</text:span></text:p>
          <draw:enhanced-geometry svg:viewBox="0 0 21600 21600" draw:type="rectangle" draw:enhanced-path="M 0 0 L 21600 0 21600 21600 0 21600 0 0 Z N"/>
        </draw:custom-shape>
        <draw:custom-shape draw:style-name="gr9" draw:text-style-name="P57" draw:layer="layout" svg:width="2.54cm" svg:height="2.032cm" svg:x="16.944cm" svg:y="10.16cm">
          <text:p text:style-name="P55"><text:span text:style-name="T105">ADD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6.002cm" svg:y2="7.112cm">
          <text:p/>
        </draw:line>
        <draw:line draw:style-name="gr3" draw:text-style-name="P34" draw:layer="layout" svg:x1="16.182cm" svg:y1="9.144cm" svg:x2="17.96cm" svg:y2="10.16cm">
          <text:p/>
        </draw:line>
        <draw:line draw:style-name="gr3" draw:text-style-name="P34" draw:layer="layout" svg:x1="15.674cm" svg:y1="9.144cm" svg:x2="13.896cm" svg:y2="10.16cm">
          <text:p/>
        </draw:line>
        <draw:custom-shape draw:style-name="gr11" draw:text-style-name="P58" draw:layer="layout" svg:width="2.54cm" svg:height="2.032cm" svg:x="12.626cm" svg:y="10.16cm">
          <text:p text:style-name="P55"><text:span text:style-name="T106">n</text:span></text:p>
          <draw:enhanced-geometry svg:viewBox="0 0 21600 21600" draw:type="rectangle" draw:enhanced-path="M 0 0 L 21600 0 21600 21600 0 21600 0 0 Z N"/>
        </draw:custom-shape>
        <draw:custom-shape draw:style-name="gr10" draw:text-style-name="P57" draw:layer="layout" svg:width="2.54cm" svg:height="2.032cm" svg:x="14.912cm" svg:y="13.208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7" draw:layer="layout" svg:width="2.54cm" svg:height="2.032cm" svg:x="18.976cm" svg:y="13.208cm">
          <text:p text:style-name="P55"><text:span text:style-name="T105">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17.96cm" svg:y1="12.192cm" svg:x2="16.182cm" svg:y2="13.208cm">
          <text:p/>
        </draw:line>
        <draw:line draw:style-name="gr3" draw:text-style-name="P34" draw:layer="layout" svg:x1="18.468cm" svg:y1="12.192cm" svg:x2="20.246cm" svg:y2="13.208cm">
          <text:p/>
        </draw:line>
        <draw:line draw:style-name="gr3" draw:text-style-name="P34" draw:layer="layout" svg:x1="16.182cm" svg:y1="15.24cm" svg:x2="16.182cm" svg:y2="16.51cm">
          <text:p/>
        </draw:line>
        <draw:line draw:style-name="gr3" draw:text-style-name="P34" draw:layer="layout" svg:x1="20.246cm" svg:y1="15.24cm" svg:x2="20.246cm" svg:y2="16.51cm">
          <text:p/>
        </draw:line>
        <draw:custom-shape draw:style-name="gr11" draw:text-style-name="P58" draw:layer="layout" svg:width="2.54cm" svg:height="2.032cm" svg:x="14.912cm" svg:y="16.474cm">
          <text:p text:style-name="P55"><text:span text:style-name="T106">n</text:span></text:p>
          <draw:enhanced-geometry svg:viewBox="0 0 21600 21600" draw:type="rectangle" draw:enhanced-path="M 0 0 L 21600 0 21600 21600 0 21600 0 0 Z N"/>
        </draw:custom-shape>
        <draw:custom-shape draw:style-name="gr11" draw:text-style-name="P58" draw:layer="layout" svg:width="2.54cm" svg:height="2.032cm" svg:x="18.976cm" svg:y="16.51cm">
          <text:p text:style-name="P55"><text:span text:style-name="T106">1</text:span></text:p>
          <draw:enhanced-geometry svg:viewBox="0 0 21600 21600" draw:type="rectangle" draw:enhanced-path="M 0 0 L 21600 0 21600 21600 0 21600 0 0 Z N"/>
        </draw:custom-shape>
        <draw:custom-shape draw:style-name="gr9" draw:text-style-name="P66" draw:layer="layout" svg:width="2.54cm" svg:height="2.032cm" svg:x="27.4cm" svg:y="6.912cm">
          <text:p text:style-name="P55"><text:span text:style-name="T105">APP</text:span></text:p>
          <draw:enhanced-geometry svg:viewBox="0 0 21600 21600" draw:type="rectangle" draw:enhanced-path="M 0 0 L 21600 0 21600 21600 0 21600 0 0 Z N"/>
        </draw:custom-shape>
        <draw:custom-shape draw:style-name="gr10" draw:text-style-name="P67" draw:layer="layout" svg:width="2.54cm" svg:height="2.032cm" svg:x="25.368cm" svg:y="9.96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6" draw:layer="layout" svg:width="2.54cm" svg:height="2.032cm" svg:x="29.432cm" svg:y="9.96cm">
          <text:p text:style-name="P55"><text:span text:style-name="T105">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8.416cm" svg:y1="8.944cm" svg:x2="26.638cm" svg:y2="9.96cm">
          <text:p/>
        </draw:line>
        <draw:line draw:style-name="gr3" draw:text-style-name="P34" draw:layer="layout" svg:x1="28.924cm" svg:y1="8.944cm" svg:x2="30.702cm" svg:y2="9.96cm">
          <text:p/>
        </draw:line>
        <draw:line draw:style-name="gr3" draw:text-style-name="P34" draw:layer="layout" svg:x1="26.638cm" svg:y1="11.992cm" svg:x2="26.638cm" svg:y2="13.262cm">
          <text:p/>
        </draw:line>
        <draw:line draw:style-name="gr3" draw:text-style-name="P34" draw:layer="layout" svg:x1="30.702cm" svg:y1="11.992cm" svg:x2="30.702cm" svg:y2="13.262cm">
          <text:p/>
        </draw:line>
        <draw:custom-shape draw:style-name="gr11" draw:text-style-name="P58" draw:layer="layout" svg:width="2.54cm" svg:height="2.032cm" svg:x="25.368cm" svg:y="13.226cm">
          <text:p text:style-name="P55"><text:span text:style-name="T106">inc</text:span></text:p>
          <draw:enhanced-geometry svg:viewBox="0 0 21600 21600" draw:type="rectangle" draw:enhanced-path="M 0 0 L 21600 0 21600 21600 0 21600 0 0 Z N"/>
        </draw:custom-shape>
        <draw:custom-shape draw:style-name="gr11" draw:text-style-name="P58" draw:layer="layout" svg:width="2.54cm" svg:height="2.032cm" svg:x="29.432cm" svg:y="13.262cm">
          <text:p text:style-name="P55"><text:span text:style-name="T106">99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28.77cm" svg:y2="6.912cm">
          <text:p/>
        </draw:line>
        <draw:custom-shape draw:style-name="gr11" draw:text-style-name="P58" draw:layer="layout" svg:width="2.54cm" svg:height="2.032cm" svg:x="8.99cm" svg:y="7.112cm">
          <text:p text:style-name="P55"><text:span text:style-name="T106">inc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0.668cm" svg:y2="7.112cm">
          <text:p/>
        </draw:line>
        <draw:frame draw:style-name="gr14" draw:text-style-name="P70" draw:layer="layout" svg:width="1.27cm" svg:height="1.061cm" svg:x="13.642cm" svg:y="13.671cm">
          <draw:text-box>
            <text:p><text:span text:style-name="T121">T</text:span><text:span text:style-name="T122">1</text:span></text:p>
          </draw:text-box>
        </draw:frame>
        <draw:frame draw:style-name="gr13" draw:text-style-name="P71" draw:layer="layout" svg:width="1.524cm" svg:height="1.649cm" svg:x="21.516cm" svg:y="13.745cm">
          <draw:text-box>
            <text:p><text:span text:style-name="T121">int</text:span></text:p>
          </draw:text-box>
        </draw:frame>
        <draw:frame draw:style-name="gr13" draw:text-style-name="P70" draw:layer="layout" svg:width="1.524cm" svg:height="1.649cm" svg:x="19.59cm" svg:y="10.668cm">
          <draw:text-box>
            <text:p><text:span text:style-name="T121">int</text:span></text:p>
          </draw:text-box>
        </draw:frame>
        <draw:frame draw:style-name="gr13" draw:text-style-name="P70" draw:layer="layout" svg:width="1.524cm" svg:height="1.649cm" svg:x="32.004cm" svg:y="10.489cm">
          <draw:text-box>
            <text:p><text:span text:style-name="T121">int</text:span></text:p>
          </draw:text-box>
        </draw:frame>
        <draw:frame draw:style-name="gr13" draw:text-style-name="P70" draw:layer="layout" svg:width="3.81cm" svg:height="1.649cm" svg:x="17.558cm" svg:y="7.62cm">
          <draw:text-box>
            <text:p><text:span text:style-name="T108">T</text:span><text:span text:style-name="T111">2</text:span></text:p>
          </draw:text-box>
        </draw:frame>
        <draw:frame draw:style-name="gr13" draw:text-style-name="P72" draw:layer="layout" svg:width="3.81cm" svg:height="1.649cm" svg:x="24.098cm" svg:y="10.414cm">
          <draw:text-box>
            <text:p><text:span text:style-name="T108">T</text:span><text:span text:style-name="T111">3</text:span></text:p>
          </draw:text-box>
        </draw:frame>
        <draw:frame draw:style-name="gr14" draw:text-style-name="P70" draw:layer="layout" svg:width="1.27cm" svg:height="1.061cm" svg:x="30.226cm" svg:y="7.321cm">
          <draw:text-box>
            <text:p><text:span text:style-name="T121">T</text:span><text:span text:style-name="T122">4</text:span></text:p>
          </draw:text-box>
        </draw:frame>
        <draw:frame draw:style-name="gr14" draw:text-style-name="P70" draw:layer="layout" svg:width="1.27cm" svg:height="1.061cm" svg:x="23.114cm" svg:y="3.81cm">
          <draw:text-box>
            <text:p><text:span text:style-name="T121">T</text:span><text:span text:style-name="T122">5</text:span></text:p>
          </draw:text-box>
        </draw:frame>
        <draw:custom-shape draw:style-name="gr25" draw:text-style-name="P68" draw:layer="layout" svg:width="1.205cm" svg:height="1.524cm" svg:x="23.115cm" svg:y="3.5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68" draw:layer="layout" svg:width="10.922cm" svg:height="8.082cm" svg:x="22.453cm" svg:y="6.6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Content Placeholder 2" presentation:style-name="pr20" draw:text-style-name="P61" draw:layer="layout" svg:width="12.751cm" svg:height="3.048cm" svg:x="22.755cm" svg:y="1.016cm" presentation:class="outline" presentation:user-transformed="true">
          <draw:text-box>
            <text:list text:style-name="L7">
              <text:list-header>
                <text:p text:style-name="P32"><text:span text:style-name="T101">let</text:span><text:span text:style-name="T42"> inc = </text:span><text:span text:style-name="T101">fun</text:span><text:span text:style-name="T42"> n → n + 1 </text:span><text:span text:style-name="T101">in </text:span><text:span text:style-name="T101"><text:line-break/></text:span><text:span text:style-name="T112">inc</text:span><text:span text:style-name="T42"> 99;;</text:span></text:p>
              </text:list-header>
            </text:list>
          </draw:text-box>
        </draw:frame>
        <draw:custom-shape draw:style-name="gr27" draw:text-style-name="P68" draw:layer="layout" svg:width="1.016cm" svg:height="1.524cm" svg:x="0.194cm" svg:y="17.4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8" draw:layer="layout" svg:width="1.205cm" svg:height="1.524cm" svg:x="1.778cm" svg:y="17.5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3" draw:text-style-name="P7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4. Unification</text:span></text:p>
          </draw:text-box>
        </draw:frame>
        <draw:frame draw:name="Content Placeholder 2" presentation:style-name="pr20" draw:text-style-name="P74" draw:layer="layout" svg:width="11.381cm" svg:height="12.086cm" svg:x="3.605cm" svg:y="5.68cm" presentation:class="outline" presentation:user-transformed="true">
          <draw:text-box>
            <text:p text:style-name="P48"><text:span text:style-name="T123">Type equations to solve</text:span><text:span text:style-name="T124">:</text:span></text:p>
            <text:p text:style-name="P48"><text:span text:style-name="T80"><text:s/></text:span><text:span text:style-name="T80">T</text:span><text:span text:style-name="T125">3</text:span><text:span text:style-name="T80"> <text:s/>= <text:s/>int → <text:s/>T</text:span><text:span text:style-name="T125">4</text:span></text:p>
            <text:p text:style-name="P48"><text:span text:style-name="T124"><text:s/></text:span><text:span text:style-name="T124">T</text:span><text:span text:style-name="T125">1</text:span><text:span text:style-name="T124"> = int </text:span></text:p>
            <text:p text:style-name="P48"><text:span text:style-name="T124"><text:s/></text:span><text:span text:style-name="T124">T</text:span><text:span text:style-name="T125">2</text:span><text:span text:style-name="T124"> <text:s/>= <text:s/>T</text:span><text:span text:style-name="T125">1</text:span><text:span text:style-name="T124"> → <text:s/>int</text:span></text:p>
            <text:p text:style-name="P48"><text:span text:style-name="T124"><text:s/></text:span><text:span text:style-name="T124">T</text:span><text:span text:style-name="T125">2 </text:span><text:span text:style-name="T124">=</text:span><text:span text:style-name="T125"> </text:span><text:span text:style-name="T124"><text:s/>T</text:span><text:span text:style-name="T125">3</text:span></text:p>
            <text:p text:style-name="P48"><text:span text:style-name="T124"><text:s/></text:span><text:span text:style-name="T124">T</text:span><text:span text:style-name="T125">5</text:span><text:span text:style-name="T124"> <text:s/>= <text:s/>T</text:span><text:span text:style-name="T125">4</text:span></text:p>
            <text:p><text:span text:style-name="T124"/></text:p>
          </draw:text-box>
        </draw:frame>
        <draw:frame draw:name="Content Placeholder 2" presentation:style-name="pr20" draw:text-style-name="P63" draw:layer="layout" svg:width="12.751cm" svg:height="6.272cm" svg:x="0.255cm" svg:y="12.778cm" presentation:class="outline" presentation:user-transformed="true">
          <draw:text-box>
            <text:p/>
          </draw:text-box>
        </draw:frame>
        <draw:frame draw:name="Content Placeholder 2" presentation:style-name="pr20" draw:text-style-name="P74" draw:layer="layout" svg:width="11.381cm" svg:height="12.086cm" svg:x="18.406cm" svg:y="5.68cm" presentation:class="outline" presentation:user-transformed="true">
          <draw:text-box>
            <text:p text:style-name="P48"><text:span text:style-name="T123">Solved</text:span><text:span text:style-name="T124">:</text:span></text:p>
            <text:p text:style-name="P48"><text:span text:style-name="T80"/></text:p>
            <text:p><text:span text:style-name="T124"/></text:p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4. Unification</text:span></text:p>
          </draw:text-box>
        </draw:frame>
        <draw:frame draw:name="Content Placeholder 2" presentation:style-name="pr20" draw:text-style-name="P74" draw:layer="layout" svg:width="11.381cm" svg:height="12.086cm" svg:x="3.605cm" svg:y="5.68cm" presentation:class="outline" presentation:user-transformed="true">
          <draw:text-box>
            <text:p text:style-name="P48"><text:span text:style-name="T123">Type equations to solve</text:span><text:span text:style-name="T124">:</text:span></text:p>
            <text:p text:style-name="P48"><text:span text:style-name="T80"><text:s/></text:span><text:span text:style-name="T80">T</text:span><text:span text:style-name="T125">3</text:span><text:span text:style-name="T80"> <text:s/>= <text:s/>int → <text:s/>T</text:span><text:span text:style-name="T125">4</text:span><text:span text:style-name="T124"> </text:span></text:p>
            <text:p text:style-name="P48"><text:span text:style-name="T124"><text:s/></text:span><text:span text:style-name="T124">T</text:span><text:span text:style-name="T125">2</text:span><text:span text:style-name="T124"> <text:s/>= <text:s/>T</text:span><text:span text:style-name="T125">1</text:span><text:span text:style-name="T124"> → <text:s/>int</text:span></text:p>
            <text:p text:style-name="P48"><text:span text:style-name="T124"><text:s/></text:span><text:span text:style-name="T124">T</text:span><text:span text:style-name="T125">2 </text:span><text:span text:style-name="T124">=</text:span><text:span text:style-name="T125"> </text:span><text:span text:style-name="T124"><text:s/>T</text:span><text:span text:style-name="T125">3</text:span></text:p>
            <text:p text:style-name="P48"><text:span text:style-name="T124"><text:s/></text:span><text:span text:style-name="T124">T</text:span><text:span text:style-name="T125">5</text:span><text:span text:style-name="T124"> <text:s/>= <text:s/>T</text:span><text:span text:style-name="T125">4</text:span></text:p>
            <text:p><text:span text:style-name="T124"/></text:p>
          </draw:text-box>
        </draw:frame>
        <draw:frame draw:name="Content Placeholder 2" presentation:style-name="pr20" draw:text-style-name="P63" draw:layer="layout" svg:width="12.751cm" svg:height="6.272cm" svg:x="0.255cm" svg:y="12.778cm" presentation:class="outline" presentation:user-transformed="true">
          <draw:text-box>
            <text:p/>
          </draw:text-box>
        </draw:frame>
        <draw:frame draw:name="Content Placeholder 2" presentation:style-name="pr20" draw:text-style-name="P74" draw:layer="layout" svg:width="11.381cm" svg:height="12.086cm" svg:x="18.406cm" svg:y="5.68cm" presentation:class="outline" presentation:user-transformed="true">
          <draw:text-box>
            <text:p text:style-name="P48"><text:span text:style-name="T123">Solved</text:span><text:span text:style-name="T124">:</text:span></text:p>
            <text:p text:style-name="P48"><text:span text:style-name="T124">T</text:span><text:span text:style-name="T125">1</text:span><text:span text:style-name="T124"> = int</text:span></text:p>
            <text:p text:style-name="P48"><text:span text:style-name="T80"/></text:p>
            <text:p><text:span text:style-name="T124"/></text:p>
          </draw:text-box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4. Unification</text:span></text:p>
          </draw:text-box>
        </draw:frame>
        <draw:frame draw:name="Content Placeholder 2" presentation:style-name="pr20" draw:text-style-name="P74" draw:layer="layout" svg:width="11.381cm" svg:height="12.086cm" svg:x="3.605cm" svg:y="5.68cm" presentation:class="outline" presentation:user-transformed="true">
          <draw:text-box>
            <text:p text:style-name="P48"><text:span text:style-name="T123">Type equations to solve</text:span><text:span text:style-name="T124">:</text:span></text:p>
            <text:p text:style-name="P48"><text:span text:style-name="T80"><text:s/></text:span><text:span text:style-name="T80">T</text:span><text:span text:style-name="T125">3</text:span><text:span text:style-name="T80"> <text:s/>= <text:s/>int → <text:s/>T</text:span><text:span text:style-name="T125">4</text:span><text:span text:style-name="T124"> </text:span></text:p>
            <text:p text:style-name="P48"><text:span text:style-name="T124"><text:s/></text:span><text:span text:style-name="T124">T</text:span><text:span text:style-name="T125">2</text:span><text:span text:style-name="T124"> <text:s/>= <text:s/>int → <text:s/>int</text:span></text:p>
            <text:p text:style-name="P48"><text:span text:style-name="T124"><text:s/></text:span><text:span text:style-name="T124">T</text:span><text:span text:style-name="T125">2 </text:span><text:span text:style-name="T124">=</text:span><text:span text:style-name="T125"> </text:span><text:span text:style-name="T124"><text:s/>T</text:span><text:span text:style-name="T125">3</text:span></text:p>
            <text:p text:style-name="P48"><text:span text:style-name="T124"><text:s/></text:span><text:span text:style-name="T124">T</text:span><text:span text:style-name="T125">5</text:span><text:span text:style-name="T124"> <text:s/>= <text:s/>T</text:span><text:span text:style-name="T125">4</text:span></text:p>
            <text:p><text:span text:style-name="T124"/></text:p>
          </draw:text-box>
        </draw:frame>
        <draw:frame draw:name="Content Placeholder 2" presentation:style-name="pr20" draw:text-style-name="P63" draw:layer="layout" svg:width="12.751cm" svg:height="6.272cm" svg:x="0.255cm" svg:y="12.778cm" presentation:class="outline" presentation:user-transformed="true">
          <draw:text-box>
            <text:p/>
          </draw:text-box>
        </draw:frame>
        <draw:frame draw:name="Content Placeholder 2" presentation:style-name="pr20" draw:text-style-name="P74" draw:layer="layout" svg:width="11.381cm" svg:height="12.086cm" svg:x="18.406cm" svg:y="5.68cm" presentation:class="outline" presentation:user-transformed="true">
          <draw:text-box>
            <text:p text:style-name="P48"><text:span text:style-name="T123">Solved</text:span><text:span text:style-name="T124">:</text:span></text:p>
            <text:p text:style-name="P48"><text:span text:style-name="T124">T</text:span><text:span text:style-name="T125">1</text:span><text:span text:style-name="T124"> = int</text:span></text:p>
            <text:p text:style-name="P48"><text:span text:style-name="T80"/></text:p>
            <text:p><text:span text:style-name="T124"/></text:p>
          </draw:text-box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4. Unification</text:span></text:p>
          </draw:text-box>
        </draw:frame>
        <draw:frame draw:name="Content Placeholder 2" presentation:style-name="pr20" draw:text-style-name="P74" draw:layer="layout" svg:width="11.381cm" svg:height="12.086cm" svg:x="3.605cm" svg:y="5.68cm" presentation:class="outline" presentation:user-transformed="true">
          <draw:text-box>
            <text:p text:style-name="P48"><text:span text:style-name="T123">Type equations to solve</text:span><text:span text:style-name="T124">:</text:span></text:p>
            <text:p text:style-name="P48"><text:span text:style-name="T80"><text:s/></text:span><text:span text:style-name="T80">T</text:span><text:span text:style-name="T125">3</text:span><text:span text:style-name="T80"> <text:s/>= <text:s/>int → <text:s/>T</text:span><text:span text:style-name="T125">4</text:span><text:span text:style-name="T124"> </text:span><text:span text:style-name="T80"><text:s/></text:span></text:p>
            <text:p text:style-name="P48"><text:span text:style-name="T124"><text:s/></text:span><text:span text:style-name="T124">T</text:span><text:span text:style-name="T125">2</text:span><text:span text:style-name="T124"> <text:s/>= <text:s/>int → <text:s/>int</text:span></text:p>
            <text:p text:style-name="P48"><text:span text:style-name="T124">int → <text:s/>int</text:span><text:span text:style-name="T125"> </text:span><text:span text:style-name="T124">=</text:span><text:span text:style-name="T125"> </text:span><text:span text:style-name="T124"><text:s/>int → <text:s/>T</text:span><text:span text:style-name="T125">4</text:span><text:span text:style-name="T124"> </text:span></text:p>
            <text:p text:style-name="P48"><text:span text:style-name="T124"><text:s/></text:span><text:span text:style-name="T124">T</text:span><text:span text:style-name="T125">5</text:span><text:span text:style-name="T124"> <text:s/>= <text:s/>T</text:span><text:span text:style-name="T125">4</text:span></text:p>
            <text:p><text:span text:style-name="T124"/></text:p>
          </draw:text-box>
        </draw:frame>
        <draw:frame draw:name="Content Placeholder 2" presentation:style-name="pr20" draw:text-style-name="P63" draw:layer="layout" svg:width="12.751cm" svg:height="6.272cm" svg:x="0.255cm" svg:y="12.778cm" presentation:class="outline" presentation:user-transformed="true">
          <draw:text-box>
            <text:p/>
          </draw:text-box>
        </draw:frame>
        <draw:frame draw:name="Content Placeholder 2" presentation:style-name="pr20" draw:text-style-name="P74" draw:layer="layout" svg:width="11.381cm" svg:height="12.086cm" svg:x="18.406cm" svg:y="5.68cm" presentation:class="outline" presentation:user-transformed="true">
          <draw:text-box>
            <text:p text:style-name="P48"><text:span text:style-name="T123">Solved</text:span><text:span text:style-name="T124">:</text:span></text:p>
            <text:p text:style-name="P48"><text:span text:style-name="T124">T</text:span><text:span text:style-name="T125">1</text:span><text:span text:style-name="T124"> = int</text:span></text:p>
            <text:p text:style-name="P48"><text:span text:style-name="T80"/></text:p>
            <text:p><text:span text:style-name="T124"/></text:p>
          </draw:text-box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4. Unification</text:span></text:p>
          </draw:text-box>
        </draw:frame>
        <draw:frame draw:name="Content Placeholder 2" presentation:style-name="pr20" draw:text-style-name="P74" draw:layer="layout" svg:width="11.381cm" svg:height="12.086cm" svg:x="3.605cm" svg:y="5.68cm" presentation:class="outline" presentation:user-transformed="true">
          <draw:text-box>
            <text:p text:style-name="P48"><text:span text:style-name="T123">Type equations to solve</text:span><text:span text:style-name="T124">:</text:span></text:p>
            <text:p text:style-name="P48"><text:span text:style-name="T80"><text:s/></text:span><text:span text:style-name="T80">T</text:span><text:span text:style-name="T125">3</text:span><text:span text:style-name="T80"> <text:s/>= <text:s/>int → <text:s/>T</text:span><text:span text:style-name="T125">4</text:span><text:span text:style-name="T124"> </text:span><text:span text:style-name="T80"><text:s/></text:span></text:p>
            <text:p text:style-name="P48"><text:span text:style-name="T124">int → <text:s/>int</text:span><text:span text:style-name="T125"> </text:span><text:span text:style-name="T124">=</text:span><text:span text:style-name="T125"> </text:span><text:span text:style-name="T124"><text:s/>int → <text:s/>T</text:span><text:span text:style-name="T125">4</text:span><text:span text:style-name="T124"> </text:span></text:p>
            <text:p text:style-name="P48"><text:span text:style-name="T124"><text:s/></text:span><text:span text:style-name="T124">T</text:span><text:span text:style-name="T125">5</text:span><text:span text:style-name="T124"> <text:s/>= <text:s/>T</text:span><text:span text:style-name="T125">4</text:span></text:p>
            <text:p><text:span text:style-name="T124"/></text:p>
          </draw:text-box>
        </draw:frame>
        <draw:frame draw:name="Content Placeholder 2" presentation:style-name="pr20" draw:text-style-name="P63" draw:layer="layout" svg:width="12.751cm" svg:height="6.272cm" svg:x="0.255cm" svg:y="12.778cm" presentation:class="outline" presentation:user-transformed="true">
          <draw:text-box>
            <text:p/>
          </draw:text-box>
        </draw:frame>
        <draw:frame draw:name="Content Placeholder 2" presentation:style-name="pr20" draw:text-style-name="P74" draw:layer="layout" svg:width="11.381cm" svg:height="12.086cm" svg:x="18.406cm" svg:y="5.68cm" presentation:class="outline" presentation:user-transformed="true">
          <draw:text-box>
            <text:p text:style-name="P48"><text:span text:style-name="T123">Solved</text:span><text:span text:style-name="T124">:</text:span></text:p>
            <text:p text:style-name="P48"><text:span text:style-name="T124">T</text:span><text:span text:style-name="T125">1</text:span><text:span text:style-name="T124"> = int</text:span></text:p>
            <text:p text:style-name="P48"><text:span text:style-name="T124">T</text:span><text:span text:style-name="T125">2</text:span><text:span text:style-name="T124"> <text:s/>= <text:s/>int → <text:s/>int</text:span></text:p>
            <text:p><text:span text:style-name="T124"/></text:p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4. Unification</text:span></text:p>
          </draw:text-box>
        </draw:frame>
        <draw:frame draw:name="Content Placeholder 2" presentation:style-name="pr20" draw:text-style-name="P74" draw:layer="layout" svg:width="11.381cm" svg:height="12.086cm" svg:x="3.605cm" svg:y="5.68cm" presentation:class="outline" presentation:user-transformed="true">
          <draw:text-box>
            <text:p text:style-name="P48"><text:span text:style-name="T123">Type equations to solve</text:span><text:span text:style-name="T124">:</text:span></text:p>
            <text:p text:style-name="P48"><text:span text:style-name="T80"><text:s/></text:span><text:span text:style-name="T80">T</text:span><text:span text:style-name="T125">3</text:span><text:span text:style-name="T80"> <text:s/>= <text:s/>int → <text:s/>T</text:span><text:span text:style-name="T125">4</text:span><text:span text:style-name="T124"> </text:span><text:span text:style-name="T80"><text:s/></text:span></text:p>
            <text:p text:style-name="P48"><text:span text:style-name="T126">int</text:span><text:span text:style-name="T124"> </text:span><text:span text:style-name="T125"><text:s/></text:span><text:span text:style-name="T124">=</text:span><text:span text:style-name="T125"> </text:span><text:span text:style-name="T124"><text:s/></text:span><text:span text:style-name="T126">int</text:span></text:p>
            <text:p text:style-name="P48"><text:span text:style-name="T123">int</text:span><text:span text:style-name="T124"> = </text:span><text:span text:style-name="T123">T</text:span><text:span text:style-name="T127">4</text:span><text:span text:style-name="T124"> </text:span></text:p>
            <text:p text:style-name="P48"><text:span text:style-name="T124"><text:s/></text:span><text:span text:style-name="T124">T</text:span><text:span text:style-name="T125">5</text:span><text:span text:style-name="T124"> <text:s/>= <text:s/>T</text:span><text:span text:style-name="T125">4</text:span></text:p>
            <text:p><text:span text:style-name="T124"/></text:p>
          </draw:text-box>
        </draw:frame>
        <draw:frame draw:name="Content Placeholder 2" presentation:style-name="pr20" draw:text-style-name="P63" draw:layer="layout" svg:width="12.751cm" svg:height="6.272cm" svg:x="0.255cm" svg:y="12.778cm" presentation:class="outline" presentation:user-transformed="true">
          <draw:text-box>
            <text:p/>
          </draw:text-box>
        </draw:frame>
        <draw:frame draw:name="Content Placeholder 2" presentation:style-name="pr20" draw:text-style-name="P74" draw:layer="layout" svg:width="11.381cm" svg:height="12.086cm" svg:x="18.406cm" svg:y="5.68cm" presentation:class="outline" presentation:user-transformed="true">
          <draw:text-box>
            <text:p text:style-name="P48"><text:span text:style-name="T123">Solved</text:span><text:span text:style-name="T124">:</text:span></text:p>
            <text:p text:style-name="P48"><text:span text:style-name="T124">T</text:span><text:span text:style-name="T125">1</text:span><text:span text:style-name="T124"> = int</text:span></text:p>
            <text:p text:style-name="P48"><text:span text:style-name="T124">T</text:span><text:span text:style-name="T125">2</text:span><text:span text:style-name="T124"> <text:s/>= <text:s/>int → <text:s/>int</text:span></text:p>
            <text:p><text:span text:style-name="T124"/></text:p>
          </draw:text-box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4. Unification</text:span></text:p>
          </draw:text-box>
        </draw:frame>
        <draw:frame draw:name="Content Placeholder 2" presentation:style-name="pr20" draw:text-style-name="P74" draw:layer="layout" svg:width="11.381cm" svg:height="12.086cm" svg:x="3.605cm" svg:y="5.68cm" presentation:class="outline" presentation:user-transformed="true">
          <draw:text-box>
            <text:p text:style-name="P48"><text:span text:style-name="T123">Type equations to solve</text:span><text:span text:style-name="T124">:</text:span></text:p>
            <text:p text:style-name="P48"><text:span text:style-name="T80"><text:s/></text:span><text:span text:style-name="T80">T</text:span><text:span text:style-name="T125">3</text:span><text:span text:style-name="T80"> <text:s/>= <text:s/>int → <text:s/>T</text:span><text:span text:style-name="T125">4</text:span><text:span text:style-name="T124"> </text:span><text:span text:style-name="T80"><text:s/></text:span><text:span text:style-name="T124"><text:s/></text:span></text:p>
            <text:p text:style-name="P48"><text:span text:style-name="T124"><text:s/></text:span><text:span text:style-name="T124">T</text:span><text:span text:style-name="T125">5</text:span><text:span text:style-name="T124"> <text:s/>= <text:s/>T</text:span><text:span text:style-name="T125">4</text:span></text:p>
            <text:p><text:span text:style-name="T124"/></text:p>
          </draw:text-box>
        </draw:frame>
        <draw:frame draw:name="Content Placeholder 2" presentation:style-name="pr20" draw:text-style-name="P63" draw:layer="layout" svg:width="12.751cm" svg:height="6.272cm" svg:x="0.255cm" svg:y="12.778cm" presentation:class="outline" presentation:user-transformed="true">
          <draw:text-box>
            <text:p/>
          </draw:text-box>
        </draw:frame>
        <draw:frame draw:name="Content Placeholder 2" presentation:style-name="pr20" draw:text-style-name="P74" draw:layer="layout" svg:width="11.381cm" svg:height="12.086cm" svg:x="18.406cm" svg:y="5.68cm" presentation:class="outline" presentation:user-transformed="true">
          <draw:text-box>
            <text:p text:style-name="P48"><text:span text:style-name="T123">Solved</text:span><text:span text:style-name="T124">:</text:span></text:p>
            <text:p text:style-name="P48"><text:span text:style-name="T124">T</text:span><text:span text:style-name="T125">1</text:span><text:span text:style-name="T124"> = int</text:span></text:p>
            <text:p text:style-name="P48"><text:span text:style-name="T124">T</text:span><text:span text:style-name="T125">2</text:span><text:span text:style-name="T124"> <text:s/>= <text:s/>int → <text:s/>int</text:span></text:p>
            <text:p text:style-name="P48"><text:span text:style-name="T124">int </text:span><text:span text:style-name="T125"><text:s/></text:span><text:span text:style-name="T124">=</text:span><text:span text:style-name="T125"> </text:span><text:span text:style-name="T124"><text:s/>int</text:span></text:p>
            <text:p text:style-name="P48"><text:span text:style-name="T124">int = T</text:span><text:span text:style-name="T125">4</text:span></text:p>
            <text:p><text:span text:style-name="T124"/></text:p>
          </draw:text-box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4. Unification</text:span></text:p>
          </draw:text-box>
        </draw:frame>
        <draw:frame draw:name="Content Placeholder 2" presentation:style-name="pr20" draw:text-style-name="P74" draw:layer="layout" svg:width="11.381cm" svg:height="12.086cm" svg:x="3.605cm" svg:y="5.68cm" presentation:class="outline" presentation:user-transformed="true">
          <draw:text-box>
            <text:p text:style-name="P48"><text:span text:style-name="T123">Type equations to solve</text:span><text:span text:style-name="T124">:</text:span></text:p>
            <text:p text:style-name="P48"><text:span text:style-name="T80"><text:s/></text:span><text:span text:style-name="T80">T</text:span><text:span text:style-name="T125">3</text:span><text:span text:style-name="T80"> <text:s/>= <text:s/>int → <text:s/>int</text:span><text:span text:style-name="T124"> </text:span><text:span text:style-name="T80"><text:s/></text:span><text:span text:style-name="T124"><text:s/></text:span></text:p>
            <text:p text:style-name="P48"><text:span text:style-name="T124"><text:s/></text:span><text:span text:style-name="T124">T</text:span><text:span text:style-name="T125">5</text:span><text:span text:style-name="T124"> <text:s/>= <text:s/>T</text:span><text:span text:style-name="T125">4</text:span></text:p>
            <text:p><text:span text:style-name="T124"/></text:p>
          </draw:text-box>
        </draw:frame>
        <draw:frame draw:name="Content Placeholder 2" presentation:style-name="pr20" draw:text-style-name="P63" draw:layer="layout" svg:width="12.751cm" svg:height="6.272cm" svg:x="0.255cm" svg:y="12.778cm" presentation:class="outline" presentation:user-transformed="true">
          <draw:text-box>
            <text:p/>
          </draw:text-box>
        </draw:frame>
        <draw:frame draw:name="Content Placeholder 2" presentation:style-name="pr20" draw:text-style-name="P74" draw:layer="layout" svg:width="11.381cm" svg:height="12.086cm" svg:x="18.406cm" svg:y="5.68cm" presentation:class="outline" presentation:user-transformed="true">
          <draw:text-box>
            <text:p text:style-name="P48"><text:span text:style-name="T123">Solved</text:span><text:span text:style-name="T124">:</text:span></text:p>
            <text:p text:style-name="P48"><text:span text:style-name="T124">T</text:span><text:span text:style-name="T125">1</text:span><text:span text:style-name="T124"> = int</text:span></text:p>
            <text:p text:style-name="P48"><text:span text:style-name="T124">T</text:span><text:span text:style-name="T125">2</text:span><text:span text:style-name="T124"> <text:s/>= <text:s/>int → <text:s/>int</text:span></text:p>
            <text:p text:style-name="P48"><text:span text:style-name="T124">int </text:span><text:span text:style-name="T125"><text:s/></text:span><text:span text:style-name="T124">=</text:span><text:span text:style-name="T125"> </text:span><text:span text:style-name="T124"><text:s/>int</text:span></text:p>
            <text:p text:style-name="P48"><text:span text:style-name="T124">int = T</text:span><text:span text:style-name="T125">4</text:span></text:p>
            <text:p><text:span text:style-name="T124"/></text:p>
          </draw:text-box>
        </draw:fram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4. Unification</text:span></text:p>
          </draw:text-box>
        </draw:frame>
        <draw:frame draw:name="Content Placeholder 2" presentation:style-name="pr20" draw:text-style-name="P74" draw:layer="layout" svg:width="11.381cm" svg:height="12.086cm" svg:x="3.605cm" svg:y="5.68cm" presentation:class="outline" presentation:user-transformed="true">
          <draw:text-box>
            <text:p text:style-name="P48"><text:span text:style-name="T123">Type equations to solve</text:span><text:span text:style-name="T124">:</text:span></text:p>
            <text:p text:style-name="P48"><text:span text:style-name="T124"><text:s/></text:span><text:span text:style-name="T124">T</text:span><text:span text:style-name="T125">5</text:span><text:span text:style-name="T124"> <text:s/>= <text:s/>T</text:span><text:span text:style-name="T125">4</text:span></text:p>
            <text:p><text:span text:style-name="T124"/></text:p>
          </draw:text-box>
        </draw:frame>
        <draw:frame draw:name="Content Placeholder 2" presentation:style-name="pr20" draw:text-style-name="P63" draw:layer="layout" svg:width="12.751cm" svg:height="6.272cm" svg:x="0.255cm" svg:y="12.778cm" presentation:class="outline" presentation:user-transformed="true">
          <draw:text-box>
            <text:p/>
          </draw:text-box>
        </draw:frame>
        <draw:frame draw:name="Content Placeholder 2" presentation:style-name="pr20" draw:text-style-name="P74" draw:layer="layout" svg:width="11.381cm" svg:height="12.086cm" svg:x="18.406cm" svg:y="5.68cm" presentation:class="outline" presentation:user-transformed="true">
          <draw:text-box>
            <text:p text:style-name="P48"><text:span text:style-name="T123">Solved</text:span><text:span text:style-name="T124">:</text:span></text:p>
            <text:p text:style-name="P48"><text:span text:style-name="T124">T</text:span><text:span text:style-name="T125">1</text:span><text:span text:style-name="T124"> = int</text:span></text:p>
            <text:p text:style-name="P48"><text:span text:style-name="T124">T</text:span><text:span text:style-name="T125">2</text:span><text:span text:style-name="T124"> <text:s/>= <text:s/>int → <text:s/>int</text:span></text:p>
            <text:p text:style-name="P48"><text:span text:style-name="T124">int </text:span><text:span text:style-name="T125"><text:s/></text:span><text:span text:style-name="T124">=</text:span><text:span text:style-name="T125"> </text:span><text:span text:style-name="T124"><text:s/>int</text:span></text:p>
            <text:p text:style-name="P48"><text:span text:style-name="T124">int = T</text:span><text:span text:style-name="T125">4</text:span></text:p>
            <text:p text:style-name="P48"><text:span text:style-name="T124">T</text:span><text:span text:style-name="T125">3</text:span><text:span text:style-name="T124"> <text:s/>= <text:s/>int → <text:s/>int <text:s/></text:span></text:p>
            <text:p><text:span text:style-name="T124"/></text:p>
          </draw:text-box>
        </draw:frame>
        <presentation:notes draw:style-name="dp2">
          <draw:page-thumbnail draw:style-name="gr1" draw:layer="layout" svg:width="19.798cm" svg:height="11.136cm" svg:x="0.6cm" svg:y="2.257cm" draw:page-number="66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4. Unification</text:span></text:p>
          </draw:text-box>
        </draw:frame>
        <draw:frame draw:name="Content Placeholder 2" presentation:style-name="pr20" draw:text-style-name="P74" draw:layer="layout" svg:width="11.381cm" svg:height="12.086cm" svg:x="3.605cm" svg:y="5.68cm" presentation:class="outline" presentation:user-transformed="true">
          <draw:text-box>
            <text:p text:style-name="P48"><text:span text:style-name="T123">Type equations to solve</text:span><text:span text:style-name="T124">:</text:span></text:p>
            <text:p text:style-name="P48"><text:span text:style-name="T124"><text:s/></text:span><text:span text:style-name="T124">T</text:span><text:span text:style-name="T125">5</text:span><text:span text:style-name="T124"> <text:s/>= <text:s/>int</text:span></text:p>
          </draw:text-box>
        </draw:frame>
        <draw:frame draw:name="Content Placeholder 2" presentation:style-name="pr20" draw:text-style-name="P63" draw:layer="layout" svg:width="12.751cm" svg:height="6.272cm" svg:x="0.255cm" svg:y="12.778cm" presentation:class="outline" presentation:user-transformed="true">
          <draw:text-box>
            <text:p/>
          </draw:text-box>
        </draw:frame>
        <draw:frame draw:name="Content Placeholder 2" presentation:style-name="pr20" draw:text-style-name="P74" draw:layer="layout" svg:width="11.381cm" svg:height="12.086cm" svg:x="18.406cm" svg:y="5.68cm" presentation:class="outline" presentation:user-transformed="true">
          <draw:text-box>
            <text:p text:style-name="P48"><text:span text:style-name="T123">Solved</text:span><text:span text:style-name="T124">:</text:span></text:p>
            <text:p text:style-name="P48"><text:span text:style-name="T124">T</text:span><text:span text:style-name="T125">1</text:span><text:span text:style-name="T124"> = int</text:span></text:p>
            <text:p text:style-name="P48"><text:span text:style-name="T124">T</text:span><text:span text:style-name="T125">2</text:span><text:span text:style-name="T124"> <text:s/>= <text:s/>int → <text:s/>int</text:span></text:p>
            <text:p text:style-name="P48"><text:span text:style-name="T124">int </text:span><text:span text:style-name="T125"><text:s/></text:span><text:span text:style-name="T124">=</text:span><text:span text:style-name="T125"> </text:span><text:span text:style-name="T124"><text:s/>int</text:span></text:p>
            <text:p text:style-name="P48"><text:span text:style-name="T124">int = T</text:span><text:span text:style-name="T125">4</text:span></text:p>
            <text:p text:style-name="P48"><text:span text:style-name="T124">T</text:span><text:span text:style-name="T125">3</text:span><text:span text:style-name="T124"> <text:s/>= <text:s/>int → <text:s/>int <text:s/></text:span></text:p>
            <text:p><text:span text:style-name="T124"/></text:p>
          </draw:text-box>
        </draw:frame>
        <presentation:notes draw:style-name="dp2">
          <draw:page-thumbnail draw:style-name="gr1" draw:layer="layout" svg:width="19.798cm" svg:height="11.136cm" svg:x="0.6cm" svg:y="2.257cm" draw:page-number="67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4. Unification</text:span></text:p>
          </draw:text-box>
        </draw:frame>
        <draw:frame draw:name="Content Placeholder 2" presentation:style-name="pr20" draw:text-style-name="P74" draw:layer="layout" svg:width="11.381cm" svg:height="12.086cm" svg:x="3.605cm" svg:y="5.68cm" presentation:class="outline" presentation:user-transformed="true">
          <draw:text-box>
            <text:p text:style-name="P48"><text:span text:style-name="T123">Type equations to solve</text:span><text:span text:style-name="T124">:</text:span></text:p>
            <text:p text:style-name="P48"><text:span text:style-name="T128"/></text:p>
          </draw:text-box>
        </draw:frame>
        <draw:frame draw:name="Content Placeholder 2" presentation:style-name="pr20" draw:text-style-name="P63" draw:layer="layout" svg:width="12.751cm" svg:height="6.272cm" svg:x="0.255cm" svg:y="12.778cm" presentation:class="outline" presentation:user-transformed="true">
          <draw:text-box>
            <text:p/>
          </draw:text-box>
        </draw:frame>
        <draw:frame draw:name="Content Placeholder 2" presentation:style-name="pr20" draw:text-style-name="P74" draw:layer="layout" svg:width="11.381cm" svg:height="12.086cm" svg:x="18.406cm" svg:y="5.68cm" presentation:class="outline" presentation:user-transformed="true">
          <draw:text-box>
            <text:p text:style-name="P48"><text:span text:style-name="T123">Solved</text:span><text:span text:style-name="T124">:</text:span></text:p>
            <text:p text:style-name="P48"><text:span text:style-name="T124">T</text:span><text:span text:style-name="T125">1</text:span><text:span text:style-name="T124"> = int</text:span></text:p>
            <text:p text:style-name="P48"><text:span text:style-name="T124">T</text:span><text:span text:style-name="T125">2</text:span><text:span text:style-name="T124"> <text:s/>= <text:s/>int → <text:s/>int</text:span></text:p>
            <text:p text:style-name="P48"><text:span text:style-name="T124">int </text:span><text:span text:style-name="T125"><text:s/></text:span><text:span text:style-name="T124">=</text:span><text:span text:style-name="T125"> </text:span><text:span text:style-name="T124"><text:s/>int</text:span></text:p>
            <text:p text:style-name="P48"><text:span text:style-name="T124">int = T</text:span><text:span text:style-name="T125">4</text:span></text:p>
            <text:p text:style-name="P48"><text:span text:style-name="T124">T</text:span><text:span text:style-name="T125">3</text:span><text:span text:style-name="T124"> <text:s/>= <text:s/>int → <text:s/>int </text:span></text:p>
            <text:p text:style-name="P48"><text:span text:style-name="T124">T</text:span><text:span text:style-name="T125">5</text:span><text:span text:style-name="T124"> <text:s/>= <text:s/>int </text:span></text:p>
            <text:p><text:span text:style-name="T124"/></text:p>
          </draw:text-box>
        </draw:frame>
        <presentation:notes draw:style-name="dp2">
          <draw:page-thumbnail draw:style-name="gr1" draw:layer="layout" svg:width="19.798cm" svg:height="11.136cm" svg:x="0.6cm" svg:y="2.257cm" draw:page-number="68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1cm" svg:y="1.016cm" presentation:class="title" presentation:user-transformed="true">
          <draw:text-box>
            <text:p text:style-name="P6"><text:span text:style-name="T41">Example II (AST)</text:span></text:p>
          </draw:text-box>
        </draw:frame>
        <draw:custom-shape draw:style-name="gr9" draw:text-style-name="P62" draw:layer="layout" svg:width="2.54cm" svg:height="2.032cm" svg:x="20.214cm" svg:y="3.302cm">
          <text:p text:style-name="P55"><text:span text:style-name="T113">FUN</text:span></text:p>
          <draw:enhanced-geometry svg:viewBox="0 0 21600 21600" draw:type="rectangle" draw:enhanced-path="M 0 0 L 21600 0 21600 21600 0 21600 0 0 Z N"/>
        </draw:custom-shape>
        <draw:custom-shape draw:style-name="gr9" draw:text-style-name="P57" draw:layer="layout" svg:width="2.54cm" svg:height="2.032cm" svg:x="14.658cm" svg:y="7.112cm">
          <text:p text:style-name="P55"><text:span text:style-name="T105">TUPLE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6.002cm" svg:y2="7.112cm">
          <text:p/>
        </draw:line>
        <draw:line draw:style-name="gr3" draw:text-style-name="P34" draw:layer="layout" svg:x1="16.182cm" svg:y1="9.144cm" svg:x2="17.262cm" svg:y2="10.519cm">
          <text:p/>
        </draw:line>
        <draw:custom-shape draw:style-name="gr9" draw:text-style-name="P57" draw:layer="layout" svg:width="2.54cm" svg:height="2.032cm" svg:x="23.141cm" svg:y="7.073cm">
          <text:p text:style-name="P55"><text:span text:style-name="T105">APP</text:span></text:p>
          <draw:enhanced-geometry svg:viewBox="0 0 21600 21600" draw:type="rectangle" draw:enhanced-path="M 0 0 L 21600 0 21600 21600 0 21600 0 0 Z N"/>
        </draw:custom-shape>
        <draw:custom-shape draw:style-name="gr10" draw:text-style-name="P57" draw:layer="layout" svg:width="2.54cm" svg:height="2.032cm" svg:x="26.232cm" svg:y="9.96cm">
          <text:p text:style-name="P55"><text:span text:style-name="T105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4.78cm" svg:y1="9.099cm" svg:x2="27.523cm" svg:y2="9.938cm">
          <text:p/>
        </draw:line>
        <draw:line draw:style-name="gr3" draw:text-style-name="P34" draw:layer="layout" svg:x1="27.602cm" svg:y1="11.992cm" svg:x2="29.533cm" svg:y2="13.165cm">
          <text:p/>
        </draw:line>
        <draw:custom-shape draw:style-name="gr11" draw:text-style-name="P58" draw:layer="layout" svg:width="2.54cm" svg:height="2.032cm" svg:x="28.432cm" svg:y="16.562cm">
          <text:p text:style-name="P55"><text:span text:style-name="T106">x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24.554cm" svg:y2="7.066cm">
          <text:p/>
        </draw:line>
        <draw:custom-shape draw:style-name="gr11" draw:text-style-name="P58" draw:layer="layout" svg:width="2.54cm" svg:height="2.032cm" svg:x="8.99cm" svg:y="7.112cm">
          <text:p text:style-name="P55"><text:span text:style-name="T106">f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0.668cm" svg:y2="7.112cm">
          <text:p/>
        </draw:line>
        <draw:line draw:style-name="gr3" draw:text-style-name="P34" draw:layer="layout" svg:x1="24.2cm" svg:y1="9.131cm" svg:x2="21.167cm" svg:y2="9.971cm">
          <text:p/>
        </draw:line>
        <draw:line draw:style-name="gr3" draw:text-style-name="P34" draw:layer="layout" svg:x1="25.367cm" svg:y1="13.197cm" svg:x2="27.292cm" svg:y2="11.992cm">
          <text:p/>
        </draw:line>
        <draw:custom-shape draw:style-name="gr11" draw:text-style-name="P58" draw:layer="layout" svg:width="2.54cm" svg:height="2.032cm" svg:x="24.132cm" svg:y="16.462cm">
          <text:p text:style-name="P55"><text:span text:style-name="T106">g</text:span></text:p>
          <draw:enhanced-geometry svg:viewBox="0 0 21600 21600" draw:type="rectangle" draw:enhanced-path="M 0 0 L 21600 0 21600 21600 0 21600 0 0 Z N"/>
        </draw:custom-shape>
        <draw:custom-shape draw:style-name="gr10" draw:text-style-name="P57" draw:layer="layout" svg:width="2.54cm" svg:height="2.032cm" svg:x="23.932cm" svg:y="13.26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5.37cm" svg:y1="16.392cm" svg:x2="25.392cm" svg:y2="15.317cm">
          <text:p/>
        </draw:line>
        <draw:custom-shape draw:style-name="gr10" draw:text-style-name="P57" draw:layer="layout" svg:width="2.54cm" svg:height="2.032cm" svg:x="28.332cm" svg:y="13.252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9.67cm" svg:y1="16.384cm" svg:x2="29.692cm" svg:y2="15.309cm">
          <text:p/>
        </draw:line>
        <draw:custom-shape draw:style-name="gr11" draw:text-style-name="P58" draw:layer="layout" svg:width="2.54cm" svg:height="2.032cm" svg:x="19.923cm" svg:y="13.153cm">
          <text:p text:style-name="P55"><text:span text:style-name="T106">g</text:span></text:p>
          <draw:enhanced-geometry svg:viewBox="0 0 21600 21600" draw:type="rectangle" draw:enhanced-path="M 0 0 L 21600 0 21600 21600 0 21600 0 0 Z N"/>
        </draw:custom-shape>
        <draw:custom-shape draw:style-name="gr10" draw:text-style-name="P57" draw:layer="layout" svg:width="2.54cm" svg:height="2.032cm" svg:x="19.823cm" svg:y="9.951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1.161cm" svg:y1="13.083cm" svg:x2="21.183cm" svg:y2="12.008cm">
          <text:p/>
        </draw:line>
        <draw:custom-shape draw:style-name="gr11" draw:text-style-name="P58" draw:layer="layout" svg:width="2.54cm" svg:height="2.032cm" svg:x="15.723cm" svg:y="13.862cm">
          <text:p text:style-name="P55"><text:span text:style-name="T106">x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12.658cm" svg:y1="10.497cm" svg:x2="15.585cm" svg:y2="9.132cm">
          <text:p/>
        </draw:line>
        <draw:custom-shape draw:style-name="gr11" draw:text-style-name="P58" draw:layer="layout" svg:width="2.54cm" svg:height="2.032cm" svg:x="11.423cm" svg:y="13.762cm">
          <text:p text:style-name="P55"><text:span text:style-name="T106">g</text:span></text:p>
          <draw:enhanced-geometry svg:viewBox="0 0 21600 21600" draw:type="rectangle" draw:enhanced-path="M 0 0 L 21600 0 21600 21600 0 21600 0 0 Z N"/>
        </draw:custom-shape>
        <draw:custom-shape draw:style-name="gr10" draw:text-style-name="P57" draw:layer="layout" svg:width="2.54cm" svg:height="2.032cm" svg:x="11.323cm" svg:y="10.56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12.661cm" svg:y1="13.692cm" svg:x2="12.683cm" svg:y2="12.617cm">
          <text:p/>
        </draw:line>
        <draw:custom-shape draw:style-name="gr10" draw:text-style-name="P57" draw:layer="layout" svg:width="2.54cm" svg:height="2.032cm" svg:x="15.623cm" svg:y="10.552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16.961cm" svg:y1="13.684cm" svg:x2="16.983cm" svg:y2="12.609cm">
          <text:p/>
        </draw:line>
        <draw:frame draw:name="Content Placeholder 2" presentation:style-name="pr20" draw:text-style-name="P61" draw:layer="layout" svg:width="14.471cm" svg:height="3.048cm" svg:x="0.007cm" svg:y="15.858cm" presentation:class="outline" presentation:user-transformed="true">
          <draw:text-box>
            <text:list text:style-name="L7">
              <text:list-header>
                <text:p text:style-name="P32"><text:span text:style-name="T42">f (g,x) = g (g x) 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9" presentation:class="page"/>
          <draw:frame presentation:style-name="pr3" draw:text-style-name="P7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1cm" svg:y="1.016cm" presentation:class="title" presentation:user-transformed="true">
          <draw:text-box>
            <text:p text:style-name="P6"><text:span text:style-name="T41">Example II (Annotate)</text:span></text:p>
          </draw:text-box>
        </draw:frame>
        <draw:frame draw:name="Content Placeholder 2" presentation:style-name="pr20" draw:text-style-name="P61" draw:layer="layout" svg:width="12.751cm" svg:height="3.048cm" svg:x="0.006cm" svg:y="15.858cm" presentation:class="outline" presentation:user-transformed="true">
          <draw:text-box>
            <text:list text:style-name="L7">
              <text:list-header>
                <text:p text:style-name="P32"><text:span text:style-name="T42">f (g,x) = g (g x)</text:span></text:p>
              </text:list-header>
            </text:list>
          </draw:text-box>
        </draw:frame>
        <draw:custom-shape draw:style-name="gr9" draw:text-style-name="P62" draw:layer="layout" svg:width="2.54cm" svg:height="2.032cm" svg:x="20.214cm" svg:y="3.302cm">
          <text:p text:style-name="P55"><text:span text:style-name="T113">FUN</text:span></text:p>
          <draw:enhanced-geometry svg:viewBox="0 0 21600 21600" draw:type="rectangle" draw:enhanced-path="M 0 0 L 21600 0 21600 21600 0 21600 0 0 Z N"/>
        </draw:custom-shape>
        <draw:custom-shape draw:style-name="gr9" draw:text-style-name="P57" draw:layer="layout" svg:width="2.54cm" svg:height="2.032cm" svg:x="14.658cm" svg:y="7.112cm">
          <text:p text:style-name="P55"><text:span text:style-name="T105">TUPLE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6.002cm" svg:y2="7.112cm">
          <text:p/>
        </draw:line>
        <draw:line draw:style-name="gr3" draw:text-style-name="P34" draw:layer="layout" svg:x1="16.182cm" svg:y1="9.144cm" svg:x2="17.262cm" svg:y2="10.519cm">
          <text:p/>
        </draw:line>
        <draw:custom-shape draw:style-name="gr9" draw:text-style-name="P57" draw:layer="layout" svg:width="2.54cm" svg:height="2.032cm" svg:x="23.141cm" svg:y="7.073cm">
          <text:p text:style-name="P55"><text:span text:style-name="T105">APP</text:span></text:p>
          <draw:enhanced-geometry svg:viewBox="0 0 21600 21600" draw:type="rectangle" draw:enhanced-path="M 0 0 L 21600 0 21600 21600 0 21600 0 0 Z N"/>
        </draw:custom-shape>
        <draw:custom-shape draw:style-name="gr10" draw:text-style-name="P57" draw:layer="layout" svg:width="2.54cm" svg:height="2.032cm" svg:x="26.232cm" svg:y="9.96cm">
          <text:p text:style-name="P55"><text:span text:style-name="T105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4.78cm" svg:y1="9.099cm" svg:x2="27.523cm" svg:y2="9.938cm">
          <text:p/>
        </draw:line>
        <draw:line draw:style-name="gr3" draw:text-style-name="P34" draw:layer="layout" svg:x1="27.602cm" svg:y1="11.992cm" svg:x2="29.533cm" svg:y2="13.165cm">
          <text:p/>
        </draw:line>
        <draw:custom-shape draw:style-name="gr11" draw:text-style-name="P58" draw:layer="layout" svg:width="2.54cm" svg:height="2.032cm" svg:x="28.432cm" svg:y="16.562cm">
          <text:p text:style-name="P55"><text:span text:style-name="T106">x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24.554cm" svg:y2="7.066cm">
          <text:p/>
        </draw:line>
        <draw:custom-shape draw:style-name="gr11" draw:text-style-name="P58" draw:layer="layout" svg:width="2.54cm" svg:height="2.032cm" svg:x="8.99cm" svg:y="7.112cm">
          <text:p text:style-name="P55"><text:span text:style-name="T106">f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0.668cm" svg:y2="7.112cm">
          <text:p/>
        </draw:line>
        <draw:line draw:style-name="gr3" draw:text-style-name="P34" draw:layer="layout" svg:x1="24.2cm" svg:y1="9.131cm" svg:x2="21.167cm" svg:y2="9.971cm">
          <text:p/>
        </draw:line>
        <draw:line draw:style-name="gr3" draw:text-style-name="P34" draw:layer="layout" svg:x1="25.367cm" svg:y1="13.197cm" svg:x2="27.292cm" svg:y2="11.992cm">
          <text:p/>
        </draw:line>
        <draw:custom-shape draw:style-name="gr11" draw:text-style-name="P58" draw:layer="layout" svg:width="2.54cm" svg:height="2.032cm" svg:x="24.132cm" svg:y="16.462cm">
          <text:p text:style-name="P55"><text:span text:style-name="T106">g</text:span></text:p>
          <draw:enhanced-geometry svg:viewBox="0 0 21600 21600" draw:type="rectangle" draw:enhanced-path="M 0 0 L 21600 0 21600 21600 0 21600 0 0 Z N"/>
        </draw:custom-shape>
        <draw:custom-shape draw:style-name="gr10" draw:text-style-name="P57" draw:layer="layout" svg:width="2.54cm" svg:height="2.032cm" svg:x="23.932cm" svg:y="13.26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5.37cm" svg:y1="16.392cm" svg:x2="25.392cm" svg:y2="15.317cm">
          <text:p/>
        </draw:line>
        <draw:custom-shape draw:style-name="gr10" draw:text-style-name="P57" draw:layer="layout" svg:width="2.54cm" svg:height="2.032cm" svg:x="28.332cm" svg:y="13.252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9.67cm" svg:y1="16.384cm" svg:x2="29.692cm" svg:y2="15.309cm">
          <text:p/>
        </draw:line>
        <draw:custom-shape draw:style-name="gr11" draw:text-style-name="P58" draw:layer="layout" svg:width="2.54cm" svg:height="2.032cm" svg:x="19.923cm" svg:y="13.153cm">
          <text:p text:style-name="P55"><text:span text:style-name="T106">g</text:span></text:p>
          <draw:enhanced-geometry svg:viewBox="0 0 21600 21600" draw:type="rectangle" draw:enhanced-path="M 0 0 L 21600 0 21600 21600 0 21600 0 0 Z N"/>
        </draw:custom-shape>
        <draw:custom-shape draw:style-name="gr10" draw:text-style-name="P57" draw:layer="layout" svg:width="2.54cm" svg:height="2.032cm" svg:x="19.823cm" svg:y="9.951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1.161cm" svg:y1="13.083cm" svg:x2="21.183cm" svg:y2="12.008cm">
          <text:p/>
        </draw:line>
        <draw:custom-shape draw:style-name="gr11" draw:text-style-name="P58" draw:layer="layout" svg:width="2.54cm" svg:height="2.032cm" svg:x="15.723cm" svg:y="13.862cm">
          <text:p text:style-name="P55"><text:span text:style-name="T106">x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12.658cm" svg:y1="10.497cm" svg:x2="15.585cm" svg:y2="9.132cm">
          <text:p/>
        </draw:line>
        <draw:custom-shape draw:style-name="gr11" draw:text-style-name="P58" draw:layer="layout" svg:width="2.54cm" svg:height="2.032cm" svg:x="11.423cm" svg:y="13.762cm">
          <text:p text:style-name="P55"><text:span text:style-name="T106">g</text:span></text:p>
          <draw:enhanced-geometry svg:viewBox="0 0 21600 21600" draw:type="rectangle" draw:enhanced-path="M 0 0 L 21600 0 21600 21600 0 21600 0 0 Z N"/>
        </draw:custom-shape>
        <draw:custom-shape draw:style-name="gr10" draw:text-style-name="P57" draw:layer="layout" svg:width="2.54cm" svg:height="2.032cm" svg:x="11.323cm" svg:y="10.56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12.661cm" svg:y1="13.692cm" svg:x2="12.683cm" svg:y2="12.617cm">
          <text:p/>
        </draw:line>
        <draw:custom-shape draw:style-name="gr10" draw:text-style-name="P57" draw:layer="layout" svg:width="2.54cm" svg:height="2.032cm" svg:x="15.623cm" svg:y="10.552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16.961cm" svg:y1="13.684cm" svg:x2="16.983cm" svg:y2="12.609cm">
          <text:p/>
        </draw:line>
        <draw:frame draw:style-name="gr13" draw:text-style-name="P64" draw:layer="layout" svg:width="1.382cm" svg:height="1.649cm" svg:x="18.962cm" svg:y="3.684cm">
          <draw:text-box>
            <text:p><text:span text:style-name="T108">T</text:span><text:span text:style-name="T111">0</text:span></text:p>
          </draw:text-box>
        </draw:frame>
        <draw:frame draw:style-name="gr13" draw:text-style-name="P64" draw:layer="layout" svg:width="1.382cm" svg:height="1.649cm" svg:x="10.192cm" svg:y="10.687cm">
          <draw:text-box>
            <text:p><text:span text:style-name="T108">T</text:span><text:span text:style-name="T111">1</text:span></text:p>
          </draw:text-box>
        </draw:frame>
        <draw:frame draw:style-name="gr13" draw:text-style-name="P64" draw:layer="layout" svg:width="1.382cm" svg:height="1.649cm" svg:x="14.637cm" svg:y="10.753cm">
          <draw:text-box>
            <text:p><text:span text:style-name="T108">T</text:span><text:span text:style-name="T111">2</text:span></text:p>
          </draw:text-box>
        </draw:frame>
        <draw:frame draw:style-name="gr13" draw:text-style-name="P64" draw:layer="layout" svg:width="1.382cm" svg:height="1.649cm" svg:x="13.276cm" svg:y="7.495cm">
          <draw:text-box>
            <text:p><text:span text:style-name="T108">T</text:span><text:span text:style-name="T111">3</text:span></text:p>
          </draw:text-box>
        </draw:frame>
        <draw:frame draw:style-name="gr13" draw:text-style-name="P64" draw:layer="layout" svg:width="1.382cm" svg:height="1.649cm" svg:x="22.776cm" svg:y="13.301cm">
          <draw:text-box>
            <text:p><text:span text:style-name="T108">T</text:span><text:span text:style-name="T111">1</text:span></text:p>
          </draw:text-box>
        </draw:frame>
        <draw:frame draw:style-name="gr13" draw:text-style-name="P64" draw:layer="layout" svg:width="1.382cm" svg:height="1.649cm" svg:x="27.221cm" svg:y="13.367cm">
          <draw:text-box>
            <text:p><text:span text:style-name="T108">T</text:span><text:span text:style-name="T111">2</text:span></text:p>
          </draw:text-box>
        </draw:frame>
        <draw:frame draw:style-name="gr13" draw:text-style-name="P64" draw:layer="layout" svg:width="1.382cm" svg:height="1.649cm" svg:x="18.741cm" svg:y="9.951cm">
          <draw:text-box>
            <text:p><text:span text:style-name="T108">T</text:span><text:span text:style-name="T111">1</text:span></text:p>
          </draw:text-box>
        </draw:frame>
        <draw:frame draw:style-name="gr13" draw:text-style-name="P64" draw:layer="layout" svg:width="1.382cm" svg:height="1.649cm" svg:x="25.164cm" svg:y="10.043cm">
          <draw:text-box>
            <text:p><text:span text:style-name="T108">T</text:span><text:span text:style-name="T111">4</text:span></text:p>
          </draw:text-box>
        </draw:frame>
        <draw:frame draw:style-name="gr13" draw:text-style-name="P64" draw:layer="layout" svg:width="1.382cm" svg:height="1.649cm" svg:x="22.066cm" svg:y="7.107cm">
          <draw:text-box>
            <text:p><text:span text:style-name="T108">T</text:span><text:span text:style-name="T111">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0" presentation:class="page"/>
          <draw:frame presentation:style-name="pr3" draw:text-style-name="P7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1cm" svg:y="1.016cm" presentation:class="title" presentation:user-transformed="true">
          <draw:text-box>
            <text:p text:style-name="P6"><text:span text:style-name="T41">Example II (Constr.)</text:span></text:p>
          </draw:text-box>
        </draw:frame>
        <draw:frame draw:name="Content Placeholder 2" presentation:style-name="pr20" draw:text-style-name="P61" draw:layer="layout" svg:width="12.751cm" svg:height="3.048cm" svg:x="0.006cm" svg:y="15.858cm" presentation:class="outline" presentation:user-transformed="true">
          <draw:text-box>
            <text:list text:style-name="L7">
              <text:list-header>
                <text:p text:style-name="P32"><text:span text:style-name="T42">f (g,x) = g (g x) </text:span></text:p>
              </text:list-header>
            </text:list>
          </draw:text-box>
        </draw:frame>
        <draw:custom-shape draw:style-name="gr9" draw:text-style-name="P62" draw:layer="layout" svg:width="2.54cm" svg:height="2.032cm" svg:x="20.214cm" svg:y="3.302cm">
          <text:p text:style-name="P55"><text:span text:style-name="T113">FUN</text:span></text:p>
          <draw:enhanced-geometry svg:viewBox="0 0 21600 21600" draw:type="rectangle" draw:enhanced-path="M 0 0 L 21600 0 21600 21600 0 21600 0 0 Z N"/>
        </draw:custom-shape>
        <draw:custom-shape draw:style-name="gr9" draw:text-style-name="P57" draw:layer="layout" svg:width="2.54cm" svg:height="2.032cm" svg:x="14.658cm" svg:y="7.112cm">
          <text:p text:style-name="P55"><text:span text:style-name="T105">TUPLE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6.002cm" svg:y2="7.112cm">
          <text:p/>
        </draw:line>
        <draw:line draw:style-name="gr3" draw:text-style-name="P34" draw:layer="layout" svg:x1="16.182cm" svg:y1="9.144cm" svg:x2="17.262cm" svg:y2="10.519cm">
          <text:p/>
        </draw:line>
        <draw:custom-shape draw:style-name="gr9" draw:text-style-name="P57" draw:layer="layout" svg:width="2.54cm" svg:height="2.032cm" svg:x="23.141cm" svg:y="7.073cm">
          <text:p text:style-name="P55"><text:span text:style-name="T105">APP</text:span></text:p>
          <draw:enhanced-geometry svg:viewBox="0 0 21600 21600" draw:type="rectangle" draw:enhanced-path="M 0 0 L 21600 0 21600 21600 0 21600 0 0 Z N"/>
        </draw:custom-shape>
        <draw:custom-shape draw:style-name="gr10" draw:text-style-name="P57" draw:layer="layout" svg:width="2.54cm" svg:height="2.032cm" svg:x="26.232cm" svg:y="9.96cm">
          <text:p text:style-name="P55"><text:span text:style-name="T105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4.78cm" svg:y1="9.099cm" svg:x2="27.523cm" svg:y2="9.938cm">
          <text:p/>
        </draw:line>
        <draw:line draw:style-name="gr3" draw:text-style-name="P34" draw:layer="layout" svg:x1="27.602cm" svg:y1="11.992cm" svg:x2="29.533cm" svg:y2="13.165cm">
          <text:p/>
        </draw:line>
        <draw:custom-shape draw:style-name="gr11" draw:text-style-name="P58" draw:layer="layout" svg:width="2.54cm" svg:height="2.032cm" svg:x="28.432cm" svg:y="16.562cm">
          <text:p text:style-name="P55"><text:span text:style-name="T106">x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24.554cm" svg:y2="7.066cm">
          <text:p/>
        </draw:line>
        <draw:custom-shape draw:style-name="gr11" draw:text-style-name="P58" draw:layer="layout" svg:width="2.54cm" svg:height="2.032cm" svg:x="8.99cm" svg:y="7.112cm">
          <text:p text:style-name="P55"><text:span text:style-name="T106">f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0.668cm" svg:y2="7.112cm">
          <text:p/>
        </draw:line>
        <draw:line draw:style-name="gr3" draw:text-style-name="P34" draw:layer="layout" svg:x1="24.2cm" svg:y1="9.131cm" svg:x2="21.167cm" svg:y2="9.971cm">
          <text:p/>
        </draw:line>
        <draw:line draw:style-name="gr3" draw:text-style-name="P34" draw:layer="layout" svg:x1="25.367cm" svg:y1="13.197cm" svg:x2="27.292cm" svg:y2="11.992cm">
          <text:p/>
        </draw:line>
        <draw:custom-shape draw:style-name="gr11" draw:text-style-name="P58" draw:layer="layout" svg:width="2.54cm" svg:height="2.032cm" svg:x="24.132cm" svg:y="16.462cm">
          <text:p text:style-name="P55"><text:span text:style-name="T106">g</text:span></text:p>
          <draw:enhanced-geometry svg:viewBox="0 0 21600 21600" draw:type="rectangle" draw:enhanced-path="M 0 0 L 21600 0 21600 21600 0 21600 0 0 Z N"/>
        </draw:custom-shape>
        <draw:custom-shape draw:style-name="gr10" draw:text-style-name="P57" draw:layer="layout" svg:width="2.54cm" svg:height="2.032cm" svg:x="23.932cm" svg:y="13.26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5.37cm" svg:y1="16.392cm" svg:x2="25.392cm" svg:y2="15.317cm">
          <text:p/>
        </draw:line>
        <draw:custom-shape draw:style-name="gr10" draw:text-style-name="P57" draw:layer="layout" svg:width="2.54cm" svg:height="2.032cm" svg:x="28.332cm" svg:y="13.252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9.67cm" svg:y1="16.384cm" svg:x2="29.692cm" svg:y2="15.309cm">
          <text:p/>
        </draw:line>
        <draw:custom-shape draw:style-name="gr11" draw:text-style-name="P58" draw:layer="layout" svg:width="2.54cm" svg:height="2.032cm" svg:x="19.923cm" svg:y="13.153cm">
          <text:p text:style-name="P55"><text:span text:style-name="T106">g</text:span></text:p>
          <draw:enhanced-geometry svg:viewBox="0 0 21600 21600" draw:type="rectangle" draw:enhanced-path="M 0 0 L 21600 0 21600 21600 0 21600 0 0 Z N"/>
        </draw:custom-shape>
        <draw:custom-shape draw:style-name="gr10" draw:text-style-name="P57" draw:layer="layout" svg:width="2.54cm" svg:height="2.032cm" svg:x="19.823cm" svg:y="9.951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1.161cm" svg:y1="13.083cm" svg:x2="21.183cm" svg:y2="12.008cm">
          <text:p/>
        </draw:line>
        <draw:custom-shape draw:style-name="gr11" draw:text-style-name="P58" draw:layer="layout" svg:width="2.54cm" svg:height="2.032cm" svg:x="15.723cm" svg:y="13.862cm">
          <text:p text:style-name="P55"><text:span text:style-name="T106">x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12.658cm" svg:y1="10.497cm" svg:x2="15.585cm" svg:y2="9.132cm">
          <text:p/>
        </draw:line>
        <draw:custom-shape draw:style-name="gr11" draw:text-style-name="P58" draw:layer="layout" svg:width="2.54cm" svg:height="2.032cm" svg:x="11.423cm" svg:y="13.762cm">
          <text:p text:style-name="P55"><text:span text:style-name="T106">g</text:span></text:p>
          <draw:enhanced-geometry svg:viewBox="0 0 21600 21600" draw:type="rectangle" draw:enhanced-path="M 0 0 L 21600 0 21600 21600 0 21600 0 0 Z N"/>
        </draw:custom-shape>
        <draw:custom-shape draw:style-name="gr10" draw:text-style-name="P57" draw:layer="layout" svg:width="2.54cm" svg:height="2.032cm" svg:x="11.323cm" svg:y="10.56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12.661cm" svg:y1="13.692cm" svg:x2="12.683cm" svg:y2="12.617cm">
          <text:p/>
        </draw:line>
        <draw:custom-shape draw:style-name="gr10" draw:text-style-name="P57" draw:layer="layout" svg:width="2.54cm" svg:height="2.032cm" svg:x="15.623cm" svg:y="10.552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16.961cm" svg:y1="13.684cm" svg:x2="16.983cm" svg:y2="12.609cm">
          <text:p/>
        </draw:line>
        <draw:frame draw:style-name="gr13" draw:text-style-name="P64" draw:layer="layout" svg:width="1.382cm" svg:height="1.649cm" svg:x="18.962cm" svg:y="3.684cm">
          <draw:text-box>
            <text:p><text:span text:style-name="T108">T</text:span><text:span text:style-name="T111">0</text:span></text:p>
          </draw:text-box>
        </draw:frame>
        <draw:frame draw:style-name="gr13" draw:text-style-name="P64" draw:layer="layout" svg:width="1.382cm" svg:height="1.649cm" svg:x="10.192cm" svg:y="10.687cm">
          <draw:text-box>
            <text:p><text:span text:style-name="T108">T</text:span><text:span text:style-name="T111">1</text:span></text:p>
          </draw:text-box>
        </draw:frame>
        <draw:frame draw:style-name="gr13" draw:text-style-name="P64" draw:layer="layout" svg:width="1.382cm" svg:height="1.649cm" svg:x="14.637cm" svg:y="10.753cm">
          <draw:text-box>
            <text:p><text:span text:style-name="T108">T</text:span><text:span text:style-name="T111">2</text:span></text:p>
          </draw:text-box>
        </draw:frame>
        <draw:frame draw:style-name="gr13" draw:text-style-name="P64" draw:layer="layout" svg:width="1.382cm" svg:height="1.649cm" svg:x="13.276cm" svg:y="7.495cm">
          <draw:text-box>
            <text:p><text:span text:style-name="T108">T</text:span><text:span text:style-name="T111">3</text:span></text:p>
          </draw:text-box>
        </draw:frame>
        <draw:frame draw:style-name="gr13" draw:text-style-name="P64" draw:layer="layout" svg:width="1.382cm" svg:height="1.649cm" svg:x="22.776cm" svg:y="13.301cm">
          <draw:text-box>
            <text:p><text:span text:style-name="T108">T</text:span><text:span text:style-name="T111">1</text:span></text:p>
          </draw:text-box>
        </draw:frame>
        <draw:frame draw:style-name="gr13" draw:text-style-name="P64" draw:layer="layout" svg:width="1.382cm" svg:height="1.649cm" svg:x="27.221cm" svg:y="13.367cm">
          <draw:text-box>
            <text:p><text:span text:style-name="T108">T</text:span><text:span text:style-name="T111">2</text:span></text:p>
          </draw:text-box>
        </draw:frame>
        <draw:frame draw:style-name="gr13" draw:text-style-name="P64" draw:layer="layout" svg:width="1.382cm" svg:height="1.649cm" svg:x="18.741cm" svg:y="9.951cm">
          <draw:text-box>
            <text:p><text:span text:style-name="T108">T</text:span><text:span text:style-name="T111">1</text:span></text:p>
          </draw:text-box>
        </draw:frame>
        <draw:frame draw:style-name="gr13" draw:text-style-name="P64" draw:layer="layout" svg:width="1.382cm" svg:height="1.649cm" svg:x="25.164cm" svg:y="10.043cm">
          <draw:text-box>
            <text:p><text:span text:style-name="T108">T</text:span><text:span text:style-name="T111">4</text:span></text:p>
          </draw:text-box>
        </draw:frame>
        <draw:frame draw:style-name="gr13" draw:text-style-name="P64" draw:layer="layout" svg:width="1.382cm" svg:height="1.649cm" svg:x="22.066cm" svg:y="7.107cm">
          <draw:text-box>
            <text:p><text:span text:style-name="T108">T</text:span><text:span text:style-name="T111">5</text:span></text:p>
          </draw:text-box>
        </draw:frame>
        <draw:frame draw:name="Content Placeholder 2" presentation:style-name="pr20" draw:text-style-name="P75" draw:layer="layout" svg:width="12.751cm" svg:height="6.195cm" svg:x="0.942cm" svg:y="8.791cm" presentation:class="outline" presentation:user-transformed="true">
          <draw:text-box>
            <text:p text:style-name="P32"><text:span text:style-name="T129">T</text:span><text:span text:style-name="T130">0</text:span><text:span text:style-name="T129"> = T</text:span><text:span text:style-name="T130">3</text:span><text:span text:style-name="T129"> → T</text:span><text:span text:style-name="T130">5</text:span></text:p>
            <text:p text:style-name="P32"><text:span text:style-name="T129"/></text:p>
          </draw:text-box>
        </draw:frame>
        <draw:frame draw:name="Content Placeholder 2" presentation:style-name="pr20" draw:text-style-name="P61" draw:layer="layout" svg:width="12.751cm" svg:height="3.048cm" svg:x="0.711cm" svg:y="6.084cm" presentation:class="outline" presentation:user-transformed="true">
          <draw:text-box>
            <text:p text:style-name="P32"><text:span text:style-name="T42">Bottom – Up approac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1" presentation:class="page"/>
          <draw:frame presentation:style-name="pr3" draw:text-style-name="P7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1cm" svg:y="1.016cm" presentation:class="title" presentation:user-transformed="true">
          <draw:text-box>
            <text:p text:style-name="P6"><text:span text:style-name="T41">Example II (Constr.)</text:span></text:p>
          </draw:text-box>
        </draw:frame>
        <draw:frame draw:name="Content Placeholder 2" presentation:style-name="pr20" draw:text-style-name="P61" draw:layer="layout" svg:width="12.751cm" svg:height="3.048cm" svg:x="0.006cm" svg:y="15.858cm" presentation:class="outline" presentation:user-transformed="true">
          <draw:text-box>
            <text:list text:style-name="L7">
              <text:list-header>
                <text:p text:style-name="P32"><text:span text:style-name="T42">f (g,x) = g (g x) </text:span></text:p>
              </text:list-header>
            </text:list>
          </draw:text-box>
        </draw:frame>
        <draw:custom-shape draw:style-name="gr9" draw:text-style-name="P62" draw:layer="layout" svg:width="2.54cm" svg:height="2.032cm" svg:x="20.214cm" svg:y="3.302cm">
          <text:p text:style-name="P55"><text:span text:style-name="T113">FUN</text:span></text:p>
          <draw:enhanced-geometry svg:viewBox="0 0 21600 21600" draw:type="rectangle" draw:enhanced-path="M 0 0 L 21600 0 21600 21600 0 21600 0 0 Z N"/>
        </draw:custom-shape>
        <draw:custom-shape draw:style-name="gr9" draw:text-style-name="P57" draw:layer="layout" svg:width="2.54cm" svg:height="2.032cm" svg:x="14.658cm" svg:y="7.112cm">
          <text:p text:style-name="P55"><text:span text:style-name="T105">TUPLE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6.002cm" svg:y2="7.112cm">
          <text:p/>
        </draw:line>
        <draw:line draw:style-name="gr3" draw:text-style-name="P34" draw:layer="layout" svg:x1="16.182cm" svg:y1="9.144cm" svg:x2="17.262cm" svg:y2="10.519cm">
          <text:p/>
        </draw:line>
        <draw:custom-shape draw:style-name="gr9" draw:text-style-name="P57" draw:layer="layout" svg:width="2.54cm" svg:height="2.032cm" svg:x="23.141cm" svg:y="7.073cm">
          <text:p text:style-name="P55"><text:span text:style-name="T105">APP</text:span></text:p>
          <draw:enhanced-geometry svg:viewBox="0 0 21600 21600" draw:type="rectangle" draw:enhanced-path="M 0 0 L 21600 0 21600 21600 0 21600 0 0 Z N"/>
        </draw:custom-shape>
        <draw:custom-shape draw:style-name="gr10" draw:text-style-name="P57" draw:layer="layout" svg:width="2.54cm" svg:height="2.032cm" svg:x="26.232cm" svg:y="9.96cm">
          <text:p text:style-name="P55"><text:span text:style-name="T105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4.78cm" svg:y1="9.099cm" svg:x2="27.523cm" svg:y2="9.938cm">
          <text:p/>
        </draw:line>
        <draw:line draw:style-name="gr3" draw:text-style-name="P34" draw:layer="layout" svg:x1="27.602cm" svg:y1="11.992cm" svg:x2="29.533cm" svg:y2="13.165cm">
          <text:p/>
        </draw:line>
        <draw:custom-shape draw:style-name="gr11" draw:text-style-name="P58" draw:layer="layout" svg:width="2.54cm" svg:height="2.032cm" svg:x="28.432cm" svg:y="16.562cm">
          <text:p text:style-name="P55"><text:span text:style-name="T106">x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24.554cm" svg:y2="7.066cm">
          <text:p/>
        </draw:line>
        <draw:custom-shape draw:style-name="gr11" draw:text-style-name="P58" draw:layer="layout" svg:width="2.54cm" svg:height="2.032cm" svg:x="8.99cm" svg:y="7.112cm">
          <text:p text:style-name="P55"><text:span text:style-name="T106">f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0.668cm" svg:y2="7.112cm">
          <text:p/>
        </draw:line>
        <draw:line draw:style-name="gr3" draw:text-style-name="P34" draw:layer="layout" svg:x1="24.2cm" svg:y1="9.131cm" svg:x2="21.167cm" svg:y2="9.971cm">
          <text:p/>
        </draw:line>
        <draw:line draw:style-name="gr3" draw:text-style-name="P34" draw:layer="layout" svg:x1="25.367cm" svg:y1="13.197cm" svg:x2="27.292cm" svg:y2="11.992cm">
          <text:p/>
        </draw:line>
        <draw:custom-shape draw:style-name="gr11" draw:text-style-name="P58" draw:layer="layout" svg:width="2.54cm" svg:height="2.032cm" svg:x="24.132cm" svg:y="16.462cm">
          <text:p text:style-name="P55"><text:span text:style-name="T106">g</text:span></text:p>
          <draw:enhanced-geometry svg:viewBox="0 0 21600 21600" draw:type="rectangle" draw:enhanced-path="M 0 0 L 21600 0 21600 21600 0 21600 0 0 Z N"/>
        </draw:custom-shape>
        <draw:custom-shape draw:style-name="gr10" draw:text-style-name="P57" draw:layer="layout" svg:width="2.54cm" svg:height="2.032cm" svg:x="23.932cm" svg:y="13.26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5.37cm" svg:y1="16.392cm" svg:x2="25.392cm" svg:y2="15.317cm">
          <text:p/>
        </draw:line>
        <draw:custom-shape draw:style-name="gr10" draw:text-style-name="P57" draw:layer="layout" svg:width="2.54cm" svg:height="2.032cm" svg:x="28.332cm" svg:y="13.252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9.67cm" svg:y1="16.384cm" svg:x2="29.692cm" svg:y2="15.309cm">
          <text:p/>
        </draw:line>
        <draw:custom-shape draw:style-name="gr11" draw:text-style-name="P58" draw:layer="layout" svg:width="2.54cm" svg:height="2.032cm" svg:x="19.923cm" svg:y="13.153cm">
          <text:p text:style-name="P55"><text:span text:style-name="T106">g</text:span></text:p>
          <draw:enhanced-geometry svg:viewBox="0 0 21600 21600" draw:type="rectangle" draw:enhanced-path="M 0 0 L 21600 0 21600 21600 0 21600 0 0 Z N"/>
        </draw:custom-shape>
        <draw:custom-shape draw:style-name="gr10" draw:text-style-name="P57" draw:layer="layout" svg:width="2.54cm" svg:height="2.032cm" svg:x="19.823cm" svg:y="9.951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1.161cm" svg:y1="13.083cm" svg:x2="21.183cm" svg:y2="12.008cm">
          <text:p/>
        </draw:line>
        <draw:custom-shape draw:style-name="gr11" draw:text-style-name="P58" draw:layer="layout" svg:width="2.54cm" svg:height="2.032cm" svg:x="15.723cm" svg:y="13.862cm">
          <text:p text:style-name="P55"><text:span text:style-name="T106">x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12.658cm" svg:y1="10.497cm" svg:x2="15.585cm" svg:y2="9.132cm">
          <text:p/>
        </draw:line>
        <draw:custom-shape draw:style-name="gr11" draw:text-style-name="P58" draw:layer="layout" svg:width="2.54cm" svg:height="2.032cm" svg:x="11.423cm" svg:y="13.762cm">
          <text:p text:style-name="P55"><text:span text:style-name="T106">g</text:span></text:p>
          <draw:enhanced-geometry svg:viewBox="0 0 21600 21600" draw:type="rectangle" draw:enhanced-path="M 0 0 L 21600 0 21600 21600 0 21600 0 0 Z N"/>
        </draw:custom-shape>
        <draw:custom-shape draw:style-name="gr10" draw:text-style-name="P57" draw:layer="layout" svg:width="2.54cm" svg:height="2.032cm" svg:x="11.323cm" svg:y="10.56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12.661cm" svg:y1="13.692cm" svg:x2="12.683cm" svg:y2="12.617cm">
          <text:p/>
        </draw:line>
        <draw:custom-shape draw:style-name="gr10" draw:text-style-name="P57" draw:layer="layout" svg:width="2.54cm" svg:height="2.032cm" svg:x="15.623cm" svg:y="10.552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16.961cm" svg:y1="13.684cm" svg:x2="16.983cm" svg:y2="12.609cm">
          <text:p/>
        </draw:line>
        <draw:frame draw:style-name="gr13" draw:text-style-name="P64" draw:layer="layout" svg:width="1.382cm" svg:height="1.649cm" svg:x="18.962cm" svg:y="3.684cm">
          <draw:text-box>
            <text:p><text:span text:style-name="T108">T</text:span><text:span text:style-name="T111">0</text:span></text:p>
          </draw:text-box>
        </draw:frame>
        <draw:frame draw:style-name="gr13" draw:text-style-name="P64" draw:layer="layout" svg:width="1.382cm" svg:height="1.649cm" svg:x="10.192cm" svg:y="10.687cm">
          <draw:text-box>
            <text:p><text:span text:style-name="T108">T</text:span><text:span text:style-name="T111">1</text:span></text:p>
          </draw:text-box>
        </draw:frame>
        <draw:frame draw:style-name="gr13" draw:text-style-name="P64" draw:layer="layout" svg:width="1.382cm" svg:height="1.649cm" svg:x="14.637cm" svg:y="10.753cm">
          <draw:text-box>
            <text:p><text:span text:style-name="T108">T</text:span><text:span text:style-name="T111">2</text:span></text:p>
          </draw:text-box>
        </draw:frame>
        <draw:frame draw:style-name="gr13" draw:text-style-name="P64" draw:layer="layout" svg:width="1.382cm" svg:height="1.649cm" svg:x="13.276cm" svg:y="7.495cm">
          <draw:text-box>
            <text:p><text:span text:style-name="T108">T</text:span><text:span text:style-name="T111">3</text:span></text:p>
          </draw:text-box>
        </draw:frame>
        <draw:frame draw:style-name="gr13" draw:text-style-name="P64" draw:layer="layout" svg:width="1.382cm" svg:height="1.649cm" svg:x="22.776cm" svg:y="13.301cm">
          <draw:text-box>
            <text:p><text:span text:style-name="T108">T</text:span><text:span text:style-name="T111">1</text:span></text:p>
          </draw:text-box>
        </draw:frame>
        <draw:frame draw:style-name="gr13" draw:text-style-name="P64" draw:layer="layout" svg:width="1.382cm" svg:height="1.649cm" svg:x="27.221cm" svg:y="13.367cm">
          <draw:text-box>
            <text:p><text:span text:style-name="T108">T</text:span><text:span text:style-name="T111">2</text:span></text:p>
          </draw:text-box>
        </draw:frame>
        <draw:frame draw:style-name="gr13" draw:text-style-name="P64" draw:layer="layout" svg:width="1.382cm" svg:height="1.649cm" svg:x="18.741cm" svg:y="9.951cm">
          <draw:text-box>
            <text:p><text:span text:style-name="T108">T</text:span><text:span text:style-name="T111">1</text:span></text:p>
          </draw:text-box>
        </draw:frame>
        <draw:frame draw:style-name="gr13" draw:text-style-name="P64" draw:layer="layout" svg:width="1.382cm" svg:height="1.649cm" svg:x="25.164cm" svg:y="10.043cm">
          <draw:text-box>
            <text:p><text:span text:style-name="T108">T</text:span><text:span text:style-name="T111">4</text:span></text:p>
          </draw:text-box>
        </draw:frame>
        <draw:frame draw:style-name="gr13" draw:text-style-name="P64" draw:layer="layout" svg:width="1.382cm" svg:height="1.649cm" svg:x="22.066cm" svg:y="7.107cm">
          <draw:text-box>
            <text:p><text:span text:style-name="T108">T</text:span><text:span text:style-name="T111">5</text:span></text:p>
          </draw:text-box>
        </draw:frame>
        <draw:frame draw:name="Content Placeholder 2" presentation:style-name="pr20" draw:text-style-name="P75" draw:layer="layout" svg:width="12.751cm" svg:height="6.703cm" svg:x="0.942cm" svg:y="8.791cm" presentation:class="outline" presentation:user-transformed="true">
          <draw:text-box>
            <text:p text:style-name="P32"><text:span text:style-name="T129">T</text:span><text:span text:style-name="T130">0</text:span><text:span text:style-name="T129"> = T</text:span><text:span text:style-name="T130">3</text:span><text:span text:style-name="T129"> → T</text:span><text:span text:style-name="T130">5</text:span></text:p>
            <text:p text:style-name="P36"><text:span text:style-name="T131">T</text:span><text:span text:style-name="T130">3</text:span><text:span text:style-name="T131"> = (T</text:span><text:span text:style-name="T130">1</text:span><text:span text:style-name="T131"> * T</text:span><text:span text:style-name="T130">2</text:span><text:span text:style-name="T131">)</text:span></text:p>
            <text:p text:style-name="P36"><text:span text:style-name="T130"/></text:p>
            <text:p text:style-name="P36"><text:span text:style-name="T129"/></text:p>
          </draw:text-box>
        </draw:frame>
        <presentation:notes draw:style-name="dp2">
          <draw:page-thumbnail draw:style-name="gr1" draw:layer="layout" svg:width="19.798cm" svg:height="11.136cm" svg:x="0.6cm" svg:y="2.257cm" draw:page-number="72" presentation:class="page"/>
          <draw:frame presentation:style-name="pr3" draw:text-style-name="P7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1cm" svg:y="1.016cm" presentation:class="title" presentation:user-transformed="true">
          <draw:text-box>
            <text:p text:style-name="P6"><text:span text:style-name="T41">Example II (Constr.)</text:span></text:p>
          </draw:text-box>
        </draw:frame>
        <draw:frame draw:name="Content Placeholder 2" presentation:style-name="pr20" draw:text-style-name="P61" draw:layer="layout" svg:width="12.751cm" svg:height="3.048cm" svg:x="0.006cm" svg:y="15.858cm" presentation:class="outline" presentation:user-transformed="true">
          <draw:text-box>
            <text:list text:style-name="L7">
              <text:list-header>
                <text:p text:style-name="P32"><text:span text:style-name="T42">f (g,x) = g (g x) </text:span></text:p>
              </text:list-header>
            </text:list>
          </draw:text-box>
        </draw:frame>
        <draw:custom-shape draw:style-name="gr9" draw:text-style-name="P62" draw:layer="layout" svg:width="2.54cm" svg:height="2.032cm" svg:x="20.214cm" svg:y="3.302cm">
          <text:p text:style-name="P55"><text:span text:style-name="T113">FUN</text:span></text:p>
          <draw:enhanced-geometry svg:viewBox="0 0 21600 21600" draw:type="rectangle" draw:enhanced-path="M 0 0 L 21600 0 21600 21600 0 21600 0 0 Z N"/>
        </draw:custom-shape>
        <draw:custom-shape draw:style-name="gr9" draw:text-style-name="P57" draw:layer="layout" svg:width="2.54cm" svg:height="2.032cm" svg:x="14.658cm" svg:y="7.112cm">
          <text:p text:style-name="P55"><text:span text:style-name="T105">TUPLE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6.002cm" svg:y2="7.112cm">
          <text:p/>
        </draw:line>
        <draw:line draw:style-name="gr3" draw:text-style-name="P34" draw:layer="layout" svg:x1="16.182cm" svg:y1="9.144cm" svg:x2="17.262cm" svg:y2="10.519cm">
          <text:p/>
        </draw:line>
        <draw:custom-shape draw:style-name="gr9" draw:text-style-name="P57" draw:layer="layout" svg:width="2.54cm" svg:height="2.032cm" svg:x="23.141cm" svg:y="7.073cm">
          <text:p text:style-name="P55"><text:span text:style-name="T105">APP</text:span></text:p>
          <draw:enhanced-geometry svg:viewBox="0 0 21600 21600" draw:type="rectangle" draw:enhanced-path="M 0 0 L 21600 0 21600 21600 0 21600 0 0 Z N"/>
        </draw:custom-shape>
        <draw:custom-shape draw:style-name="gr10" draw:text-style-name="P57" draw:layer="layout" svg:width="2.54cm" svg:height="2.032cm" svg:x="26.232cm" svg:y="9.96cm">
          <text:p text:style-name="P55"><text:span text:style-name="T105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4.78cm" svg:y1="9.099cm" svg:x2="27.523cm" svg:y2="9.938cm">
          <text:p/>
        </draw:line>
        <draw:line draw:style-name="gr3" draw:text-style-name="P34" draw:layer="layout" svg:x1="27.602cm" svg:y1="11.992cm" svg:x2="29.533cm" svg:y2="13.165cm">
          <text:p/>
        </draw:line>
        <draw:custom-shape draw:style-name="gr11" draw:text-style-name="P58" draw:layer="layout" svg:width="2.54cm" svg:height="2.032cm" svg:x="28.432cm" svg:y="16.562cm">
          <text:p text:style-name="P55"><text:span text:style-name="T106">x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24.554cm" svg:y2="7.066cm">
          <text:p/>
        </draw:line>
        <draw:custom-shape draw:style-name="gr11" draw:text-style-name="P58" draw:layer="layout" svg:width="2.54cm" svg:height="2.032cm" svg:x="8.99cm" svg:y="7.112cm">
          <text:p text:style-name="P55"><text:span text:style-name="T106">f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0.668cm" svg:y2="7.112cm">
          <text:p/>
        </draw:line>
        <draw:line draw:style-name="gr3" draw:text-style-name="P34" draw:layer="layout" svg:x1="24.2cm" svg:y1="9.131cm" svg:x2="21.167cm" svg:y2="9.971cm">
          <text:p/>
        </draw:line>
        <draw:line draw:style-name="gr3" draw:text-style-name="P34" draw:layer="layout" svg:x1="25.367cm" svg:y1="13.197cm" svg:x2="27.292cm" svg:y2="11.992cm">
          <text:p/>
        </draw:line>
        <draw:custom-shape draw:style-name="gr11" draw:text-style-name="P58" draw:layer="layout" svg:width="2.54cm" svg:height="2.032cm" svg:x="24.132cm" svg:y="16.462cm">
          <text:p text:style-name="P55"><text:span text:style-name="T106">g</text:span></text:p>
          <draw:enhanced-geometry svg:viewBox="0 0 21600 21600" draw:type="rectangle" draw:enhanced-path="M 0 0 L 21600 0 21600 21600 0 21600 0 0 Z N"/>
        </draw:custom-shape>
        <draw:custom-shape draw:style-name="gr10" draw:text-style-name="P57" draw:layer="layout" svg:width="2.54cm" svg:height="2.032cm" svg:x="23.932cm" svg:y="13.26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5.37cm" svg:y1="16.392cm" svg:x2="25.392cm" svg:y2="15.317cm">
          <text:p/>
        </draw:line>
        <draw:custom-shape draw:style-name="gr10" draw:text-style-name="P57" draw:layer="layout" svg:width="2.54cm" svg:height="2.032cm" svg:x="28.332cm" svg:y="13.252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9.67cm" svg:y1="16.384cm" svg:x2="29.692cm" svg:y2="15.309cm">
          <text:p/>
        </draw:line>
        <draw:custom-shape draw:style-name="gr11" draw:text-style-name="P58" draw:layer="layout" svg:width="2.54cm" svg:height="2.032cm" svg:x="19.923cm" svg:y="13.153cm">
          <text:p text:style-name="P55"><text:span text:style-name="T106">g</text:span></text:p>
          <draw:enhanced-geometry svg:viewBox="0 0 21600 21600" draw:type="rectangle" draw:enhanced-path="M 0 0 L 21600 0 21600 21600 0 21600 0 0 Z N"/>
        </draw:custom-shape>
        <draw:custom-shape draw:style-name="gr10" draw:text-style-name="P57" draw:layer="layout" svg:width="2.54cm" svg:height="2.032cm" svg:x="19.823cm" svg:y="9.951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1.161cm" svg:y1="13.083cm" svg:x2="21.183cm" svg:y2="12.008cm">
          <text:p/>
        </draw:line>
        <draw:custom-shape draw:style-name="gr11" draw:text-style-name="P58" draw:layer="layout" svg:width="2.54cm" svg:height="2.032cm" svg:x="15.723cm" svg:y="13.862cm">
          <text:p text:style-name="P55"><text:span text:style-name="T106">x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12.658cm" svg:y1="10.497cm" svg:x2="15.585cm" svg:y2="9.132cm">
          <text:p/>
        </draw:line>
        <draw:custom-shape draw:style-name="gr11" draw:text-style-name="P58" draw:layer="layout" svg:width="2.54cm" svg:height="2.032cm" svg:x="11.423cm" svg:y="13.762cm">
          <text:p text:style-name="P55"><text:span text:style-name="T106">g</text:span></text:p>
          <draw:enhanced-geometry svg:viewBox="0 0 21600 21600" draw:type="rectangle" draw:enhanced-path="M 0 0 L 21600 0 21600 21600 0 21600 0 0 Z N"/>
        </draw:custom-shape>
        <draw:custom-shape draw:style-name="gr10" draw:text-style-name="P57" draw:layer="layout" svg:width="2.54cm" svg:height="2.032cm" svg:x="11.323cm" svg:y="10.56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12.661cm" svg:y1="13.692cm" svg:x2="12.683cm" svg:y2="12.617cm">
          <text:p/>
        </draw:line>
        <draw:custom-shape draw:style-name="gr10" draw:text-style-name="P57" draw:layer="layout" svg:width="2.54cm" svg:height="2.032cm" svg:x="15.623cm" svg:y="10.552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16.961cm" svg:y1="13.684cm" svg:x2="16.983cm" svg:y2="12.609cm">
          <text:p/>
        </draw:line>
        <draw:frame draw:style-name="gr13" draw:text-style-name="P64" draw:layer="layout" svg:width="1.382cm" svg:height="1.649cm" svg:x="18.962cm" svg:y="3.684cm">
          <draw:text-box>
            <text:p><text:span text:style-name="T108">T</text:span><text:span text:style-name="T111">0</text:span></text:p>
          </draw:text-box>
        </draw:frame>
        <draw:frame draw:style-name="gr13" draw:text-style-name="P64" draw:layer="layout" svg:width="1.382cm" svg:height="1.649cm" svg:x="10.192cm" svg:y="10.687cm">
          <draw:text-box>
            <text:p><text:span text:style-name="T108">T</text:span><text:span text:style-name="T111">1</text:span></text:p>
          </draw:text-box>
        </draw:frame>
        <draw:frame draw:style-name="gr13" draw:text-style-name="P64" draw:layer="layout" svg:width="1.382cm" svg:height="1.649cm" svg:x="14.637cm" svg:y="10.753cm">
          <draw:text-box>
            <text:p><text:span text:style-name="T108">T</text:span><text:span text:style-name="T111">2</text:span></text:p>
          </draw:text-box>
        </draw:frame>
        <draw:frame draw:style-name="gr13" draw:text-style-name="P64" draw:layer="layout" svg:width="1.382cm" svg:height="1.649cm" svg:x="13.276cm" svg:y="7.495cm">
          <draw:text-box>
            <text:p><text:span text:style-name="T108">T</text:span><text:span text:style-name="T111">3</text:span></text:p>
          </draw:text-box>
        </draw:frame>
        <draw:frame draw:style-name="gr13" draw:text-style-name="P64" draw:layer="layout" svg:width="1.382cm" svg:height="1.649cm" svg:x="22.776cm" svg:y="13.301cm">
          <draw:text-box>
            <text:p><text:span text:style-name="T108">T</text:span><text:span text:style-name="T111">1</text:span></text:p>
          </draw:text-box>
        </draw:frame>
        <draw:frame draw:style-name="gr13" draw:text-style-name="P64" draw:layer="layout" svg:width="1.382cm" svg:height="1.649cm" svg:x="27.221cm" svg:y="13.367cm">
          <draw:text-box>
            <text:p><text:span text:style-name="T108">T</text:span><text:span text:style-name="T111">2</text:span></text:p>
          </draw:text-box>
        </draw:frame>
        <draw:frame draw:style-name="gr13" draw:text-style-name="P64" draw:layer="layout" svg:width="1.382cm" svg:height="1.649cm" svg:x="18.741cm" svg:y="9.951cm">
          <draw:text-box>
            <text:p><text:span text:style-name="T108">T</text:span><text:span text:style-name="T111">1</text:span></text:p>
          </draw:text-box>
        </draw:frame>
        <draw:frame draw:style-name="gr13" draw:text-style-name="P64" draw:layer="layout" svg:width="1.382cm" svg:height="1.649cm" svg:x="25.164cm" svg:y="10.043cm">
          <draw:text-box>
            <text:p><text:span text:style-name="T108">T</text:span><text:span text:style-name="T111">4</text:span></text:p>
          </draw:text-box>
        </draw:frame>
        <draw:frame draw:style-name="gr13" draw:text-style-name="P64" draw:layer="layout" svg:width="1.382cm" svg:height="1.649cm" svg:x="22.066cm" svg:y="7.107cm">
          <draw:text-box>
            <text:p><text:span text:style-name="T108">T</text:span><text:span text:style-name="T111">5</text:span></text:p>
          </draw:text-box>
        </draw:frame>
        <draw:frame draw:name="Content Placeholder 2" presentation:style-name="pr20" draw:text-style-name="P75" draw:layer="layout" svg:width="12.751cm" svg:height="6.703cm" svg:x="0.942cm" svg:y="8.791cm" presentation:class="outline" presentation:user-transformed="true">
          <draw:text-box>
            <text:p text:style-name="P32"><text:span text:style-name="T129">T</text:span><text:span text:style-name="T130">0</text:span><text:span text:style-name="T129"> = T</text:span><text:span text:style-name="T130">3</text:span><text:span text:style-name="T129"> → T</text:span><text:span text:style-name="T130">5</text:span></text:p>
            <text:p text:style-name="P36"><text:span text:style-name="T131">T</text:span><text:span text:style-name="T130">3</text:span><text:span text:style-name="T131"> = (T</text:span><text:span text:style-name="T130">1</text:span><text:span text:style-name="T131"> * T</text:span><text:span text:style-name="T130">2</text:span><text:span text:style-name="T131">)</text:span></text:p>
            <text:p text:style-name="P36"><text:span text:style-name="T131">T</text:span><text:span text:style-name="T130">1</text:span><text:span text:style-name="T131"> = T</text:span><text:span text:style-name="T130">4</text:span><text:span text:style-name="T131"> → T</text:span><text:span text:style-name="T130">5</text:span></text:p>
            <text:p text:style-name="P36"><text:span text:style-name="T130"/></text:p>
            <text:p text:style-name="P36"><text:span text:style-name="T129"/></text:p>
          </draw:text-box>
        </draw:frame>
        <presentation:notes draw:style-name="dp2">
          <draw:page-thumbnail draw:style-name="gr1" draw:layer="layout" svg:width="19.798cm" svg:height="11.136cm" svg:x="0.6cm" svg:y="2.257cm" draw:page-number="73" presentation:class="page"/>
          <draw:frame presentation:style-name="pr3" draw:text-style-name="P7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1cm" svg:y="1.016cm" presentation:class="title" presentation:user-transformed="true">
          <draw:text-box>
            <text:p text:style-name="P6"><text:span text:style-name="T41">Example II (Constr.)</text:span></text:p>
          </draw:text-box>
        </draw:frame>
        <draw:frame draw:name="Content Placeholder 2" presentation:style-name="pr20" draw:text-style-name="P61" draw:layer="layout" svg:width="12.751cm" svg:height="3.048cm" svg:x="0.006cm" svg:y="15.858cm" presentation:class="outline" presentation:user-transformed="true">
          <draw:text-box>
            <text:list text:style-name="L7">
              <text:list-header>
                <text:p text:style-name="P32"><text:span text:style-name="T42">f (g,x) = g (g x) </text:span></text:p>
              </text:list-header>
            </text:list>
          </draw:text-box>
        </draw:frame>
        <draw:custom-shape draw:style-name="gr9" draw:text-style-name="P62" draw:layer="layout" svg:width="2.54cm" svg:height="2.032cm" svg:x="20.214cm" svg:y="3.302cm">
          <text:p text:style-name="P55"><text:span text:style-name="T113">FUN</text:span></text:p>
          <draw:enhanced-geometry svg:viewBox="0 0 21600 21600" draw:type="rectangle" draw:enhanced-path="M 0 0 L 21600 0 21600 21600 0 21600 0 0 Z N"/>
        </draw:custom-shape>
        <draw:custom-shape draw:style-name="gr9" draw:text-style-name="P57" draw:layer="layout" svg:width="2.54cm" svg:height="2.032cm" svg:x="14.658cm" svg:y="7.112cm">
          <text:p text:style-name="P55"><text:span text:style-name="T105">TUPLE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6.002cm" svg:y2="7.112cm">
          <text:p/>
        </draw:line>
        <draw:line draw:style-name="gr3" draw:text-style-name="P34" draw:layer="layout" svg:x1="16.182cm" svg:y1="9.144cm" svg:x2="17.262cm" svg:y2="10.519cm">
          <text:p/>
        </draw:line>
        <draw:custom-shape draw:style-name="gr9" draw:text-style-name="P57" draw:layer="layout" svg:width="2.54cm" svg:height="2.032cm" svg:x="23.141cm" svg:y="7.073cm">
          <text:p text:style-name="P55"><text:span text:style-name="T105">APP</text:span></text:p>
          <draw:enhanced-geometry svg:viewBox="0 0 21600 21600" draw:type="rectangle" draw:enhanced-path="M 0 0 L 21600 0 21600 21600 0 21600 0 0 Z N"/>
        </draw:custom-shape>
        <draw:custom-shape draw:style-name="gr10" draw:text-style-name="P57" draw:layer="layout" svg:width="2.54cm" svg:height="2.032cm" svg:x="26.232cm" svg:y="9.96cm">
          <text:p text:style-name="P55"><text:span text:style-name="T105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4.78cm" svg:y1="9.099cm" svg:x2="27.523cm" svg:y2="9.938cm">
          <text:p/>
        </draw:line>
        <draw:line draw:style-name="gr3" draw:text-style-name="P34" draw:layer="layout" svg:x1="27.602cm" svg:y1="11.992cm" svg:x2="29.533cm" svg:y2="13.165cm">
          <text:p/>
        </draw:line>
        <draw:custom-shape draw:style-name="gr11" draw:text-style-name="P58" draw:layer="layout" svg:width="2.54cm" svg:height="2.032cm" svg:x="28.432cm" svg:y="16.562cm">
          <text:p text:style-name="P55"><text:span text:style-name="T106">x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24.554cm" svg:y2="7.066cm">
          <text:p/>
        </draw:line>
        <draw:custom-shape draw:style-name="gr11" draw:text-style-name="P58" draw:layer="layout" svg:width="2.54cm" svg:height="2.032cm" svg:x="8.99cm" svg:y="7.112cm">
          <text:p text:style-name="P55"><text:span text:style-name="T106">f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21.484cm" svg:y1="5.334cm" svg:x2="10.668cm" svg:y2="7.112cm">
          <text:p/>
        </draw:line>
        <draw:line draw:style-name="gr3" draw:text-style-name="P34" draw:layer="layout" svg:x1="24.2cm" svg:y1="9.131cm" svg:x2="21.167cm" svg:y2="9.971cm">
          <text:p/>
        </draw:line>
        <draw:line draw:style-name="gr3" draw:text-style-name="P34" draw:layer="layout" svg:x1="25.367cm" svg:y1="13.197cm" svg:x2="27.292cm" svg:y2="11.992cm">
          <text:p/>
        </draw:line>
        <draw:custom-shape draw:style-name="gr11" draw:text-style-name="P58" draw:layer="layout" svg:width="2.54cm" svg:height="2.032cm" svg:x="24.132cm" svg:y="16.462cm">
          <text:p text:style-name="P55"><text:span text:style-name="T106">g</text:span></text:p>
          <draw:enhanced-geometry svg:viewBox="0 0 21600 21600" draw:type="rectangle" draw:enhanced-path="M 0 0 L 21600 0 21600 21600 0 21600 0 0 Z N"/>
        </draw:custom-shape>
        <draw:custom-shape draw:style-name="gr10" draw:text-style-name="P57" draw:layer="layout" svg:width="2.54cm" svg:height="2.032cm" svg:x="23.932cm" svg:y="13.26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5.37cm" svg:y1="16.392cm" svg:x2="25.392cm" svg:y2="15.317cm">
          <text:p/>
        </draw:line>
        <draw:custom-shape draw:style-name="gr10" draw:text-style-name="P57" draw:layer="layout" svg:width="2.54cm" svg:height="2.032cm" svg:x="28.332cm" svg:y="13.252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9.67cm" svg:y1="16.384cm" svg:x2="29.692cm" svg:y2="15.309cm">
          <text:p/>
        </draw:line>
        <draw:custom-shape draw:style-name="gr11" draw:text-style-name="P58" draw:layer="layout" svg:width="2.54cm" svg:height="2.032cm" svg:x="19.923cm" svg:y="13.153cm">
          <text:p text:style-name="P55"><text:span text:style-name="T106">g</text:span></text:p>
          <draw:enhanced-geometry svg:viewBox="0 0 21600 21600" draw:type="rectangle" draw:enhanced-path="M 0 0 L 21600 0 21600 21600 0 21600 0 0 Z N"/>
        </draw:custom-shape>
        <draw:custom-shape draw:style-name="gr10" draw:text-style-name="P57" draw:layer="layout" svg:width="2.54cm" svg:height="2.032cm" svg:x="19.823cm" svg:y="9.951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21.161cm" svg:y1="13.083cm" svg:x2="21.183cm" svg:y2="12.008cm">
          <text:p/>
        </draw:line>
        <draw:custom-shape draw:style-name="gr11" draw:text-style-name="P58" draw:layer="layout" svg:width="2.54cm" svg:height="2.032cm" svg:x="15.723cm" svg:y="13.862cm">
          <text:p text:style-name="P55"><text:span text:style-name="T106">x</text:span></text:p>
          <draw:enhanced-geometry svg:viewBox="0 0 21600 21600" draw:type="rectangle" draw:enhanced-path="M 0 0 L 21600 0 21600 21600 0 21600 0 0 Z N"/>
        </draw:custom-shape>
        <draw:line draw:style-name="gr3" draw:text-style-name="P34" draw:layer="layout" svg:x1="12.658cm" svg:y1="10.497cm" svg:x2="15.585cm" svg:y2="9.132cm">
          <text:p/>
        </draw:line>
        <draw:custom-shape draw:style-name="gr11" draw:text-style-name="P58" draw:layer="layout" svg:width="2.54cm" svg:height="2.032cm" svg:x="11.423cm" svg:y="13.762cm">
          <text:p text:style-name="P55"><text:span text:style-name="T106">g</text:span></text:p>
          <draw:enhanced-geometry svg:viewBox="0 0 21600 21600" draw:type="rectangle" draw:enhanced-path="M 0 0 L 21600 0 21600 21600 0 21600 0 0 Z N"/>
        </draw:custom-shape>
        <draw:custom-shape draw:style-name="gr10" draw:text-style-name="P57" draw:layer="layout" svg:width="2.54cm" svg:height="2.032cm" svg:x="11.323cm" svg:y="10.56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12.661cm" svg:y1="13.692cm" svg:x2="12.683cm" svg:y2="12.617cm">
          <text:p/>
        </draw:line>
        <draw:custom-shape draw:style-name="gr10" draw:text-style-name="P57" draw:layer="layout" svg:width="2.54cm" svg:height="2.032cm" svg:x="15.623cm" svg:y="10.552cm">
          <text:p text:style-name="P55"><text:span text:style-name="T105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4" draw:layer="layout" svg:x1="16.961cm" svg:y1="13.684cm" svg:x2="16.983cm" svg:y2="12.609cm">
          <text:p/>
        </draw:line>
        <draw:frame draw:style-name="gr13" draw:text-style-name="P64" draw:layer="layout" svg:width="1.382cm" svg:height="1.649cm" svg:x="18.962cm" svg:y="3.684cm">
          <draw:text-box>
            <text:p><text:span text:style-name="T108">T</text:span><text:span text:style-name="T111">0</text:span></text:p>
          </draw:text-box>
        </draw:frame>
        <draw:frame draw:style-name="gr13" draw:text-style-name="P64" draw:layer="layout" svg:width="1.382cm" svg:height="1.649cm" svg:x="10.192cm" svg:y="10.687cm">
          <draw:text-box>
            <text:p><text:span text:style-name="T108">T</text:span><text:span text:style-name="T111">1</text:span></text:p>
          </draw:text-box>
        </draw:frame>
        <draw:frame draw:style-name="gr13" draw:text-style-name="P64" draw:layer="layout" svg:width="1.382cm" svg:height="1.649cm" svg:x="14.637cm" svg:y="10.753cm">
          <draw:text-box>
            <text:p><text:span text:style-name="T108">T</text:span><text:span text:style-name="T111">2</text:span></text:p>
          </draw:text-box>
        </draw:frame>
        <draw:frame draw:style-name="gr13" draw:text-style-name="P64" draw:layer="layout" svg:width="1.382cm" svg:height="1.649cm" svg:x="13.276cm" svg:y="7.495cm">
          <draw:text-box>
            <text:p><text:span text:style-name="T108">T</text:span><text:span text:style-name="T111">3</text:span></text:p>
          </draw:text-box>
        </draw:frame>
        <draw:frame draw:style-name="gr13" draw:text-style-name="P64" draw:layer="layout" svg:width="1.382cm" svg:height="1.649cm" svg:x="22.776cm" svg:y="13.301cm">
          <draw:text-box>
            <text:p><text:span text:style-name="T108">T</text:span><text:span text:style-name="T111">1</text:span></text:p>
          </draw:text-box>
        </draw:frame>
        <draw:frame draw:style-name="gr13" draw:text-style-name="P64" draw:layer="layout" svg:width="1.382cm" svg:height="1.649cm" svg:x="27.221cm" svg:y="13.367cm">
          <draw:text-box>
            <text:p><text:span text:style-name="T108">T</text:span><text:span text:style-name="T111">2</text:span></text:p>
          </draw:text-box>
        </draw:frame>
        <draw:frame draw:style-name="gr13" draw:text-style-name="P64" draw:layer="layout" svg:width="1.382cm" svg:height="1.649cm" svg:x="18.741cm" svg:y="9.951cm">
          <draw:text-box>
            <text:p><text:span text:style-name="T108">T</text:span><text:span text:style-name="T111">1</text:span></text:p>
          </draw:text-box>
        </draw:frame>
        <draw:frame draw:style-name="gr13" draw:text-style-name="P64" draw:layer="layout" svg:width="1.382cm" svg:height="1.649cm" svg:x="25.164cm" svg:y="10.043cm">
          <draw:text-box>
            <text:p><text:span text:style-name="T108">T</text:span><text:span text:style-name="T111">4</text:span></text:p>
          </draw:text-box>
        </draw:frame>
        <draw:frame draw:style-name="gr13" draw:text-style-name="P64" draw:layer="layout" svg:width="1.382cm" svg:height="1.649cm" svg:x="22.066cm" svg:y="7.107cm">
          <draw:text-box>
            <text:p><text:span text:style-name="T108">T</text:span><text:span text:style-name="T111">5</text:span></text:p>
          </draw:text-box>
        </draw:frame>
        <draw:frame draw:name="Content Placeholder 2" presentation:style-name="pr20" draw:text-style-name="P75" draw:layer="layout" svg:width="12.751cm" svg:height="6.703cm" svg:x="0.942cm" svg:y="8.791cm" presentation:class="outline" presentation:user-transformed="true">
          <draw:text-box>
            <text:p text:style-name="P32"><text:span text:style-name="T129">T</text:span><text:span text:style-name="T130">0</text:span><text:span text:style-name="T129"> = T</text:span><text:span text:style-name="T130">3</text:span><text:span text:style-name="T129"> → T</text:span><text:span text:style-name="T130">5</text:span></text:p>
            <text:p text:style-name="P36"><text:span text:style-name="T131">T</text:span><text:span text:style-name="T130">3</text:span><text:span text:style-name="T131"> = (T</text:span><text:span text:style-name="T130">1</text:span><text:span text:style-name="T131"> * T</text:span><text:span text:style-name="T130">2</text:span><text:span text:style-name="T131">)</text:span></text:p>
            <text:p text:style-name="P36"><text:span text:style-name="T131">T</text:span><text:span text:style-name="T130">1</text:span><text:span text:style-name="T131"> = T</text:span><text:span text:style-name="T130">4</text:span><text:span text:style-name="T131"> → T</text:span><text:span text:style-name="T130">5</text:span></text:p>
            <text:p text:style-name="P36"><text:span text:style-name="T131">T</text:span><text:span text:style-name="T130">1</text:span><text:span text:style-name="T131"> = T</text:span><text:span text:style-name="T130">2</text:span><text:span text:style-name="T131"> → T</text:span><text:span text:style-name="T130">4</text:span></text:p>
            <text:p text:style-name="P36"><text:span text:style-name="T129"/></text:p>
          </draw:text-box>
        </draw:frame>
        <presentation:notes draw:style-name="dp2">
          <draw:page-thumbnail draw:style-name="gr1" draw:layer="layout" svg:width="19.798cm" svg:height="11.136cm" svg:x="0.6cm" svg:y="2.257cm" draw:page-number="74" presentation:class="page"/>
          <draw:frame presentation:style-name="pr3" draw:text-style-name="P7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2cm" svg:y="1.017cm" presentation:class="title" presentation:user-transformed="true">
          <draw:text-box>
            <text:p text:style-name="P6"><text:span text:style-name="T41">Example II (Unification)</text:span></text:p>
          </draw:text-box>
        </draw:frame>
        <draw:frame draw:name="Content Placeholder 2" presentation:style-name="pr20" draw:text-style-name="P74" draw:layer="layout" svg:width="11.381cm" svg:height="12.086cm" svg:x="3.605cm" svg:y="5.68cm" presentation:class="outline" presentation:user-transformed="true">
          <draw:text-box>
            <text:p text:style-name="P48"><text:span text:style-name="T123">Type equations to solve</text:span><text:span text:style-name="T124">:</text:span></text:p>
            <text:p text:style-name="P36"><text:span text:style-name="T80">T</text:span><text:span text:style-name="T125">0</text:span><text:span text:style-name="T80"> = T</text:span><text:span text:style-name="T125">3</text:span><text:span text:style-name="T80"> → T</text:span><text:span text:style-name="T125">5</text:span></text:p>
            <text:p text:style-name="P36"><text:span text:style-name="T124">T</text:span><text:span text:style-name="T125">3</text:span><text:span text:style-name="T124"> = (T</text:span><text:span text:style-name="T125">1</text:span><text:span text:style-name="T124"> * T</text:span><text:span text:style-name="T125">2</text:span><text:span text:style-name="T124">)</text:span></text:p>
            <text:p text:style-name="P36"><text:span text:style-name="T124">T</text:span><text:span text:style-name="T125">1</text:span><text:span text:style-name="T124"> = T</text:span><text:span text:style-name="T125">4</text:span><text:span text:style-name="T124"> → T</text:span><text:span text:style-name="T125">5</text:span></text:p>
            <text:p text:style-name="P36"><text:span text:style-name="T124">T</text:span><text:span text:style-name="T125">1</text:span><text:span text:style-name="T124"> = T</text:span><text:span text:style-name="T125">2</text:span><text:span text:style-name="T124"> → T</text:span><text:span text:style-name="T125">4</text:span></text:p>
            <text:p text:style-name="P48"><text:span text:style-name="T80"/></text:p>
            <text:p><text:span text:style-name="T124"/></text:p>
          </draw:text-box>
        </draw:frame>
        <draw:frame draw:name="Content Placeholder 2" presentation:style-name="pr20" draw:text-style-name="P74" draw:layer="layout" svg:width="11.381cm" svg:height="12.086cm" svg:x="18.406cm" svg:y="5.68cm" presentation:class="outline" presentation:user-transformed="true">
          <draw:text-box>
            <text:p text:style-name="P48"><text:span text:style-name="T123">Solved</text:span><text:span text:style-name="T124">:</text:span></text:p>
            <text:p text:style-name="P48"><text:span text:style-name="T80"/></text:p>
            <text:p><text:span text:style-name="T124"/></text:p>
          </draw:text-box>
        </draw:frame>
        <presentation:notes draw:style-name="dp2">
          <draw:page-thumbnail draw:style-name="gr1" draw:layer="layout" svg:width="19.798cm" svg:height="11.136cm" svg:x="0.6cm" svg:y="2.257cm" draw:page-number="75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2cm" svg:y="1.017cm" presentation:class="title" presentation:user-transformed="true">
          <draw:text-box>
            <text:p text:style-name="P6"><text:span text:style-name="T41">Example II (Unification)</text:span></text:p>
          </draw:text-box>
        </draw:frame>
        <draw:frame draw:name="Content Placeholder 2" presentation:style-name="pr20" draw:text-style-name="P74" draw:layer="layout" svg:width="11.381cm" svg:height="12.086cm" svg:x="3.605cm" svg:y="5.68cm" presentation:class="outline" presentation:user-transformed="true">
          <draw:text-box>
            <text:p text:style-name="P48"><text:span text:style-name="T123">Type equations to solve</text:span><text:span text:style-name="T124">:</text:span></text:p>
            <text:p text:style-name="P36"><text:span text:style-name="T80">T</text:span><text:span text:style-name="T125">0</text:span><text:span text:style-name="T80"> = T</text:span><text:span text:style-name="T125">3</text:span><text:span text:style-name="T80"> → T</text:span><text:span text:style-name="T125">5</text:span></text:p>
            <text:p text:style-name="P36"><text:span text:style-name="T124">T</text:span><text:span text:style-name="T125">3</text:span><text:span text:style-name="T124"> = (T</text:span><text:span text:style-name="T125">1</text:span><text:span text:style-name="T124"> * T</text:span><text:span text:style-name="T125">2</text:span><text:span text:style-name="T124">)</text:span></text:p>
            <text:p text:style-name="P36"><text:span text:style-name="T124">T</text:span><text:span text:style-name="T125">1</text:span><text:span text:style-name="T124"> = </text:span><text:span text:style-name="T126">T</text:span><text:span text:style-name="T132">2</text:span><text:span text:style-name="T124"> → </text:span><text:span text:style-name="T123">T</text:span><text:span text:style-name="T127">4</text:span><text:span text:style-name="T124"> =</text:span><text:span text:style-name="T126"> T</text:span><text:span text:style-name="T132">4</text:span><text:span text:style-name="T124"> →</text:span><text:span text:style-name="T123"> T</text:span><text:span text:style-name="T127">5</text:span><text:span text:style-name="T125"> </text:span></text:p>
            <text:p text:style-name="P36"><text:span text:style-name="T80"/></text:p>
            <text:p text:style-name="P48"><text:span text:style-name="T80"/></text:p>
            <text:p><text:span text:style-name="T124"/></text:p>
          </draw:text-box>
        </draw:frame>
        <draw:frame draw:name="Content Placeholder 2" presentation:style-name="pr20" draw:text-style-name="P74" draw:layer="layout" svg:width="11.381cm" svg:height="12.086cm" svg:x="18.406cm" svg:y="5.68cm" presentation:class="outline" presentation:user-transformed="true">
          <draw:text-box>
            <text:p text:style-name="P48"><text:span text:style-name="T123">Solved</text:span><text:span text:style-name="T124">:</text:span></text:p>
            <text:p text:style-name="P48"><text:span text:style-name="T80"/></text:p>
            <text:p><text:span text:style-name="T124"/></text:p>
          </draw:text-box>
        </draw:frame>
        <draw:frame draw:style-name="gr28" draw:text-style-name="P76" draw:layer="layout" svg:width="8.89cm" svg:height="1.187cm" svg:x="11.938cm" svg:y="9.144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76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2cm" svg:y="1.017cm" presentation:class="title" presentation:user-transformed="true">
          <draw:text-box>
            <text:p text:style-name="P6"><text:span text:style-name="T41">Example II (Unification)</text:span></text:p>
          </draw:text-box>
        </draw:frame>
        <draw:frame draw:name="Content Placeholder 2" presentation:style-name="pr20" draw:text-style-name="P74" draw:layer="layout" svg:width="11.381cm" svg:height="12.086cm" svg:x="3.605cm" svg:y="5.68cm" presentation:class="outline" presentation:user-transformed="true">
          <draw:text-box>
            <text:p text:style-name="P48"><text:span text:style-name="T123">Type equations to solve</text:span><text:span text:style-name="T124">:</text:span></text:p>
            <text:p text:style-name="P36"><text:span text:style-name="T80">T</text:span><text:span text:style-name="T125">0</text:span><text:span text:style-name="T80"> = T</text:span><text:span text:style-name="T125">3</text:span><text:span text:style-name="T80"> → T</text:span><text:span text:style-name="T125">5</text:span></text:p>
            <text:p text:style-name="P36"><text:span text:style-name="T124">T</text:span><text:span text:style-name="T125">3</text:span><text:span text:style-name="T124"> = (T</text:span><text:span text:style-name="T125">1</text:span><text:span text:style-name="T124"> * T</text:span><text:span text:style-name="T125">2</text:span><text:span text:style-name="T124">)</text:span></text:p>
            <text:p text:style-name="P36"><text:span text:style-name="T124">T</text:span><text:span text:style-name="T125">1</text:span><text:span text:style-name="T124"> = T</text:span><text:span text:style-name="T125">2</text:span><text:span text:style-name="T124"> → T</text:span><text:span text:style-name="T125">4</text:span><text:span text:style-name="T124"> = T</text:span><text:span text:style-name="T125">4</text:span><text:span text:style-name="T124"> → T</text:span><text:span text:style-name="T125">5 </text:span></text:p>
            <text:p text:style-name="P36"><text:span text:style-name="T124">T</text:span><text:span text:style-name="T125">2</text:span><text:span text:style-name="T124"> = T</text:span><text:span text:style-name="T125">4</text:span></text:p>
            <text:p text:style-name="P36"><text:span text:style-name="T124">T</text:span><text:span text:style-name="T125">4</text:span><text:span text:style-name="T124"> = T</text:span><text:span text:style-name="T125">5</text:span></text:p>
            <text:p text:style-name="P36"><text:span text:style-name="T80"/></text:p>
            <text:p text:style-name="P48"><text:span text:style-name="T80"/></text:p>
            <text:p><text:span text:style-name="T124"/></text:p>
          </draw:text-box>
        </draw:frame>
        <draw:frame draw:name="Content Placeholder 2" presentation:style-name="pr20" draw:text-style-name="P74" draw:layer="layout" svg:width="11.381cm" svg:height="12.086cm" svg:x="18.406cm" svg:y="5.68cm" presentation:class="outline" presentation:user-transformed="true">
          <draw:text-box>
            <text:p text:style-name="P48"><text:span text:style-name="T123">Solved</text:span><text:span text:style-name="T124">:</text:span></text:p>
            <text:p text:style-name="P48"><text:span text:style-name="T80"/></text:p>
            <text:p><text:span text:style-name="T124"/></text:p>
          </draw:text-box>
        </draw:frame>
        <presentation:notes draw:style-name="dp2">
          <draw:page-thumbnail draw:style-name="gr1" draw:layer="layout" svg:width="19.798cm" svg:height="11.136cm" svg:x="0.6cm" svg:y="2.257cm" draw:page-number="77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2cm" svg:y="1.017cm" presentation:class="title" presentation:user-transformed="true">
          <draw:text-box>
            <text:p text:style-name="P6"><text:span text:style-name="T41">Example II (Unification)</text:span></text:p>
          </draw:text-box>
        </draw:frame>
        <draw:frame draw:name="Content Placeholder 2" presentation:style-name="pr20" draw:text-style-name="P74" draw:layer="layout" svg:width="11.381cm" svg:height="12.086cm" svg:x="3.605cm" svg:y="5.68cm" presentation:class="outline" presentation:user-transformed="true">
          <draw:text-box>
            <text:p text:style-name="P48"><text:span text:style-name="T123">Type equations to solve</text:span><text:span text:style-name="T124">:</text:span></text:p>
            <text:p text:style-name="P36"><text:span text:style-name="T80">T</text:span><text:span text:style-name="T125">0</text:span><text:span text:style-name="T80"> = T</text:span><text:span text:style-name="T125">3</text:span><text:span text:style-name="T80"> → T</text:span><text:span text:style-name="T125">5</text:span></text:p>
            <text:p text:style-name="P36"><text:span text:style-name="T124">T</text:span><text:span text:style-name="T125">3</text:span><text:span text:style-name="T124"> = (T</text:span><text:span text:style-name="T125">1</text:span><text:span text:style-name="T124"> * T</text:span><text:span text:style-name="T125">2</text:span><text:span text:style-name="T124">)</text:span></text:p>
            <text:p text:style-name="P36"><text:span text:style-name="T124">T</text:span><text:span text:style-name="T125">1</text:span><text:span text:style-name="T124"> = T</text:span><text:span text:style-name="T125">2</text:span><text:span text:style-name="T124"> → T</text:span><text:span text:style-name="T125">4</text:span><text:span text:style-name="T124"> = T</text:span><text:span text:style-name="T125">4</text:span><text:span text:style-name="T124"> → T</text:span><text:span text:style-name="T125">5 </text:span></text:p>
            <text:p text:style-name="P36"><text:span text:style-name="T80"/></text:p>
            <text:p text:style-name="P36"><text:span text:style-name="T80"/></text:p>
            <text:p text:style-name="P48"><text:span text:style-name="T80"/></text:p>
            <text:p><text:span text:style-name="T124"/></text:p>
          </draw:text-box>
        </draw:frame>
        <draw:frame draw:name="Content Placeholder 2" presentation:style-name="pr20" draw:text-style-name="P74" draw:layer="layout" svg:width="11.381cm" svg:height="12.086cm" svg:x="18.406cm" svg:y="5.68cm" presentation:class="outline" presentation:user-transformed="true">
          <draw:text-box>
            <text:p text:style-name="P48"><text:span text:style-name="T123">Solved</text:span><text:span text:style-name="T124">:</text:span></text:p>
            <text:p text:style-name="P36"><text:span text:style-name="T124">T</text:span><text:span text:style-name="T125">2</text:span><text:span text:style-name="T124"> = T</text:span><text:span text:style-name="T125">4 </text:span><text:span text:style-name="T124">= T</text:span><text:span text:style-name="T125">5</text:span></text:p>
            <text:p text:style-name="P36"><text:span text:style-name="T80"/></text:p>
            <text:p text:style-name="P36"><text:span text:style-name="T125"/></text:p>
            <text:p><text:span text:style-name="T124"/></text:p>
          </draw:text-box>
        </draw:frame>
        <presentation:notes draw:style-name="dp2">
          <draw:page-thumbnail draw:style-name="gr1" draw:layer="layout" svg:width="19.798cm" svg:height="11.136cm" svg:x="0.6cm" svg:y="2.257cm" draw:page-number="78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2cm" svg:y="1.017cm" presentation:class="title" presentation:user-transformed="true">
          <draw:text-box>
            <text:p text:style-name="P6"><text:span text:style-name="T41">Example II (Unification)</text:span></text:p>
          </draw:text-box>
        </draw:frame>
        <draw:frame draw:name="Content Placeholder 2" presentation:style-name="pr20" draw:text-style-name="P74" draw:layer="layout" svg:width="11.381cm" svg:height="12.086cm" svg:x="3.605cm" svg:y="5.68cm" presentation:class="outline" presentation:user-transformed="true">
          <draw:text-box>
            <text:p text:style-name="P48"><text:span text:style-name="T123">Type equations to solve</text:span><text:span text:style-name="T124">:</text:span></text:p>
            <text:p text:style-name="P36"><text:span text:style-name="T80">T</text:span><text:span text:style-name="T125">0</text:span><text:span text:style-name="T80"> = T</text:span><text:span text:style-name="T125">3</text:span><text:span text:style-name="T80"> → T</text:span><text:span text:style-name="T125">5</text:span></text:p>
            <text:p text:style-name="P36"><text:span text:style-name="T124">T</text:span><text:span text:style-name="T125">3</text:span><text:span text:style-name="T124"> = (T</text:span><text:span text:style-name="T125">1</text:span><text:span text:style-name="T124"> * T</text:span><text:span text:style-name="T125">2</text:span><text:span text:style-name="T124">)</text:span></text:p>
            <text:p text:style-name="P36"><text:span text:style-name="T80"/></text:p>
            <text:p text:style-name="P36"><text:span text:style-name="T80"/></text:p>
            <text:p text:style-name="P36"><text:span text:style-name="T80"/></text:p>
            <text:p text:style-name="P48"><text:span text:style-name="T80"/></text:p>
            <text:p><text:span text:style-name="T124"/></text:p>
          </draw:text-box>
        </draw:frame>
        <draw:frame draw:name="Content Placeholder 2" presentation:style-name="pr20" draw:text-style-name="P74" draw:layer="layout" svg:width="11.381cm" svg:height="12.086cm" svg:x="18.406cm" svg:y="5.68cm" presentation:class="outline" presentation:user-transformed="true">
          <draw:text-box>
            <text:p text:style-name="P48"><text:span text:style-name="T123">Solved</text:span><text:span text:style-name="T124">:</text:span></text:p>
            <text:p text:style-name="P36"><text:span text:style-name="T124">T</text:span><text:span text:style-name="T125">2</text:span><text:span text:style-name="T124"> = T</text:span><text:span text:style-name="T125">4 </text:span><text:span text:style-name="T124">= T</text:span><text:span text:style-name="T125">5</text:span></text:p>
            <text:p text:style-name="P36"><text:span text:style-name="T124">T</text:span><text:span text:style-name="T125">1</text:span><text:span text:style-name="T124"> = T</text:span><text:span text:style-name="T125">2</text:span><text:span text:style-name="T124"> → T</text:span><text:span text:style-name="T125">4</text:span><text:span text:style-name="T124"> = T</text:span><text:span text:style-name="T125">4</text:span><text:span text:style-name="T124"> → T</text:span><text:span text:style-name="T125">5 </text:span></text:p>
            <text:p text:style-name="P36"><text:span text:style-name="T80"/></text:p>
            <text:p text:style-name="P36"><text:span text:style-name="T125"/></text:p>
            <text:p><text:span text:style-name="T124"/></text:p>
          </draw:text-box>
        </draw:frame>
        <presentation:notes draw:style-name="dp2">
          <draw:page-thumbnail draw:style-name="gr1" draw:layer="layout" svg:width="19.798cm" svg:height="11.136cm" svg:x="0.6cm" svg:y="2.257cm" draw:page-number="79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2cm" svg:y="1.017cm" presentation:class="title" presentation:user-transformed="true">
          <draw:text-box>
            <text:p text:style-name="P6"><text:span text:style-name="T41">Example II (Unification)</text:span></text:p>
          </draw:text-box>
        </draw:frame>
        <draw:frame draw:name="Content Placeholder 2" presentation:style-name="pr20" draw:text-style-name="P74" draw:layer="layout" svg:width="11.381cm" svg:height="12.086cm" svg:x="3.605cm" svg:y="5.68cm" presentation:class="outline" presentation:user-transformed="true">
          <draw:text-box>
            <text:p text:style-name="P48"><text:span text:style-name="T123">Type equations to solve</text:span><text:span text:style-name="T124">:</text:span></text:p>
            <text:p text:style-name="P36"><text:span text:style-name="T80">T</text:span><text:span text:style-name="T125">0</text:span><text:span text:style-name="T80"> = T</text:span><text:span text:style-name="T125">3</text:span><text:span text:style-name="T80"> → T</text:span><text:span text:style-name="T125">5</text:span></text:p>
            <text:p text:style-name="P36"><text:span text:style-name="T124">T</text:span><text:span text:style-name="T125">3</text:span><text:span text:style-name="T124"> = ((T</text:span><text:span text:style-name="T125">2</text:span><text:span text:style-name="T124">→T</text:span><text:span text:style-name="T125">4</text:span><text:span text:style-name="T124">) * T</text:span><text:span text:style-name="T125">2</text:span><text:span text:style-name="T124">)</text:span></text:p>
            <text:p text:style-name="P36"><text:span text:style-name="T80"/></text:p>
            <text:p text:style-name="P36"><text:span text:style-name="T80"/></text:p>
            <text:p text:style-name="P36"><text:span text:style-name="T80"/></text:p>
            <text:p text:style-name="P48"><text:span text:style-name="T80"/></text:p>
            <text:p><text:span text:style-name="T124"/></text:p>
          </draw:text-box>
        </draw:frame>
        <draw:frame draw:name="Content Placeholder 2" presentation:style-name="pr20" draw:text-style-name="P74" draw:layer="layout" svg:width="11.381cm" svg:height="12.086cm" svg:x="18.406cm" svg:y="5.68cm" presentation:class="outline" presentation:user-transformed="true">
          <draw:text-box>
            <text:p text:style-name="P48"><text:span text:style-name="T123">Solved</text:span><text:span text:style-name="T124">:</text:span></text:p>
            <text:p text:style-name="P36"><text:span text:style-name="T124">T</text:span><text:span text:style-name="T125">2</text:span><text:span text:style-name="T124"> = T</text:span><text:span text:style-name="T125">4 </text:span><text:span text:style-name="T124">= T</text:span><text:span text:style-name="T125">5</text:span></text:p>
            <text:p text:style-name="P36"><text:span text:style-name="T124">T</text:span><text:span text:style-name="T125">1</text:span><text:span text:style-name="T124"> = T</text:span><text:span text:style-name="T125">2</text:span><text:span text:style-name="T124"> → T</text:span><text:span text:style-name="T125">4</text:span><text:span text:style-name="T124"> = T</text:span><text:span text:style-name="T125">4</text:span><text:span text:style-name="T124"> → T</text:span><text:span text:style-name="T125">5 </text:span></text:p>
            <text:p text:style-name="P36"><text:span text:style-name="T80"/></text:p>
            <text:p text:style-name="P36"><text:span text:style-name="T125"/></text:p>
            <text:p><text:span text:style-name="T124"/></text:p>
          </draw:text-box>
        </draw:frame>
        <presentation:notes draw:style-name="dp2">
          <draw:page-thumbnail draw:style-name="gr1" draw:layer="layout" svg:width="19.798cm" svg:height="11.136cm" svg:x="0.6cm" svg:y="2.257cm" draw:page-number="80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2cm" svg:y="1.017cm" presentation:class="title" presentation:user-transformed="true">
          <draw:text-box>
            <text:p text:style-name="P6"><text:span text:style-name="T41">Example II (Unification)</text:span></text:p>
          </draw:text-box>
        </draw:frame>
        <draw:frame draw:name="Content Placeholder 2" presentation:style-name="pr20" draw:text-style-name="P74" draw:layer="layout" svg:width="11.381cm" svg:height="12.086cm" svg:x="3.605cm" svg:y="5.68cm" presentation:class="outline" presentation:user-transformed="true">
          <draw:text-box>
            <text:p text:style-name="P48"><text:span text:style-name="T123">Type equations to solve</text:span><text:span text:style-name="T124">:</text:span></text:p>
            <text:p text:style-name="P36"><text:span text:style-name="T80">T</text:span><text:span text:style-name="T125">0</text:span><text:span text:style-name="T80"> = T</text:span><text:span text:style-name="T125">3</text:span><text:span text:style-name="T80"> → T</text:span><text:span text:style-name="T125">5</text:span></text:p>
            <text:p text:style-name="P36"><text:span text:style-name="T80"/></text:p>
            <text:p text:style-name="P36"><text:span text:style-name="T80"/></text:p>
            <text:p text:style-name="P36"><text:span text:style-name="T80"/></text:p>
            <text:p text:style-name="P36"><text:span text:style-name="T80"/></text:p>
            <text:p text:style-name="P48"><text:span text:style-name="T80"/></text:p>
            <text:p><text:span text:style-name="T124"/></text:p>
          </draw:text-box>
        </draw:frame>
        <draw:frame draw:name="Content Placeholder 2" presentation:style-name="pr20" draw:text-style-name="P74" draw:layer="layout" svg:width="11.381cm" svg:height="12.086cm" svg:x="18.406cm" svg:y="5.68cm" presentation:class="outline" presentation:user-transformed="true">
          <draw:text-box>
            <text:p text:style-name="P48"><text:span text:style-name="T123">Solved</text:span><text:span text:style-name="T124">:</text:span></text:p>
            <text:p text:style-name="P36"><text:span text:style-name="T124">T</text:span><text:span text:style-name="T125">2</text:span><text:span text:style-name="T124"> = T</text:span><text:span text:style-name="T125">4 </text:span><text:span text:style-name="T124">= T</text:span><text:span text:style-name="T125">5</text:span></text:p>
            <text:p text:style-name="P36"><text:span text:style-name="T124">T</text:span><text:span text:style-name="T125">1</text:span><text:span text:style-name="T124"> = T</text:span><text:span text:style-name="T125">2</text:span><text:span text:style-name="T124"> → T</text:span><text:span text:style-name="T125">4</text:span><text:span text:style-name="T124"> = T</text:span><text:span text:style-name="T125">4</text:span><text:span text:style-name="T124"> → T</text:span><text:span text:style-name="T125">5 </text:span></text:p>
            <text:p text:style-name="P36"><text:span text:style-name="T124">T</text:span><text:span text:style-name="T125">3</text:span><text:span text:style-name="T124"> = ((T</text:span><text:span text:style-name="T125">2</text:span><text:span text:style-name="T124">→T</text:span><text:span text:style-name="T125">4</text:span><text:span text:style-name="T124">) * T</text:span><text:span text:style-name="T125">2</text:span><text:span text:style-name="T124">)</text:span></text:p>
            <text:p text:style-name="P36"><text:span text:style-name="T125"/></text:p>
            <text:p><text:span text:style-name="T124"/></text:p>
          </draw:text-box>
        </draw:frame>
        <presentation:notes draw:style-name="dp2">
          <draw:page-thumbnail draw:style-name="gr1" draw:layer="layout" svg:width="19.798cm" svg:height="11.136cm" svg:x="0.6cm" svg:y="2.257cm" draw:page-number="81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2cm" svg:y="1.017cm" presentation:class="title" presentation:user-transformed="true">
          <draw:text-box>
            <text:p text:style-name="P6"><text:span text:style-name="T41">Example II (Unification)</text:span></text:p>
          </draw:text-box>
        </draw:frame>
        <draw:frame draw:name="Content Placeholder 2" presentation:style-name="pr20" draw:text-style-name="P74" draw:layer="layout" svg:width="11.381cm" svg:height="12.086cm" svg:x="3.605cm" svg:y="5.68cm" presentation:class="outline" presentation:user-transformed="true">
          <draw:text-box>
            <text:p text:style-name="P48"><text:span text:style-name="T123">Type equations to solve</text:span><text:span text:style-name="T124">:</text:span></text:p>
            <text:p text:style-name="P36"><text:span text:style-name="T80">T</text:span><text:span text:style-name="T125">0</text:span><text:span text:style-name="T80"> = </text:span><text:span text:style-name="T124">((T</text:span><text:span text:style-name="T125">2</text:span><text:span text:style-name="T124">→T</text:span><text:span text:style-name="T125">4</text:span><text:span text:style-name="T124">)* T</text:span><text:span text:style-name="T125">2</text:span><text:span text:style-name="T124">)</text:span><text:span text:style-name="T80"> → T</text:span><text:span text:style-name="T125">5</text:span></text:p>
            <text:p text:style-name="P36"><text:span text:style-name="T80"/></text:p>
            <text:p text:style-name="P36"><text:span text:style-name="T80"/></text:p>
            <text:p text:style-name="P36"><text:span text:style-name="T80"/></text:p>
            <text:p text:style-name="P36"><text:span text:style-name="T80"/></text:p>
            <text:p text:style-name="P48"><text:span text:style-name="T80"/></text:p>
            <text:p><text:span text:style-name="T124"/></text:p>
          </draw:text-box>
        </draw:frame>
        <draw:frame draw:name="Content Placeholder 2" presentation:style-name="pr20" draw:text-style-name="P74" draw:layer="layout" svg:width="11.381cm" svg:height="12.086cm" svg:x="18.406cm" svg:y="5.68cm" presentation:class="outline" presentation:user-transformed="true">
          <draw:text-box>
            <text:p text:style-name="P48"><text:span text:style-name="T123">Solved</text:span><text:span text:style-name="T124">:</text:span></text:p>
            <text:p text:style-name="P36"><text:span text:style-name="T124">T</text:span><text:span text:style-name="T125">2</text:span><text:span text:style-name="T124"> = T</text:span><text:span text:style-name="T125">4 </text:span><text:span text:style-name="T124">= T</text:span><text:span text:style-name="T125">5</text:span></text:p>
            <text:p text:style-name="P36"><text:span text:style-name="T124">T</text:span><text:span text:style-name="T125">1</text:span><text:span text:style-name="T124"> = T</text:span><text:span text:style-name="T125">2</text:span><text:span text:style-name="T124"> → T</text:span><text:span text:style-name="T125">4</text:span><text:span text:style-name="T124"> = T</text:span><text:span text:style-name="T125">4</text:span><text:span text:style-name="T124"> → T</text:span><text:span text:style-name="T125">5 </text:span></text:p>
            <text:p text:style-name="P36"><text:span text:style-name="T124">T</text:span><text:span text:style-name="T125">3</text:span><text:span text:style-name="T124"> = (T</text:span><text:span text:style-name="T125">2</text:span><text:span text:style-name="T124">→T</text:span><text:span text:style-name="T125">4</text:span><text:span text:style-name="T124"> * T</text:span><text:span text:style-name="T125">2</text:span><text:span text:style-name="T124">)</text:span></text:p>
            <text:p text:style-name="P36"><text:span text:style-name="T125"/></text:p>
            <text:p><text:span text:style-name="T124"/></text:p>
          </draw:text-box>
        </draw:frame>
        <presentation:notes draw:style-name="dp2">
          <draw:page-thumbnail draw:style-name="gr1" draw:layer="layout" svg:width="19.798cm" svg:height="11.136cm" svg:x="0.6cm" svg:y="2.257cm" draw:page-number="82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2cm" svg:y="1.017cm" presentation:class="title" presentation:user-transformed="true">
          <draw:text-box>
            <text:p text:style-name="P6"><text:span text:style-name="T41">Example II (Unification)</text:span></text:p>
          </draw:text-box>
        </draw:frame>
        <draw:frame draw:name="Content Placeholder 2" presentation:style-name="pr20" draw:text-style-name="P74" draw:layer="layout" svg:width="11.381cm" svg:height="12.086cm" svg:x="3.605cm" svg:y="5.68cm" presentation:class="outline" presentation:user-transformed="true">
          <draw:text-box>
            <text:p text:style-name="P48"><text:span text:style-name="T123">Type equations to solve</text:span><text:span text:style-name="T124">:</text:span></text:p>
            <text:p text:style-name="P36"><text:span text:style-name="T80">T</text:span><text:span text:style-name="T125">0</text:span><text:span text:style-name="T80"> = </text:span><text:span text:style-name="T124">((T</text:span><text:span text:style-name="T125">2</text:span><text:span text:style-name="T124">→T</text:span><text:span text:style-name="T125">2</text:span><text:span text:style-name="T124">)* T</text:span><text:span text:style-name="T125">2</text:span><text:span text:style-name="T124">)</text:span><text:span text:style-name="T80"> → T</text:span><text:span text:style-name="T125">2</text:span></text:p>
            <text:p text:style-name="P36"><text:span text:style-name="T80"/></text:p>
            <text:p text:style-name="P36"><text:span text:style-name="T80"/></text:p>
            <text:p text:style-name="P36"><text:span text:style-name="T80"/></text:p>
            <text:p text:style-name="P36"><text:span text:style-name="T80"/></text:p>
            <text:p text:style-name="P48"><text:span text:style-name="T80"/></text:p>
            <text:p><text:span text:style-name="T124"/></text:p>
          </draw:text-box>
        </draw:frame>
        <draw:frame draw:name="Content Placeholder 2" presentation:style-name="pr20" draw:text-style-name="P74" draw:layer="layout" svg:width="11.381cm" svg:height="12.086cm" svg:x="18.406cm" svg:y="5.68cm" presentation:class="outline" presentation:user-transformed="true">
          <draw:text-box>
            <text:p text:style-name="P48"><text:span text:style-name="T123">Solved</text:span><text:span text:style-name="T124">:</text:span></text:p>
            <text:p text:style-name="P36"><text:span text:style-name="T124">T</text:span><text:span text:style-name="T125">2</text:span><text:span text:style-name="T124"> = T</text:span><text:span text:style-name="T125">4 </text:span><text:span text:style-name="T124">= T</text:span><text:span text:style-name="T125">5</text:span></text:p>
            <text:p text:style-name="P36"><text:span text:style-name="T124">T</text:span><text:span text:style-name="T125">1</text:span><text:span text:style-name="T124"> = T</text:span><text:span text:style-name="T125">2</text:span><text:span text:style-name="T124"> → T</text:span><text:span text:style-name="T125">4</text:span><text:span text:style-name="T124"> = T</text:span><text:span text:style-name="T125">4</text:span><text:span text:style-name="T124"> → T</text:span><text:span text:style-name="T125">5 </text:span></text:p>
            <text:p text:style-name="P36"><text:span text:style-name="T124">T</text:span><text:span text:style-name="T125">3</text:span><text:span text:style-name="T124"> = (T</text:span><text:span text:style-name="T125">2</text:span><text:span text:style-name="T124">→T</text:span><text:span text:style-name="T125">4</text:span><text:span text:style-name="T124"> * T</text:span><text:span text:style-name="T125">2</text:span><text:span text:style-name="T124">)</text:span></text:p>
            <text:p text:style-name="P36"><text:span text:style-name="T125"/></text:p>
            <text:p><text:span text:style-name="T124"/></text:p>
          </draw:text-box>
        </draw:frame>
        <presentation:notes draw:style-name="dp2">
          <draw:page-thumbnail draw:style-name="gr1" draw:layer="layout" svg:width="19.798cm" svg:height="11.136cm" svg:x="0.6cm" svg:y="2.257cm" draw:page-number="83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2cm" svg:y="1.017cm" presentation:class="title" presentation:user-transformed="true">
          <draw:text-box>
            <text:p text:style-name="P6"><text:span text:style-name="T41">Example II (Unification)</text:span></text:p>
          </draw:text-box>
        </draw:frame>
        <draw:frame draw:name="Content Placeholder 2" presentation:style-name="pr20" draw:text-style-name="P74" draw:layer="layout" svg:width="11.381cm" svg:height="12.086cm" svg:x="3.605cm" svg:y="5.68cm" presentation:class="outline" presentation:user-transformed="true">
          <draw:text-box>
            <text:p text:style-name="P48"><text:span text:style-name="T123">Type equations to solve</text:span><text:span text:style-name="T124">:</text:span></text:p>
            <text:p text:style-name="P36"><text:span text:style-name="T80"/></text:p>
            <text:p text:style-name="P36"><text:span text:style-name="T80"/></text:p>
            <text:p text:style-name="P36"><text:span text:style-name="T80"/></text:p>
            <text:p text:style-name="P36"><text:span text:style-name="T80"/></text:p>
            <text:p text:style-name="P36"><text:span text:style-name="T80"/></text:p>
            <text:p text:style-name="P48"><text:span text:style-name="T80"/></text:p>
            <text:p><text:span text:style-name="T124"/></text:p>
          </draw:text-box>
        </draw:frame>
        <draw:frame draw:name="Content Placeholder 2" presentation:style-name="pr20" draw:text-style-name="P74" draw:layer="layout" svg:width="11.381cm" svg:height="12.086cm" svg:x="18.406cm" svg:y="5.68cm" presentation:class="outline" presentation:user-transformed="true">
          <draw:text-box>
            <text:p text:style-name="P48"><text:span text:style-name="T123">Solved</text:span><text:span text:style-name="T124">:</text:span></text:p>
            <text:p text:style-name="P36"><text:span text:style-name="T124">T</text:span><text:span text:style-name="T125">2</text:span><text:span text:style-name="T124"> = T</text:span><text:span text:style-name="T125">4 </text:span><text:span text:style-name="T124">= T</text:span><text:span text:style-name="T125">5</text:span></text:p>
            <text:p text:style-name="P36"><text:span text:style-name="T124">T</text:span><text:span text:style-name="T125">1</text:span><text:span text:style-name="T124"> = T</text:span><text:span text:style-name="T125">2</text:span><text:span text:style-name="T124"> → T</text:span><text:span text:style-name="T125">4</text:span><text:span text:style-name="T124"> = T</text:span><text:span text:style-name="T125">4</text:span><text:span text:style-name="T124"> → T</text:span><text:span text:style-name="T125">5 </text:span></text:p>
            <text:p text:style-name="P36"><text:span text:style-name="T124">T</text:span><text:span text:style-name="T125">3</text:span><text:span text:style-name="T124"> = (T</text:span><text:span text:style-name="T125">2</text:span><text:span text:style-name="T124">→T</text:span><text:span text:style-name="T125">4</text:span><text:span text:style-name="T124"> * T</text:span><text:span text:style-name="T125">2</text:span><text:span text:style-name="T124">)</text:span></text:p>
            <text:p text:style-name="P36"><text:span text:style-name="T124">T</text:span><text:span text:style-name="T125">0</text:span><text:span text:style-name="T124"> = ((T</text:span><text:span text:style-name="T125">2</text:span><text:span text:style-name="T124">→T</text:span><text:span text:style-name="T125">2</text:span><text:span text:style-name="T124">)* T</text:span><text:span text:style-name="T125">2</text:span><text:span text:style-name="T124">) → T</text:span><text:span text:style-name="T125">2</text:span></text:p>
            <text:p text:style-name="P36"><text:span text:style-name="T125"/></text:p>
            <text:p><text:span text:style-name="T124"/></text:p>
          </draw:text-box>
        </draw:frame>
        <presentation:notes draw:style-name="dp2">
          <draw:page-thumbnail draw:style-name="gr1" draw:layer="layout" svg:width="19.798cm" svg:height="11.136cm" svg:x="0.6cm" svg:y="2.257cm" draw:page-number="84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2cm" svg:y="1.017cm" presentation:class="title" presentation:user-transformed="true">
          <draw:text-box>
            <text:p text:style-name="P6"><text:span text:style-name="T41">Example II (Unification)</text:span></text:p>
          </draw:text-box>
        </draw:frame>
        <draw:frame draw:name="Content Placeholder 2" presentation:style-name="pr20" draw:text-style-name="P74" draw:layer="layout" svg:width="11.381cm" svg:height="12.086cm" svg:x="3.605cm" svg:y="5.68cm" presentation:class="outline" presentation:user-transformed="true">
          <draw:text-box>
            <text:p text:style-name="P48"><text:span text:style-name="T123">Type equations to solve</text:span><text:span text:style-name="T124">:</text:span></text:p>
            <text:p text:style-name="P36"><text:span text:style-name="T80"/></text:p>
            <text:p text:style-name="P36"><text:span text:style-name="T80"/></text:p>
            <text:p text:style-name="P36"><text:span text:style-name="T80"/></text:p>
            <text:p text:style-name="P36"><text:span text:style-name="T80"/></text:p>
            <text:p text:style-name="P36"><text:span text:style-name="T80"/></text:p>
            <text:p text:style-name="P48"><text:span text:style-name="T80"/></text:p>
            <text:p><text:span text:style-name="T124"/></text:p>
          </draw:text-box>
        </draw:frame>
        <draw:frame draw:name="Content Placeholder 2" presentation:style-name="pr20" draw:text-style-name="P74" draw:layer="layout" svg:width="11.381cm" svg:height="12.086cm" svg:x="18.406cm" svg:y="5.68cm" presentation:class="outline" presentation:user-transformed="true">
          <draw:text-box>
            <text:p text:style-name="P48"><text:span text:style-name="T123">Solved</text:span><text:span text:style-name="T124">:</text:span></text:p>
            <text:p text:style-name="P36"><text:span text:style-name="T124">T</text:span><text:span text:style-name="T125">2</text:span><text:span text:style-name="T124"> = T</text:span><text:span text:style-name="T125">4 </text:span><text:span text:style-name="T124">= T</text:span><text:span text:style-name="T125">5</text:span></text:p>
            <text:p text:style-name="P36"><text:span text:style-name="T124">T</text:span><text:span text:style-name="T125">1</text:span><text:span text:style-name="T124"> = T</text:span><text:span text:style-name="T125">2</text:span><text:span text:style-name="T124"> → T</text:span><text:span text:style-name="T125">4</text:span><text:span text:style-name="T124"> = T</text:span><text:span text:style-name="T125">4</text:span><text:span text:style-name="T124"> → T</text:span><text:span text:style-name="T125">5 </text:span></text:p>
            <text:p text:style-name="P36"><text:span text:style-name="T124">T</text:span><text:span text:style-name="T125">3</text:span><text:span text:style-name="T124"> = (T</text:span><text:span text:style-name="T125">2</text:span><text:span text:style-name="T124">→T</text:span><text:span text:style-name="T125">4</text:span><text:span text:style-name="T124"> * T</text:span><text:span text:style-name="T125">2</text:span><text:span text:style-name="T124">)</text:span></text:p>
            <text:p text:style-name="P36"><text:span text:style-name="T124">T</text:span><text:span text:style-name="T125">0</text:span><text:span text:style-name="T124"> = ((T</text:span><text:span text:style-name="T125">2</text:span><text:span text:style-name="T124">→T</text:span><text:span text:style-name="T125">2</text:span><text:span text:style-name="T124">)* T</text:span><text:span text:style-name="T125">2</text:span><text:span text:style-name="T124">) → T</text:span><text:span text:style-name="T125">2</text:span></text:p>
            <text:p text:style-name="P36"><text:span text:style-name="T126">Question</text:span><text:span text:style-name="T124"> : </text:span></text:p>
            <text:p text:style-name="P36"><text:span text:style-name="T124">Why not T</text:span><text:span text:style-name="T125">0</text:span><text:span text:style-name="T124"> = (T</text:span><text:span text:style-name="T125">3</text:span><text:span text:style-name="T124">) → T</text:span><text:span text:style-name="T125">2 </text:span><text:span text:style-name="T124">how does our alg. Know that he must substitute T3?</text:span></text:p>
            <text:p text:style-name="P36"><text:span text:style-name="T124">How far does the subst. Go ?</text:span></text:p>
            <text:p text:style-name="P36"><text:span text:style-name="T125"/></text:p>
            <text:p><text:span text:style-name="T124"/></text:p>
          </draw:text-box>
        </draw:frame>
        <presentation:notes draw:style-name="dp2">
          <draw:page-thumbnail draw:style-name="gr1" draw:layer="layout" svg:width="19.798cm" svg:height="11.136cm" svg:x="0.6cm" svg:y="2.257cm" draw:page-number="85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2cm" svg:y="1.017cm" presentation:class="title" presentation:user-transformed="true">
          <draw:text-box>
            <text:p text:style-name="P6"><text:span text:style-name="T41">Examples (Unification)</text:span></text:p>
          </draw:text-box>
        </draw:frame>
        <draw:frame draw:name="Content Placeholder 2" presentation:style-name="pr20" draw:text-style-name="P74" draw:layer="layout" svg:width="14.175cm" svg:height="12.086cm" svg:x="3.605cm" svg:y="5.68cm" presentation:class="outline" presentation:user-transformed="true">
          <draw:text-box>
            <text:p text:style-name="P48"><text:span text:style-name="T124">(1) f ( a ) = g ( x ) (*no solution*)</text:span></text:p>
            <text:p text:style-name="P48"><text:span text:style-name="T124">(2) x = f ( x ) (*no solution*)</text:span></text:p>
            <text:p text:style-name="P48"><text:span text:style-name="T124">(3) f ( x ) = f ( a ) (*1 solution*)</text:span></text:p>
            <text:p text:style-name="P48"><text:span text:style-name="T124">(4) f ( x ) = f ( g ( y )) (*infinite <text:s/>solutions*)</text:span></text:p>
            <text:p text:style-name="P48"><text:span text:style-name="T124"/></text:p>
          </draw:text-box>
        </draw:frame>
        <presentation:notes draw:style-name="dp2">
          <draw:page-thumbnail draw:style-name="gr1" draw:layer="layout" svg:width="19.798cm" svg:height="11.136cm" svg:x="0.6cm" svg:y="2.257cm" draw:page-number="86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2cm" svg:y="1.017cm" presentation:class="title" presentation:user-transformed="true">
          <draw:text-box>
            <text:p text:style-name="P6"><text:span text:style-name="T41">When is unification possible ?</text:span></text:p>
          </draw:text-box>
        </draw:frame>
        <draw:frame draw:name="Content Placeholder 2" presentation:style-name="pr20" draw:text-style-name="P74" draw:layer="layout" svg:width="23.319cm" svg:height="12.086cm" svg:x="3.605cm" svg:y="5.68cm" presentation:class="outline" presentation:user-transformed="true">
          <draw:text-box>
            <text:list text:style-name="L4">
              <text:list-item>
                <text:p text:style-name="P48"><text:span text:style-name="T124">If T</text:span><text:span text:style-name="T125">1</text:span><text:span text:style-name="T124"> and T</text:span><text:span text:style-name="T125">2</text:span><text:span text:style-name="T124"> are of the same type</text:span><text:span text:style-name="T124"><text:line-break/></text:span><text:span text:style-name="T124">T</text:span><text:span text:style-name="T125">1</text:span><text:span text:style-name="T124"> = T</text:span><text:span text:style-name="T125">2</text:span><text:span text:style-name="T124"><text:line-break/></text:span><text:span text:style-name="T124">Int = Int</text:span></text:p>
              </text:list-item>
              <text:list-item>
                <text:p text:style-name="P48"><text:span text:style-name="T124">If T1 is a function and T2 is a function , recur on their arguments</text:span><text:span text:style-name="T124"><text:line-break/></text:span><text:span text:style-name="T124">Example :</text:span><text:span text:style-name="T124"><text:line-break/></text:span><text:span text:style-name="T124"> </text:span></text:p>
              </text:list-item>
            </text:list>
            <text:p text:style-name="P48"><text:span text:style-name="T124"/></text:p>
          </draw:text-box>
        </draw:frame>
        <presentation:notes draw:style-name="dp2">
          <draw:page-thumbnail draw:style-name="gr1" draw:layer="layout" svg:width="19.798cm" svg:height="11.136cm" svg:x="0.6cm" svg:y="2.257cm" draw:page-number="87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1.272cm" svg:y="1.017cm" presentation:class="title" presentation:user-transformed="true">
          <draw:text-box>
            <text:p text:style-name="P6"><text:span text:style-name="T41">When is unification not possible ?</text:span></text:p>
          </draw:text-box>
        </draw:frame>
        <draw:frame draw:name="Content Placeholder 2" presentation:style-name="pr20" draw:text-style-name="P74" draw:layer="layout" svg:width="23.319cm" svg:height="12.086cm" svg:x="3.605cm" svg:y="5.68cm" presentation:class="outline" presentation:user-transformed="true">
          <draw:text-box>
            <text:list text:style-name="L4">
              <text:list-item>
                <text:p text:style-name="P48"><text:span text:style-name="T124">Functions that have different arities</text:span></text:p>
              </text:list-item>
              <text:list-item>
                <text:p text:style-name="P48"><text:span text:style-name="T124"><text:s/></text:span><text:span text:style-name="T133">x = f (x,...)</text:span><text:span text:style-name="T124"> </text:span><text:span text:style-name="T124"><text:line-break/></text:span><text:span text:style-name="T124">we must </text:span><text:span text:style-name="T134">check</text:span><text:span text:style-name="T124"> if x </text:span><text:span text:style-name="T134">occurs</text:span><text:span text:style-name="T124"> on both sides of our equation,</text:span><text:span text:style-name="T124"><text:line-break/></text:span><text:span text:style-name="T124">if we substitute x with something then both sides of the equation will substituted, this will not give us anything useful</text:span></text:p>
              </text:list-item>
              <text:list-item>
                <text:p text:style-name="P48"><text:span text:style-name="T133">f(a,b) = g(x,y)</text:span><text:span text:style-name="T124"> </text:span><text:span text:style-name="T124"><text:line-break/></text:span><text:span text:style-name="T124">because we treat functions and constants as different from variables and we only assign to variables</text:span></text:p>
              </text:list-item>
              <text:list-item>
                <text:p text:style-name="P48"><text:span text:style-name="T124">If T</text:span><text:span text:style-name="T125">1</text:span><text:span text:style-name="T124"> and T</text:span><text:span text:style-name="T125">2</text:span><text:span text:style-name="T124"> are different constants :</text:span><text:span text:style-name="T124"><text:line-break/></text:span><text:span text:style-name="T124">Int = ‘a List;</text:span><text:span text:style-name="T124"><text:line-break/></text:span><text:span text:style-name="T124">Int = ‘a → ‘b</text:span><text:span text:style-name="T124"><text:line-break/></text:span><text:span text:style-name="T124">‘a = ‘a → ‘b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8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Value Restriction in ML</text:span></text:p>
          </draw:text-box>
        </draw:frame>
        <draw:frame draw:name="Content Placeholder 2" presentation:style-name="pr20" draw:text-style-name="P33" draw:layer="layout" svg:width="23.875cm" svg:height="12.086cm" svg:x="3.605cm" svg:y="5.68cm" presentation:class="outline" presentation:user-transformed="true">
          <draw:text-box>
            <text:list text:style-name="L7">
              <text:list-header>
                <text:p text:style-name="P32"><text:span text:style-name="T42"># let x = ref None;;</text:span></text:p>
                <text:p text:style-name="P32"><text:span text:style-name="T42">val x : '_weak1 option ref = {contents = None}</text:span></text:p>
                <text:p text:style-name="P32"><text:span text:style-name="T135"/></text:p>
                <text:p text:style-name="P32"><text:span text:style-name="T135">x is polymorphic until its first use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9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Value Restriction in ML</text:span></text:p>
          </draw:text-box>
        </draw:frame>
        <draw:frame draw:name="Content Placeholder 2" presentation:style-name="pr20" draw:text-style-name="P33" draw:layer="layout" svg:width="23.875cm" svg:height="12.086cm" svg:x="3.605cm" svg:y="5.68cm" presentation:class="outline" presentation:user-transformed="true">
          <draw:text-box>
            <text:list text:style-name="L7">
              <text:list-header>
                <text:p text:style-name="P32"><text:span text:style-name="T42"># let x = ref None;;</text:span></text:p>
                <text:p text:style-name="P32"><text:span text:style-name="T42">val x : '_weak1 option ref = {contents = None}</text:span></text:p>
                <text:p text:style-name="P32"><text:span text:style-name="T42"><text:line-break/></text:span><text:span text:style-name="T42"># x := Some 99;;</text:span></text:p>
                <text:p text:style-name="P32"><text:span text:style-name="T42">- : unit = ()</text:span></text:p>
                <text:p text:style-name="P32"><text:span text:style-name="T42"><text:line-break/></text:span><text:span text:style-name="T42"># x;;</text:span></text:p>
                <text:p text:style-name="P32"><text:span text:style-name="T42">- : </text:span><text:span text:style-name="T136">int</text:span><text:span text:style-name="T42"> option ref = {contents = Some 99}</text:span></text:p>
                <text:p text:style-name="P32"><text:span text:style-name="T42"/></text:p>
                <text:p text:style-name="P32"><text:span text:style-name="T42"/></text:p>
                <text:p text:style-name="P32"><text:span text:style-name="T42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0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1">Refs.</text:span></text:p>
          </draw:text-box>
        </draw:frame>
        <draw:frame draw:name="Content Placeholder 2" presentation:style-name="pr20" draw:text-style-name="P33" draw:layer="layout" svg:width="23.875cm" svg:height="12.086cm" svg:x="3.605cm" svg:y="5.68cm" presentation:class="outline" presentation:user-transformed="true">
          <draw:text-box>
            <text:p text:style-name="P32"><text:span text:style-name="T42"><text:a xlink:href="https://inst.eecs.berkeley.edu/~cs164/sp18/" xlink:type="simple">https://inst.eecs.berkeley.edu/~cs164/sp18/</text:a></text:span></text:p>
            <text:p text:style-name="P32"><text:span text:style-name="T42"><text:a xlink:href="http://www.cs.cornell.edu/courses/cs3110/2011fa/supplemental/lec26-type-inference/type-inference.htm#3" xlink:type="simple">http://www.cs.cornell.edu/courses/cs3110/2011fa/supplemental/lec26-type-inference/type-inference.htm#3</text:a></text:span></text:p>
            <text:p text:style-name="P32"><text:span text:style-name="T42">https://en.wikipedia.org/wiki/Hindley%E2%80%93Milner_type_system</text:span></text:p>
            <text:p text:style-name="P32"><text:span text:style-name="T42"><text:a xlink:href="http://www.cs.tau.ac.il/~msagiv/courses/pl17/types.pdf" xlink:type="simple">http://www.cs.tau.ac.il/~msagiv/courses/pl17/types.pdf</text:a></text:span></text:p>
            <text:p text:style-name="P32"><text:span text:style-name="T42">http://bucharestfp.ro/2015/03/31/type-inference-how-does-it-work/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1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Century Schoolbook" svg:font-family="'Century Schoolbook'"/>
    <style:font-face style:name="Microsoft YaHei" svg:font-family="'Microsoft YaHei'"/>
    <style:font-face style:name="TeXGyreSchola" svg:font-family="TeXGyreSchola"/>
    <style:font-face style:name="Noto Sans Mono CJK SC Regular" svg:font-family="'Noto Sans Mono CJK SC Regular'" style:font-family-generic="swiss"/>
    <style:font-face style:name="Manjari Regular" svg:font-family="'Manjari Regular'" style:font-pitch="variable"/>
    <style:font-face style:name="TeXGyreSchola1" svg:font-family="TeXGyreScho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solid" draw:fill-color="#343437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entury Schoolbook" fo:font-family="'Century Schoolbook'" fo:font-size="18pt" fo:letter-spacing="0.004cm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entury Schoolbook" fo:font-family="'Century School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shrink-to-fit" style:shrink-to-fit="true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Schoolbook" fo:font-family="'Century Schoolbook'" fo:font-size="18pt" fo:letter-spacing="0.004cm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outline2" style:display-name="Content with Caption-outline2" style:family="presentation" style:parent-style-name="Content_20_with_20_Caption-outline1">
      <style:paragraph-properties fo:margin-top="0.4cm" fo:margin-bottom="0cm" fo:line-height="90%" fo:text-align="start" style:punctuation-wrap="hanging"/>
      <style:text-properties fo:font-variant="normal" fo:text-transform="none" fo:color="#262626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Content_20_with_20_Caption-outline3" style:display-name="Content with Caption-outline3" style:family="presentation" style:parent-style-name="Content_20_with_20_Caption-outline2">
      <style:paragraph-properties fo:margin-top="0.3cm" fo:margin-bottom="0cm" fo:line-height="90%" fo:text-align="start" style:punctuation-wrap="hanging"/>
      <style:text-properties fo:font-variant="normal" fo:text-transform="none" fo:color="#262626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Content_20_with_20_Caption-outline4" style:display-name="Content with Caption-outline4" style:family="presentation" style:parent-style-name="Content_20_with_20_Caption-outline3">
      <style:paragraph-properties fo:margin-top="0.2cm" fo:margin-bottom="0cm" fo:line-height="90%" fo:text-align="start" style:punctuation-wrap="hanging"/>
      <style:text-properties fo:font-variant="normal" fo:text-transform="none" fo:color="#262626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Schoolbook" fo:font-family="'Century School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Schoolbook" fo:font-family="'Century Schoolbook'" fo:font-size="18pt" fo:letter-spacing="0.004cm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262626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262626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262626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Schoolbook" fo:font-family="'Century School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Schoolbook" fo:font-family="'Century Schoolbook'" fo:font-size="18pt" fo:letter-spacing="0.004cm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.4cm" fo:margin-bottom="0cm" fo:line-height="90%" fo:text-align="start" style:punctuation-wrap="hanging"/>
      <style:text-properties fo:font-variant="normal" fo:text-transform="none" fo:color="#262626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.3cm" fo:margin-bottom="0cm" fo:line-height="90%" fo:text-align="start" style:punctuation-wrap="hanging"/>
      <style:text-properties fo:font-variant="normal" fo:text-transform="none" fo:color="#262626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.2cm" fo:margin-bottom="0cm" fo:line-height="90%" fo:text-align="start" style:punctuation-wrap="hanging"/>
      <style:text-properties fo:font-variant="normal" fo:text-transform="none" fo:color="#262626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Schoolbook" fo:font-family="'Century School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3cm" fo:margin-bottom="0cm" fo:text-indent="0cm"/>
      <style:text-properties fo:font-size="33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2cm" fo:margin-bottom="0cm" fo:text-indent="0cm"/>
      <style:text-properties fo:font-size="2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1cm" fo:margin-bottom="0cm" fo:text-indent="0cm"/>
      <style:text-properties fo:font-size="24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343437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9cm" draw:fill="solid" draw:fill-color="#a7a19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9cm" draw:fill="solid" draw:fill-color="#6f6f7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9cm" draw:fill="solid" draw:fill-color="#34343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Content_20_with_20_Caption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7" style:family="presentation" style:parent-style-name="Content_20_with_20_Caption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Content_20_with_20_Caption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9" style:family="presentation" style:parent-style-name="Content_20_with_20_Capti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Content_20_with_20_Capti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11" style:family="presentation" style:parent-style-name="Content_20_with_20_Captio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Comparison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Comparison-outline1">
      <style:graphic-properties draw:stroke="none" svg:stroke-width="0cm" draw:fill="none" draw:textarea-vertical-align="bottom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21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3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24" style:family="presentation" style:parent-style-name="Comparison-backgroundobjects">
      <style:graphic-properties draw:stroke="none" draw:fill="none" draw:fill-color="#ffffff" draw:auto-grow-height="false" fo:min-height="1.485cm"/>
    </style:style>
    <style:style style:name="Mpr25" style:family="presentation" style:parent-style-name="Comparison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a7a192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36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36pt" style:font-size-asian="14pt" style:font-size-complex="14pt"/>
    </style:style>
    <style:style style:name="MP12" style:family="paragraph">
      <loext:graphic-properties draw:fill="solid" draw:fill-color="#6f6f74"/>
      <style:paragraph-properties fo:text-align="start"/>
      <style:text-properties fo:font-size="18pt"/>
    </style:style>
    <style:style style:name="MP13" style:family="paragraph">
      <loext:graphic-properties draw:fill="solid" draw:fill-color="#343437"/>
      <style:paragraph-properties fo:text-align="start"/>
      <style:text-properties fo:font-size="18pt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.494cm" fo:margin-bottom="0.071cm" fo:line-height="95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06cm" fo:margin-bottom="0.106cm" fo:line-height="9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9" style:family="paragraph">
      <style:paragraph-properties fo:margin-left="0cm" fo:margin-right="0cm" fo:margin-top="0.282cm" fo:margin-bottom="0.071cm" fo:line-height="114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3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3" style:family="paragraph">
      <style:paragraph-properties fo:margin-left="0cm" fo:margin-right="0cm" fo:margin-top="0cm" fo:margin-bottom="0.071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 fo:margin-left="0cm" fo:margin-right="0cm" fo:margin-top="0.706cm" fo:margin-bottom="0.071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style:paragraph-properties fo:text-align="center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entury Schoolbook" fo:font-size="72pt" fo:letter-spacing="-0.017cm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3" style:family="text">
      <style:text-properties fo:font-variant="normal" fo:text-transform="none" fo:color="#808080" style:text-line-through-style="none" style:text-line-through-type="none" style:text-position="0% 100%" style:font-name="Century Schoolbook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font-variant="normal" fo:text-transform="none" fo:color="#a6a6a6" style:text-line-through-style="none" style:text-line-through-type="none" style:text-position="0% 100%" style:font-name="Century Schoolbook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entury Schoolbook" fo:font-size="32pt" fo:letter-spacing="-0.017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entury Schoolbook" fo:font-size="20pt" fo:letter-spacing="0.004cm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262626" style:text-line-through-style="none" style:text-line-through-type="none" style:text-position="0% 100%" style:font-name="Century Schoolbook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262626" style:text-line-through-style="none" style:text-line-through-type="none" style:text-position="0% 100%" style:font-name="Century Schoolbook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262626" style:text-line-through-style="none" style:text-line-through-type="none" style:text-position="0% 100%" style:font-name="Century Schoolbook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entury Schoolbook" fo:font-size="13pt" fo:letter-spacing="0.004cm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MT11" style:family="text">
      <style:text-properties fo:font-variant="normal" fo:text-transform="none" fo:color="#d9d9db" style:text-line-through-style="none" style:text-line-through-type="none" style:text-position="0% 100%" style:font-name="Century Schoolbook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2" style:family="text">
      <style:text-properties fo:font-variant="normal" fo:text-transform="none" fo:color="#8e8e94" style:text-line-through-style="none" style:text-line-through-type="none" style:text-position="0% 100%" style:font-name="Century Schoolbook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-0.017cm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entury Schoolbook" fo:font-size="18pt" fo:letter-spacing="0.004cm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46464a" style:text-line-through-style="none" style:text-line-through-type="none" style:text-position="0% 100%" style:font-name="Century Schoolbook" fo:font-size="20pt" fo:letter-spacing="0.004cm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6f6f74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6f6f74" fo:font-size="80%"/>
      </text:list-level-style-bullet>
      <text:list-level-style-bullet text:level="2" text:bullet-char="">
        <style:list-level-properties text:space-before="0.763cm" text:min-label-width="0.507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6f6f74" fo:font-size="80%"/>
      </text:list-level-style-bullet>
      <text:list-level-style-bullet text:level="2" text:bullet-char="">
        <style:list-level-properties text:space-before="0.763cm" text:min-label-width="0.507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3" text:bullet-char="">
        <style:list-level-properties text:space-before="1.525cm" text:min-label-width="0.507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6f6f74" fo:font-size="80%"/>
      </text:list-level-style-bullet>
      <text:list-level-style-bullet text:level="2" text:bullet-char="">
        <style:list-level-properties text:space-before="0.763cm" text:min-label-width="0.507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3" text:bullet-char="">
        <style:list-level-properties text:space-before="1.525cm" text:min-label-width="0.507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4" text:bullet-char="">
        <style:list-level-properties text:space-before="2.287cm" text:min-label-width="0.507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6f6f74" fo:font-size="80%"/>
      </text:list-level-style-bullet>
      <text:list-level-style-bullet text:level="2" text:bullet-char="">
        <style:list-level-properties text:space-before="0.763cm" text:min-label-width="0.507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3" text:bullet-char="">
        <style:list-level-properties text:space-before="1.525cm" text:min-label-width="0.507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4" text:bullet-char="">
        <style:list-level-properties text:space-before="2.287cm" text:min-label-width="0.507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5" text:bullet-char="">
        <style:list-level-properties text:space-before="3.049cm" text:min-label-width="0.507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5" draw:layer="backgroundobjects" drawooo:display="printer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6.161cm" svg:height="11.226cm" svg:x="3.505cm" svg:y="2.108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3" presentation:style-name="Mpr2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3"><text:date style:data-style-name="D1" text:date-value="2018-12-13">12/13/18</text:date></text:span></text:p>
        </draw:text-box>
      </draw:frame>
      <draw:frame draw:name="Footer Placeholder 4" presentation:style-name="Mpr2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/>
        </draw:text-box>
      </draw:frame>
      <draw:frame draw:name="Slide Number Placeholder 5" presentation:style-name="Mpr3" draw:text-style-name="MP11" draw:layer="backgroundobjects" svg:width="2.539cm" svg:height="1.648cm" svg:x="31.369cm" svg:y="17.145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Rectangle 6" draw:style-name="Mgr4" draw:text-style-name="MP12" draw:layer="backgroundobjects" svg:width="1.26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2">
      <draw:custom-shape draw:name="Rectangle 6" draw:style-name="Mgr5" draw:text-style-name="MP13" draw:layer="backgroundobjects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5" draw:layer="backgroundobjects" svg:width="8.889cm" svg:height="4.444cm" svg:x="2.337cm" svg:y="1.27cm" presentation:class="title" presentation:user-transformed="true">
        <draw:text-box>
          <text:p text:style-name="MP14"><text:span text:style-name="MT5">Click to edit Master title style</text:span></text:p>
        </draw:text-box>
      </draw:frame>
      <draw:frame draw:name="Content Placeholder 2" presentation:style-name="Mpr7" draw:text-style-name="MP18" draw:layer="backgroundobjects" svg:width="16.885cm" svg:height="15.239cm" svg:x="12.512cm" svg:y="1.905cm" presentation:class="outline" presentation:user-transformed="true">
        <draw:text-box>
          <text:list text:style-name="ML3">
            <text:list-item>
              <text:p text:style-name="MP16"><text:span text:style-name="MT6">Edit Master text styles</text:span></text:p>
              <text:list>
                <text:list-item>
                  <text:p text:style-name="MP17"><text:span text:style-name="MT7">Second level</text:span></text:p>
                  <text:list>
                    <text:list-item>
                      <text:p text:style-name="MP17"><text:span text:style-name="MT8">Third level</text:span></text:p>
                      <text:list>
                        <text:list-item>
                          <text:p text:style-name="MP17"><text:span text:style-name="MT9">Fourth level</text:span></text:p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8" draw:text-style-name="MP20" draw:layer="backgroundobjects" svg:width="8.889cm" svg:height="10.582cm" svg:x="2.337cm" svg:y="5.833cm" presentation:class="outline" presentation:user-transformed="true">
        <draw:text-box>
          <text:p text:style-name="MP19"><text:span text:style-name="MT10">Edit Master text styles</text:span></text:p>
        </draw:text-box>
      </draw:frame>
      <draw:frame draw:name="Date Placeholder 4" presentation:style-name="Mpr9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11"><text:date style:data-style-name="D1" text:date-value="2018-12-13">12/13/18</text:date></text:span></text:p>
        </draw:text-box>
      </draw:frame>
      <draw:frame draw:name="Footer Placeholder 5" presentation:style-name="Mpr9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/>
        </draw:text-box>
      </draw:frame>
      <draw:frame draw:name="Slide Number Placeholder 6" presentation:style-name="Mpr10" draw:text-style-name="MP11" draw:layer="backgroundobjects" svg:width="2.539cm" svg:height="1.648cm" svg:x="31.369cm" svg:y="17.145cm" presentation:class="page-number" presentation:user-transformed="true">
        <draw:text-box>
          <text:p text:style-name="MP10"><text:span text:style-name="MT12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19.798cm" svg:height="11.136cm" svg:x="0.6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6" draw:style-name="Mgr5" draw:text-style-name="MP13" draw:layer="backgroundobjects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3" draw:text-style-name="MP21" draw:layer="backgroundobjects" svg:width="26.923cm" svg:height="3.681cm" svg:x="3.505cm" svg:y="1.016cm" presentation:class="title" presentation:user-transformed="true">
        <draw:text-box>
          <text:p text:style-name="MP14"><text:span text:style-name="MT13">Click to edit Master title style</text:span></text:p>
        </draw:text-box>
      </draw:frame>
      <draw:frame draw:name="Content Placeholder 2" presentation:style-name="Mpr14" draw:text-style-name="MP22" draw:layer="backgroundobjects" svg:width="23.875cm" svg:height="12.086cm" svg:x="3.505cm" svg:y="5.08cm" presentation:class="outline" presentation:user-transformed="true">
        <draw:text-box>
          <text:list text:style-name="ML3">
            <text:list-item>
              <text:p text:style-name="MP16"><text:span text:style-name="MT14">Edit Master text styles</text:span></text:p>
              <text:list>
                <text:list-item>
                  <text:p text:style-name="MP17"><text:span text:style-name="MT8">Second level</text:span></text:p>
                  <text:list>
                    <text:list-item>
                      <text:p text:style-name="MP17"><text:span text:style-name="MT9">Third level</text:span></text:p>
                      <text:list>
                        <text:list-item>
                          <text:p text:style-name="MP17"><text:span text:style-name="MT9">Fourth level</text:span></text:p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11"><text:date style:data-style-name="D1" text:date-value="2018-12-13">12/13/18</text:date></text:span></text:p>
        </draw:text-box>
      </draw:frame>
      <draw:frame draw:name="Footer Placeholder 4" presentation:style-name="Mpr15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/>
        </draw:text-box>
      </draw:frame>
      <draw:frame draw:name="Slide Number Placeholder 5" presentation:style-name="Mpr16" draw:text-style-name="MP11" draw:layer="backgroundobjects" svg:width="2.539cm" svg:height="1.648cm" svg:x="31.369cm" svg:y="17.145cm" presentation:class="page-number" presentation:user-transformed="true">
        <draw:text-box>
          <text:p text:style-name="MP10"><text:span text:style-name="MT1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2">
      <draw:custom-shape draw:name="Rectangle 6" draw:style-name="Mgr5" draw:text-style-name="MP13" draw:layer="backgroundobjects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9" presentation:style-name="Mpr19" draw:text-style-name="MP21" draw:layer="backgroundobjects" svg:width="26.923cm" svg:height="3.681cm" svg:x="3.505cm" svg:y="1.016cm" presentation:class="title" presentation:user-transformed="true">
        <draw:text-box>
          <text:p text:style-name="MP14"><text:span text:style-name="MT13">Click to edit Master title style</text:span></text:p>
        </draw:text-box>
      </draw:frame>
      <draw:frame draw:name="Text Placeholder 2" presentation:style-name="Mpr20" draw:text-style-name="MP18" draw:layer="backgroundobjects" svg:width="12.445cm" svg:height="2.031cm" svg:x="3.505cm" svg:y="4.76cm" presentation:class="outline" presentation:user-transformed="true">
        <draw:text-box>
          <text:list text:style-name="ML3">
            <text:list-item>
              <text:p text:style-name="MP23"><text:span text:style-name="MT15">Edit Master text styles</text:span></text:p>
            </text:list-item>
          </text:list>
        </draw:text-box>
      </draw:frame>
      <draw:frame draw:name="Content Placeholder 3" presentation:style-name="Mpr21" draw:text-style-name="MP22" draw:layer="backgroundobjects" svg:width="12.445cm" svg:height="10.179cm" svg:x="3.505cm" svg:y="6.965cm" presentation:class="outline" presentation:user-transformed="true">
        <draw:text-box>
          <text:list text:style-name="ML4">
            <text:list-item>
              <text:p text:style-name="MP16"><text:span text:style-name="MT14">Edit Master text styles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0" draw:text-style-name="MP18" draw:layer="backgroundobjects" svg:width="12.445cm" svg:height="2.031cm" svg:x="17.018cm" svg:y="4.76cm" presentation:class="outline" presentation:user-transformed="true">
        <draw:text-box>
          <text:p text:style-name="MP24"><text:span text:style-name="MT15">Edit Master text styles</text:span></text:p>
        </draw:text-box>
      </draw:frame>
      <draw:frame draw:name="Content Placeholder 5" presentation:style-name="Mpr21" draw:text-style-name="MP22" draw:layer="backgroundobjects" svg:width="12.445cm" svg:height="10.179cm" svg:x="17.018cm" svg:y="6.965cm" presentation:class="outline" presentation:user-transformed="true">
        <draw:text-box>
          <text:list text:style-name="ML4">
            <text:list-item>
              <text:p text:style-name="MP16"><text:span text:style-name="MT14">Edit Master text styles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2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11"><text:date style:data-style-name="D1" text:date-value="2018-12-13">12/13/18</text:date></text:span></text:p>
        </draw:text-box>
      </draw:frame>
      <draw:frame draw:name="Footer Placeholder 7" presentation:style-name="Mpr22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/>
        </draw:text-box>
      </draw:frame>
      <draw:frame draw:name="Slide Number Placeholder 8" presentation:style-name="Mpr23" draw:text-style-name="MP11" draw:layer="backgroundobjects" svg:width="2.539cm" svg:height="1.648cm" svg:x="31.369cm" svg:y="17.145cm" presentation:class="page-number" presentation:user-transformed="true">
        <draw:text-box>
          <text:p text:style-name="MP10"><text:span text:style-name="MT12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19.798cm" svg:height="11.136cm" svg:x="0.6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30.479cm" svg:height="3.18cm" svg:x="1.693cm" svg:y="0.759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draw:frame presentation:style-name="Mpr26" draw:text-style-name="MP2" draw:layer="backgroundobjects" svg:width="7.89cm" svg:height="1.312cm" svg:x="1.693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26" draw:layer="backgroundobjects" svg:width="10.735cm" svg:height="1.312cm" svg:x="11.582cm" svg:y="17.354cm" presentation:class="footer">
        <draw:text-box>
          <text:p text:style-name="MP25"><text:span text:style-name="MT1"><presentation:footer/></text:span></text:p>
        </draw:text-box>
      </draw:frame>
      <draw:frame presentation:style-name="Mpr26" draw:text-style-name="MP4" draw:layer="backgroundobjects" svg:width="7.89cm" svg:height="1.312cm" svg:x="24.282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 </meta:initial-creator>
    <meta:editing-cycles>140</meta:editing-cycles>
    <meta:creation-date>1601-01-01T00:00:00</meta:creation-date>
    <dc:date>2018-12-13T18:43:52.632381799</dc:date>
    <meta:editing-duration>P3DT10H2M31S</meta:editing-duration>
    <meta:generator>LibreOffice/6.0.6.2$Linux_X86_64 LibreOffice_project/00m0$Build-2</meta:generator>
    <meta:document-statistic meta:object-count="109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